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bb2" officeooo:paragraph-rsid="0010fbb2"/>
    </style:style>
    <style:style style:name="P2" style:family="paragraph" style:parent-style-name="Standard">
      <style:text-properties officeooo:rsid="00110c48" officeooo:paragraph-rsid="00110c48"/>
    </style:style>
    <style:style style:name="P3" style:family="paragraph" style:parent-style-name="Standard">
      <style:text-properties officeooo:rsid="00110c48" officeooo:paragraph-rsid="00110c48"/>
    </style:style>
    <style:style style:name="P4" style:family="paragraph" style:parent-style-name="Standard">
      <style:text-properties officeooo:rsid="0014532d" officeooo:paragraph-rsid="0014532d"/>
    </style:style>
    <style:style style:name="T1" style:family="text">
      <style:text-properties officeooo:rsid="0012c3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iyam@mariyam:~$ mongo</text:p>
      <text:p text:style-name="P1">MongoDB shell version v4.0.2</text:p>
      <text:p text:style-name="P1">connecting to: mongodb://127.0.0.1:27017</text:p>
      <text:p text:style-name="P1">MongoDB server version: 4.0.2</text:p>
      <text:p text:style-name="P1">Server has startup warnings: </text:p>
      <text:p text:style-name="P1">2018-09-23T16:23:11.404+0530 I STORAGE <text:s/>[initandlisten] </text:p>
      <text:p text:style-name="P1">2018-09-23T16:23:11.404+0530 I STORAGE <text:s/>[initandlisten] ** WARNING: Using the XFS filesystem is strongly recommended with the WiredTiger storage engine</text:p>
      <text:p text:style-name="P1">2018-09-23T16:23:11.404+0530 I STORAGE <text:s/>[initandlisten] ** <text:s text:c="9"/>See http://dochub.mongodb.org/core/prodnotes-filesystem</text:p>
      <text:p text:style-name="P1">2018-09-23T16:23:16.516+0530 I CONTROL <text:s/>[initandlisten] </text:p>
      <text:p text:style-name="P1">2018-09-23T16:23:16.516+0530 I CONTROL <text:s/>[initandlisten] ** WARNING: Access control is not enabled for the database.</text:p>
      <text:p text:style-name="P1">2018-09-23T16:23:16.516+0530 I CONTROL <text:s/>[initandlisten] ** <text:s text:c="9"/>Read and write access to data and configuration is unrestricted.</text:p>
      <text:p text:style-name="P1">2018-09-23T16:23:16.516+0530 I CONTROL <text:s/>[initandlisten] </text:p>
      <text:p text:style-name="P1">---</text:p>
      <text:p text:style-name="P1">Enable MongoDB's free cloud-based monitoring service, which will then receive and display</text:p>
      <text:p text:style-name="P1">metrics about your deployment (disk utilization, CPU, operation statistics, etc).</text:p>
      <text:p text:style-name="P1"/>
      <text:p text:style-name="P1">The monitoring data will be available on a MongoDB website with a unique URL accessible to you</text:p>
      <text:p text:style-name="P1">and anyone you share the URL with. MongoDB may use this information to make product</text:p>
      <text:p text:style-name="P1">improvements and to suggest MongoDB products and deployment options to you.</text:p>
      <text:p text:style-name="P1"/>
      <text:p text:style-name="P1">To enable free monitoring, run the following command: db.enableFreeMonitoring()</text:p>
      <text:p text:style-name="P1">To permanently disable this reminder, run the following command: db.disableFreeMonitoring()</text:p>
      <text:p text:style-name="P1">---</text:p>
      <text:p text:style-name="P1"/>
      <text:p text:style-name="P1">&gt; db</text:p>
      <text:p text:style-name="P1">test</text:p>
      <text:p text:style-name="P1">&gt; db.inventory.insertOne(</text:p>
      <text:p text:style-name="P1">... <text:s text:c="3"/>{ item: "canvas", qty: 100, tags: ["cotton"], size: { h: 28, w: 35.5, uom: "cm" } }</text:p>
      <text:p text:style-name="P1">... )</text:p>
      <text:p text:style-name="P1">{</text:p>
      <text:p text:style-name="P1"><text:tab/>"acknowledged" : true,</text:p>
      <text:p text:style-name="P1"><text:tab/>"insertedId" : ObjectId("5ba79ac7940d7763b7c07a6e")</text:p>
      <text:p text:style-name="P1">}</text:p>
      <text:p text:style-name="P1">&gt; db.inventory.find( { item: "canvas" } )</text:p>
      <text:p text:style-name="P1">{ "_id" : ObjectId("5ba79ac7940d7763b7c07a6e"), "item" : "canvas", "qty" : 100, "tags" : [ "cotton" ], "size" : { "h" : 28, "w" : 35.5, "uom" : "cm" } }</text:p>
      <text:p text:style-name="P1">&gt; db.inventory.find( )</text:p>
      <text:p text:style-name="P1">{ "_id" : ObjectId("5ba79ac7940d7763b7c07a6e"), "item" : "canvas", "qty" : 100, "tags" : [ "cotton" ], "size" : { "h" : 28, "w" : 35.5, "uom" : "cm" } }</text:p>
      <text:p text:style-name="P1">&gt; db</text:p>
      <text:p text:style-name="P1">test</text:p>
      <text:p text:style-name="P1">&gt; db.inventory.insertMany([</text:p>
      <text:p text:style-name="P1">... <text:s text:c="3"/>{ item: "journal", qty: 25, tags: ["blank", "red"], size: { h: 14, w: 21, uom: "cm" } },</text:p>
      <text:p text:style-name="P1">... <text:s text:c="3"/>{ item: "mat", qty: 85, tags: ["gray"], size: { h: 27.9, w: 35.5, uom: "cm" } },</text:p>
      <text:p text:style-name="P1">... <text:s text:c="3"/>{ item: "mousepad", qty: 25, tags: ["gel", "blue"], size: { h: 19, w: 22.85, uom: "cm" } }</text:p>
      <text:p text:style-name="P1">... ])</text:p>
      <text:p text:style-name="P1">{</text:p>
      <text:p text:style-name="P1"><text:tab/>"acknowledged" : true,</text:p>
      <text:p text:style-name="P1"><text:soft-page-break/><text:tab/>"insertedIds" : [</text:p>
      <text:p text:style-name="P1"><text:tab/><text:tab/>ObjectId("5ba79b30940d7763b7c07a6f"),</text:p>
      <text:p text:style-name="P1"><text:tab/><text:tab/>ObjectId("5ba79b30940d7763b7c07a70"),</text:p>
      <text:p text:style-name="P1"><text:tab/><text:tab/>ObjectId("5ba79b30940d7763b7c07a71")</text:p>
      <text:p text:style-name="P1"><text:tab/>]</text:p>
      <text:p text:style-name="P1">}</text:p>
      <text:p text:style-name="P1">&gt; db.inventory.find( )</text:p>
      <text:p text:style-name="P1">{ "_id" : ObjectId("5ba79ac7940d7763b7c07a6e"), "item" : "canvas", "qty" : 100, "tags" : [ "cotton" ], "size" : { "h" : 28, "w" : 35.5, "uom" : "cm" } }</text:p>
      <text:p text:style-name="P1">{ "_id" : ObjectId("5ba79b30940d7763b7c07a6f"), "item" : "journal", "qty" : 25, "tags" : [ "blank", "red" ], "size" : { "h" : 14, "w" : 21, "uom" : "cm" } }</text:p>
      <text:p text:style-name="P1">{ "_id" : ObjectId("5ba79b30940d7763b7c07a70"), "item" : "mat", "qty" : 85, "tags" : [ "gray" ], "size" : { "h" : 27.9, "w" : 35.5, "uom" : "cm" } }</text:p>
      <text:p text:style-name="P1">{ "_id" : ObjectId("5ba79b30940d7763b7c07a71"), "item" : "mousepad", "qty" : 25, "tags" : [ "gel", "blue" ], "size" : { "h" : 19, "w" : 22.85, "uom" : "cm" } }</text:p>
      <text:p text:style-name="P1">&gt; db.student.insertOne({name:"mariyam",rollno:"16c012"})</text:p>
      <text:p text:style-name="P1">{</text:p>
      <text:p text:style-name="P1"><text:tab/>"acknowledged" : true,</text:p>
      <text:p text:style-name="P1"><text:tab/>"insertedId" : ObjectId("5ba7b7e0940d7763b7c07a72")</text:p>
      <text:p text:style-name="P1">}</text:p>
      <text:p text:style-name="P1">&gt; db.student.insertMany([{name:"ashiya",age:"12"},{name:"saniya",age:"11"},{name:"nafiya",age:"5"}])</text:p>
      <text:p text:style-name="P1">{</text:p>
      <text:p text:style-name="P1"><text:tab/>"acknowledged" : true,</text:p>
      <text:p text:style-name="P1"><text:tab/>"insertedIds" : [</text:p>
      <text:p text:style-name="P1"><text:tab/><text:tab/>ObjectId("5ba7b851940d7763b7c07a73"),</text:p>
      <text:p text:style-name="P1"><text:tab/><text:tab/>ObjectId("5ba7b851940d7763b7c07a74"),</text:p>
      <text:p text:style-name="P1"><text:tab/><text:tab/>ObjectId("5ba7b851940d7763b7c07a75")</text:p>
      <text:p text:style-name="P1"><text:tab/>]</text:p>
      <text:p text:style-name="P1">}</text:p>
      <text:p text:style-name="P1">&gt; db.student.find()</text:p>
      <text:p text:style-name="P1">{ "_id" : ObjectId("5ba7b7e0940d7763b7c07a72"), "name" : "mariyam", "rollno" : "16c012" }</text:p>
      <text:p text:style-name="P1">{ "_id" : ObjectId("5ba7b851940d7763b7c07a73"), "name" : "ashiya", "age" : "12" }</text:p>
      <text:p text:style-name="P1">{ "_id" : ObjectId("5ba7b851940d7763b7c07a74"), "name" : "saniya", "age" : "11" }</text:p>
      <text:p text:style-name="P1">{ "_id" : ObjectId("5ba7b851940d7763b7c07a75"), "name" : "nafiya", "age" : "5" }</text:p>
      <text:p text:style-name="P1">&gt; db.student.find()preety()</text:p>
      <text:p text:style-name="P1">2018-09-23T21:29:41.819+0530 E QUERY <text:s text:c="3"/>[js] SyntaxError: missing ; before statement @(shell):1:17</text:p>
      <text:p text:style-name="P1">&gt; db.student.find();preety()</text:p>
      <text:p text:style-name="P1">2018-09-23T21:29:51.042+0530 E QUERY <text:s text:c="3"/>[js] ReferenceError: preety is not defined :</text:p>
      <text:p text:style-name="P1">@(shell):1:19</text:p>
      <text:p text:style-name="P1">&gt; db.student.find({age=5})</text:p>
      <text:p text:style-name="P1">2018-09-23T21:36:39.397+0530 E QUERY <text:s text:c="3"/>[js] SyntaxError: missing : after property id @(shell):1:20</text:p>
      <text:p text:style-name="P1">&gt; db.student.find({age:5})</text:p>
      <text:p text:style-name="P1">&gt; db.student.find({age:"5"})</text:p>
      <text:p text:style-name="P1">{ "_id" : ObjectId("5ba7b851940d7763b7c07a75"), "name" : "nafiya", "age" : "5" }</text:p>
      <text:p text:style-name="P1">&gt; db.student.find({age:{$in:["11","5"]}})</text:p>
      <text:p text:style-name="P1">{ "_id" : ObjectId("5ba7b851940d7763b7c07a74"), "name" : "saniya", "age" : "11" }</text:p>
      <text:p text:style-name="P1">{ "_id" : ObjectId("5ba7b851940d7763b7c07a75"), "name" : "nafiya", "age" : "5" }</text:p>
      <text:p text:style-name="P1">&gt; db.inventory.insertMany([</text:p>
      <text:p text:style-name="P1">... <text:s text:c="3"/>{ item: "journal", qty: 25, size: { h: 14, w: 21, uom: "cm" }, status: "A" },</text:p>
      <text:p text:style-name="P1"><text:soft-page-break/>... <text:s text:c="3"/>{ item: "notebook", qty: 50, size: { h: 8.5, w: 11, uom: "in" }, status: "A" },</text:p>
      <text:p text:style-name="P1">... <text:s text:c="3"/>{ item: "paper", qty: 100, size: { h: 8.5, w: 11, uom: "in" }, status: "D" },</text:p>
      <text:p text:style-name="P1">... <text:s text:c="3"/>{ item: "planner", qty: 75, size: { h: 22.85, w: 30, uom: "cm" }, status: "D" },</text:p>
      <text:p text:style-name="P1">... <text:s text:c="3"/>{ item: "postcard", qty: 45, size: { h: 10, w: 15.25, uom: "cm" }, status: "A" }</text:p>
      <text:p text:style-name="P1">... ]);</text:p>
      <text:p text:style-name="P1">{</text:p>
      <text:p text:style-name="P1"><text:tab/>"acknowledged" : true,</text:p>
      <text:p text:style-name="P1"><text:tab/>"insertedIds" : [</text:p>
      <text:p text:style-name="P1"><text:tab/><text:tab/>ObjectId("5ba7bb63940d7763b7c07a76"),</text:p>
      <text:p text:style-name="P1"><text:tab/><text:tab/>ObjectId("5ba7bb63940d7763b7c07a77"),</text:p>
      <text:p text:style-name="P1"><text:tab/><text:tab/>ObjectId("5ba7bb63940d7763b7c07a78"),</text:p>
      <text:p text:style-name="P1"><text:tab/><text:tab/>ObjectId("5ba7bb63940d7763b7c07a79"),</text:p>
      <text:p text:style-name="P1"><text:tab/><text:tab/>ObjectId("5ba7bb63940d7763b7c07a7a")</text:p>
      <text:p text:style-name="P1"><text:tab/>]</text:p>
      <text:p text:style-name="P1">}</text:p>
      <text:p text:style-name="P1">&gt; db.inventory.find( { status: { $in: [ "A", "D" ] } } )</text:p>
      <text:p text:style-name="P1">{ "_id" : ObjectId("5ba7bb63940d7763b7c07a76"), "item" : "journal", "qty" : 25, "size" : { "h" : 14, "w" : 21, "uom" : "cm" }, "status" : "A" }</text:p>
      <text:p text:style-name="P1">{ "_id" : ObjectId("5ba7bb63940d7763b7c07a77"), "item" : "notebook", "qty" : 50, "size" : { "h" : 8.5, "w" : 11, "uom" : "in" }, "status" : "A" }</text:p>
      <text:p text:style-name="P1">{ "_id" : ObjectId("5ba7bb63940d7763b7c07a78"), "item" : "paper", "qty" : 100, "size" : { "h" : 8.5, "w" : 11, "uom" : "in" }, "status" : "D" }</text:p>
      <text:p text:style-name="P1">{ "_id" : ObjectId("5ba7bb63940d7763b7c07a79"), "item" : "planner", "qty" : 75, "size" : { "h" : 22.85, "w" : 30, "uom" : "cm" }, "status" : "D" }</text:p>
      <text:p text:style-name="P1">{ "_id" : ObjectId("5ba7bb63940d7763b7c07a7a"), "item" : "postcard", "qty" : 45, "size" : { "h" : 10, "w" : 15.25, "uom" : "cm" }, "status" : "A" }</text:p>
      <text:p text:style-name="P1">&gt; db.inventory.find( { status: "A", qty: { $lt: 30 } } )</text:p>
      <text:p text:style-name="P1">{ "_id" : ObjectId("5ba7bb63940d7763b7c07a76"), "item" : "journal", "qty" : 25, "size" : { "h" : 14, "w" : 21, "uom" : "cm" }, "status" : "A" }</text:p>
      <text:p text:style-name="P1">&gt; </text:p>
      <text:p text:style-name="P1">&gt; </text:p>
      <text:p text:style-name="P1">&gt; db.inventory.find( {</text:p>
      <text:p text:style-name="P1">... <text:s text:c="5"/>status: "A",</text:p>
      <text:p text:style-name="P1">... <text:s text:c="5"/>$or: [ { qty: { $lt: 30 } }, { item: /^p/ } ]</text:p>
      <text:p text:style-name="P1">... } )</text:p>
      <text:p text:style-name="P1">{ "_id" : ObjectId("5ba7bb63940d7763b7c07a76"), "item" : "journal", "qty" : 25, "size" : { "h" : 14, "w" : 21, "uom" : "cm" }, "status" : "A" }</text:p>
      <text:p text:style-name="P1">{ "_id" : ObjectId("5ba7bb63940d7763b7c07a7a"), "item" : "postcard", "qty" : 45, "size" : { "h" : 10, "w" : 15.25, "uom" : "cm" }, "status" : "A" }</text:p>
      <text:p text:style-name="P1">&gt; db.inventory.find( { size: { h: 14, w: 21, uom: "cm" } } )</text:p>
      <text:p text:style-name="P1">{ "_id" : ObjectId("5ba79b30940d7763b7c07a6f"), "item" : "journal", "qty" : 25, "tags" : [ "blank", "red" ], "size" : { "h" : 14, "w" : 21, "uom" : "cm" } }</text:p>
      <text:p text:style-name="P1">{ "_id" : ObjectId("5ba7bb63940d7763b7c07a76"), "item" : "journal", "qty" : 25, "size" : { "h" : 14, "w" : 21, "uom" : "cm" }, "status" : "A" }</text:p>
      <text:p text:style-name="P1">&gt; </text:p>
      <text:p text:style-name="P1">&gt; </text:p>
      <text:p text:style-name="P1">&gt; db.inventory.find( { "size.uom": "in" } )</text:p>
      <text:p text:style-name="P1">{ "_id" : ObjectId("5ba7bb63940d7763b7c07a77"), "item" : "notebook", "qty" : 50, "size" : { "h" : 8.5, "w" : 11, "uom" : "in" }, "status" : "A" }</text:p>
      <text:p text:style-name="P1">{ "_id" : ObjectId("5ba7bb63940d7763b7c07a78"), "item" : "paper", "qty" : 100, "size" : { "h" : 8.5, "w" : 11, "uom" : "in" }, "status" : "D" }</text:p>
      <text:p text:style-name="P1">&gt; db.inventory.find( { "size.h": { $lt: 15 }, "size.uom": "in", status: "D" } )</text:p>
      <text:p text:style-name="P1"><text:soft-page-break/>{ "_id" : ObjectId("5ba7bb63940d7763b7c07a78"), "item" : "paper", "qty" : 100, "size" : { "h" : 8.5, "w" : 11, "uom" : "in" }, "status" : "D" }</text:p>
      <text:p text:style-name="P1">&gt; </text:p>
      <text:p text:style-name="P1">&gt; </text:p>
      <text:p text:style-name="P1">&gt; db.inventory.insertMany([</text:p>
      <text:p text:style-name="P1">... <text:s text:c="3"/>{ item: "journal", qty: 25, tags: ["blank", "red"], dim_cm: [ 14, 21 ] },</text:p>
      <text:p text:style-name="P1"/>
      <text:p text:style-name="P1">... <text:s text:c="3"/>{ item: "notebook", qty: 50, tags: ["red", "blank"], dim_cm: [ 14, 21 ] },</text:p>
      <text:p text:style-name="P1">... <text:s text:c="3"/>{ item: "paper", qty: 100, tags: ["red", "blank", "plain"], dim_cm: [ 14, 21 ] },</text:p>
      <text:p text:style-name="P1">... <text:s text:c="3"/>{ item: "planner", qty: 75, tags: ["blank", "red"], dim_cm: [ 22.85, 30 ] },</text:p>
      <text:p text:style-name="P1">... <text:s text:c="3"/>{ item: "postcard", qty: 45, tags: ["blue"], dim_cm: [ 10, 15.25 ] }</text:p>
      <text:p text:style-name="P1">... ]);</text:p>
      <text:p text:style-name="P1">{</text:p>
      <text:p text:style-name="P1"><text:tab/>"acknowledged" : true,</text:p>
      <text:p text:style-name="P1"><text:tab/>"insertedIds" : [</text:p>
      <text:p text:style-name="P1"><text:tab/><text:tab/>ObjectId("5ba7bf58940d7763b7c07a7b"),</text:p>
      <text:p text:style-name="P1"><text:tab/><text:tab/>ObjectId("5ba7bf58940d7763b7c07a7c"),</text:p>
      <text:p text:style-name="P1"><text:tab/><text:tab/>ObjectId("5ba7bf58940d7763b7c07a7d"),</text:p>
      <text:p text:style-name="P1"><text:tab/><text:tab/>ObjectId("5ba7bf58940d7763b7c07a7e"),</text:p>
      <text:p text:style-name="P1"><text:tab/><text:tab/>ObjectId("5ba7bf58940d7763b7c07a7f")</text:p>
      <text:p text:style-name="P1"><text:tab/>]</text:p>
      <text:p text:style-name="P1">}</text:p>
      <text:p text:style-name="P1">&gt; db.inventory.find( { dim_cm: { $gt: 25 } } )</text:p>
      <text:p text:style-name="P1">{ "_id" : ObjectId("5ba7bf58940d7763b7c07a7e"), "item" : "planner", "qty" : 75, "tags" : [ "blank", "red" ], "dim_cm" : [ 22.85, 30 ] }</text:p>
      <text:p text:style-name="P1">&gt; db.inventory.find( { dim_cm: { $gt: 15, $lt: 20 } } )</text:p>
      <text:p text:style-name="P1">{ "_id" : ObjectId("5ba7bf58940d7763b7c07a7b"), "item" : "journal", "qty" : 25, "tags" : [ "blank", "red" ], "dim_cm" : [ 14, 21 ] }</text:p>
      <text:p text:style-name="P1">{ "_id" : ObjectId("5ba7bf58940d7763b7c07a7c"), "item" : "notebook", "qty" : 50, "tags" : [ "red", "blank" ], "dim_cm" : [ 14, 21 ] }</text:p>
      <text:p text:style-name="P1">{ "_id" : ObjectId("5ba7bf58940d7763b7c07a7d"), "item" : "paper", "qty" : 100, "tags" : [ "red", "blank", "plain" ], "dim_cm" : [ 14, 21 ] }</text:p>
      <text:p text:style-name="P1">{ "_id" : ObjectId("5ba7bf58940d7763b7c07a7f"), "item" : "postcard", "qty" : 45, "tags" : [ "blue" ], "dim_cm" : [ 10, 15.25 ] }</text:p>
      <text:p text:style-name="P1">&gt; db.inventory.find( { dim_cm: { $elemMatch: { $gt: 22, $lt: 30 } } } )</text:p>
      <text:p text:style-name="P1">{ "_id" : ObjectId("5ba7bf58940d7763b7c07a7e"), "item" : "planner", "qty" : 75, "tags" : [ "blank", "red" ], "dim_cm" : [ 22.85, 30 ] }</text:p>
      <text:p text:style-name="P1">&gt; </text:p>
      <text:p text:style-name="P1">&gt; db.inventory.find( { dim_cm: { $elemMatch: {$gt: 15, $lt: 20 }} } )</text:p>
      <text:p text:style-name="P1">{ "_id" : ObjectId("5ba7bf58940d7763b7c07a7f"), "item" : "postcard", "qty" : 45, "tags" : [ "blue" ], "dim_cm" : [ 10, 15.25 ] }</text:p>
      <text:p text:style-name="P1">&gt; </text:p>
      <text:p text:style-name="P1">&gt; </text:p>
      <text:p text:style-name="P1">&gt; db.inventory.find( { dim_cm: { $gt: 15, $lt: 20 } } )</text:p>
      <text:p text:style-name="P1">{ "_id" : ObjectId("5ba7bf58940d7763b7c07a7b"), "item" : "journal", "qty" : 25, "tags" : [ "blank", "red" ], "dim_cm" : [ 14, 21 ] }</text:p>
      <text:p text:style-name="P1">{ "_id" : ObjectId("5ba7bf58940d7763b7c07a7c"), "item" : "notebook", "qty" : 50, "tags" : [ "red", "blank" ], "dim_cm" : [ 14, 21 ] }</text:p>
      <text:p text:style-name="P1">{ "_id" : ObjectId("5ba7bf58940d7763b7c07a7d"), "item" : "paper", "qty" : 100, "tags" : [ "red", "blank", "plain" ], "dim_cm" : [ 14, 21 ] }</text:p>
      <text:p text:style-name="P1">{ "_id" : ObjectId("5ba7bf58940d7763b7c07a7f"), "item" : "postcard", "qty" : 45, "tags" : [ "blue" ], "dim_cm" : [ 10, 15.25 ] }</text:p>
      <text:p text:style-name="P1"><text:soft-page-break/>&gt; </text:p>
      <text:p text:style-name="P1">&gt; db.inventory.find( { dim_cm: { $elemMatch: { $gt: 22, $lt: 30 } } } )</text:p>
      <text:p text:style-name="P1">{ "_id" : ObjectId("5ba7bf58940d7763b7c07a7e"), "item" : "planner", "qty" : 75, "tags" : [ "blank", "red" ], "dim_cm" : [ 22.85, 30 ] }</text:p>
      <text:p text:style-name="P1">&gt; db.inventory.find( { dim_cm: { $gt: 15, $lt: 20 } } )</text:p>
      <text:p text:style-name="P1">{ "_id" : ObjectId("5ba7bf58940d7763b7c07a7b"), "item" : "journal", "qty" : 25, "tags" : [ "blank", "red" ], "dim_cm" : [ 14, 21 ] }</text:p>
      <text:p text:style-name="P1">{ "_id" : ObjectId("5ba7bf58940d7763b7c07a7c"), "item" : "notebook", "qty" : 50, "tags" : [ "red", "blank" ], "dim_cm" : [ 14, 21 ] }</text:p>
      <text:p text:style-name="P1">{ "_id" : ObjectId("5ba7bf58940d7763b7c07a7d"), "item" : "paper", "qty" : 100, "tags" : [ "red", "blank", "plain" ], "dim_cm" : [ 14, 21 ] }</text:p>
      <text:p text:style-name="P1">{ "_id" : ObjectId("5ba7bf58940d7763b7c07a7f"), "item" : "postcard", "qty" : 45, "tags" : [ "blue" ], "dim_cm" : [ 10, 15.25 ] }</text:p>
      <text:p text:style-name="P1">&gt; </text:p>
      <text:p text:style-name="P1">&gt; </text:p>
      <text:p text:style-name="P1">&gt; db.inventory.find( { "tags": { $size: 3 } } )</text:p>
      <text:p text:style-name="P1">{ "_id" : ObjectId("5ba7bf58940d7763b7c07a7d"), "item" : "paper", "qty" : 100, "tags" : [ "red", "blank", "plain" ], "dim_cm" : [ 14, 21 ] }</text:p>
      <text:p text:style-name="P1">&gt; </text:p>
      <text:p text:style-name="P1">&gt; </text:p>
      <text:p text:style-name="P1">&gt; </text:p>
      <text:p text:style-name="P1">&gt; </text:p>
      <text:p text:style-name="P1">&gt; db.inventory.insertMany( [</text:p>
      <text:p text:style-name="P1">... <text:s text:c="3"/>{ item: "canvas", qty: 100, size: { h: 28, w: 35.5, uom: "cm" }, status: "A" },</text:p>
      <text:p text:style-name="P1">... <text:s text:c="3"/>{ item: "journal", qty: 25, size: { h: 14, w: 21, uom: "cm" }, status: "A" },</text:p>
      <text:p text:style-name="P1">... <text:s text:c="3"/>{ item: "mat", qty: 85, size: { h: 27.9, w: 35.5, uom: "cm" }, status: "A" },</text:p>
      <text:p text:style-name="P1">... <text:s text:c="3"/>{ item: "mousepad", qty: 25, size: { h: 19, w: 22.85, uom: "cm" }, status: "P" },</text:p>
      <text:p text:style-name="P1">... <text:s text:c="3"/>{ item: "notebook", qty: 50, size: { h: 8.5, w: 11, uom: "in" }, status: "P" },</text:p>
      <text:p text:style-name="P1">... <text:s text:c="3"/>{ item: "paper", qty: 100, size: { h: 8.5, w: 11, uom: "in" }, status: "D" },</text:p>
      <text:p text:style-name="P1">... <text:s text:c="3"/>{ item: "planner", qty: 75, size: { h: 22.85, w: 30, uom: "cm" }, status: "D" },</text:p>
      <text:p text:style-name="P1">... <text:s text:c="3"/>{ item: "postcard", qty: 45, size: { h: 10, w: 15.25, uom: "cm" }, status: "A" },</text:p>
      <text:p text:style-name="P1">... <text:s text:c="3"/>{ item: "sketchbook", qty: 80, size: { h: 14, w: 21, uom: "cm" }, status: "A" },</text:p>
      <text:p text:style-name="P1">... <text:s text:c="3"/>{ item: "sketch pad", qty: 95, size: { h: 22.85, w: 30.5, uom: "cm" }, status: "A" }</text:p>
      <text:p text:style-name="P1">... ] );</text:p>
      <text:p text:style-name="P1">{</text:p>
      <text:p text:style-name="P1"><text:tab/>"acknowledged" : true,</text:p>
      <text:p text:style-name="P1"><text:tab/>"insertedIds" : [</text:p>
      <text:p text:style-name="P1"><text:tab/><text:tab/>ObjectId("5ba7c216940d7763b7c07a80"),</text:p>
      <text:p text:style-name="P1"><text:tab/><text:tab/>ObjectId("5ba7c216940d7763b7c07a81"),</text:p>
      <text:p text:style-name="P1"><text:tab/><text:tab/>ObjectId("5ba7c216940d7763b7c07a82"),</text:p>
      <text:p text:style-name="P1"><text:tab/><text:tab/>ObjectId("5ba7c216940d7763b7c07a83"),</text:p>
      <text:p text:style-name="P1"><text:tab/><text:tab/>ObjectId("5ba7c216940d7763b7c07a84"),</text:p>
      <text:p text:style-name="P1"><text:tab/><text:tab/>ObjectId("5ba7c216940d7763b7c07a85"),</text:p>
      <text:p text:style-name="P1"><text:tab/><text:tab/>ObjectId("5ba7c216940d7763b7c07a86"),</text:p>
      <text:p text:style-name="P1"><text:tab/><text:tab/>ObjectId("5ba7c216940d7763b7c07a87"),</text:p>
      <text:p text:style-name="P1"><text:tab/><text:tab/>ObjectId("5ba7c216940d7763b7c07a88"),</text:p>
      <text:p text:style-name="P1"><text:tab/><text:tab/>ObjectId("5ba7c216940d7763b7c07a89")</text:p>
      <text:p text:style-name="P1"><text:tab/>]</text:p>
      <text:p text:style-name="P1">}</text:p>
      <text:p text:style-name="P1">&gt; </text:p>
      <text:p text:style-name="P1">&gt; </text:p>
      <text:p text:style-name="P1">&gt; db.inventory.updateOne(</text:p>
      <text:p text:style-name="P1"><text:soft-page-break/>... <text:s text:c="3"/>{ item: "paper" },</text:p>
      <text:p text:style-name="P1">... <text:s text:c="3"/>{</text:p>
      <text:p text:style-name="P1">... <text:s text:c="5"/>$set: { "size.uom": "cm", status: "P" },</text:p>
      <text:p text:style-name="P1">... <text:s text:c="5"/>$currentDate: { lastModified: true }</text:p>
      <text:p text:style-name="P1">... <text:s text:c="3"/>}</text:p>
      <text:p text:style-name="P1">... )</text:p>
      <text:p text:style-name="P1">{ "acknowledged" : true, "matchedCount" : 1, "modifiedCount" : 1 }</text:p>
      <text:p text:style-name="P1">&gt; </text:p>
      <text:p text:style-name="P1">&gt; db.inventory.find()</text:p>
      <text:p text:style-name="P1">{ "_id" : ObjectId("5ba79ac7940d7763b7c07a6e"), "item" : "canvas", "qty" : 100, "tags" : [ "cotton" ], "size" : { "h" : 28, "w" : 35.5, "uom" : "cm" } }</text:p>
      <text:p text:style-name="P1">{ "_id" : ObjectId("5ba79b30940d7763b7c07a6f"), "item" : "journal", "qty" : 25, "tags" : [ "blank", "red" ], "size" : { "h" : 14, "w" : 21, "uom" : "cm" } }</text:p>
      <text:p text:style-name="P1">{ "_id" : ObjectId("5ba79b30940d7763b7c07a70"), "item" : "mat", "qty" : 85, "tags" : [ "gray" ], "size" : { "h" : 27.9, "w" : 35.5, "uom" : "cm" } }</text:p>
      <text:p text:style-name="P1">{ "_id" : ObjectId("5ba79b30940d7763b7c07a71"), "item" : "mousepad", "qty" : 25, "tags" : [ "gel", "blue" ], "size" : { "h" : 19, "w" : 22.85, "uom" : "cm" } }</text:p>
      <text:p text:style-name="P1">{ "_id" : ObjectId("5ba7bb63940d7763b7c07a76"), "item" : "journal", "qty" : 25, "size" : { "h" : 14, "w" : 21, "uom" : "cm" }, "status" : "A" }</text:p>
      <text:p text:style-name="P1">{ "_id" : ObjectId("5ba7bb63940d7763b7c07a77"), "item" : "notebook", "qty" : 50, "size" : { "h" : 8.5, "w" : 11, "uom" : "in" }, "status" : "A" }</text:p>
      <text:p text:style-name="P1">{ "_id" : ObjectId("5ba7bb63940d7763b7c07a78"), "item" : "paper", "qty" : 100, "size" : { "h" : 8.5, "w" : 11, "uom" : "cm" }, "status" : "P", "lastModified" : ISODate("2018-09-23T16:43:35.011Z") }</text:p>
      <text:p text:style-name="P1">{ "_id" : ObjectId("5ba7bb63940d7763b7c07a79"), "item" : "planner", "qty" : 75, "size" : { "h" : 22.85, "w" : 30, "uom" : "cm" }, "status" : "D" }</text:p>
      <text:p text:style-name="P1">{ "_id" : ObjectId("5ba7bb63940d7763b7c07a7a"), "item" : "postcard", "qty" : 45, "size" : { "h" : 10, "w" : 15.25, "uom" : "cm" }, "status" : "A" }</text:p>
      <text:p text:style-name="P1">{ "_id" : ObjectId("5ba7bf58940d7763b7c07a7b"), "item" : "journal", "qty" : 25, "tags" : [ "blank", "red" ], "dim_cm" : [ 14, 21 ] }</text:p>
      <text:p text:style-name="P1">{ "_id" : ObjectId("5ba7bf58940d7763b7c07a7c"), "item" : "notebook", "qty" : 50, "tags" : [ "red", "blank" ], "dim_cm" : [ 14, 21 ] }</text:p>
      <text:p text:style-name="P1">{ "_id" : ObjectId("5ba7bf58940d7763b7c07a7d"), "item" : "paper", "qty" : 100, "tags" : [ "red", "blank", "plain" ], "dim_cm" : [ 14, 21 ] }</text:p>
      <text:p text:style-name="P1">{ "_id" : ObjectId("5ba7bf58940d7763b7c07a7e"), "item" : "planner", "qty" : 75, "tags" : [ "blank", "red" ], "dim_cm" : [ 22.85, 30 ] }</text:p>
      <text:p text:style-name="P1">{ "_id" : ObjectId("5ba7bf58940d7763b7c07a7f"), "item" : "postcard", "qty" : 45, "tags" : [ "blue" ], "dim_cm" : [ 10, 15.25 ] }</text:p>
      <text:p text:style-name="P1">{ "_id" : ObjectId("5ba7c216940d7763b7c07a80"), "item" : "canvas", "qty" : 100, "size" : { "h" : 28, "w" : 35.5, "uom" : "cm" }, "status" : "A" }</text:p>
      <text:p text:style-name="P1">{ "_id" : ObjectId("5ba7c216940d7763b7c07a81"), "item" : "journal", "qty" : 25, "size" : { "h" : 14, "w" : 21, "uom" : "cm" }, "status" : "A" }</text:p>
      <text:p text:style-name="P1">{ "_id" : ObjectId("5ba7c216940d7763b7c07a82"), "item" : "mat", "qty" : 85, "size" : { "h" : 27.9, "w" : 35.5, "uom" : "cm" }, "status" : "A" }</text:p>
      <text:p text:style-name="P1">{ "_id" : ObjectId("5ba7c216940d7763b7c07a83"), "item" : "mousepad", "qty" : 25, "size" : { "h" : 19, "w" : 22.85, "uom" : "cm" }, "status" : "P" }</text:p>
      <text:p text:style-name="P1">{ "_id" : ObjectId("5ba7c216940d7763b7c07a84"), "item" : "notebook", "qty" : 50, "size" : { "h" : 8.5, "w" : 11, "uom" : "in" }, "status" : "P" }</text:p>
      <text:p text:style-name="P1">{ "_id" : ObjectId("5ba7c216940d7763b7c07a85"), "item" : "paper", "qty" : 100, "size" : { "h" : 8.5, "w" : 11, "uom" : "in" }, "status" : "D" }</text:p>
      <text:p text:style-name="P1">Type "it" for more</text:p>
      <text:p text:style-name="P1">&gt; db.inventory.find({item:"paper"},{status:"p"})</text:p>
      <text:p text:style-name="P1"><text:soft-page-break/>{ "_id" : ObjectId("5ba7bb63940d7763b7c07a78"), "status" : "P" }</text:p>
      <text:p text:style-name="P1">{ "_id" : ObjectId("5ba7bf58940d7763b7c07a7d") }</text:p>
      <text:p text:style-name="P1">{ "_id" : ObjectId("5ba7c216940d7763b7c07a85"), "status" : "D" }</text:p>
      <text:p text:style-name="P1">&gt; db.inventory.find({item:"paper",status:"p"})</text:p>
      <text:p text:style-name="P1">&gt; </text:p>
      <text:p text:style-name="P1">&gt; </text:p>
      <text:p text:style-name="P1">&gt; db.inventory.replaceOne(</text:p>
      <text:p text:style-name="P1">... <text:s text:c="3"/>{ item: "paper" },</text:p>
      <text:p text:style-name="P1">... <text:s text:c="3"/>{ item: "paper", instock: [ { warehouse: "A", qty: 60 }, { warehouse: "B", qty: 40 } ] }</text:p>
      <text:p text:style-name="P1">... )</text:p>
      <text:p text:style-name="P1">{ "acknowledged" : true, "matchedCount" : 1, "modifiedCount" : 1 }</text:p>
      <text:p text:style-name="P1">&gt; db.inventory.find({item:"paper"})</text:p>
      <text:p text:style-name="P1">{ "_id" : ObjectId("5ba7bb63940d7763b7c07a78"), "item" : "paper", "instock" : [ { "warehouse" : "A", "qty" : 60 }, { "warehouse" : "B", "qty" : 40 } ] }</text:p>
      <text:p text:style-name="P1">{ "_id" : ObjectId("5ba7bf58940d7763b7c07a7d"), "item" : "paper", "qty" : 100, "tags" : [ "red", "blank", "plain" ], "dim_cm" : [ 14, 21 ] }</text:p>
      <text:p text:style-name="P1">{ "_id" : ObjectId("5ba7c216940d7763b7c07a85"), "item" : "paper", "qty" : 100, "size" : { "h" : 8.5, "w" : 11, "uom" : "in" }, "status" : "D" }</text:p>
      <text:p text:style-name="P1">&gt; </text:p>
      <text:p text:style-name="P1"/>
      <text:p text:style-name="P1"/>
      <text:p text:style-name="P2">mariyam@mariyam:~$ mongo</text:p>
      <text:p text:style-name="P2">MongoDB shell version v4.0.2</text:p>
      <text:p text:style-name="P2">connecting to: mongodb://127.0.0.1:27017</text:p>
      <text:p text:style-name="P2">MongoDB server version: 4.0.2</text:p>
      <text:p text:style-name="P2">Server has startup warnings: </text:p>
      <text:p text:style-name="P2">2018-09-25T19:43:18.821+0530 I STORAGE <text:s/>[initandlisten] </text:p>
      <text:p text:style-name="P2">2018-09-25T19:43:18.821+0530 I STORAGE <text:s/>[initandlisten] ** WARNING: Using the XFS filesystem is strongly recommended with the WiredTiger storage engine</text:p>
      <text:p text:style-name="P2">2018-09-25T19:43:18.821+0530 I STORAGE <text:s/>[initandlisten] ** <text:s text:c="9"/>See http://dochub.mongodb.org/core/prodnotes-filesystem</text:p>
      <text:p text:style-name="P2">2018-09-25T19:43:21.980+0530 I CONTROL <text:s/>[initandlisten] </text:p>
      <text:p text:style-name="P2">2018-09-25T19:43:21.980+0530 I CONTROL <text:s/>[initandlisten] ** WARNING: Access control is not enabled for the database.</text:p>
      <text:p text:style-name="P2">2018-09-25T19:43:21.980+0530 I CONTROL <text:s/>[initandlisten] ** <text:s text:c="9"/>Read and write access to data and configuration is unrestricted.</text:p>
      <text:p text:style-name="P2">2018-09-25T19:43:21.980+0530 I CONTROL <text:s/>[initandlisten] </text:p>
      <text:p text:style-name="P2">---</text:p>
      <text:p text:style-name="P2">Enable MongoDB's free cloud-based monitoring service, which will then receive and display</text:p>
      <text:p text:style-name="P2">metrics about your deployment (disk utilization, CPU, operation statistics, etc).</text:p>
      <text:p text:style-name="P2"/>
      <text:p text:style-name="P2">The monitoring data will be available on a MongoDB website with a unique URL accessible to you</text:p>
      <text:p text:style-name="P2">and anyone you share the URL with. MongoDB may use this information to make product</text:p>
      <text:p text:style-name="P2">improvements and to suggest MongoDB products and deployment options to you.</text:p>
      <text:p text:style-name="P2"/>
      <text:p text:style-name="P2">To enable free monitoring, run the following command: db.enableFreeMonitoring()</text:p>
      <text:p text:style-name="P2">To permanently disable this reminder, run the following command: db.disableFreeMonitoring()</text:p>
      <text:p text:style-name="P2">---</text:p>
      <text:p text:style-name="P2"/>
      <text:p text:style-name="P2">&gt; </text:p>
      <text:p text:style-name="P2">&gt; show dbs</text:p>
      <text:p text:style-name="P2">admin <text:s text:c="2"/>0.000GB</text:p>
      <text:p text:style-name="P2"><text:soft-page-break/>config <text:s/>0.000GB</text:p>
      <text:p text:style-name="P2">local <text:s text:c="2"/>0.000GB</text:p>
      <text:p text:style-name="P2">mydb <text:s text:c="3"/>0.000GB</text:p>
      <text:p text:style-name="P2">test <text:s text:c="3"/>0.000GB</text:p>
      <text:p text:style-name="P2">&gt; use mydb</text:p>
      <text:p text:style-name="P2">switched to db mydb</text:p>
      <text:p text:style-name="P2">&gt; show collections</text:p>
      <text:p text:style-name="P2">mydb</text:p>
      <text:p text:style-name="P2">&gt; db.mydb.find()</text:p>
      <text:p text:style-name="P2">{ "_id" : ObjectId("5ba12ecf1b794b4e7942804f"), "name" : "mariyam" }</text:p>
      <text:p text:style-name="P2">&gt; use test</text:p>
      <text:p text:style-name="P2">switched to db test</text:p>
      <text:p text:style-name="P2">&gt; show collections</text:p>
      <text:p text:style-name="P2">inventory</text:p>
      <text:p text:style-name="P2">student</text:p>
      <text:p text:style-name="P2">&gt; db.student.find()</text:p>
      <text:p text:style-name="P2">{ "_id" : ObjectId("5ba7b7e0940d7763b7c07a72"), "name" : "mariyam", "rollno" : "16c012" }</text:p>
      <text:p text:style-name="P2">{ "_id" : ObjectId("5ba7b851940d7763b7c07a73"), "name" : "ashiya", "age" : "12" }</text:p>
      <text:p text:style-name="P2">{ "_id" : ObjectId("5ba7b851940d7763b7c07a74"), "name" : "saniya", "age" : "11" }</text:p>
      <text:p text:style-name="P2">{ "_id" : ObjectId("5ba7b851940d7763b7c07a75"), "name" : "nafiya", "age" : "5" }</text:p>
      <text:p text:style-name="P2">&gt; db.student.count()</text:p>
      <text:p text:style-name="P2">4</text:p>
      <text:p text:style-name="P2">&gt; db.student.insert({"name":zohra})</text:p>
      <text:p text:style-name="P2">2018-09-26T10:20:54.751+0530 E QUERY <text:s text:c="3"/>[js] ReferenceError: zohra is not defined :</text:p>
      <text:p text:style-name="P2">@(shell):1:20</text:p>
      <text:p text:style-name="P2">&gt; db.student.insert({name:"zohra"})</text:p>
      <text:p text:style-name="P2">WriteResult({ "nInserted" : 1 })</text:p>
      <text:p text:style-name="P2">&gt; db.student.insert({"name":"zohra"})</text:p>
      <text:p text:style-name="P2">WriteResult({ "nInserted" : 1 })</text:p>
      <text:p text:style-name="P2">&gt; db.student.insertOne({"name":"zohra"})</text:p>
      <text:p text:style-name="P2">{</text:p>
      <text:p text:style-name="P2"><text:tab/>"acknowledged" : true,</text:p>
      <text:p text:style-name="P2"><text:tab/>"insertedId" : ObjectId("5bab1058a886d095e7d9f75c")</text:p>
      <text:p text:style-name="P2">}</text:p>
      <text:p text:style-name="P2">&gt; db.student.count()</text:p>
      <text:p text:style-name="P2">7</text:p>
      <text:p text:style-name="P2">&gt; db.student.find().pretty()</text:p>
      <text:p text:style-name="P2">{</text:p>
      <text:p text:style-name="P2"><text:tab/>"_id" : ObjectId("5ba7b7e0940d7763b7c07a72"),</text:p>
      <text:p text:style-name="P2"><text:tab/>"name" : "mariyam",</text:p>
      <text:p text:style-name="P2"><text:tab/>"rollno" : "16c012"</text:p>
      <text:p text:style-name="P2">}</text:p>
      <text:p text:style-name="P2">{</text:p>
      <text:p text:style-name="P2"><text:tab/>"_id" : ObjectId("5ba7b851940d7763b7c07a73"),</text:p>
      <text:p text:style-name="P2"><text:tab/>"name" : "ashiya",</text:p>
      <text:p text:style-name="P2"><text:tab/>"age" : "12"</text:p>
      <text:p text:style-name="P2">}</text:p>
      <text:p text:style-name="P2">{</text:p>
      <text:p text:style-name="P2"><text:tab/>"_id" : ObjectId("5ba7b851940d7763b7c07a74"),</text:p>
      <text:p text:style-name="P2"><text:tab/>"name" : "saniya",</text:p>
      <text:p text:style-name="P2"><text:tab/>"age" : "11"</text:p>
      <text:p text:style-name="P2">}</text:p>
      <text:p text:style-name="P2"><text:soft-page-break/>{</text:p>
      <text:p text:style-name="P2"><text:tab/>"_id" : ObjectId("5ba7b851940d7763b7c07a75"),</text:p>
      <text:p text:style-name="P2"><text:tab/>"name" : "nafiya",</text:p>
      <text:p text:style-name="P2"><text:tab/>"age" : "5"</text:p>
      <text:p text:style-name="P2">}</text:p>
      <text:p text:style-name="P2">{ "_id" : ObjectId("5bab103ba886d095e7d9f75a"), "name" : "zohra" }</text:p>
      <text:p text:style-name="P2">{ "_id" : ObjectId("5bab104ea886d095e7d9f75b"), "name" : "zohra" }</text:p>
      <text:p text:style-name="P2">{ "_id" : ObjectId("5bab1058a886d095e7d9f75c"), "name" : "zohra" }</text:p>
      <text:p text:style-name="P2">&gt; </text:p>
      <text:p text:style-name="P2">&gt; db.student.distinct()</text:p>
      <text:p text:style-name="P2">2018-09-26T10:31:18.647+0530 E QUERY <text:s text:c="3"/>[js] Error: The first argument to the distinct command must be a string but was a undefined :</text:p>
      <text:p text:style-name="P2">DBCollection.prototype.distinct@src/mongo/shell/collection.js:1445:1</text:p>
      <text:p text:style-name="P2">@(shell):1:1</text:p>
      <text:p text:style-name="P2">&gt; db.student.distinct("age")</text:p>
      <text:p text:style-name="P2">[ "12", "11", "5" ]</text:p>
      <text:p text:style-name="P2">&gt; db.student.distinct("name")</text:p>
      <text:p text:style-name="P2">[ "mariyam", "ashiya", "saniya", "nafiya", "zohra" ]</text:p>
      <text:p text:style-name="P2">&gt; db.student.find("name").count()</text:p>
      <text:p text:style-name="P2">2018-09-26T10:32:12.104+0530 E QUERY <text:s text:c="3"/>[js] Error: count failed: {</text:p>
      <text:p text:style-name="P2"><text:tab/>"ok" : 0,</text:p>
      <text:p text:style-name="P2"><text:tab/>"errmsg" : "ReferenceError: name is not defined :\n@:1:15\n",</text:p>
      <text:p text:style-name="P2"><text:tab/>"code" : 139,</text:p>
      <text:p text:style-name="P2"><text:tab/>"codeName" : "JSInterpreterFailure"</text:p>
      <text:p text:style-name="P2">} :</text:p>
      <text:p text:style-name="P2">_getErrorWithCode@src/mongo/shell/utils.js:25:13</text:p>
      <text:p text:style-name="P2">DBQuery.prototype.count@src/mongo/shell/query.js:383:11</text:p>
      <text:p text:style-name="P2">@(shell):1:1</text:p>
      <text:p text:style-name="P2">&gt; db.student.find({"name":"zohra"}).count()</text:p>
      <text:p text:style-name="P2">3</text:p>
      <text:p text:style-name="P2">&gt; db.festudent.insertMany([{id:"1"}])</text:p>
      <text:p text:style-name="P2">{</text:p>
      <text:p text:style-name="P2"><text:tab/>"acknowledged" : true,</text:p>
      <text:p text:style-name="P2"><text:tab/>"insertedIds" : [</text:p>
      <text:p text:style-name="P2"><text:tab/><text:tab/>ObjectId("5bab21efa886d095e7d9f75d")</text:p>
      <text:p text:style-name="P2"><text:tab/>]</text:p>
      <text:p text:style-name="P2">}</text:p>
      <text:p text:style-name="P2">&gt; db.customer.insertMany([{cust_id:"11",amount:250,area:"panvel"},{cust_id:"12",amount:300,area:"panvel"},{cust_id:"13",amount:100,area:"panvel"},{cust_id:"11",amount:150,area:"panvel"},{cust_id:"12",amount:450,area:"panvel"}])</text:p>
      <text:p text:style-name="P2">{</text:p>
      <text:p text:style-name="P2"><text:tab/>"acknowledged" : true,</text:p>
      <text:p text:style-name="P2"><text:tab/>"insertedIds" : [</text:p>
      <text:p text:style-name="P2"><text:tab/><text:tab/>ObjectId("5bab22d5a886d095e7d9f75e"),</text:p>
      <text:p text:style-name="P2"><text:tab/><text:tab/>ObjectId("5bab22d5a886d095e7d9f75f"),</text:p>
      <text:p text:style-name="P2"><text:tab/><text:tab/>ObjectId("5bab22d5a886d095e7d9f760"),</text:p>
      <text:p text:style-name="P2"><text:tab/><text:tab/>ObjectId("5bab22d5a886d095e7d9f761"),</text:p>
      <text:p text:style-name="P2"><text:tab/><text:tab/>ObjectId("5bab22d5a886d095e7d9f762")</text:p>
      <text:p text:style-name="P2"><text:tab/>]</text:p>
      <text:p text:style-name="P2">}</text:p>
      <text:p text:style-name="P2">&gt; db.customer.find().pretty()</text:p>
      <text:p text:style-name="P2">{</text:p>
      <text:p text:style-name="P2"><text:soft-page-break/><text:tab/>"_id" : ObjectId("5bab22d5a886d095e7d9f75e"),</text:p>
      <text:p text:style-name="P2"><text:tab/>"cust_id" : "11",</text:p>
      <text:p text:style-name="P2"><text:tab/>"amount" : 250,</text:p>
      <text:p text:style-name="P2"><text:tab/>"area" : "panvel"</text:p>
      <text:p text:style-name="P2">}</text:p>
      <text:p text:style-name="P2">{</text:p>
      <text:p text:style-name="P2"><text:tab/>"_id" : ObjectId("5bab22d5a886d095e7d9f75f"),</text:p>
      <text:p text:style-name="P2"><text:tab/>"cust_id" : "12",</text:p>
      <text:p text:style-name="P2"><text:tab/>"amount" : 300,</text:p>
      <text:p text:style-name="P2"><text:tab/>"area" : "panvel"</text:p>
      <text:p text:style-name="P2">}</text:p>
      <text:p text:style-name="P2">{</text:p>
      <text:p text:style-name="P2"><text:tab/>"_id" : ObjectId("5bab22d5a886d095e7d9f760"),</text:p>
      <text:p text:style-name="P2"><text:tab/>"cust_id" : "13",</text:p>
      <text:p text:style-name="P2"><text:tab/>"amount" : 100,</text:p>
      <text:p text:style-name="P2"><text:tab/>"area" : "panvel"</text:p>
      <text:p text:style-name="P2">}</text:p>
      <text:p text:style-name="P2">{</text:p>
      <text:p text:style-name="P2"><text:tab/>"_id" : ObjectId("5bab22d5a886d095e7d9f761"),</text:p>
      <text:p text:style-name="P2"><text:tab/>"cust_id" : "11",</text:p>
      <text:p text:style-name="P2"><text:tab/>"amount" : 150,</text:p>
      <text:p text:style-name="P2"><text:tab/>"area" : "panvel"</text:p>
      <text:p text:style-name="P2">}</text:p>
      <text:p text:style-name="P2">{</text:p>
      <text:p text:style-name="P2"><text:tab/>"_id" : ObjectId("5bab22d5a886d095e7d9f762"),</text:p>
      <text:p text:style-name="P2"><text:tab/>"cust_id" : "12",</text:p>
      <text:p text:style-name="P2"><text:tab/>"amount" : 450,</text:p>
      <text:p text:style-name="P2"><text:tab/>"area" : "panvel"</text:p>
      <text:p text:style-name="P2">}</text:p>
      <text:p text:style-name="P2">&gt; db.customer.aggregate([{$match:{area:"panvel"}},{$group:{_id:"cust_id",$total:{$sum:"$amount"}}}])</text:p>
      <text:p text:style-name="P2">2018-09-26T11:42:44.306+0530 E QUERY <text:s text:c="3"/>[js] Error: command failed: {</text:p>
      <text:p text:style-name="P2"><text:tab/>"ok" : 0,</text:p>
      <text:p text:style-name="P2"><text:tab/>"errmsg" : "The field name '$total' cannot be an operator name",</text:p>
      <text:p text:style-name="P2"><text:tab/>"code" : 40236,</text:p>
      <text:p text:style-name="P2"><text:tab/>"codeName" : "Location40236"</text:p>
      <text:p text:style-name="P2">} : aggregate failed :</text:p>
      <text:p text:style-name="P2">_getErrorWithCode@src/mongo/shell/utils.js:25:13</text:p>
      <text:p text:style-name="P2">doassert@src/mongo/shell/assert.js:18:14</text:p>
      <text:p text:style-name="P2">_assertCommandWorked@src/mongo/shell/assert.js:534:17</text:p>
      <text:p text:style-name="P2">assert.commandWorked@src/mongo/shell/assert.js:618:16</text:p>
      <text:p text:style-name="P2">DB.prototype._runAggregate@src/mongo/shell/db.js:260:9</text:p>
      <text:p text:style-name="P2">DBCollection.prototype.aggregate@src/mongo/shell/collection.js:1056:12</text:p>
      <text:p text:style-name="P2">@(shell):1:1</text:p>
      <text:p text:style-name="P2">&gt; db.customer.aggregate([{$match:{area:"panvel"}},{$group:{_id:"cust_id",total:{$sum:"$amount"}}}])</text:p>
      <text:p text:style-name="P2">{ "_id" : "cust_id", "total" : 1250 }</text:p>
      <text:p text:style-name="P2">&gt; </text:p>
      <text:p text:style-name="P2">&gt; db.customer.find().sort({"amount":1}).pretty()</text:p>
      <text:p text:style-name="P2">{</text:p>
      <text:p text:style-name="P2"><text:tab/>"_id" : ObjectId("5bab22d5a886d095e7d9f760"),</text:p>
      <text:p text:style-name="P2"><text:tab/>"cust_id" : "13",</text:p>
      <text:p text:style-name="P2"><text:soft-page-break/><text:tab/>"amount" : 100,</text:p>
      <text:p text:style-name="P2"><text:tab/>"area" : "panvel"</text:p>
      <text:p text:style-name="P2">}</text:p>
      <text:p text:style-name="P2">{</text:p>
      <text:p text:style-name="P2"><text:tab/>"_id" : ObjectId("5bab22d5a886d095e7d9f761"),</text:p>
      <text:p text:style-name="P2"><text:tab/>"cust_id" : "11",</text:p>
      <text:p text:style-name="P2"><text:tab/>"amount" : 150,</text:p>
      <text:p text:style-name="P2"><text:tab/>"area" : "panvel"</text:p>
      <text:p text:style-name="P2">}</text:p>
      <text:p text:style-name="P2">{</text:p>
      <text:p text:style-name="P2"><text:tab/>"_id" : ObjectId("5bab22d5a886d095e7d9f75e"),</text:p>
      <text:p text:style-name="P2"><text:tab/>"cust_id" : "11",</text:p>
      <text:p text:style-name="P2"><text:tab/>"amount" : 250,</text:p>
      <text:p text:style-name="P2"><text:tab/>"area" : "panvel"</text:p>
      <text:p text:style-name="P2">}</text:p>
      <text:p text:style-name="P2">{</text:p>
      <text:p text:style-name="P2"><text:tab/>"_id" : ObjectId("5bab22d5a886d095e7d9f75f"),</text:p>
      <text:p text:style-name="P2"><text:tab/>"cust_id" : "12",</text:p>
      <text:p text:style-name="P2"><text:tab/>"amount" : 300,</text:p>
      <text:p text:style-name="P2"><text:tab/>"area" : "panvel"</text:p>
      <text:p text:style-name="P2">}</text:p>
      <text:p text:style-name="P2">{</text:p>
      <text:p text:style-name="P2"><text:tab/>"_id" : ObjectId("5bab22d5a886d095e7d9f762"),</text:p>
      <text:p text:style-name="P2"><text:tab/>"cust_id" : "12",</text:p>
      <text:p text:style-name="P2"><text:tab/>"amount" : 450,</text:p>
      <text:p text:style-name="P2"><text:tab/>"area" : "panvel"</text:p>
      <text:p text:style-name="P2">}</text:p>
      <text:p text:style-name="P2">&gt; db.customer.find().sort({"amount":-1}).pretty()</text:p>
      <text:p text:style-name="P2">{</text:p>
      <text:p text:style-name="P2"><text:tab/>"_id" : ObjectId("5bab22d5a886d095e7d9f762"),</text:p>
      <text:p text:style-name="P2"><text:tab/>"cust_id" : "12",</text:p>
      <text:p text:style-name="P2"><text:tab/>"amount" : 450,</text:p>
      <text:p text:style-name="P2"><text:tab/>"area" : "panvel"</text:p>
      <text:p text:style-name="P2">}</text:p>
      <text:p text:style-name="P2">{</text:p>
      <text:p text:style-name="P2"><text:tab/>"_id" : ObjectId("5bab22d5a886d095e7d9f75f"),</text:p>
      <text:p text:style-name="P2"><text:tab/>"cust_id" : "12",</text:p>
      <text:p text:style-name="P2"><text:tab/>"amount" : 300,</text:p>
      <text:p text:style-name="P2"><text:tab/>"area" : "panvel"</text:p>
      <text:p text:style-name="P2">}</text:p>
      <text:p text:style-name="P2">{</text:p>
      <text:p text:style-name="P2"><text:tab/>"_id" : ObjectId("5bab22d5a886d095e7d9f75e"),</text:p>
      <text:p text:style-name="P2"><text:tab/>"cust_id" : "11",</text:p>
      <text:p text:style-name="P2"><text:tab/>"amount" : 250,</text:p>
      <text:p text:style-name="P2"><text:tab/>"area" : "panvel"</text:p>
      <text:p text:style-name="P2">}</text:p>
      <text:p text:style-name="P2">{</text:p>
      <text:p text:style-name="P2"><text:tab/>"_id" : ObjectId("5bab22d5a886d095e7d9f761"),</text:p>
      <text:p text:style-name="P2"><text:tab/>"cust_id" : "11",</text:p>
      <text:p text:style-name="P2"><text:tab/>"amount" : 150,</text:p>
      <text:p text:style-name="P2"><text:tab/>"area" : "panvel"</text:p>
      <text:p text:style-name="P2">}</text:p>
      <text:p text:style-name="P2"><text:soft-page-break/>{</text:p>
      <text:p text:style-name="P2"><text:tab/>"_id" : ObjectId("5bab22d5a886d095e7d9f760"),</text:p>
      <text:p text:style-name="P2"><text:tab/>"cust_id" : "13",</text:p>
      <text:p text:style-name="P2"><text:tab/>"amount" : 100,</text:p>
      <text:p text:style-name="P2"><text:tab/>"area" : "panvel"</text:p>
      <text:p text:style-name="P2">}</text:p>
      <text:p text:style-name="P2">&gt; db.customer.find().sort({"cust_id":-1}).pretty()</text:p>
      <text:p text:style-name="P2">{</text:p>
      <text:p text:style-name="P2"><text:tab/>"_id" : ObjectId("5bab22d5a886d095e7d9f760"),</text:p>
      <text:p text:style-name="P2"><text:tab/>"cust_id" : "13",</text:p>
      <text:p text:style-name="P2"><text:tab/>"amount" : 100,</text:p>
      <text:p text:style-name="P2"><text:tab/>"area" : "panvel"</text:p>
      <text:p text:style-name="P2">}</text:p>
      <text:p text:style-name="P2">{</text:p>
      <text:p text:style-name="P2"><text:tab/>"_id" : ObjectId("5bab22d5a886d095e7d9f75f"),</text:p>
      <text:p text:style-name="P2"><text:tab/>"cust_id" : "12",</text:p>
      <text:p text:style-name="P2"><text:tab/>"amount" : 300,</text:p>
      <text:p text:style-name="P2"><text:tab/>"area" : "panvel"</text:p>
      <text:p text:style-name="P2">}</text:p>
      <text:p text:style-name="P2">{</text:p>
      <text:p text:style-name="P2"><text:tab/>"_id" : ObjectId("5bab22d5a886d095e7d9f762"),</text:p>
      <text:p text:style-name="P2"><text:tab/>"cust_id" : "12",</text:p>
      <text:p text:style-name="P2"><text:tab/>"amount" : 450,</text:p>
      <text:p text:style-name="P2"><text:tab/>"area" : "panvel"</text:p>
      <text:p text:style-name="P2">}</text:p>
      <text:p text:style-name="P2">{</text:p>
      <text:p text:style-name="P2"><text:tab/>"_id" : ObjectId("5bab22d5a886d095e7d9f75e"),</text:p>
      <text:p text:style-name="P2"><text:tab/>"cust_id" : "11",</text:p>
      <text:p text:style-name="P2"><text:tab/>"amount" : 250,</text:p>
      <text:p text:style-name="P2"><text:tab/>"area" : "panvel"</text:p>
      <text:p text:style-name="P2">}</text:p>
      <text:p text:style-name="P2">{</text:p>
      <text:p text:style-name="P2"><text:tab/>"_id" : ObjectId("5bab22d5a886d095e7d9f761"),</text:p>
      <text:p text:style-name="P2"><text:tab/>"cust_id" : "11",</text:p>
      <text:p text:style-name="P2"><text:tab/>"amount" : 150,</text:p>
      <text:p text:style-name="P2"><text:tab/>"area" : "panvel"</text:p>
      <text:p text:style-name="P2">}</text:p>
      <text:p text:style-name="P2">&gt; db.customer.find().sort({$natural:-1}).pretty()</text:p>
      <text:p text:style-name="P2">{</text:p>
      <text:p text:style-name="P2"><text:tab/>"_id" : ObjectId("5bab22d5a886d095e7d9f762"),</text:p>
      <text:p text:style-name="P2"><text:tab/>"cust_id" : "12",</text:p>
      <text:p text:style-name="P2"><text:tab/>"amount" : 450,</text:p>
      <text:p text:style-name="P2"><text:tab/>"area" : "panvel"</text:p>
      <text:p text:style-name="P2">}</text:p>
      <text:p text:style-name="P2">{</text:p>
      <text:p text:style-name="P2"><text:tab/>"_id" : ObjectId("5bab22d5a886d095e7d9f761"),</text:p>
      <text:p text:style-name="P2"><text:tab/>"cust_id" : "11",</text:p>
      <text:p text:style-name="P2"><text:tab/>"amount" : 150,</text:p>
      <text:p text:style-name="P2"><text:tab/>"area" : "panvel"</text:p>
      <text:p text:style-name="P2">}</text:p>
      <text:p text:style-name="P2">{</text:p>
      <text:p text:style-name="P2"><text:tab/>"_id" : ObjectId("5bab22d5a886d095e7d9f760"),</text:p>
      <text:p text:style-name="P2"><text:soft-page-break/><text:tab/>"cust_id" : "13",</text:p>
      <text:p text:style-name="P2"><text:tab/>"amount" : 100,</text:p>
      <text:p text:style-name="P2"><text:tab/>"area" : "panvel"</text:p>
      <text:p text:style-name="P2">}</text:p>
      <text:p text:style-name="P2">{</text:p>
      <text:p text:style-name="P2"><text:tab/>"_id" : ObjectId("5bab22d5a886d095e7d9f75f"),</text:p>
      <text:p text:style-name="P2"><text:tab/>"cust_id" : "12",</text:p>
      <text:p text:style-name="P2"><text:tab/>"amount" : 300,</text:p>
      <text:p text:style-name="P2"><text:tab/>"area" : "panvel"</text:p>
      <text:p text:style-name="P2">}</text:p>
      <text:p text:style-name="P2">{</text:p>
      <text:p text:style-name="P2"><text:tab/>"_id" : ObjectId("5bab22d5a886d095e7d9f75e"),</text:p>
      <text:p text:style-name="P2"><text:tab/>"cust_id" : "11",</text:p>
      <text:p text:style-name="P2"><text:tab/>"amount" : 250,</text:p>
      <text:p text:style-name="P2"><text:tab/>"area" : "panvel"</text:p>
      <text:p text:style-name="P2">}</text:p>
      <text:p text:style-name="P2">&gt; db.customer.find().sort({$natural:1}).pretty()</text:p>
      <text:p text:style-name="P2">{</text:p>
      <text:p text:style-name="P2"><text:tab/>"_id" : ObjectId("5bab22d5a886d095e7d9f75e"),</text:p>
      <text:p text:style-name="P2"><text:tab/>"cust_id" : "11",</text:p>
      <text:p text:style-name="P2"><text:tab/>"amount" : 250,</text:p>
      <text:p text:style-name="P2"><text:tab/>"area" : "panvel"</text:p>
      <text:p text:style-name="P2">}</text:p>
      <text:p text:style-name="P2">{</text:p>
      <text:p text:style-name="P2"><text:tab/>"_id" : ObjectId("5bab22d5a886d095e7d9f75f"),</text:p>
      <text:p text:style-name="P2"><text:tab/>"cust_id" : "12",</text:p>
      <text:p text:style-name="P2"><text:tab/>"amount" : 300,</text:p>
      <text:p text:style-name="P2"><text:tab/>"area" : "panvel"</text:p>
      <text:p text:style-name="P2">}</text:p>
      <text:p text:style-name="P2">{</text:p>
      <text:p text:style-name="P2"><text:tab/>"_id" : ObjectId("5bab22d5a886d095e7d9f760"),</text:p>
      <text:p text:style-name="P2"><text:tab/>"cust_id" : "13",</text:p>
      <text:p text:style-name="P2"><text:tab/>"amount" : 100,</text:p>
      <text:p text:style-name="P2"><text:tab/>"area" : "panvel"</text:p>
      <text:p text:style-name="P2">}</text:p>
      <text:p text:style-name="P2">{</text:p>
      <text:p text:style-name="P2"><text:tab/>"_id" : ObjectId("5bab22d5a886d095e7d9f761"),</text:p>
      <text:p text:style-name="P2"><text:tab/>"cust_id" : "11",</text:p>
      <text:p text:style-name="P2"><text:tab/>"amount" : 150,</text:p>
      <text:p text:style-name="P2"><text:tab/>"area" : "panvel"</text:p>
      <text:p text:style-name="P2">}</text:p>
      <text:p text:style-name="P2">{</text:p>
      <text:p text:style-name="P2"><text:tab/>"_id" : ObjectId("5bab22d5a886d095e7d9f762"),</text:p>
      <text:p text:style-name="P2"><text:tab/>"cust_id" : "12",</text:p>
      <text:p text:style-name="P2"><text:tab/>"amount" : 450,</text:p>
      <text:p text:style-name="P2"><text:tab/>"area" : "panvel"</text:p>
      <text:p text:style-name="P2">}</text:p>
      <text:p text:style-name="P2">&gt; db.customer.find({cust_id:"11"}).explain()</text:p>
      <text:p text:style-name="P2">{</text:p>
      <text:p text:style-name="P2"><text:tab/>"queryPlanner" : {</text:p>
      <text:p text:style-name="P2"><text:tab/><text:tab/>"plannerVersion" : 1,</text:p>
      <text:p text:style-name="P2"><text:tab/><text:tab/>"namespace" : "test.customer",</text:p>
      <text:p text:style-name="P2"><text:soft-page-break/><text:tab/><text:tab/>"indexFilterSet" : false,</text:p>
      <text:p text:style-name="P2"><text:tab/><text:tab/>"parsedQuery" : {</text:p>
      <text:p text:style-name="P2"><text:tab/><text:tab/><text:tab/>"cust_id" : {</text:p>
      <text:p text:style-name="P2"><text:tab/><text:tab/><text:tab/><text:tab/>"$eq" : "11"</text:p>
      <text:p text:style-name="P2"><text:tab/><text:tab/><text:tab/>}</text:p>
      <text:p text:style-name="P2"><text:tab/><text:tab/>},</text:p>
      <text:p text:style-name="P2"><text:tab/><text:tab/>"winningPlan" : {</text:p>
      <text:p text:style-name="P2"><text:tab/><text:tab/><text:tab/>"stage" : "COLLSCAN",</text:p>
      <text:p text:style-name="P2"><text:tab/><text:tab/><text:tab/>"filter" : {</text:p>
      <text:p text:style-name="P2"><text:tab/><text:tab/><text:tab/><text:tab/>"cust_id" : {</text:p>
      <text:p text:style-name="P2"><text:tab/><text:tab/><text:tab/><text:tab/><text:tab/>"$eq" : "11"</text:p>
      <text:p text:style-name="P2"><text:tab/><text:tab/><text:tab/><text:tab/>}</text:p>
      <text:p text:style-name="P2"><text:tab/><text:tab/><text:tab/>},</text:p>
      <text:p text:style-name="P2"><text:tab/><text:tab/><text:tab/>"direction" : "forward"</text:p>
      <text:p text:style-name="P2"><text:tab/><text:tab/>},</text:p>
      <text:p text:style-name="P2"><text:tab/><text:tab/>"rejectedPlans" : [ ]</text:p>
      <text:p text:style-name="P2"><text:tab/>},</text:p>
      <text:p text:style-name="P2"><text:tab/>"serverInfo" : {</text:p>
      <text:p text:style-name="P2"><text:tab/><text:tab/>"host" : "mariyam",</text:p>
      <text:p text:style-name="P2"><text:tab/><text:tab/>"port" : 27017,</text:p>
      <text:p text:style-name="P2"><text:tab/><text:tab/>"version" : "4.0.2",</text:p>
      <text:p text:style-name="P2"><text:tab/><text:tab/>"gitVersion" : "fc1573ba18aee42f97a3bb13b67af7d837826b47"</text:p>
      <text:p text:style-name="P2"><text:tab/>},</text:p>
      <text:p text:style-name="P2"><text:tab/>"ok" : 1</text:p>
      <text:p text:style-name="P2">}</text:p>
      <text:p text:style-name="P2">&gt; db.customer.find({cust_id:"11"}).pretty()</text:p>
      <text:p text:style-name="P2">{</text:p>
      <text:p text:style-name="P2"><text:tab/>"_id" : ObjectId("5bab22d5a886d095e7d9f75e"),</text:p>
      <text:p text:style-name="P2"><text:tab/>"cust_id" : "11",</text:p>
      <text:p text:style-name="P2"><text:tab/>"amount" : 250,</text:p>
      <text:p text:style-name="P2"><text:tab/>"area" : "panvel"</text:p>
      <text:p text:style-name="P2">}</text:p>
      <text:p text:style-name="P2">{</text:p>
      <text:p text:style-name="P2"><text:tab/>"_id" : ObjectId("5bab22d5a886d095e7d9f761"),</text:p>
      <text:p text:style-name="P2"><text:tab/>"cust_id" : "11",</text:p>
      <text:p text:style-name="P2"><text:tab/>"amount" : 150,</text:p>
      <text:p text:style-name="P2"><text:tab/>"area" : "panvel"</text:p>
      <text:p text:style-name="P2">}</text:p>
      <text:p text:style-name="P2">&gt; db.customer.find({cust_id:"11"}).explain()</text:p>
      <text:p text:style-name="P2">{</text:p>
      <text:p text:style-name="P2"><text:tab/>"queryPlanner" : {</text:p>
      <text:p text:style-name="P2"><text:tab/><text:tab/>"plannerVersion" : 1,</text:p>
      <text:p text:style-name="P2"><text:tab/><text:tab/>"namespace" : "test.customer",</text:p>
      <text:p text:style-name="P2"><text:tab/><text:tab/>"indexFilterSet" : false,</text:p>
      <text:p text:style-name="P2"><text:tab/><text:tab/>"parsedQuery" : {</text:p>
      <text:p text:style-name="P2"><text:tab/><text:tab/><text:tab/>"cust_id" : {</text:p>
      <text:p text:style-name="P2"><text:tab/><text:tab/><text:tab/><text:tab/>"$eq" : "11"</text:p>
      <text:p text:style-name="P2"><text:tab/><text:tab/><text:tab/>}</text:p>
      <text:p text:style-name="P2"><text:tab/><text:tab/>},</text:p>
      <text:p text:style-name="P2"><text:tab/><text:tab/>"winningPlan" : {</text:p>
      <text:p text:style-name="P2"><text:tab/><text:tab/><text:tab/>"stage" : "COLLSCAN",</text:p>
      <text:p text:style-name="P2"><text:tab/><text:tab/><text:tab/>"filter" : {</text:p>
      <text:p text:style-name="P2"><text:soft-page-break/><text:tab/><text:tab/><text:tab/><text:tab/>"cust_id" : {</text:p>
      <text:p text:style-name="P2"><text:tab/><text:tab/><text:tab/><text:tab/><text:tab/>"$eq" : "11"</text:p>
      <text:p text:style-name="P2"><text:tab/><text:tab/><text:tab/><text:tab/>}</text:p>
      <text:p text:style-name="P2"><text:tab/><text:tab/><text:tab/>},</text:p>
      <text:p text:style-name="P2"><text:tab/><text:tab/><text:tab/>"direction" : "forward"</text:p>
      <text:p text:style-name="P2"><text:tab/><text:tab/>},</text:p>
      <text:p text:style-name="P2"><text:tab/><text:tab/>"rejectedPlans" : [ ]</text:p>
      <text:p text:style-name="P2"><text:tab/>},</text:p>
      <text:p text:style-name="P2"><text:tab/>"serverInfo" : {</text:p>
      <text:p text:style-name="P2"><text:tab/><text:tab/>"host" : "mariyam",</text:p>
      <text:p text:style-name="P2"><text:tab/><text:tab/>"port" : 27017,</text:p>
      <text:p text:style-name="P2"><text:tab/><text:tab/>"version" : "4.0.2",</text:p>
      <text:p text:style-name="P2"><text:tab/><text:tab/>"gitVersion" : "fc1573ba18aee42f97a3bb13b67af7d837826b47"</text:p>
      <text:p text:style-name="P2"><text:tab/>},</text:p>
      <text:p text:style-name="P2"><text:tab/>"ok" : 1</text:p>
      <text:p text:style-name="P2">}</text:p>
      <text:p text:style-name="P2">&gt; db.customer.createIndex({cust_id:1})3</text:p>
      <text:p text:style-name="P2">2018-09-26T14:24:20.218+0530 E QUERY <text:s text:c="3"/>[js] SyntaxError: missing ; before statement @(shell):1:36</text:p>
      <text:p text:style-name="P2">&gt; </text:p>
      <text:p text:style-name="P2">&gt; </text:p>
      <text:p text:style-name="P2">&gt; </text:p>
      <text:p text:style-name="P2">&gt; db.customer.createIndex({cust_id:1})</text:p>
      <text:p text:style-name="P2">{</text:p>
      <text:p text:style-name="P2"><text:tab/>"createdCollectionAutomatically" : false,</text:p>
      <text:p text:style-name="P2"><text:tab/>"numIndexesBefore" : 1,</text:p>
      <text:p text:style-name="P2"><text:tab/>"numIndexesAfter" : 2,</text:p>
      <text:p text:style-name="P2"><text:tab/>"ok" : 1</text:p>
      <text:p text:style-name="P2">}</text:p>
      <text:p text:style-name="P2">&gt; db.customer.find({cust_id:"11"}).explain()</text:p>
      <text:p text:style-name="P2">{</text:p>
      <text:p text:style-name="P2"><text:tab/>"queryPlanner" : {</text:p>
      <text:p text:style-name="P2"><text:tab/><text:tab/>"plannerVersion" : 1,</text:p>
      <text:p text:style-name="P2"><text:tab/><text:tab/>"namespace" : "test.customer",</text:p>
      <text:p text:style-name="P2"><text:tab/><text:tab/>"indexFilterSet" : false,</text:p>
      <text:p text:style-name="P2"><text:tab/><text:tab/>"parsedQuery" : {</text:p>
      <text:p text:style-name="P2"><text:tab/><text:tab/><text:tab/>"cust_id" : {</text:p>
      <text:p text:style-name="P2"><text:tab/><text:tab/><text:tab/><text:tab/>"$eq" : "11"</text:p>
      <text:p text:style-name="P2"><text:tab/><text:tab/><text:tab/>}</text:p>
      <text:p text:style-name="P2"><text:tab/><text:tab/>},</text:p>
      <text:p text:style-name="P2"><text:tab/><text:tab/>"winningPlan" : {</text:p>
      <text:p text:style-name="P2"><text:tab/><text:tab/><text:tab/>"stage" : "FETCH",</text:p>
      <text:p text:style-name="P2"><text:tab/><text:tab/><text:tab/>"inputStage" : {</text:p>
      <text:p text:style-name="P2"><text:tab/><text:tab/><text:tab/><text:tab/>"stage" : "IXSCAN",</text:p>
      <text:p text:style-name="P2"><text:tab/><text:tab/><text:tab/><text:tab/>"keyPattern" : {</text:p>
      <text:p text:style-name="P2"><text:tab/><text:tab/><text:tab/><text:tab/><text:tab/>"cust_id" : 1</text:p>
      <text:p text:style-name="P2"><text:tab/><text:tab/><text:tab/><text:tab/>},</text:p>
      <text:p text:style-name="P2"><text:tab/><text:tab/><text:tab/><text:tab/>"indexName" : "cust_id_1",</text:p>
      <text:p text:style-name="P2"><text:tab/><text:tab/><text:tab/><text:tab/>"isMultiKey" : false,</text:p>
      <text:p text:style-name="P2"><text:tab/><text:tab/><text:tab/><text:tab/>"multiKeyPaths" : {</text:p>
      <text:p text:style-name="P2"><text:tab/><text:tab/><text:tab/><text:tab/><text:tab/>"cust_id" : [ ]</text:p>
      <text:p text:style-name="P2"><text:tab/><text:tab/><text:tab/><text:tab/>},</text:p>
      <text:p text:style-name="P2"><text:soft-page-break/><text:tab/><text:tab/><text:tab/><text:tab/>"isUnique" : false,</text:p>
      <text:p text:style-name="P2"><text:tab/><text:tab/><text:tab/><text:tab/>"isSparse" : false,</text:p>
      <text:p text:style-name="P2"><text:tab/><text:tab/><text:tab/><text:tab/>"isPartial" : false,</text:p>
      <text:p text:style-name="P2"><text:tab/><text:tab/><text:tab/><text:tab/>"indexVersion" : 2,</text:p>
      <text:p text:style-name="P2"><text:tab/><text:tab/><text:tab/><text:tab/>"direction" : "forward",</text:p>
      <text:p text:style-name="P2"><text:tab/><text:tab/><text:tab/><text:tab/>"indexBounds" : {</text:p>
      <text:p text:style-name="P2"><text:tab/><text:tab/><text:tab/><text:tab/><text:tab/>"cust_id" : [</text:p>
      <text:p text:style-name="P2"><text:tab/><text:tab/><text:tab/><text:tab/><text:tab/><text:tab/>"[\"11\", \"11\"]"</text:p>
      <text:p text:style-name="P2"><text:tab/><text:tab/><text:tab/><text:tab/><text:tab/>]</text:p>
      <text:p text:style-name="P2"><text:tab/><text:tab/><text:tab/><text:tab/>}</text:p>
      <text:p text:style-name="P2"><text:tab/><text:tab/><text:tab/>}</text:p>
      <text:p text:style-name="P2"><text:tab/><text:tab/>},</text:p>
      <text:p text:style-name="P2"><text:tab/><text:tab/>"rejectedPlans" : [ ]</text:p>
      <text:p text:style-name="P2"><text:tab/>},</text:p>
      <text:p text:style-name="P2"><text:tab/>"serverInfo" : {</text:p>
      <text:p text:style-name="P2"><text:tab/><text:tab/>"host" : "mariyam",</text:p>
      <text:p text:style-name="P2"><text:tab/><text:tab/>"port" : 27017,</text:p>
      <text:p text:style-name="P2"><text:tab/><text:tab/>"version" : "4.0.2",</text:p>
      <text:p text:style-name="P2"><text:tab/><text:tab/>"gitVersion" : "fc1573ba18aee42f97a3bb13b67af7d837826b47"</text:p>
      <text:p text:style-name="P2"><text:tab/>},</text:p>
      <text:p text:style-name="P2"><text:tab/>"ok" : 1</text:p>
      <text:p text:style-name="P2">}</text:p>
      <text:p text:style-name="P2">&gt; db.customer.find({amount:150}).explain()</text:p>
      <text:p text:style-name="P2">{</text:p>
      <text:p text:style-name="P2"><text:tab/>"queryPlanner" : {</text:p>
      <text:p text:style-name="P2"><text:tab/><text:tab/>"plannerVersion" : 1,</text:p>
      <text:p text:style-name="P2"><text:tab/><text:tab/>"namespace" : "test.customer",</text:p>
      <text:p text:style-name="P2"><text:tab/><text:tab/>"indexFilterSet" : false,</text:p>
      <text:p text:style-name="P2"><text:tab/><text:tab/>"parsedQuery" : {</text:p>
      <text:p text:style-name="P2"><text:tab/><text:tab/><text:tab/>"amount" : {</text:p>
      <text:p text:style-name="P2"><text:tab/><text:tab/><text:tab/><text:tab/>"$eq" : 150</text:p>
      <text:p text:style-name="P2"><text:tab/><text:tab/><text:tab/>}</text:p>
      <text:p text:style-name="P2"><text:tab/><text:tab/>},</text:p>
      <text:p text:style-name="P2"><text:tab/><text:tab/>"winningPlan" : {</text:p>
      <text:p text:style-name="P2"><text:tab/><text:tab/><text:tab/>"stage" : "COLLSCAN",</text:p>
      <text:p text:style-name="P2"><text:tab/><text:tab/><text:tab/>"filter" : {</text:p>
      <text:p text:style-name="P2"><text:tab/><text:tab/><text:tab/><text:tab/>"amount" : {</text:p>
      <text:p text:style-name="P2"><text:tab/><text:tab/><text:tab/><text:tab/><text:tab/>"$eq" : 150</text:p>
      <text:p text:style-name="P2"><text:tab/><text:tab/><text:tab/><text:tab/>}</text:p>
      <text:p text:style-name="P2"><text:tab/><text:tab/><text:tab/>},</text:p>
      <text:p text:style-name="P2"><text:tab/><text:tab/><text:tab/>"direction" : "forward"</text:p>
      <text:p text:style-name="P2"><text:tab/><text:tab/>},</text:p>
      <text:p text:style-name="P2"><text:tab/><text:tab/>"rejectedPlans" : [ ]</text:p>
      <text:p text:style-name="P2"><text:tab/>},</text:p>
      <text:p text:style-name="P2"><text:tab/>"serverInfo" : {</text:p>
      <text:p text:style-name="P2"><text:tab/><text:tab/>"host" : "mariyam",</text:p>
      <text:p text:style-name="P2"><text:tab/><text:tab/>"port" : 27017,</text:p>
      <text:p text:style-name="P2"><text:tab/><text:tab/>"version" : "4.0.2",</text:p>
      <text:p text:style-name="P2"><text:tab/><text:tab/>"gitVersion" : "fc1573ba18aee42f97a3bb13b67af7d837826b47"</text:p>
      <text:p text:style-name="P2"><text:tab/>},</text:p>
      <text:p text:style-name="P2"><text:tab/>"ok" : 1</text:p>
      <text:p text:style-name="P2">}</text:p>
      <text:p text:style-name="P2"><text:soft-page-break/>&gt; ^C</text:p>
      <text:p text:style-name="P2">bye</text:p>
      <text:p text:style-name="P2">mariyam@mariyam:~$ mongo</text:p>
      <text:p text:style-name="P2">MongoDB shell version v4.0.2</text:p>
      <text:p text:style-name="P2">connecting to: mongodb://127.0.0.1:27017</text:p>
      <text:p text:style-name="P2">MongoDB server version: 4.0.2</text:p>
      <text:p text:style-name="P2">Server has startup warnings: </text:p>
      <text:p text:style-name="P2">2018-09-25T19:43:18.821+0530 I STORAGE <text:s/>[initandlisten] </text:p>
      <text:p text:style-name="P2">2018-09-25T19:43:18.821+0530 I STORAGE <text:s/>[initandlisten] ** WARNING: Using the XFS filesystem is strongly recommended with the WiredTiger storage engine</text:p>
      <text:p text:style-name="P2">2018-09-25T19:43:18.821+0530 I STORAGE <text:s/>[initandlisten] ** <text:s text:c="9"/>See http://dochub.mongodb.org/core/prodnotes-filesystem</text:p>
      <text:p text:style-name="P2">2018-09-25T19:43:21.980+0530 I CONTROL <text:s/>[initandlisten] </text:p>
      <text:p text:style-name="P2">2018-09-25T19:43:21.980+0530 I CONTROL <text:s/>[initandlisten] ** WARNING: Access control is not enabled for the database.</text:p>
      <text:p text:style-name="P2">2018-09-25T19:43:21.980+0530 I CONTROL <text:s/>[initandlisten] ** <text:s text:c="9"/>Read and write access to data and configuration is unrestricted.</text:p>
      <text:p text:style-name="P2">2018-09-25T19:43:21.980+0530 I CONTROL <text:s/>[initandlisten] </text:p>
      <text:p text:style-name="P2">---</text:p>
      <text:p text:style-name="P2">Enable MongoDB's free cloud-based monitoring service, which will then receive and display</text:p>
      <text:p text:style-name="P2">metrics about your deployment (disk utilization, CPU, operation statistics, etc).</text:p>
      <text:p text:style-name="P2"/>
      <text:p text:style-name="P2">The monitoring data will be available on a MongoDB website with a unique URL accessible to you</text:p>
      <text:p text:style-name="P2">and anyone you share the URL with. MongoDB may use this information to make product</text:p>
      <text:p text:style-name="P2">improvements and to suggest MongoDB products and deployment options to you.</text:p>
      <text:p text:style-name="P2"/>
      <text:p text:style-name="P2">To enable free monitoring, run the following command: db.enableFreeMonitoring()</text:p>
      <text:p text:style-name="P2">To permanently disable this reminder, run the following command: db.disableFreeMonitoring()</text:p>
      <text:p text:style-name="P2">---</text:p>
      <text:p text:style-name="P2"/>
      <text:p text:style-name="P2">&gt; use test</text:p>
      <text:p text:style-name="P2">switched to db test</text:p>
      <text:p text:style-name="P2">&gt; show collections</text:p>
      <text:p text:style-name="P2">customer</text:p>
      <text:p text:style-name="P2">festudent</text:p>
      <text:p text:style-name="P2">inventory</text:p>
      <text:p text:style-name="P2">student</text:p>
      <text:p text:style-name="P2">&gt; db.customer.find({cust_id:"11"}).pretty()</text:p>
      <text:p text:style-name="P2">{</text:p>
      <text:p text:style-name="P2"><text:tab/>"_id" : ObjectId("5bab22d5a886d095e7d9f75e"),</text:p>
      <text:p text:style-name="P2"><text:tab/>"cust_id" : "11",</text:p>
      <text:p text:style-name="P2"><text:tab/>"amount" : 250,</text:p>
      <text:p text:style-name="P2"><text:tab/>"area" : "panvel"</text:p>
      <text:p text:style-name="P2">}</text:p>
      <text:p text:style-name="P2">{</text:p>
      <text:p text:style-name="P2"><text:tab/>"_id" : ObjectId("5bab22d5a886d095e7d9f761"),</text:p>
      <text:p text:style-name="P2"><text:tab/>"cust_id" : "11",</text:p>
      <text:p text:style-name="P2"><text:tab/>"amount" : 150,</text:p>
      <text:p text:style-name="P2"><text:tab/>"area" : "panvel"</text:p>
      <text:p text:style-name="P2">}</text:p>
      <text:p text:style-name="P2">&gt; db.customer.find({cust_id:"11"}).explain()</text:p>
      <text:p text:style-name="P2">{</text:p>
      <text:p text:style-name="P2"><text:soft-page-break/><text:tab/>"queryPlanner" : {</text:p>
      <text:p text:style-name="P2"><text:tab/><text:tab/>"plannerVersion" : 1,</text:p>
      <text:p text:style-name="P2"><text:tab/><text:tab/>"namespace" : "test.customer",</text:p>
      <text:p text:style-name="P2"><text:tab/><text:tab/>"indexFilterSet" : false,</text:p>
      <text:p text:style-name="P2"><text:tab/><text:tab/>"parsedQuery" : {</text:p>
      <text:p text:style-name="P2"><text:tab/><text:tab/><text:tab/>"cust_id" : {</text:p>
      <text:p text:style-name="P2"><text:tab/><text:tab/><text:tab/><text:tab/>"$eq" : "11"</text:p>
      <text:p text:style-name="P2"><text:tab/><text:tab/><text:tab/>}</text:p>
      <text:p text:style-name="P2"><text:tab/><text:tab/>},</text:p>
      <text:p text:style-name="P2"><text:tab/><text:tab/>"winningPlan" : {</text:p>
      <text:p text:style-name="P2"><text:tab/><text:tab/><text:tab/>"stage" : "FETCH",</text:p>
      <text:p text:style-name="P2"><text:tab/><text:tab/><text:tab/>"inputStage" : {</text:p>
      <text:p text:style-name="P2"><text:tab/><text:tab/><text:tab/><text:tab/>"stage" : "IXSCAN",</text:p>
      <text:p text:style-name="P2"><text:tab/><text:tab/><text:tab/><text:tab/>"keyPattern" : {</text:p>
      <text:p text:style-name="P2"><text:tab/><text:tab/><text:tab/><text:tab/><text:tab/>"cust_id" : 1</text:p>
      <text:p text:style-name="P2"><text:tab/><text:tab/><text:tab/><text:tab/>},</text:p>
      <text:p text:style-name="P2"><text:tab/><text:tab/><text:tab/><text:tab/>"indexName" : "cust_id_1",</text:p>
      <text:p text:style-name="P2"><text:tab/><text:tab/><text:tab/><text:tab/>"isMultiKey" : false,</text:p>
      <text:p text:style-name="P2"><text:tab/><text:tab/><text:tab/><text:tab/>"multiKeyPaths" : {</text:p>
      <text:p text:style-name="P2"><text:tab/><text:tab/><text:tab/><text:tab/><text:tab/>"cust_id" : [ ]</text:p>
      <text:p text:style-name="P2"><text:tab/><text:tab/><text:tab/><text:tab/>},</text:p>
      <text:p text:style-name="P2"><text:tab/><text:tab/><text:tab/><text:tab/>"isUnique" : false,</text:p>
      <text:p text:style-name="P2"><text:tab/><text:tab/><text:tab/><text:tab/>"isSparse" : false,</text:p>
      <text:p text:style-name="P2"><text:tab/><text:tab/><text:tab/><text:tab/>"isPartial" : false,</text:p>
      <text:p text:style-name="P2"><text:tab/><text:tab/><text:tab/><text:tab/>"indexVersion" : 2,</text:p>
      <text:p text:style-name="P2"><text:tab/><text:tab/><text:tab/><text:tab/>"direction" : "forward",</text:p>
      <text:p text:style-name="P2"><text:tab/><text:tab/><text:tab/><text:tab/>"indexBounds" : {</text:p>
      <text:p text:style-name="P2"><text:tab/><text:tab/><text:tab/><text:tab/><text:tab/>"cust_id" : [</text:p>
      <text:p text:style-name="P2"><text:tab/><text:tab/><text:tab/><text:tab/><text:tab/><text:tab/>"[\"11\", \"11\"]"</text:p>
      <text:p text:style-name="P2"><text:tab/><text:tab/><text:tab/><text:tab/><text:tab/>]</text:p>
      <text:p text:style-name="P2"><text:tab/><text:tab/><text:tab/><text:tab/>}</text:p>
      <text:p text:style-name="P2"><text:tab/><text:tab/><text:tab/>}</text:p>
      <text:p text:style-name="P2"><text:tab/><text:tab/>},</text:p>
      <text:p text:style-name="P2"><text:tab/><text:tab/>"rejectedPlans" : [ ]</text:p>
      <text:p text:style-name="P2"><text:tab/>},</text:p>
      <text:p text:style-name="P2"><text:tab/>"serverInfo" : {</text:p>
      <text:p text:style-name="P2"><text:tab/><text:tab/>"host" : "mariyam",</text:p>
      <text:p text:style-name="P2"><text:tab/><text:tab/>"port" : 27017,</text:p>
      <text:p text:style-name="P2"><text:tab/><text:tab/>"version" : "4.0.2",</text:p>
      <text:p text:style-name="P2"><text:tab/><text:tab/>"gitVersion" : "fc1573ba18aee42f97a3bb13b67af7d837826b47"</text:p>
      <text:p text:style-name="P2"><text:tab/>},</text:p>
      <text:p text:style-name="P2"><text:tab/>"ok" : 1</text:p>
      <text:p text:style-name="P2">}</text:p>
      <text:p text:style-name="P2">&gt; db.customer.find({amount:150}).explain()</text:p>
      <text:p text:style-name="P2">{</text:p>
      <text:p text:style-name="P2"><text:tab/>"queryPlanner" : {</text:p>
      <text:p text:style-name="P2"><text:tab/><text:tab/>"plannerVersion" : 1,</text:p>
      <text:p text:style-name="P2"><text:tab/><text:tab/>"namespace" : "test.customer",</text:p>
      <text:p text:style-name="P2"><text:tab/><text:tab/>"indexFilterSet" : false,</text:p>
      <text:p text:style-name="P2"><text:tab/><text:tab/>"parsedQuery" : {</text:p>
      <text:p text:style-name="P2"><text:tab/><text:tab/><text:tab/>"amount" : {</text:p>
      <text:p text:style-name="P2"><text:tab/><text:tab/><text:tab/><text:tab/>"$eq" : 150</text:p>
      <text:p text:style-name="P2"><text:soft-page-break/><text:tab/><text:tab/><text:tab/>}</text:p>
      <text:p text:style-name="P2"><text:tab/><text:tab/>},</text:p>
      <text:p text:style-name="P2"><text:tab/><text:tab/>"winningPlan" : {</text:p>
      <text:p text:style-name="P2"><text:tab/><text:tab/><text:tab/>"stage" : "COLLSCAN",</text:p>
      <text:p text:style-name="P2"><text:tab/><text:tab/><text:tab/>"filter" : {</text:p>
      <text:p text:style-name="P2"><text:tab/><text:tab/><text:tab/><text:tab/>"amount" : {</text:p>
      <text:p text:style-name="P2"><text:tab/><text:tab/><text:tab/><text:tab/><text:tab/>"$eq" : 150</text:p>
      <text:p text:style-name="P2"><text:tab/><text:tab/><text:tab/><text:tab/>}</text:p>
      <text:p text:style-name="P2"><text:tab/><text:tab/><text:tab/>},</text:p>
      <text:p text:style-name="P2"><text:tab/><text:tab/><text:tab/>"direction" : "forward"</text:p>
      <text:p text:style-name="P2"><text:tab/><text:tab/>},</text:p>
      <text:p text:style-name="P2"><text:tab/><text:tab/>"rejectedPlans" : [ ]</text:p>
      <text:p text:style-name="P2"><text:tab/>},</text:p>
      <text:p text:style-name="P2"><text:tab/>"serverInfo" : {</text:p>
      <text:p text:style-name="P2"><text:tab/><text:tab/>"host" : "mariyam",</text:p>
      <text:p text:style-name="P2"><text:tab/><text:tab/>"port" : 27017,</text:p>
      <text:p text:style-name="P2"><text:tab/><text:tab/>"version" : "4.0.2",</text:p>
      <text:p text:style-name="P2"><text:tab/><text:tab/>"gitVersion" : "fc1573ba18aee42f97a3bb13b67af7d837826b47"</text:p>
      <text:p text:style-name="P2"><text:tab/>},</text:p>
      <text:p text:style-name="P2"><text:tab/>"ok" : 1</text:p>
      <text:p text:style-name="P2">}</text:p>
      <text:p text:style-name="P2">&gt; db.customer.createIndex({amount:1}).explain()</text:p>
      <text:p text:style-name="P2">2018-09-26T14:30:52.096+0530 E QUERY <text:s text:c="3"/>[js] TypeError: db.customer.createIndex(...).explain is not a function :</text:p>
      <text:p text:style-name="P2">@(shell):1:1</text:p>
      <text:p text:style-name="P2">&gt; db.customer.createIndex({amount:1})</text:p>
      <text:p text:style-name="P2">{</text:p>
      <text:p text:style-name="P2"><text:tab/>"createdCollectionAutomatically" : false,</text:p>
      <text:p text:style-name="P2"><text:tab/>"numIndexesBefore" : 3,</text:p>
      <text:p text:style-name="P2"><text:tab/>"numIndexesAfter" : 3,</text:p>
      <text:p text:style-name="P2"><text:tab/>"note" : "all indexes already exist",</text:p>
      <text:p text:style-name="P2"><text:tab/>"ok" : 1</text:p>
      <text:p text:style-name="P2">}</text:p>
      <text:p text:style-name="P2">&gt; db.customer.find({amount:150}).explain()</text:p>
      <text:p text:style-name="P2">{</text:p>
      <text:p text:style-name="P2"><text:tab/>"queryPlanner" : {</text:p>
      <text:p text:style-name="P2"><text:tab/><text:tab/>"plannerVersion" : 1,</text:p>
      <text:p text:style-name="P2"><text:tab/><text:tab/>"namespace" : "test.customer",</text:p>
      <text:p text:style-name="P2"><text:tab/><text:tab/>"indexFilterSet" : false,</text:p>
      <text:p text:style-name="P2"><text:tab/><text:tab/>"parsedQuery" : {</text:p>
      <text:p text:style-name="P2"><text:tab/><text:tab/><text:tab/>"amount" : {</text:p>
      <text:p text:style-name="P2"><text:tab/><text:tab/><text:tab/><text:tab/>"$eq" : 150</text:p>
      <text:p text:style-name="P2"><text:tab/><text:tab/><text:tab/>}</text:p>
      <text:p text:style-name="P2"><text:tab/><text:tab/>},</text:p>
      <text:p text:style-name="P2"><text:tab/><text:tab/>"winningPlan" : {</text:p>
      <text:p text:style-name="P2"><text:tab/><text:tab/><text:tab/>"stage" : "FETCH",</text:p>
      <text:p text:style-name="P2"><text:tab/><text:tab/><text:tab/>"inputStage" : {</text:p>
      <text:p text:style-name="P2"><text:tab/><text:tab/><text:tab/><text:tab/>"stage" : "IXSCAN",</text:p>
      <text:p text:style-name="P2"><text:tab/><text:tab/><text:tab/><text:tab/>"keyPattern" : {</text:p>
      <text:p text:style-name="P2"><text:tab/><text:tab/><text:tab/><text:tab/><text:tab/>"amount" : 1</text:p>
      <text:p text:style-name="P2"><text:tab/><text:tab/><text:tab/><text:tab/>},</text:p>
      <text:p text:style-name="P2"><text:tab/><text:tab/><text:tab/><text:tab/>"indexName" : "amount_1",</text:p>
      <text:p text:style-name="P2"><text:soft-page-break/><text:tab/><text:tab/><text:tab/><text:tab/>"isMultiKey" : false,</text:p>
      <text:p text:style-name="P2"><text:tab/><text:tab/><text:tab/><text:tab/>"multiKeyPaths" : {</text:p>
      <text:p text:style-name="P2"><text:tab/><text:tab/><text:tab/><text:tab/><text:tab/>"amount" : [ ]</text:p>
      <text:p text:style-name="P2"><text:tab/><text:tab/><text:tab/><text:tab/>},</text:p>
      <text:p text:style-name="P2"><text:tab/><text:tab/><text:tab/><text:tab/>"isUnique" : false,</text:p>
      <text:p text:style-name="P2"><text:tab/><text:tab/><text:tab/><text:tab/>"isSparse" : false,</text:p>
      <text:p text:style-name="P2"><text:tab/><text:tab/><text:tab/><text:tab/>"isPartial" : false,</text:p>
      <text:p text:style-name="P2"><text:tab/><text:tab/><text:tab/><text:tab/>"indexVersion" : 2,</text:p>
      <text:p text:style-name="P2"><text:tab/><text:tab/><text:tab/><text:tab/>"direction" : "forward",</text:p>
      <text:p text:style-name="P2"><text:tab/><text:tab/><text:tab/><text:tab/>"indexBounds" : {</text:p>
      <text:p text:style-name="P2"><text:tab/><text:tab/><text:tab/><text:tab/><text:tab/>"amount" : [</text:p>
      <text:p text:style-name="P2"><text:tab/><text:tab/><text:tab/><text:tab/><text:tab/><text:tab/>"[150.0, 150.0]"</text:p>
      <text:p text:style-name="P2"><text:tab/><text:tab/><text:tab/><text:tab/><text:tab/>]</text:p>
      <text:p text:style-name="P2"><text:tab/><text:tab/><text:tab/><text:tab/>}</text:p>
      <text:p text:style-name="P2"><text:tab/><text:tab/><text:tab/>}</text:p>
      <text:p text:style-name="P2"><text:tab/><text:tab/>},</text:p>
      <text:p text:style-name="P2"><text:tab/><text:tab/>"rejectedPlans" : [ ]</text:p>
      <text:p text:style-name="P2"><text:tab/>},</text:p>
      <text:p text:style-name="P2"><text:tab/>"serverInfo" : {</text:p>
      <text:p text:style-name="P2"><text:tab/><text:tab/>"host" : "mariyam",</text:p>
      <text:p text:style-name="P2"><text:tab/><text:tab/>"port" : 27017,</text:p>
      <text:p text:style-name="P2"><text:tab/><text:tab/>"version" : "4.0.2",</text:p>
      <text:p text:style-name="P2"><text:tab/><text:tab/>"gitVersion" : "fc1573ba18aee42f97a3bb13b67af7d837826b47"</text:p>
      <text:p text:style-name="P2"><text:tab/>},</text:p>
      <text:p text:style-name="P2"><text:tab/>"ok" : 1</text:p>
      <text:p text:style-name="P2">}</text:p>
      <text:p text:style-name="P2">&gt; db.student.getIndexes()</text:p>
      <text:p text:style-name="P2">[</text:p>
      <text:p text:style-name="P2"><text:tab/>{</text:p>
      <text:p text:style-name="P2"><text:tab/><text:tab/>"v" : 2,</text:p>
      <text:p text:style-name="P2"><text:tab/><text:tab/>"key" : {</text:p>
      <text:p text:style-name="P2"><text:tab/><text:tab/><text:tab/>"_id" : 1</text:p>
      <text:p text:style-name="P2"><text:tab/><text:tab/>},</text:p>
      <text:p text:style-name="P2"><text:tab/><text:tab/>"name" : "_id_",</text:p>
      <text:p text:style-name="P2"><text:tab/><text:tab/>"ns" : "test.student"</text:p>
      <text:p text:style-name="P2"><text:tab/>}</text:p>
      <text:p text:style-name="P2">]</text:p>
      <text:p text:style-name="P2">&gt; db.student.dropIndex({amount:1})</text:p>
      <text:p text:style-name="P2">{</text:p>
      <text:p text:style-name="P2"><text:tab/>"ok" : 0,</text:p>
      <text:p text:style-name="P2"><text:tab/>"errmsg" : "can't find index with key: { amount: 1.0 }",</text:p>
      <text:p text:style-name="P2"><text:tab/>"code" : 27,</text:p>
      <text:p text:style-name="P2"><text:tab/>"codeName" : "IndexNotFound"</text:p>
      <text:p text:style-name="P2">}</text:p>
      <text:p text:style-name="P2">&gt; db.student.dropIndex({cust_id:1})</text:p>
      <text:p text:style-name="P2">{</text:p>
      <text:p text:style-name="P2"><text:tab/>"ok" : 0,</text:p>
      <text:p text:style-name="P2"><text:tab/>"errmsg" : "can't find index with key: { cust_id: 1.0 }",</text:p>
      <text:p text:style-name="P2"><text:tab/>"code" : 27,</text:p>
      <text:p text:style-name="P2"><text:tab/>"codeName" : "IndexNotFound"</text:p>
      <text:p text:style-name="P2">}</text:p>
      <text:p text:style-name="P2">&gt; <text:span text:style-name="T1">s</text:span></text:p>
      <text:p text:style-name="P2"><text:soft-page-break/></text:p>
      <text:p text:style-name="P4">mariyam@mariyam:~$ mongo</text:p>
      <text:p text:style-name="P4">MongoDB shell version v4.0.2</text:p>
      <text:p text:style-name="P4">connecting to: mongodb://127.0.0.1:27017</text:p>
      <text:p text:style-name="P4">MongoDB server version: 4.0.2</text:p>
      <text:p text:style-name="P4">Server has startup warnings: </text:p>
      <text:p text:style-name="P4">2018-09-29T09:02:50.814+0530 I STORAGE <text:s/>[initandlisten] </text:p>
      <text:p text:style-name="P4">2018-09-29T09:02:50.814+0530 I STORAGE <text:s/>[initandlisten] ** WARNING: Using the XFS filesystem is strongly recommended with the WiredTiger storage engine</text:p>
      <text:p text:style-name="P4">2018-09-29T09:02:50.814+0530 I STORAGE <text:s/>[initandlisten] ** <text:s text:c="9"/>See http://dochub.mongodb.org/core/prodnotes-filesystem</text:p>
      <text:p text:style-name="P4">2018-09-29T09:02:55.833+0530 I CONTROL <text:s/>[initandlisten] </text:p>
      <text:p text:style-name="P4">2018-09-29T09:02:55.833+0530 I CONTROL <text:s/>[initandlisten] ** WARNING: Access control is not enabled for the database.</text:p>
      <text:p text:style-name="P4">2018-09-29T09:02:55.833+0530 I CONTROL <text:s/>[initandlisten] ** <text:s text:c="9"/>Read and write access to data and configuration is unrestricted.</text:p>
      <text:p text:style-name="P4">2018-09-29T09:02:55.833+0530 I CONTROL <text:s/>[initandlisten] </text:p>
      <text:p text:style-name="P4">---</text:p>
      <text:p text:style-name="P4">Enable MongoDB's free cloud-based monitoring service, which will then receive and display</text:p>
      <text:p text:style-name="P4">metrics about your deployment (disk utilization, CPU, operation statistics, etc).</text:p>
      <text:p text:style-name="P4"/>
      <text:p text:style-name="P4">The monitoring data will be available on a MongoDB website with a unique URL accessible to you</text:p>
      <text:p text:style-name="P4">and anyone you share the URL with. MongoDB may use this information to make product</text:p>
      <text:p text:style-name="P4">improvements and to suggest MongoDB products and deployment options to you.</text:p>
      <text:p text:style-name="P4"/>
      <text:p text:style-name="P4">To enable free monitoring, run the following command: db.enableFreeMonitoring()</text:p>
      <text:p text:style-name="P4">To permanently disable this reminder, run the following command: db.disableFreeMonitoring()</text:p>
      <text:p text:style-name="P4">---</text:p>
      <text:p text:style-name="P4"/>
      <text:p text:style-name="P4">&gt; show dbs</text:p>
      <text:p text:style-name="P4">admin <text:s text:c="2"/>0.000GB</text:p>
      <text:p text:style-name="P4">aiktc <text:s text:c="2"/>0.000GB</text:p>
      <text:p text:style-name="P4">config <text:s/>0.000GB</text:p>
      <text:p text:style-name="P4">local <text:s text:c="2"/>0.000GB</text:p>
      <text:p text:style-name="P4">mydb <text:s text:c="3"/>0.000GB</text:p>
      <text:p text:style-name="P4">test <text:s text:c="3"/>0.000GB</text:p>
      <text:p text:style-name="P4">&gt; use test;</text:p>
      <text:p text:style-name="P4">switched to db test</text:p>
      <text:p text:style-name="P4">&gt; show collections</text:p>
      <text:p text:style-name="P4">contact</text:p>
      <text:p text:style-name="P4">customer</text:p>
      <text:p text:style-name="P4">festudent</text:p>
      <text:p text:style-name="P4">inventory</text:p>
      <text:p text:style-name="P4">student</text:p>
      <text:p text:style-name="P4">thing</text:p>
      <text:p text:style-name="P4">&gt; db.student.find()</text:p>
      <text:p text:style-name="P4">{ "_id" : ObjectId("5ba7b7e0940d7763b7c07a72"), "name" : "mariyam", "rollno" : "16c012" }</text:p>
      <text:p text:style-name="P4">{ "_id" : ObjectId("5ba7b851940d7763b7c07a73"), "name" : "ashiya", "age" : "12" }</text:p>
      <text:p text:style-name="P4">{ "_id" : ObjectId("5ba7b851940d7763b7c07a74"), "name" : "saniya", "age" : "11" }</text:p>
      <text:p text:style-name="P4">{ "_id" : ObjectId("5ba7b851940d7763b7c07a75"), "name" : "nafiya", "age" : "5" }</text:p>
      <text:p text:style-name="P4">{ "_id" : ObjectId("5bab103ba886d095e7d9f75a"), "name" : "zohra" }</text:p>
      <text:p text:style-name="P4">{ "_id" : ObjectId("5bab104ea886d095e7d9f75b"), "name" : "zohra" }</text:p>
      <text:p text:style-name="P4"><text:soft-page-break/>{ "_id" : ObjectId("5bab1058a886d095e7d9f75c"), "name" : "zohra" }</text:p>
      <text:p text:style-name="P4">&gt; db.contact.find()</text:p>
      <text:p text:style-name="P4">{ "_id" : ObjectId("5bae72df0c4b621769966dca"), "user_id" : ObjectId("5ba7b7e0940d7763b7c07a72"), "phone" : "5454567", "email" : "b,sngcjhdg@.com" }</text:p>
      <text:p text:style-name="P4">&gt; db.contact.find().pretty();</text:p>
      <text:p text:style-name="P4">{</text:p>
      <text:p text:style-name="P4"><text:tab/>"_id" : ObjectId("5bae72df0c4b621769966dca"),</text:p>
      <text:p text:style-name="P4"><text:tab/>"user_id" : ObjectId("5ba7b7e0940d7763b7c07a72"),</text:p>
      <text:p text:style-name="P4"><text:tab/>"phone" : "5454567",</text:p>
      <text:p text:style-name="P4"><text:tab/>"email" : "b,sngcjhdg@.com"</text:p>
      <text:p text:style-name="P4">}</text:p>
      <text:p text:style-name="P4">&gt; db.contact.insertOne({"creater":{"$ref":"student","$id":}})^C</text:p>
      <text:p text:style-name="P4">bye</text:p>
      <text:p text:style-name="P4">mariyam@mariyam:~$ mongo</text:p>
      <text:p text:style-name="P4">MongoDB shell version v4.0.2</text:p>
      <text:p text:style-name="P4">connecting to: mongodb://127.0.0.1:27017</text:p>
      <text:p text:style-name="P4">MongoDB server version: 4.0.2</text:p>
      <text:p text:style-name="P4">Server has startup warnings: </text:p>
      <text:p text:style-name="P4">2018-09-29T09:02:50.814+0530 I STORAGE <text:s/>[initandlisten] </text:p>
      <text:p text:style-name="P4">2018-09-29T09:02:50.814+0530 I STORAGE <text:s/>[initandlisten] ** WARNING: Using the XFS filesystem is strongly recommended with the WiredTiger storage engine</text:p>
      <text:p text:style-name="P4">2018-09-29T09:02:50.814+0530 I STORAGE <text:s/>[initandlisten] ** <text:s text:c="9"/>See http://dochub.mongodb.org/core/prodnotes-filesystem</text:p>
      <text:p text:style-name="P4">2018-09-29T09:02:55.833+0530 I CONTROL <text:s/>[initandlisten] </text:p>
      <text:p text:style-name="P4">2018-09-29T09:02:55.833+0530 I CONTROL <text:s/>[initandlisten] ** WARNING: Access control is not enabled for the database.</text:p>
      <text:p text:style-name="P4">2018-09-29T09:02:55.833+0530 I CONTROL <text:s/>[initandlisten] ** <text:s text:c="9"/>Read and write access to data and configuration is unrestricted.</text:p>
      <text:p text:style-name="P4">2018-09-29T09:02:55.833+0530 I CONTROL <text:s/>[initandlisten] </text:p>
      <text:p text:style-name="P4">---</text:p>
      <text:p text:style-name="P4">Enable MongoDB's free cloud-based monitoring service, which will then receive and display</text:p>
      <text:p text:style-name="P4">metrics about your deployment (disk utilization, CPU, operation statistics, etc).</text:p>
      <text:p text:style-name="P4"/>
      <text:p text:style-name="P4">The monitoring data will be available on a MongoDB website with a unique URL accessible to you</text:p>
      <text:p text:style-name="P4">and anyone you share the URL with. MongoDB may use this information to make product</text:p>
      <text:p text:style-name="P4">improvements and to suggest MongoDB products and deployment options to you.</text:p>
      <text:p text:style-name="P4"/>
      <text:p text:style-name="P4">To enable free monitoring, run the following command: db.enableFreeMonitoring()</text:p>
      <text:p text:style-name="P4">To permanently disable this reminder, run the following command: db.disableFreeMonitoring()</text:p>
      <text:p text:style-name="P4">---</text:p>
      <text:p text:style-name="P4"/>
      <text:p text:style-name="P4">&gt; use test</text:p>
      <text:p text:style-name="P4">switched to db test</text:p>
      <text:p text:style-name="P4">&gt; db.contact.insertOne({"creater":{"$ref":"student","$id":ObjectId("5ba7b7e0940d7763b7c07a72"),"$db":"$test"}})</text:p>
      <text:p text:style-name="P4">{</text:p>
      <text:p text:style-name="P4"><text:tab/>"acknowledged" : true,</text:p>
      <text:p text:style-name="P4"><text:tab/>"insertedId" : ObjectId("5baefbf41ea280bc991173b2")</text:p>
      <text:p text:style-name="P4">}</text:p>
      <text:p text:style-name="P4">&gt; db.student.find();</text:p>
      <text:p text:style-name="P4">{ "_id" : ObjectId("5ba7b7e0940d7763b7c07a72"), "name" : "mariyam", "rollno" : "16c012" }</text:p>
      <text:p text:style-name="P4">{ "_id" : ObjectId("5ba7b851940d7763b7c07a73"), "name" : "ashiya", "age" : "12" }</text:p>
      <text:p text:style-name="P4"><text:soft-page-break/>{ "_id" : ObjectId("5ba7b851940d7763b7c07a74"), "name" : "saniya", "age" : "11" }</text:p>
      <text:p text:style-name="P4">{ "_id" : ObjectId("5ba7b851940d7763b7c07a75"), "name" : "nafiya", "age" : "5" }</text:p>
      <text:p text:style-name="P4">{ "_id" : ObjectId("5bab103ba886d095e7d9f75a"), "name" : "zohra" }</text:p>
      <text:p text:style-name="P4">{ "_id" : ObjectId("5bab104ea886d095e7d9f75b"), "name" : "zohra" }</text:p>
      <text:p text:style-name="P4">{ "_id" : ObjectId("5bab1058a886d095e7d9f75c"), "name" : "zohra" }</text:p>
      <text:p text:style-name="P4">&gt; db.student.find({"name":"mariyam"});</text:p>
      <text:p text:style-name="P4">{ "_id" : ObjectId("5ba7b7e0940d7763b7c07a72"), "name" : "mariyam", "rollno" : "16c012" }</text:p>
      <text:p text:style-name="P4">&gt; db.contact.find();</text:p>
      <text:p text:style-name="P4">{ "_id" : ObjectId("5bae72df0c4b621769966dca"), "user_id" : ObjectId("5ba7b7e0940d7763b7c07a72"), "phone" : "5454567", "email" : "b,sngcjhdg@.com" }</text:p>
      <text:p text:style-name="P4">{ "_id" : ObjectId("5baefbf41ea280bc991173b2"), "creater" : DBRef("student", ObjectId("5ba7b7e0940d7763b7c07a72"), "$test") }</text:p>
      <text:p text:style-name="P4">&gt; db.contact.find();.pretty();</text:p>
      <text:p text:style-name="P4">2018-09-29T09:52:27.080+0530 E QUERY <text:s text:c="3"/>[js] SyntaxError: expected expression, got '.' @(shell):1:18</text:p>
      <text:p text:style-name="P4">&gt; db.contact.find().pretty();</text:p>
      <text:p text:style-name="P4">{</text:p>
      <text:p text:style-name="P4"><text:tab/>"_id" : ObjectId("5bae72df0c4b621769966dca"),</text:p>
      <text:p text:style-name="P4"><text:tab/>"user_id" : ObjectId("5ba7b7e0940d7763b7c07a72"),</text:p>
      <text:p text:style-name="P4"><text:tab/>"phone" : "5454567",</text:p>
      <text:p text:style-name="P4"><text:tab/>"email" : "b,sngcjhdg@.com"</text:p>
      <text:p text:style-name="P4">}</text:p>
      <text:p text:style-name="P4">{</text:p>
      <text:p text:style-name="P4"><text:tab/>"_id" : ObjectId("5baefbf41ea280bc991173b2"),</text:p>
      <text:p text:style-name="P4"><text:tab/>"creater" : DBRef("student", ObjectId("5ba7b7e0940d7763b7c07a72"), "$test")</text:p>
      <text:p text:style-name="P4">}</text:p>
      <text:p text:style-name="P4">&gt; db.student.find({"phone":"5454567"});</text:p>
      <text:p text:style-name="P4">&gt; db.student.find({"creater.phone":"5454567"});</text:p>
      <text:p text:style-name="P4">&gt; db.student.find({"mariyam.phone":"5454567"});</text:p>
      <text:p text:style-name="P4">&gt; db.student.find({"mariyam.phone":"5454567"});</text:p>
      <text:p text:style-name="P4">&gt; use example</text:p>
      <text:p text:style-name="P4">switched to db example</text:p>
      <text:p text:style-name="P4">&gt; db.insertMany({ "_id" : 1, "name" : "Dev" })</text:p>
      <text:p text:style-name="P4">2018-09-29T14:22:27.223+0530 E QUERY <text:s text:c="3"/>[js] TypeError: db.insertMany is not a function :</text:p>
      <text:p text:style-name="P4">@(shell):1:1</text:p>
      <text:p text:style-name="P4">&gt; { "_id" : 2, "name" : "Eliot", "reportsTo" : "Dev" }</text:p>
      <text:p text:style-name="P4">2018-09-29T14:22:27.226+0530 E QUERY <text:s text:c="3"/>[js] SyntaxError: missing ; before statement @(shell):1:8</text:p>
      <text:p text:style-name="P4">&gt; { "_id" : 3, "name" : "Ron", "reportsTo" : "Eliot" }</text:p>
      <text:p text:style-name="P4">2018-09-29T14:22:27.228+0530 E QUERY <text:s text:c="3"/>[js] SyntaxError: missing ; before statement @(shell):1:8</text:p>
      <text:p text:style-name="P4">&gt; { "_id" : 4, "name" : "Andrew", "reportsTo" : "Eliot" }</text:p>
      <text:p text:style-name="P4">2018-09-29T14:22:27.231+0530 E QUERY <text:s text:c="3"/>[js] SyntaxError: missing ; before statement @(shell):1:8</text:p>
      <text:p text:style-name="P4">&gt; { "_id" : 5, "name" : "Asya", "reportsTo" : "Ron" }</text:p>
      <text:p text:style-name="P4">2018-09-29T14:22:27.234+0530 E QUERY <text:s text:c="3"/>[js] SyntaxError: missing ; before statement @(shell):1:8</text:p>
      <text:p text:style-name="P4">&gt; db.emplyees.insertMany({ "_id" : 1, "name" : "Dev" })</text:p>
      <text:p text:style-name="P4">2018-09-29T14:23:19.449+0530 E QUERY <text:s text:c="3"/>[js] TypeError: documents.map is not a function :</text:p>
      <text:p text:style-name="P4">DBCollection.prototype.insertMany@src/mongo/shell/crud_api.js:295:1</text:p>
      <text:p text:style-name="P4">@(shell):1:1</text:p>
      <text:p text:style-name="P4">&gt; { "_id" : 2, "name" : "Eliot", "reportsTo" : "Dev" }</text:p>
      <text:p text:style-name="P4"><text:soft-page-break/>2018-09-29T14:23:19.452+0530 E QUERY <text:s text:c="3"/>[js] SyntaxError: missing ; before statement @(shell):1:8</text:p>
      <text:p text:style-name="P4">&gt; { "_id" : 3, "name" : "Ron", "reportsTo" : "Eliot" }</text:p>
      <text:p text:style-name="P4">2018-09-29T14:23:19.455+0530 E QUERY <text:s text:c="3"/>[js] SyntaxError: missing ; before statement @(shell):1:8</text:p>
      <text:p text:style-name="P4">&gt; { "_id" : 4, "name" : "Andrew", "reportsTo" : "Eliot" }</text:p>
      <text:p text:style-name="P4">2018-09-29T14:23:19.504+0530 E QUERY <text:s text:c="3"/>[js] SyntaxError: missing ; before statement @(shell):1:8</text:p>
      <text:p text:style-name="P4">&gt; { "_id" : 5, "name" : "Asya", "reportsTo" : "Ron" }</text:p>
      <text:p text:style-name="P4">2018-09-29T14:23:19.507+0530 E QUERY <text:s text:c="3"/>[js] SyntaxError: missing ; before statement @(shell):1:8</text:p>
      <text:p text:style-name="P4">&gt; db.emplyees.insertMany({ "_id" : 1, "name" : "Dev" })</text:p>
      <text:p text:style-name="P4">2018-09-29T14:24:01.129+0530 E QUERY <text:s text:c="3"/>[js] TypeError: documents.map is not a function :</text:p>
      <text:p text:style-name="P4">DBCollection.prototype.insertMany@src/mongo/shell/crud_api.js:295:1</text:p>
      <text:p text:style-name="P4">@(shell):1:1</text:p>
      <text:p text:style-name="P4">&gt; db.emplyees.insertMany({ "_id" : 1, "name" : "Dev" })</text:p>
      <text:p text:style-name="P4">2018-09-29T14:24:06.415+0530 E QUERY <text:s text:c="3"/>[js] TypeError: documents.map is not a function :</text:p>
      <text:p text:style-name="P4">DBCollection.prototype.insertMany@src/mongo/shell/crud_api.js:295:1</text:p>
      <text:p text:style-name="P4">@(shell):1:1</text:p>
      <text:p text:style-name="P4">&gt; db.emplyees.insertMany({ "_id" : 1, "name" : "Dev" },{ "_id" : 2, "name" : "Eliot", "reportsTo" : "Dev" })</text:p>
      <text:p text:style-name="P4">2018-09-29T14:24:58.997+0530 E QUERY <text:s text:c="3"/>[js] TypeError: documents.map is not a function :</text:p>
      <text:p text:style-name="P4">DBCollection.prototype.insertMany@src/mongo/shell/crud_api.js:295:1</text:p>
      <text:p text:style-name="P4">@(shell):1:1</text:p>
      <text:p text:style-name="P4">&gt; db.employees.insertOne({ "_id" : 1, "name" : "Dev" },)</text:p>
      <text:p text:style-name="P4">2018-09-29T14:25:57.315+0530 E QUERY <text:s text:c="3"/>[js] SyntaxError: expected expression, got ')' @(shell):1:53</text:p>
      <text:p text:style-name="P4">&gt; { "_id" : 2, "name" : "Eliot", "reportsTo" : "Dev" },</text:p>
      <text:p text:style-name="P4">... { "_id" : 3, "name" : "Ron", "reportsTo" : "Eliot" },</text:p>
      <text:p text:style-name="P4">... { "_id" : 4, "name" : "Andrew", "reportsTo" : "Eliot" },</text:p>
      <text:p text:style-name="P4">... { "_id" : 5, "name" : "Asya", "reportsTo" : "Ron" },</text:p>
      <text:p text:style-name="P4">... { "_id" : 6, "name" : "Dan", "reportsTo" : "Andrew" })</text:p>
      <text:p text:style-name="P4">2018-09-29T14:26:55.034+0530 E QUERY <text:s text:c="3"/>[js] SyntaxError: missing ; before statement @(shell):1:8</text:p>
      <text:p text:style-name="P4">&gt; db.employees.insertOne({ "_id" : 1, "name" : "Dev" },{ "_id" : 2, "name" : "Eliot", "reportsTo" : "Dev" },{ "_id" : 3, "name" : "Ron", "reportsTo" : "Eliot" },{ "_id" : 4, "name" : "Andrew", "reportsTo" : "Eliot" },{ "_id" : 5, "name" : "Asya", "reportsTo" : "Ron" },{ "_id" : 6, "name" : "Dan", "reportsTo" : "Andrew" })</text:p>
      <text:p text:style-name="P4">{ "acknowledged" : true, "insertedId" : 1 }</text:p>
      <text:p text:style-name="P4">&gt; db.employees.find().pretty();</text:p>
      <text:p text:style-name="P4">{ "_id" : 1, "name" : "Dev" }</text:p>
      <text:p text:style-name="P4">&gt; db.employees.insertMany({ "_id" : 1, "name" : "Dev" },{ "_id" : 2, "name" : "Eliot", "reportsTo" : "Dev" },{ "_id" : 3, "name" : "Ron", "reportsTo" : "Eliot" },{ "_id" : 4, "name" : "Andrew", "reportsTo" : "Eliot" },{ "_id" : 5, "name" : "Asya", "reportsTo" : "Ron" },{ "_id" : 6, "name" : "Dan", "reportsTo" : "Andrew" })</text:p>
      <text:p text:style-name="P4">2018-09-29T14:28:02.246+0530 E QUERY <text:s text:c="3"/>[js] TypeError: documents.map is not a function :</text:p>
      <text:p text:style-name="P4">DBCollection.prototype.insertMany@src/mongo/shell/crud_api.js:295:1</text:p>
      <text:p text:style-name="P4">@(shell):1:1</text:p>
      <text:p text:style-name="P4">&gt; db.employees.insertMany([{ "_id" : 1, "name" : "Dev" },{ "_id" : 2, "name" : "Eliot", "reportsTo" : "Dev" },{ "_id" : 3, "name" : "Ron", "reportsTo" : "Eliot" },{ "_id" : 4, "name" : "Andrew", "reportsTo" : "Eliot" },{ "_id" : 5, "name" : "Asya", "reportsTo" : "Ron" },{ "_id" : 6, "name" : "Dan", "reportsTo" : "Andrew" }])</text:p>
      <text:p text:style-name="P4"><text:soft-page-break/>2018-09-29T14:28:35.617+0530 E QUERY <text:s text:c="3"/>[js] BulkWriteError: write error at item 0 in bulk operation :</text:p>
      <text:p text:style-name="P4">BulkWriteError({</text:p>
      <text:p text:style-name="P4"><text:tab/>"writeErrors" : [</text:p>
      <text:p text:style-name="P4"><text:tab/><text:tab/>{</text:p>
      <text:p text:style-name="P4"><text:tab/><text:tab/><text:tab/>"index" : 0,</text:p>
      <text:p text:style-name="P4"><text:tab/><text:tab/><text:tab/>"code" : 11000,</text:p>
      <text:p text:style-name="P4"><text:tab/><text:tab/><text:tab/>"errmsg" : "E11000 duplicate key error collection: example.employees index: _id_ dup key: { : 1.0 }",</text:p>
      <text:p text:style-name="P4"><text:tab/><text:tab/><text:tab/>"op" : {</text:p>
      <text:p text:style-name="P4"><text:tab/><text:tab/><text:tab/><text:tab/>"_id" : 1,</text:p>
      <text:p text:style-name="P4"><text:tab/><text:tab/><text:tab/><text:tab/>"name" : "Dev"</text:p>
      <text:p text:style-name="P4"><text:tab/><text:tab/><text:tab/>}</text:p>
      <text:p text:style-name="P4"><text:tab/><text:tab/>}</text:p>
      <text:p text:style-name="P4"><text:tab/>],</text:p>
      <text:p text:style-name="P4"><text:tab/>"writeConcernErrors" : [ ],</text:p>
      <text:p text:style-name="P4"><text:tab/>"nInserted" : 0,</text:p>
      <text:p text:style-name="P4"><text:tab/>"nUpserted" : 0,</text:p>
      <text:p text:style-name="P4"><text:tab/>"nMatched" : 0,</text:p>
      <text:p text:style-name="P4"><text:tab/>"nModified" : 0,</text:p>
      <text:p text:style-name="P4"><text:tab/>"nRemoved" : 0,</text:p>
      <text:p text:style-name="P4"><text:tab/>"upserted" : [ ]</text:p>
      <text:p text:style-name="P4">})</text:p>
      <text:p text:style-name="P4">BulkWriteError@src/mongo/shell/bulk_api.js:369:48</text:p>
      <text:p text:style-name="P4">BulkWriteResult/this.toError@src/mongo/shell/bulk_api.js:333:24</text:p>
      <text:p text:style-name="P4">Bulk/this.execute@src/mongo/shell/bulk_api.js:1173:1</text:p>
      <text:p text:style-name="P4">DBCollection.prototype.insertMany@src/mongo/shell/crud_api.js:314:5</text:p>
      <text:p text:style-name="P4">@(shell):1:1</text:p>
      <text:p text:style-name="P4">&gt; <text:s/>db.employees.insertMany([{ "_id" : 1, "name" : "Dev" },{ "_id" : 2, "name" : "Eliot", "reportsTo" : "Dev" },{ "_id" : 3, "name" : "Ron", "reportsTo" : "Eliot" },{ "_id" : 4, "name" : "Andrew", "reportsTo" : "Eliot" },{ "_id" : 5, "name" : "Asya", "reportsTo" : "Ron" },{ "_id" : 6, "name" : "Dan", "reportsTo" : "Andrew" }])</text:p>
      <text:p text:style-name="P4">2018-09-29T14:29:44.246+0530 E QUERY <text:s text:c="3"/>[js] BulkWriteError: write error at item 0 in bulk operation :</text:p>
      <text:p text:style-name="P4">BulkWriteError({</text:p>
      <text:p text:style-name="P4"><text:tab/>"writeErrors" : [</text:p>
      <text:p text:style-name="P4"><text:tab/><text:tab/>{</text:p>
      <text:p text:style-name="P4"><text:tab/><text:tab/><text:tab/>"index" : 0,</text:p>
      <text:p text:style-name="P4"><text:tab/><text:tab/><text:tab/>"code" : 11000,</text:p>
      <text:p text:style-name="P4"><text:tab/><text:tab/><text:tab/>"errmsg" : "E11000 duplicate key error collection: example.employees index: _id_ dup key: { : 1.0 }",</text:p>
      <text:p text:style-name="P4"><text:tab/><text:tab/><text:tab/>"op" : {</text:p>
      <text:p text:style-name="P4"><text:tab/><text:tab/><text:tab/><text:tab/>"_id" : 1,</text:p>
      <text:p text:style-name="P4"><text:tab/><text:tab/><text:tab/><text:tab/>"name" : "Dev"</text:p>
      <text:p text:style-name="P4"><text:tab/><text:tab/><text:tab/>}</text:p>
      <text:p text:style-name="P4"><text:tab/><text:tab/>}</text:p>
      <text:p text:style-name="P4"><text:tab/>],</text:p>
      <text:p text:style-name="P4"><text:tab/>"writeConcernErrors" : [ ],</text:p>
      <text:p text:style-name="P4"><text:tab/>"nInserted" : 0,</text:p>
      <text:p text:style-name="P4"><text:tab/>"nUpserted" : 0,</text:p>
      <text:p text:style-name="P4"><text:tab/>"nMatched" : 0,</text:p>
      <text:p text:style-name="P4"><text:tab/>"nModified" : 0,</text:p>
      <text:p text:style-name="P4"><text:soft-page-break/><text:tab/>"nRemoved" : 0,</text:p>
      <text:p text:style-name="P4"><text:tab/>"upserted" : [ ]</text:p>
      <text:p text:style-name="P4">})</text:p>
      <text:p text:style-name="P4">BulkWriteError@src/mongo/shell/bulk_api.js:369:48</text:p>
      <text:p text:style-name="P4">BulkWriteResult/this.toError@src/mongo/shell/bulk_api.js:333:24</text:p>
      <text:p text:style-name="P4">Bulk/this.execute@src/mongo/shell/bulk_api.js:1173:1</text:p>
      <text:p text:style-name="P4">DBCollection.prototype.insertMany@src/mongo/shell/crud_api.js:314:5</text:p>
      <text:p text:style-name="P4">@(shell):1:1</text:p>
      <text:p text:style-name="P4">&gt; db.employees.insertMany([{ "_id" : 90, "name" : "Dev" },{ "_id" : 2, "name" : "Eliot", "reportsTo" : "Dev" },{ "_id" : 3, "name" : "Ron", "reportsTo" : "Eliot" },{ "_id" : 4, "name" : "Andrew", "reportsTo" : "Eliot" },{ "_id" : 5, "name" : "Asya", "reportsTo" : "Ron" },{ "_id" : 6, "name" : "Dan", "reportsTo" : "Andrew" }])</text:p>
      <text:p text:style-name="P4">{ "acknowledged" : true, "insertedIds" : [ 90, 2, 3, 4, 5, 6 ] }</text:p>
      <text:p text:style-name="P4">&gt; db.employees.find().pretty();</text:p>
      <text:p text:style-name="P4">{ "_id" : 1, "name" : "Dev" }</text:p>
      <text:p text:style-name="P4">{ "_id" : 90, "name" : "Dev" }</text:p>
      <text:p text:style-name="P4">{ "_id" : 2, "name" : "Eliot", "reportsTo" : "Dev" }</text:p>
      <text:p text:style-name="P4">{ "_id" : 3, "name" : "Ron", "reportsTo" : "Eliot" }</text:p>
      <text:p text:style-name="P4">{ "_id" : 4, "name" : "Andrew", "reportsTo" : "Eliot" }</text:p>
      <text:p text:style-name="P4">{ "_id" : 5, "name" : "Asya", "reportsTo" : "Ron" }</text:p>
      <text:p text:style-name="P4">{ "_id" : 6, "name" : "Dan", "reportsTo" : "Andrew" }</text:p>
      <text:p text:style-name="P4">&gt; db.employees.aggregate( [</text:p>
      <text:p text:style-name="P4">... <text:s text:c="3"/>{</text:p>
      <text:p text:style-name="P4">... <text:s text:c="6"/>$graphLookup: {</text:p>
      <text:p text:style-name="P4">... <text:s text:c="9"/>from: "employees",</text:p>
      <text:p text:style-name="P4">... <text:s text:c="9"/>startWith: "$reportsTo",</text:p>
      <text:p text:style-name="P4">... <text:s text:c="9"/>connectFromField: "reportsTo",</text:p>
      <text:p text:style-name="P4">... <text:s text:c="9"/>connectToField: "name",</text:p>
      <text:p text:style-name="P4">... <text:s text:c="9"/>as: "reportingHierarchy"</text:p>
      <text:p text:style-name="P4">... <text:s text:c="6"/>}</text:p>
      <text:p text:style-name="P4">... <text:s text:c="3"/>}</text:p>
      <text:p text:style-name="P4">... ] )</text:p>
      <text:p text:style-name="P4">{ "_id" : 1, "name" : "Dev", "reportingHierarchy" : [ ] }</text:p>
      <text:p text:style-name="P4">{ "_id" : 90, "name" : "Dev", "reportingHierarchy" : [ ] }</text:p>
      <text:p text:style-name="P4">{ "_id" : 2, "name" : "Eliot", "reportsTo" : "Dev", "reportingHierarchy" : [ { "_id" : 90, "name" : "Dev" }, { "_id" : 1, "name" : "Dev" } ] }</text:p>
      <text:p text:style-name="P4">{ "_id" : 3, "name" : "Ron", "reportsTo" : "Eliot", "reportingHierarchy" : [ { "_id" : 1, "name" : "Dev" }, { "_id" : 90, "name" : "Dev" }, { "_id" : 2, "name" : "Eliot", "reportsTo" : "Dev" } ] }</text:p>
      <text:p text:style-name="P4">{ "_id" : 4, "name" : "Andrew", "reportsTo" : "Eliot", "reportingHierarchy" : [ { "_id" : 1, "name" : "Dev" }, { "_id" : 90, "name" : "Dev" }, { "_id" : 2, "name" : "Eliot", "reportsTo" : "Dev" } ] }</text:p>
      <text:p text:style-name="P4">{ "_id" : 5, "name" : "Asya", "reportsTo" : "Ron", "reportingHierarchy" : [ { "_id" : 1, "name" : "Dev" }, { "_id" : 90, "name" : "Dev" }, { "_id" : 2, "name" : "Eliot", "reportsTo" : "Dev" }, { "_id" : 3, "name" : "Ron", "reportsTo" : "Eliot" } ] }</text:p>
      <text:p text:style-name="P4">{ "_id" : 6, "name" : "Dan", "reportsTo" : "Andrew", "reportingHierarchy" : [ { "_id" : 1, "name" : "Dev" }, { "_id" : 90, "name" : "Dev" }, { "_id" : 2, "name" : "Eliot", "reportsTo" : "Dev" }, { "_id" : 4, "name" : "Andrew", "reportsTo" : "Eliot" } ] }</text:p>
      <text:p text:style-name="P4">&gt; db.employees.aggregate( [ <text:s text:c="3"/>{ <text:s text:c="6"/>$graphLookup: { <text:s text:c="9"/>from: "employees", <text:s text:c="9"/>startWith: "$reportsTo", <text:s text:c="9"/>connectFromField: "reportsTo", <text:s text:c="9"/>connectToField: "name", <text:s text:c="9"/>as: "reportingHierarchy" <text:s text:c="6"/>} <text:s text:c="3"/>} ] ).pretty();</text:p>
      <text:p text:style-name="P4">{ "_id" : 1, "name" : "Dev", "reportingHierarchy" : [ ] }</text:p>
      <text:p text:style-name="P4">{ "_id" : 90, "name" : "Dev", "reportingHierarchy" : [ ] }</text:p>
      <text:p text:style-name="P4">{</text:p>
      <text:p text:style-name="P4"><text:soft-page-break/><text:tab/>"_id" : 2,</text:p>
      <text:p text:style-name="P4"><text:tab/>"name" : "Eliot",</text:p>
      <text:p text:style-name="P4"><text:tab/>"reportsTo" : "Dev",</text:p>
      <text:p text:style-name="P4"><text:tab/>"reportingHierarchy" : [</text:p>
      <text:p text:style-name="P4"><text:tab/><text:tab/>{</text:p>
      <text:p text:style-name="P4"><text:tab/><text:tab/><text:tab/>"_id" : 90,</text:p>
      <text:p text:style-name="P4"><text:tab/><text:tab/><text:tab/>"name" : "Dev"</text:p>
      <text:p text:style-name="P4"><text:tab/><text:tab/>},</text:p>
      <text:p text:style-name="P4"><text:tab/><text:tab/>{</text:p>
      <text:p text:style-name="P4"><text:tab/><text:tab/><text:tab/>"_id" : 1,</text:p>
      <text:p text:style-name="P4"><text:tab/><text:tab/><text:tab/>"name" : "Dev"</text:p>
      <text:p text:style-name="P4"><text:tab/><text:tab/>}</text:p>
      <text:p text:style-name="P4"><text:tab/>]</text:p>
      <text:p text:style-name="P4">}</text:p>
      <text:p text:style-name="P4">{</text:p>
      <text:p text:style-name="P4"><text:tab/>"_id" : 3,</text:p>
      <text:p text:style-name="P4"><text:tab/>"name" : "Ron",</text:p>
      <text:p text:style-name="P4"><text:tab/>"reportsTo" : "Eliot",</text:p>
      <text:p text:style-name="P4"><text:tab/>"reportingHierarchy" : [</text:p>
      <text:p text:style-name="P4"><text:tab/><text:tab/>{</text:p>
      <text:p text:style-name="P4"><text:tab/><text:tab/><text:tab/>"_id" : 1,</text:p>
      <text:p text:style-name="P4"><text:tab/><text:tab/><text:tab/>"name" : "Dev"</text:p>
      <text:p text:style-name="P4"><text:tab/><text:tab/>},</text:p>
      <text:p text:style-name="P4"><text:tab/><text:tab/>{</text:p>
      <text:p text:style-name="P4"><text:tab/><text:tab/><text:tab/>"_id" : 90,</text:p>
      <text:p text:style-name="P4"><text:tab/><text:tab/><text:tab/>"name" : "Dev"</text:p>
      <text:p text:style-name="P4"><text:tab/><text:tab/>},</text:p>
      <text:p text:style-name="P4"><text:tab/><text:tab/>{</text:p>
      <text:p text:style-name="P4"><text:tab/><text:tab/><text:tab/>"_id" : 2,</text:p>
      <text:p text:style-name="P4"><text:tab/><text:tab/><text:tab/>"name" : "Eliot",</text:p>
      <text:p text:style-name="P4"><text:tab/><text:tab/><text:tab/>"reportsTo" : "Dev"</text:p>
      <text:p text:style-name="P4"><text:tab/><text:tab/>}</text:p>
      <text:p text:style-name="P4"><text:tab/>]</text:p>
      <text:p text:style-name="P4">}</text:p>
      <text:p text:style-name="P4">{</text:p>
      <text:p text:style-name="P4"><text:tab/>"_id" : 4,</text:p>
      <text:p text:style-name="P4"><text:tab/>"name" : "Andrew",</text:p>
      <text:p text:style-name="P4"><text:tab/>"reportsTo" : "Eliot",</text:p>
      <text:p text:style-name="P4"><text:tab/>"reportingHierarchy" : [</text:p>
      <text:p text:style-name="P4"><text:tab/><text:tab/>{</text:p>
      <text:p text:style-name="P4"><text:tab/><text:tab/><text:tab/>"_id" : 1,</text:p>
      <text:p text:style-name="P4"><text:tab/><text:tab/><text:tab/>"name" : "Dev"</text:p>
      <text:p text:style-name="P4"><text:tab/><text:tab/>},</text:p>
      <text:p text:style-name="P4"><text:tab/><text:tab/>{</text:p>
      <text:p text:style-name="P4"><text:tab/><text:tab/><text:tab/>"_id" : 90,</text:p>
      <text:p text:style-name="P4"><text:tab/><text:tab/><text:tab/>"name" : "Dev"</text:p>
      <text:p text:style-name="P4"><text:tab/><text:tab/>},</text:p>
      <text:p text:style-name="P4"><text:tab/><text:tab/>{</text:p>
      <text:p text:style-name="P4"><text:tab/><text:tab/><text:tab/>"_id" : 2,</text:p>
      <text:p text:style-name="P4"><text:tab/><text:tab/><text:tab/>"name" : "Eliot",</text:p>
      <text:p text:style-name="P4"><text:tab/><text:tab/><text:tab/>"reportsTo" : "Dev"</text:p>
      <text:p text:style-name="P4"><text:tab/><text:tab/>}</text:p>
      <text:p text:style-name="P4"><text:soft-page-break/><text:tab/>]</text:p>
      <text:p text:style-name="P4">}</text:p>
      <text:p text:style-name="P4">{</text:p>
      <text:p text:style-name="P4"><text:tab/>"_id" : 5,</text:p>
      <text:p text:style-name="P4"><text:tab/>"name" : "Asya",</text:p>
      <text:p text:style-name="P4"><text:tab/>"reportsTo" : "Ron",</text:p>
      <text:p text:style-name="P4"><text:tab/>"reportingHierarchy" : [</text:p>
      <text:p text:style-name="P4"><text:tab/><text:tab/>{</text:p>
      <text:p text:style-name="P4"><text:tab/><text:tab/><text:tab/>"_id" : 1,</text:p>
      <text:p text:style-name="P4"><text:tab/><text:tab/><text:tab/>"name" : "Dev"</text:p>
      <text:p text:style-name="P4"><text:tab/><text:tab/>},</text:p>
      <text:p text:style-name="P4"><text:tab/><text:tab/>{</text:p>
      <text:p text:style-name="P4"><text:tab/><text:tab/><text:tab/>"_id" : 90,</text:p>
      <text:p text:style-name="P4"><text:tab/><text:tab/><text:tab/>"name" : "Dev"</text:p>
      <text:p text:style-name="P4"><text:tab/><text:tab/>},</text:p>
      <text:p text:style-name="P4"><text:tab/><text:tab/>{</text:p>
      <text:p text:style-name="P4"><text:tab/><text:tab/><text:tab/>"_id" : 2,</text:p>
      <text:p text:style-name="P4"><text:tab/><text:tab/><text:tab/>"name" : "Eliot",</text:p>
      <text:p text:style-name="P4"><text:tab/><text:tab/><text:tab/>"reportsTo" : "Dev"</text:p>
      <text:p text:style-name="P4"><text:tab/><text:tab/>},</text:p>
      <text:p text:style-name="P4"><text:tab/><text:tab/>{</text:p>
      <text:p text:style-name="P4"><text:tab/><text:tab/><text:tab/>"_id" : 3,</text:p>
      <text:p text:style-name="P4"><text:tab/><text:tab/><text:tab/>"name" : "Ron",</text:p>
      <text:p text:style-name="P4"><text:tab/><text:tab/><text:tab/>"reportsTo" : "Eliot"</text:p>
      <text:p text:style-name="P4"><text:tab/><text:tab/>}</text:p>
      <text:p text:style-name="P4"><text:tab/>]</text:p>
      <text:p text:style-name="P4">}</text:p>
      <text:p text:style-name="P4">{</text:p>
      <text:p text:style-name="P4"><text:tab/>"_id" : 6,</text:p>
      <text:p text:style-name="P4"><text:tab/>"name" : "Dan",</text:p>
      <text:p text:style-name="P4"><text:tab/>"reportsTo" : "Andrew",</text:p>
      <text:p text:style-name="P4"><text:tab/>"reportingHierarchy" : [</text:p>
      <text:p text:style-name="P4"><text:tab/><text:tab/>{</text:p>
      <text:p text:style-name="P4"><text:tab/><text:tab/><text:tab/>"_id" : 1,</text:p>
      <text:p text:style-name="P4"><text:tab/><text:tab/><text:tab/>"name" : "Dev"</text:p>
      <text:p text:style-name="P4"><text:tab/><text:tab/>},</text:p>
      <text:p text:style-name="P4"><text:tab/><text:tab/>{</text:p>
      <text:p text:style-name="P4"><text:tab/><text:tab/><text:tab/>"_id" : 90,</text:p>
      <text:p text:style-name="P4"><text:tab/><text:tab/><text:tab/>"name" : "Dev"</text:p>
      <text:p text:style-name="P4"><text:tab/><text:tab/>},</text:p>
      <text:p text:style-name="P4"><text:tab/><text:tab/>{</text:p>
      <text:p text:style-name="P4"><text:tab/><text:tab/><text:tab/>"_id" : 2,</text:p>
      <text:p text:style-name="P4"><text:tab/><text:tab/><text:tab/>"name" : "Eliot",</text:p>
      <text:p text:style-name="P4"><text:tab/><text:tab/><text:tab/>"reportsTo" : "Dev"</text:p>
      <text:p text:style-name="P4"><text:tab/><text:tab/>},</text:p>
      <text:p text:style-name="P4"><text:tab/><text:tab/>{</text:p>
      <text:p text:style-name="P4"><text:tab/><text:tab/><text:tab/>"_id" : 4,</text:p>
      <text:p text:style-name="P4"><text:tab/><text:tab/><text:tab/>"name" : "Andrew",</text:p>
      <text:p text:style-name="P4"><text:tab/><text:tab/><text:tab/>"reportsTo" : "Eliot"</text:p>
      <text:p text:style-name="P4"><text:tab/><text:tab/>}</text:p>
      <text:p text:style-name="P4"><text:tab/>]</text:p>
      <text:p text:style-name="P4">}</text:p>
      <text:p text:style-name="P4"><text:soft-page-break/>&gt; db.customer.insertMany([{ "_id" : 0, "airport" : "JFK", "connects" : [ "BOS", "ORD" ] },{ "_id" : 1, "airport" : "BOS", "connects" : [ "JFK", "PWM" ] },{ "_id" : 2, "airport" : "ORD", "connects" : [ "JFK" ] },{ "_id" : 3, "airport" : "PWM", "connects" : [ "BOS", "LHR" ] },{ "_id" : 4, "airport" : "LHR", "connects" : [ "PWM" ] }])</text:p>
      <text:p text:style-name="P4">{ "acknowledged" : true, "insertedIds" : [ 0, 1, 2, 3, 4 ] }</text:p>
      <text:p text:style-name="P4">&gt; db.traveler.insertMany([{ "_id" : 1, "name" : "Dev", "nearestAirport" : "JFK" },{ "_id" : 2, "name" : "Eliot", "nearestAirport" : "JFK" },{ "_id" : 3, "name" : "Jeff", "nearestAirport" : "BOS" }])</text:p>
      <text:p text:style-name="P4">{ "acknowledged" : true, "insertedIds" : [ 1, 2, 3 ] }</text:p>
      <text:p text:style-name="P4">&gt; db.travelers.aggregate( [</text:p>
      <text:p text:style-name="P4">... <text:s text:c="3"/>{</text:p>
      <text:p text:style-name="P4">... <text:s text:c="6"/>$graphLookup: {</text:p>
      <text:p text:style-name="P4">... <text:s text:c="9"/>from: "airports",</text:p>
      <text:p text:style-name="P4">... <text:s text:c="9"/>startWith: "$nearestAirport",</text:p>
      <text:p text:style-name="P4">... <text:s text:c="9"/>connectFromField: "connects",</text:p>
      <text:p text:style-name="P4">... <text:s text:c="9"/>connectToField: "airport",</text:p>
      <text:p text:style-name="P4">... <text:s text:c="9"/>maxDepth: 2,</text:p>
      <text:p text:style-name="P4">... <text:s text:c="9"/>depthField: "numConnections",</text:p>
      <text:p text:style-name="P4">... <text:s text:c="9"/>as: "destinations"</text:p>
      <text:p text:style-name="P4">... <text:s text:c="6"/>}</text:p>
      <text:p text:style-name="P4">... <text:s text:c="3"/>}</text:p>
      <text:p text:style-name="P4">... ] )</text:p>
      <text:p text:style-name="P4">&gt; db.traveler.aggregate( [ <text:s text:c="3"/>{ <text:s text:c="6"/>$graphLookup: { <text:s text:c="9"/>from: "customer", <text:s text:c="9"/>startWith: "$nearestAirport", <text:s text:c="9"/>connectFromField: "connects", <text:s text:c="9"/>connectToField: "airport", <text:s text:c="9"/>maxDepth: 2, <text:s text:c="9"/>depthField: "numConnections", <text:s text:c="9"/>as: "destinations" <text:s text:c="6"/>} <text:s text:c="3"/>} ] )</text:p>
      <text:p text:style-name="P4">{ "_id" : 1, "name" : "Dev", "nearestAirport" : "JFK", "destinations" : [ { "_id" : 3, "airport" : "PWM", "connects" : [ "BOS", "LHR" ], "numConnections" : NumberLong(2) }, { "_id" : 2, "airport" : "ORD", "connects" : [ "JFK" ], "numConnections" : NumberLong(1) }, { "_id" : 1, "airport" : "BOS", "connects" : [ "JFK", "PWM" ], "numConnections" : NumberLong(1) }, { "_id" : 0, "airport" : "JFK", "connects" : [ "BOS", "ORD" ], "numConnections" : NumberLong(0) } ] }</text:p>
      <text:p text:style-name="P4">{ "_id" : 2, "name" : "Eliot", "nearestAirport" : "JFK", "destinations" : [ { "_id" : 3, "airport" : "PWM", "connects" : [ "BOS", "LHR" ], "numConnections" : NumberLong(2) }, { "_id" : 2, "airport" : "ORD", "connects" : [ "JFK" ], "numConnections" : NumberLong(1) }, { "_id" : 1, "airport" : "BOS", "connects" : [ "JFK", "PWM" ], "numConnections" : NumberLong(1) }, { "_id" : 0, "airport" : "JFK", "connects" : [ "BOS", "ORD" ], "numConnections" : NumberLong(0) } ] }</text:p>
      <text:p text:style-name="P4">{ "_id" : 3, "name" : "Jeff", "nearestAirport" : "BOS", "destinations" : [ { "_id" : 4, "airport" : "LHR", "connects" : [ "PWM" ], "numConnections" : NumberLong(2) }, { "_id" : 1, "airport" : "BOS", "connects" : [ "JFK", "PWM" ], "numConnections" : NumberLong(0) }, { "_id" : 0, "airport" : "JFK", "connects" : [ "BOS", "ORD" ], "numConnections" : NumberLong(1) }, { "_id" : 3, "airport" : "PWM", "connects" : [ "BOS", "LHR" ], "numConnections" : NumberLong(1) }, { "_id" : 2, "airport" : "ORD", "connects" : [ "JFK" ], "numConnections" : NumberLong(2) } ] }</text:p>
      <text:p text:style-name="P4">&gt; db.traveler.aggregate( [ <text:s text:c="3"/>{ <text:s text:c="6"/>$graphLookup: { <text:s text:c="9"/>from: "customer", <text:s text:c="9"/>startWith: "$nearestAirport", <text:s text:c="9"/>connectFromField: "connects", <text:s text:c="9"/>connectToField: "airport", <text:s text:c="9"/>maxDepth: 2, <text:s text:c="9"/>depthField: "numConnections", <text:s text:c="9"/>as: "destinations" <text:s text:c="6"/>} <text:s text:c="3"/>} ] ).pretty()</text:p>
      <text:p text:style-name="P4">{</text:p>
      <text:p text:style-name="P4"><text:tab/>"_id" : 1,</text:p>
      <text:p text:style-name="P4"><text:tab/>"name" : "Dev",</text:p>
      <text:p text:style-name="P4"><text:tab/>"nearestAirport" : "JFK",</text:p>
      <text:p text:style-name="P4"><text:tab/>"destinations" : [</text:p>
      <text:p text:style-name="P4"><text:tab/><text:tab/>{</text:p>
      <text:p text:style-name="P4"><text:tab/><text:tab/><text:tab/>"_id" : 3,</text:p>
      <text:p text:style-name="P4"><text:tab/><text:tab/><text:tab/>"airport" : "PWM",</text:p>
      <text:p text:style-name="P4"><text:soft-page-break/><text:tab/><text:tab/><text:tab/>"connects" : [</text:p>
      <text:p text:style-name="P4"><text:tab/><text:tab/><text:tab/><text:tab/>"BOS",</text:p>
      <text:p text:style-name="P4"><text:tab/><text:tab/><text:tab/><text:tab/>"LHR"</text:p>
      <text:p text:style-name="P4"><text:tab/><text:tab/><text:tab/>],</text:p>
      <text:p text:style-name="P4"><text:tab/><text:tab/><text:tab/>"numConnections" : NumberLong(2)</text:p>
      <text:p text:style-name="P4"><text:tab/><text:tab/>},</text:p>
      <text:p text:style-name="P4"><text:tab/><text:tab/>{</text:p>
      <text:p text:style-name="P4"><text:tab/><text:tab/><text:tab/>"_id" : 2,</text:p>
      <text:p text:style-name="P4"><text:tab/><text:tab/><text:tab/>"airport" : "ORD",</text:p>
      <text:p text:style-name="P4"><text:tab/><text:tab/><text:tab/>"connects" : [</text:p>
      <text:p text:style-name="P4"><text:tab/><text:tab/><text:tab/><text:tab/>"JFK"</text:p>
      <text:p text:style-name="P4"><text:tab/><text:tab/><text:tab/>],</text:p>
      <text:p text:style-name="P4"><text:tab/><text:tab/><text:tab/>"numConnections" : NumberLong(1)</text:p>
      <text:p text:style-name="P4"><text:tab/><text:tab/>},</text:p>
      <text:p text:style-name="P4"><text:tab/><text:tab/>{</text:p>
      <text:p text:style-name="P4"><text:tab/><text:tab/><text:tab/>"_id" : 1,</text:p>
      <text:p text:style-name="P4"><text:tab/><text:tab/><text:tab/>"airport" : "BOS",</text:p>
      <text:p text:style-name="P4"><text:tab/><text:tab/><text:tab/>"connects" : [</text:p>
      <text:p text:style-name="P4"><text:tab/><text:tab/><text:tab/><text:tab/>"JFK",</text:p>
      <text:p text:style-name="P4"><text:tab/><text:tab/><text:tab/><text:tab/>"PWM"</text:p>
      <text:p text:style-name="P4"><text:tab/><text:tab/><text:tab/>],</text:p>
      <text:p text:style-name="P4"><text:tab/><text:tab/><text:tab/>"numConnections" : NumberLong(1)</text:p>
      <text:p text:style-name="P4"><text:tab/><text:tab/>},</text:p>
      <text:p text:style-name="P4"><text:tab/><text:tab/>{</text:p>
      <text:p text:style-name="P4"><text:tab/><text:tab/><text:tab/>"_id" : 0,</text:p>
      <text:p text:style-name="P4"><text:tab/><text:tab/><text:tab/>"airport" : "JFK",</text:p>
      <text:p text:style-name="P4"><text:tab/><text:tab/><text:tab/>"connects" : [</text:p>
      <text:p text:style-name="P4"><text:tab/><text:tab/><text:tab/><text:tab/>"BOS",</text:p>
      <text:p text:style-name="P4"><text:tab/><text:tab/><text:tab/><text:tab/>"ORD"</text:p>
      <text:p text:style-name="P4"><text:tab/><text:tab/><text:tab/>],</text:p>
      <text:p text:style-name="P4"><text:tab/><text:tab/><text:tab/>"numConnections" : NumberLong(0)</text:p>
      <text:p text:style-name="P4"><text:tab/><text:tab/>}</text:p>
      <text:p text:style-name="P4"><text:tab/>]</text:p>
      <text:p text:style-name="P4">}</text:p>
      <text:p text:style-name="P4">{</text:p>
      <text:p text:style-name="P4"><text:tab/>"_id" : 2,</text:p>
      <text:p text:style-name="P4"><text:tab/>"name" : "Eliot",</text:p>
      <text:p text:style-name="P4"><text:tab/>"nearestAirport" : "JFK",</text:p>
      <text:p text:style-name="P4"><text:tab/>"destinations" : [</text:p>
      <text:p text:style-name="P4"><text:tab/><text:tab/>{</text:p>
      <text:p text:style-name="P4"><text:tab/><text:tab/><text:tab/>"_id" : 3,</text:p>
      <text:p text:style-name="P4"><text:tab/><text:tab/><text:tab/>"airport" : "PWM",</text:p>
      <text:p text:style-name="P4"><text:tab/><text:tab/><text:tab/>"connects" : [</text:p>
      <text:p text:style-name="P4"><text:tab/><text:tab/><text:tab/><text:tab/>"BOS",</text:p>
      <text:p text:style-name="P4"><text:tab/><text:tab/><text:tab/><text:tab/>"LHR"</text:p>
      <text:p text:style-name="P4"><text:tab/><text:tab/><text:tab/>],</text:p>
      <text:p text:style-name="P4"><text:tab/><text:tab/><text:tab/>"numConnections" : NumberLong(2)</text:p>
      <text:p text:style-name="P4"><text:tab/><text:tab/>},</text:p>
      <text:p text:style-name="P4"><text:tab/><text:tab/>{</text:p>
      <text:p text:style-name="P4"><text:tab/><text:tab/><text:tab/>"_id" : 2,</text:p>
      <text:p text:style-name="P4"><text:tab/><text:tab/><text:tab/>"airport" : "ORD",</text:p>
      <text:p text:style-name="P4"><text:tab/><text:tab/><text:tab/>"connects" : [</text:p>
      <text:p text:style-name="P4"><text:soft-page-break/><text:tab/><text:tab/><text:tab/><text:tab/>"JFK"</text:p>
      <text:p text:style-name="P4"><text:tab/><text:tab/><text:tab/>],</text:p>
      <text:p text:style-name="P4"><text:tab/><text:tab/><text:tab/>"numConnections" : NumberLong(1)</text:p>
      <text:p text:style-name="P4"><text:tab/><text:tab/>},</text:p>
      <text:p text:style-name="P4"><text:tab/><text:tab/>{</text:p>
      <text:p text:style-name="P4"><text:tab/><text:tab/><text:tab/>"_id" : 1,</text:p>
      <text:p text:style-name="P4"><text:tab/><text:tab/><text:tab/>"airport" : "BOS",</text:p>
      <text:p text:style-name="P4"><text:tab/><text:tab/><text:tab/>"connects" : [</text:p>
      <text:p text:style-name="P4"><text:tab/><text:tab/><text:tab/><text:tab/>"JFK",</text:p>
      <text:p text:style-name="P4"><text:tab/><text:tab/><text:tab/><text:tab/>"PWM"</text:p>
      <text:p text:style-name="P4"><text:tab/><text:tab/><text:tab/>],</text:p>
      <text:p text:style-name="P4"><text:tab/><text:tab/><text:tab/>"numConnections" : NumberLong(1)</text:p>
      <text:p text:style-name="P4"><text:tab/><text:tab/>},</text:p>
      <text:p text:style-name="P4"><text:tab/><text:tab/>{</text:p>
      <text:p text:style-name="P4"><text:tab/><text:tab/><text:tab/>"_id" : 0,</text:p>
      <text:p text:style-name="P4"><text:tab/><text:tab/><text:tab/>"airport" : "JFK",</text:p>
      <text:p text:style-name="P4"><text:tab/><text:tab/><text:tab/>"connects" : [</text:p>
      <text:p text:style-name="P4"><text:tab/><text:tab/><text:tab/><text:tab/>"BOS",</text:p>
      <text:p text:style-name="P4"><text:tab/><text:tab/><text:tab/><text:tab/>"ORD"</text:p>
      <text:p text:style-name="P4"><text:tab/><text:tab/><text:tab/>],</text:p>
      <text:p text:style-name="P4"><text:tab/><text:tab/><text:tab/>"numConnections" : NumberLong(0)</text:p>
      <text:p text:style-name="P4"><text:tab/><text:tab/>}</text:p>
      <text:p text:style-name="P4"><text:tab/>]</text:p>
      <text:p text:style-name="P4">}</text:p>
      <text:p text:style-name="P4">{</text:p>
      <text:p text:style-name="P4"><text:tab/>"_id" : 3,</text:p>
      <text:p text:style-name="P4"><text:tab/>"name" : "Jeff",</text:p>
      <text:p text:style-name="P4"><text:tab/>"nearestAirport" : "BOS",</text:p>
      <text:p text:style-name="P4"><text:tab/>"destinations" : [</text:p>
      <text:p text:style-name="P4"><text:tab/><text:tab/>{</text:p>
      <text:p text:style-name="P4"><text:tab/><text:tab/><text:tab/>"_id" : 4,</text:p>
      <text:p text:style-name="P4"><text:tab/><text:tab/><text:tab/>"airport" : "LHR",</text:p>
      <text:p text:style-name="P4"><text:tab/><text:tab/><text:tab/>"connects" : [</text:p>
      <text:p text:style-name="P4"><text:tab/><text:tab/><text:tab/><text:tab/>"PWM"</text:p>
      <text:p text:style-name="P4"><text:tab/><text:tab/><text:tab/>],</text:p>
      <text:p text:style-name="P4"><text:tab/><text:tab/><text:tab/>"numConnections" : NumberLong(2)</text:p>
      <text:p text:style-name="P4"><text:tab/><text:tab/>},</text:p>
      <text:p text:style-name="P4"><text:tab/><text:tab/>{</text:p>
      <text:p text:style-name="P4"><text:tab/><text:tab/><text:tab/>"_id" : 1,</text:p>
      <text:p text:style-name="P4"><text:tab/><text:tab/><text:tab/>"airport" : "BOS",</text:p>
      <text:p text:style-name="P4"><text:tab/><text:tab/><text:tab/>"connects" : [</text:p>
      <text:p text:style-name="P4"><text:tab/><text:tab/><text:tab/><text:tab/>"JFK",</text:p>
      <text:p text:style-name="P4"><text:tab/><text:tab/><text:tab/><text:tab/>"PWM"</text:p>
      <text:p text:style-name="P4"><text:tab/><text:tab/><text:tab/>],</text:p>
      <text:p text:style-name="P4"><text:tab/><text:tab/><text:tab/>"numConnections" : NumberLong(0)</text:p>
      <text:p text:style-name="P4"><text:tab/><text:tab/>},</text:p>
      <text:p text:style-name="P4"><text:tab/><text:tab/>{</text:p>
      <text:p text:style-name="P4"><text:tab/><text:tab/><text:tab/>"_id" : 0,</text:p>
      <text:p text:style-name="P4"><text:tab/><text:tab/><text:tab/>"airport" : "JFK",</text:p>
      <text:p text:style-name="P4"><text:tab/><text:tab/><text:tab/>"connects" : [</text:p>
      <text:p text:style-name="P4"><text:tab/><text:tab/><text:tab/><text:tab/>"BOS",</text:p>
      <text:p text:style-name="P4"><text:tab/><text:tab/><text:tab/><text:tab/>"ORD"</text:p>
      <text:p text:style-name="P4"><text:soft-page-break/><text:tab/><text:tab/><text:tab/>],</text:p>
      <text:p text:style-name="P4"><text:tab/><text:tab/><text:tab/>"numConnections" : NumberLong(1)</text:p>
      <text:p text:style-name="P4"><text:tab/><text:tab/>},</text:p>
      <text:p text:style-name="P4"><text:tab/><text:tab/>{</text:p>
      <text:p text:style-name="P4"><text:tab/><text:tab/><text:tab/>"_id" : 3,</text:p>
      <text:p text:style-name="P4"><text:tab/><text:tab/><text:tab/>"airport" : "PWM",</text:p>
      <text:p text:style-name="P4"><text:tab/><text:tab/><text:tab/>"connects" : [</text:p>
      <text:p text:style-name="P4"><text:tab/><text:tab/><text:tab/><text:tab/>"BOS",</text:p>
      <text:p text:style-name="P4"><text:tab/><text:tab/><text:tab/><text:tab/>"LHR"</text:p>
      <text:p text:style-name="P4"><text:tab/><text:tab/><text:tab/>],</text:p>
      <text:p text:style-name="P4"><text:tab/><text:tab/><text:tab/>"numConnections" : NumberLong(1)</text:p>
      <text:p text:style-name="P4"><text:tab/><text:tab/>},</text:p>
      <text:p text:style-name="P4"><text:tab/><text:tab/>{</text:p>
      <text:p text:style-name="P4"><text:tab/><text:tab/><text:tab/>"_id" : 2,</text:p>
      <text:p text:style-name="P4"><text:tab/><text:tab/><text:tab/>"airport" : "ORD",</text:p>
      <text:p text:style-name="P4"><text:tab/><text:tab/><text:tab/>"connects" : [</text:p>
      <text:p text:style-name="P4"><text:tab/><text:tab/><text:tab/><text:tab/>"JFK"</text:p>
      <text:p text:style-name="P4"><text:tab/><text:tab/><text:tab/>],</text:p>
      <text:p text:style-name="P4"><text:tab/><text:tab/><text:tab/>"numConnections" : NumberLong(2)</text:p>
      <text:p text:style-name="P4"><text:tab/><text:tab/>}</text:p>
      <text:p text:style-name="P4"><text:tab/>]</text:p>
      <text:p text:style-name="P4">}</text:p>
      <text:p text:style-name="P4">&gt; db.clg.insertOne({"clg":"AIKTC","place":"panvel"})</text:p>
      <text:p text:style-name="P4">{</text:p>
      <text:p text:style-name="P4"><text:tab/>"acknowledged" : true,</text:p>
      <text:p text:style-name="P4"><text:tab/>"insertedId" : ObjectId("5baf42cb1ea280bc991173b3")</text:p>
      <text:p text:style-name="P4">}</text:p>
      <text:p text:style-name="P4">&gt; var stu = db.clg.findOne({"clg":"AIKTC"})</text:p>
      <text:p text:style-name="P4">&gt; stu</text:p>
      <text:p text:style-name="P4">{</text:p>
      <text:p text:style-name="P4"><text:tab/>"_id" : ObjectId("5baf42cb1ea280bc991173b3"),</text:p>
      <text:p text:style-name="P4"><text:tab/>"clg" : "AIKTC",</text:p>
      <text:p text:style-name="P4"><text:tab/>"place" : "panvel"</text:p>
      <text:p text:style-name="P4">}</text:p>
      <text:p text:style-name="P4">&gt; db.mu.insert({"place":"mumbai","name":"mumbai university",uniId:stu._id});</text:p>
      <text:p text:style-name="P4">WriteResult({ "nInserted" : 1 })</text:p>
      <text:p text:style-name="P4">&gt; db.mu.find().pretty();</text:p>
      <text:p text:style-name="P4">{</text:p>
      <text:p text:style-name="P4"><text:tab/>"_id" : ObjectId("5baf43de1ea280bc991173b4"),</text:p>
      <text:p text:style-name="P4"><text:tab/>"place" : "mumbai",</text:p>
      <text:p text:style-name="P4"><text:tab/>"name" : "mumbai university",</text:p>
      <text:p text:style-name="P4"><text:tab/>"uniId" : ObjectId("5baf42cb1ea280bc991173b3")</text:p>
      <text:p text:style-name="P4">}</text:p>
      <text:p text:style-name="P4">&gt; db.mu.find(place:"panvel").pretty();</text:p>
      <text:p text:style-name="P4">2018-09-29T14:51:39.479+0530 E QUERY <text:s text:c="3"/>[js] SyntaxError: missing ) after argument list @(shell):1:16</text:p>
      <text:p text:style-name="P4">&gt; db.mu.find({place:"panvel"}).pretty();</text:p>
      <text:p text:style-name="P4">&gt; db.mu.find({"clg.place":"panvel"}).pretty();</text:p>
      <text:p text:style-name="P4">&gt; db.getuser();</text:p>
      <text:p text:style-name="P4">2018-09-29T18:02:14.827+0530 E QUERY <text:s text:c="3"/>[js] TypeError: db.getuser is not a function :</text:p>
      <text:p text:style-name="P4">@(shell):1:1</text:p>
      <text:p text:style-name="P4">&gt; db.getUser();</text:p>
      <text:p text:style-name="P4"><text:soft-page-break/>2018-09-29T18:02:22.301+0530 E QUERY <text:s text:c="3"/>[js] Error: User name for getUser shell helper must be a string :</text:p>
      <text:p text:style-name="P4">DB.prototype.getUser@src/mongo/shell/db.js:1735:1</text:p>
      <text:p text:style-name="P4">@(shell):1:1</text:p>
      <text:p text:style-name="P4">&gt; db.getUsers();</text:p>
      <text:p text:style-name="P4">[ ]</text:p>
      <text:p text:style-name="P4">&gt; db.createUser({user:"mariyam",pwd:"mariyam",roles:[{role:"userAdmin",db:"test"}]})</text:p>
      <text:p text:style-name="P4">Successfully added user: {</text:p>
      <text:p text:style-name="P4"><text:tab/>"user" : "mariyam",</text:p>
      <text:p text:style-name="P4"><text:tab/>"roles" : [</text:p>
      <text:p text:style-name="P4"><text:tab/><text:tab/>{</text:p>
      <text:p text:style-name="P4"><text:tab/><text:tab/><text:tab/>"role" : "userAdmin",</text:p>
      <text:p text:style-name="P4"><text:tab/><text:tab/><text:tab/>"db" : "test"</text:p>
      <text:p text:style-name="P4"><text:tab/><text:tab/>}</text:p>
      <text:p text:style-name="P4"><text:tab/>]</text:p>
      <text:p text:style-name="P4">}</text:p>
      <text:p text:style-name="P4">&gt; db.getUser();</text:p>
      <text:p text:style-name="P4">2018-09-29T18:04:53.323+0530 E QUERY <text:s text:c="3"/>[js] Error: User name for getUser shell helper must be a string :</text:p>
      <text:p text:style-name="P4">DB.prototype.getUser@src/mongo/shell/db.js:1735:1</text:p>
      <text:p text:style-name="P4">@(shell):1:1</text:p>
      <text:p text:style-name="P4">&gt; db.getUsers();</text:p>
      <text:p text:style-name="P4">[</text:p>
      <text:p text:style-name="P4"><text:tab/>{</text:p>
      <text:p text:style-name="P4"><text:tab/><text:tab/>"_id" : "example.mariyam",</text:p>
      <text:p text:style-name="P4"><text:tab/><text:tab/>"user" : "mariyam",</text:p>
      <text:p text:style-name="P4"><text:tab/><text:tab/>"db" : "example",</text:p>
      <text:p text:style-name="P4"><text:tab/><text:tab/>"roles" : [</text:p>
      <text:p text:style-name="P4"><text:tab/><text:tab/><text:tab/>{</text:p>
      <text:p text:style-name="P4"><text:tab/><text:tab/><text:tab/><text:tab/>"role" : "userAdmin",</text:p>
      <text:p text:style-name="P4"><text:tab/><text:tab/><text:tab/><text:tab/>"db" : "test"</text:p>
      <text:p text:style-name="P4"><text:tab/><text:tab/><text:tab/>}</text:p>
      <text:p text:style-name="P4"><text:tab/><text:tab/>],</text:p>
      <text:p text:style-name="P4"><text:tab/><text:tab/>"mechanisms" : [</text:p>
      <text:p text:style-name="P4"><text:tab/><text:tab/><text:tab/>"SCRAM-SHA-1",</text:p>
      <text:p text:style-name="P4"><text:tab/><text:tab/><text:tab/>"SCRAM-SHA-256"</text:p>
      <text:p text:style-name="P4"><text:tab/><text:tab/>]</text:p>
      <text:p text:style-name="P4"><text:tab/>}</text:p>
      <text:p text:style-name="P4">]</text:p>
      <text:p text:style-name="P4">&gt; show dbs;</text:p>
      <text:p text:style-name="P4">admin <text:s text:c="3"/>0.000GB</text:p>
      <text:p text:style-name="P4">aiktc <text:s text:c="3"/>0.000GB</text:p>
      <text:p text:style-name="P4">config <text:s text:c="2"/>0.000GB</text:p>
      <text:p text:style-name="P4">example <text:s/>0.000GB</text:p>
      <text:p text:style-name="P4">local <text:s text:c="3"/>0.000GB</text:p>
      <text:p text:style-name="P4">mydb <text:s text:c="4"/>0.000GB</text:p>
      <text:p text:style-name="P4">test <text:s text:c="4"/>0.000GB</text:p>
      <text:p text:style-name="P4">&gt; use admin;</text:p>
      <text:p text:style-name="P4">switched to db admin</text:p>
      <text:p text:style-name="P4">&gt; db.runCommand({buildInfo:1})</text:p>
      <text:p text:style-name="P4">{</text:p>
      <text:p text:style-name="P4"><text:tab/>"version" : "4.0.2",</text:p>
      <text:p text:style-name="P4"><text:soft-page-break/><text:tab/>"gitVersion" : "fc1573ba18aee42f97a3bb13b67af7d837826b47",</text:p>
      <text:p text:style-name="P4"><text:tab/>"modules" : [ ],</text:p>
      <text:p text:style-name="P4"><text:tab/>"allocator" : "tcmalloc",</text:p>
      <text:p text:style-name="P4"><text:tab/>"javascriptEngine" : "mozjs",</text:p>
      <text:p text:style-name="P4"><text:tab/>"sysInfo" : "deprecated",</text:p>
      <text:p text:style-name="P4"><text:tab/>"versionArray" : [</text:p>
      <text:p text:style-name="P4"><text:tab/><text:tab/>4,</text:p>
      <text:p text:style-name="P4"><text:tab/><text:tab/>0,</text:p>
      <text:p text:style-name="P4"><text:tab/><text:tab/>2,</text:p>
      <text:p text:style-name="P4"><text:tab/><text:tab/>0</text:p>
      <text:p text:style-name="P4"><text:tab/>],</text:p>
      <text:p text:style-name="P4"><text:tab/>"openssl" : {</text:p>
      <text:p text:style-name="P4"><text:tab/><text:tab/>"running" : "OpenSSL 1.0.2g <text:s/>1 Mar 2016",</text:p>
      <text:p text:style-name="P4"><text:tab/><text:tab/>"compiled" : "OpenSSL 1.0.2g <text:s/>1 Mar 2016"</text:p>
      <text:p text:style-name="P4"><text:tab/>},</text:p>
      <text:p text:style-name="P4"><text:tab/>"buildEnvironment" : {</text:p>
      <text:p text:style-name="P4"><text:tab/><text:tab/>"distmod" : "ubuntu1604",</text:p>
      <text:p text:style-name="P4"><text:tab/><text:tab/>"distarch" : "x86_64",</text:p>
      <text:p text:style-name="P4"><text:tab/><text:tab/>"cc" : "/opt/mongodbtoolchain/v2/bin/gcc: gcc (GCC) 5.4.0",</text:p>
      <text:p text:style-name="P4"><text:tab/><text:tab/>"ccflags" : "-fno-omit-frame-pointer -fno-strict-aliasing -ggdb -pthread -Wall -Wsign-compare -Wno-unknown-pragmas -Winvalid-pch -Werror -O2 -Wno-unused-local-typedefs -Wno-unused-function -Wno-deprecated-declarations -Wno-unused-but-set-variable -Wno-missing-braces -fstack-protector-strong -fno-builtin-memcmp",</text:p>
      <text:p text:style-name="P4"><text:tab/><text:tab/>"cxx" : "/opt/mongodbtoolchain/v2/bin/g++: g++ (GCC) 5.4.0",</text:p>
      <text:p text:style-name="P4"><text:tab/><text:tab/>"cxxflags" : "-Woverloaded-virtual -Wno-maybe-uninitialized -std=c++14",</text:p>
      <text:p text:style-name="P4"><text:tab/><text:tab/>"linkflags" : "-pthread -Wl,-z,now -rdynamic -Wl,--fatal-warnings -fstack-protector-strong -fuse-ld=gold -Wl,--build-id -Wl,--hash-style=gnu -Wl,-z,noexecstack -Wl,--warn-execstack -Wl,-z,relro",</text:p>
      <text:p text:style-name="P4"><text:tab/><text:tab/>"target_arch" : "x86_64",</text:p>
      <text:p text:style-name="P4"><text:tab/><text:tab/>"target_os" : "linux"</text:p>
      <text:p text:style-name="P4"><text:tab/>},</text:p>
      <text:p text:style-name="P4"><text:tab/>"bits" : 64,</text:p>
      <text:p text:style-name="P4"><text:tab/>"debug" : false,</text:p>
      <text:p text:style-name="P4"><text:tab/>"maxBsonObjectSize" : 16777216,</text:p>
      <text:p text:style-name="P4"><text:tab/>"storageEngines" : [</text:p>
      <text:p text:style-name="P4"><text:tab/><text:tab/>"devnull",</text:p>
      <text:p text:style-name="P4"><text:tab/><text:tab/>"ephemeralForTest",</text:p>
      <text:p text:style-name="P4"><text:tab/><text:tab/>"mmapv1",</text:p>
      <text:p text:style-name="P4"><text:tab/><text:tab/>"wiredTiger"</text:p>
      <text:p text:style-name="P4"><text:tab/>],</text:p>
      <text:p text:style-name="P4"><text:tab/>"ok" : 1</text:p>
      <text:p text:style-name="P4">}</text:p>
      <text:p text:style-name="P4">&gt; show dbs</text:p>
      <text:p text:style-name="P4">admin <text:s text:c="3"/>0.000GB</text:p>
      <text:p text:style-name="P4">aiktc <text:s text:c="3"/>0.000GB</text:p>
      <text:p text:style-name="P4">config <text:s text:c="2"/>0.000GB</text:p>
      <text:p text:style-name="P4">example <text:s/>0.000GB</text:p>
      <text:p text:style-name="P4">local <text:s text:c="3"/>0.000GB</text:p>
      <text:p text:style-name="P4">mydb <text:s text:c="4"/>0.000GB</text:p>
      <text:p text:style-name="P4">test <text:s text:c="4"/>0.000GB</text:p>
      <text:p text:style-name="P4">&gt; use test;</text:p>
      <text:p text:style-name="P4">switched to db test</text:p>
      <text:p text:style-name="P4"><text:soft-page-break/>&gt; show collections;</text:p>
      <text:p text:style-name="P4">contact</text:p>
      <text:p text:style-name="P4">customer</text:p>
      <text:p text:style-name="P4">festudent</text:p>
      <text:p text:style-name="P4">inventory</text:p>
      <text:p text:style-name="P4">student</text:p>
      <text:p text:style-name="P4">thing</text:p>
      <text:p text:style-name="P4">&gt; db.inventory.find();</text:p>
      <text:p text:style-name="P4">{ "_id" : ObjectId("5bacb744fec83478e40351f7"), "0" : { "item" : "journal", "qty" : 25, "size" : { "h" : 14, "w" : 21, "uom" : "cm" }, "status" : "A" }, "1" : { "item" : "notebook", "qty" : 50, "size" : { "h" : 8.5, "w" : 11, "uom" : "in" }, "status" : "A" }, "2" : { "item" : "paper", "qty" : 100, "size" : { "h" : 8.5, "w" : 11, "uom" : "in" }, "status" : "D" }, "3" : { "item" : "planner", "qty" : 75, "size" : { "h" : 22.85, "w" : 30, "uom" : "cm" }, "status" : "D" }, "4" : { "item" : "postcard", "qty" : 45, "size" : { "h" : 10, "w" : 15.25, "uom" : "cm" }, "status" : "A" } }</text:p>
      <text:p text:style-name="P4">&gt; </text:p>
      <text:p text:style-name="P4">[1]+ <text:s/>Stopped <text:s text:c="16"/>mongo</text:p>
      <text:p text:style-name="P4">mariyam@mariyam:~$ mongoexport --db test --collection inventory --out iventory.json</text:p>
      <text:p text:style-name="P4">2018-09-29T21:36:31.609+0530<text:tab/>connected to: localhost</text:p>
      <text:p text:style-name="P4">2018-09-29T21:36:31.692+0530<text:tab/>exported 1 record</text:p>
      <text:p text:style-name="P4">mariyam@mariyam:~$ mongoimport --collection imported --file inventory.json</text:p>
      <text:p text:style-name="P4">2018-09-29T21:40:06.548+0530<text:tab/>Failed: open inventory.json: no such file or directory</text:p>
      <text:p text:style-name="P4">2018-09-29T21:40:06.548+0530<text:tab/>imported 0 documents</text:p>
      <text:p text:style-name="P4">mariyam@mariyam:~$ mongoimport --collection imported --file iventory.json</text:p>
      <text:p text:style-name="P4">2018-09-29T21:40:23.770+0530<text:tab/>connected to: localhost</text:p>
      <text:p text:style-name="P4">2018-09-29T21:40:23.984+0530<text:tab/>imported 1 document</text:p>
      <text:p text:style-name="P4">mariyam@mariyam:~$ mongo</text:p>
      <text:p text:style-name="P4">MongoDB shell version v4.0.2</text:p>
      <text:p text:style-name="P4">connecting to: mongodb://127.0.0.1:27017</text:p>
      <text:p text:style-name="P4">MongoDB server version: 4.0.2</text:p>
      <text:p text:style-name="P4">Server has startup warnings: </text:p>
      <text:p text:style-name="P4">2018-09-29T09:02:50.814+0530 I STORAGE <text:s/>[initandlisten] </text:p>
      <text:p text:style-name="P4">2018-09-29T09:02:50.814+0530 I STORAGE <text:s/>[initandlisten] ** WARNING: Using the XFS filesystem is strongly recommended with the WiredTiger storage engine</text:p>
      <text:p text:style-name="P4">2018-09-29T09:02:50.814+0530 I STORAGE <text:s/>[initandlisten] ** <text:s text:c="9"/>See http://dochub.mongodb.org/core/prodnotes-filesystem</text:p>
      <text:p text:style-name="P4">2018-09-29T09:02:55.833+0530 I CONTROL <text:s/>[initandlisten] </text:p>
      <text:p text:style-name="P4">2018-09-29T09:02:55.833+0530 I CONTROL <text:s/>[initandlisten] ** WARNING: Access control is not enabled for the database.</text:p>
      <text:p text:style-name="P4">2018-09-29T09:02:55.833+0530 I CONTROL <text:s/>[initandlisten] ** <text:s text:c="9"/>Read and write access to data and configuration is unrestricted.</text:p>
      <text:p text:style-name="P4">2018-09-29T09:02:55.833+0530 I CONTROL <text:s/>[initandlisten] </text:p>
      <text:p text:style-name="P4">---</text:p>
      <text:p text:style-name="P4">Enable MongoDB's free cloud-based monitoring service, which will then receive and display</text:p>
      <text:p text:style-name="P4">metrics about your deployment (disk utilization, CPU, operation statistics, etc).</text:p>
      <text:p text:style-name="P4"/>
      <text:p text:style-name="P4">The monitoring data will be available on a MongoDB website with a unique URL accessible to you</text:p>
      <text:p text:style-name="P4">and anyone you share the URL with. MongoDB may use this information to make product</text:p>
      <text:p text:style-name="P4">improvements and to suggest MongoDB products and deployment options to you.</text:p>
      <text:p text:style-name="P4"/>
      <text:p text:style-name="P4">To enable free monitoring, run the following command: db.enableFreeMonitoring()</text:p>
      <text:p text:style-name="P4">To permanently disable this reminder, run the following command: db.disableFreeMonitoring()</text:p>
      <text:p text:style-name="P4">---</text:p>
      <text:p text:style-name="P4"><text:soft-page-break/></text:p>
      <text:p text:style-name="P4">&gt; show dbs;</text:p>
      <text:p text:style-name="P4">admin <text:s text:c="3"/>0.000GB</text:p>
      <text:p text:style-name="P4">aiktc <text:s text:c="3"/>0.000GB</text:p>
      <text:p text:style-name="P4">config <text:s text:c="2"/>0.000GB</text:p>
      <text:p text:style-name="P4">example <text:s/>0.000GB</text:p>
      <text:p text:style-name="P4">local <text:s text:c="3"/>0.000GB</text:p>
      <text:p text:style-name="P4">mydb <text:s text:c="4"/>0.000GB</text:p>
      <text:p text:style-name="P4">test <text:s text:c="4"/>0.000GB</text:p>
      <text:p text:style-name="P4">&gt; use test;</text:p>
      <text:p text:style-name="P4">switched to db test</text:p>
      <text:p text:style-name="P4">&gt; show collection</text:p>
      <text:p text:style-name="P4">2018-09-29T21:40:45.235+0530 E QUERY <text:s text:c="3"/>[js] Error: don't know how to show [collection] :</text:p>
      <text:p text:style-name="P4">shellHelper.show@src/mongo/shell/utils.js:1055:11</text:p>
      <text:p text:style-name="P4">shellHelper@src/mongo/shell/utils.js:766:15</text:p>
      <text:p text:style-name="P4">@(shellhelp2):1:1</text:p>
      <text:p text:style-name="P4">&gt; show collections</text:p>
      <text:p text:style-name="P4">contact</text:p>
      <text:p text:style-name="P4">customer</text:p>
      <text:p text:style-name="P4">festudent</text:p>
      <text:p text:style-name="P4">imported</text:p>
      <text:p text:style-name="P4">inventory</text:p>
      <text:p text:style-name="P4">student</text:p>
      <text:p text:style-name="P4">thing</text:p>
      <text:p text:style-name="P4">&gt; db.imported.find();</text:p>
      <text:p text:style-name="P4">{ "_id" : ObjectId("5bacb744fec83478e40351f7"), "0" : { "item" : "journal", "qty" : 25, "size" : { "h" : 14, "w" : 21, "uom" : "cm" }, "status" : "A" }, "1" : { "item" : "notebook", "qty" : 50, "size" : { "h" : 8.5, "w" : 11, "uom" : "in" }, "status" : "A" }, "2" : { "item" : "paper", "qty" : 100, "size" : { "h" : 8.5, "w" : 11, "uom" : "in" }, "status" : "D" }, "3" : { "item" : "planner", "qty" : 75, "size" : { "h" : 22.85, "w" : 30, "uom" : "cm" }, "status" : "D" }, "4" : { "item" : "postcard", "qty" : 45, "size" : { "h" : 10, "w" : 15.25, "uom" : "cm" }, "status" : "A" } }</text:p>
      <text:p text:style-name="P4">&gt; db.system.js.save({"_id":"echoFunction",value:function(x){return x;}})</text:p>
      <text:p text:style-name="P4">WriteResult({</text:p>
      <text:p text:style-name="P4"><text:tab/>"nMatched" : 0,</text:p>
      <text:p text:style-name="P4"><text:tab/>"nUpserted" : 1,</text:p>
      <text:p text:style-name="P4"><text:tab/>"nModified" : 0,</text:p>
      <text:p text:style-name="P4"><text:tab/>"_id" : "echoFunction"</text:p>
      <text:p text:style-name="P4">})</text:p>
      <text:p text:style-name="P4">&gt; db.eval("echoFunction('test')")</text:p>
      <text:p text:style-name="P4">WARNING: db.eval is deprecated</text:p>
      <text:p text:style-name="P4">test</text:p>
      <text:p text:style-name="P4">&gt; </text:p>
      <text:p text:style-name="P4">[2]+ <text:s/>Stopped <text:s text:c="16"/>mongo</text:p>
      <text:p text:style-name="P4">mariyam@mariyam:~$ mongo -u "mariyam" --authenticationDatabases "admin"</text:p>
      <text:p text:style-name="P4">Error parsing command line: unrecognised option '--authenticationDatabases'</text:p>
      <text:p text:style-name="P4">try 'mongo --help' for more information</text:p>
      <text:p text:style-name="P4">mariyam@mariyam:~$ mongo -u "mariyam" --authenticationDatabase "admin"</text:p>
      <text:p text:style-name="P4">MongoDB shell version v4.0.2</text:p>
      <text:p text:style-name="P4">connecting to: mongodb://127.0.0.1:27017</text:p>
      <text:p text:style-name="P4">MongoDB server version: 4.0.2</text:p>
      <text:p text:style-name="P4">2018-09-29T21:56:22.819+0530 E QUERY <text:s text:c="3"/>[js] Error: Missing expected field "pwd" :</text:p>
      <text:p text:style-name="P4">DB.prototype._authOrThrow@src/mongo/shell/db.js:1685:20</text:p>
      <text:p text:style-name="P4"><text:soft-page-break/>@(auth):5:1</text:p>
      <text:p text:style-name="P4">@(auth):1:2</text:p>
      <text:p text:style-name="P4">exception: login failed</text:p>
      <text:p text:style-name="P4">mariyam@mariyam:~$ mongo -u "mariyam" -p "mariyam" --authenticationDatabase "admin"</text:p>
      <text:p text:style-name="P4">MongoDB shell version v4.0.2</text:p>
      <text:p text:style-name="P4">connecting to: mongodb://127.0.0.1:27017</text:p>
      <text:p text:style-name="P4">MongoDB server version: 4.0.2</text:p>
      <text:p text:style-name="P4">2018-09-29T21:56:42.206+0530 E QUERY <text:s text:c="3"/>[js] Error: Authentication failed. :</text:p>
      <text:p text:style-name="P4">DB.prototype._authOrThrow@src/mongo/shell/db.js:1685:20</text:p>
      <text:p text:style-name="P4">@(auth):6:1</text:p>
      <text:p text:style-name="P4">@(auth):1:2</text:p>
      <text:p text:style-name="P4">exception: login failed</text:p>
      <text:p text:style-name="P4">mariyam@mariyam:~$ mongo -u "mariyam" -p "mariyam123" --authenticationDatabase "admin"</text:p>
      <text:p text:style-name="P4">MongoDB shell version v4.0.2</text:p>
      <text:p text:style-name="P4">connecting to: mongodb://127.0.0.1:27017</text:p>
      <text:p text:style-name="P4">MongoDB server version: 4.0.2</text:p>
      <text:p text:style-name="P4">2018-09-29T21:56:57.043+0530 E QUERY <text:s text:c="3"/>[js] Error: Authentication failed. :</text:p>
      <text:p text:style-name="P4">DB.prototype._authOrThrow@src/mongo/shell/db.js:1685:20</text:p>
      <text:p text:style-name="P4">@(auth):6:1</text:p>
      <text:p text:style-name="P4">@(auth):1:2</text:p>
      <text:p text:style-name="P4">exception: login failed</text:p>
      <text:p text:style-name="P4">mariyam@mariyam:~$ mongo -u "mariyam" -p "mariyam786" --authenticationDatabase "admin"</text:p>
      <text:p text:style-name="P4">MongoDB shell version v4.0.2</text:p>
      <text:p text:style-name="P4">connecting to: mongodb://127.0.0.1:27017</text:p>
      <text:p text:style-name="P4">MongoDB server version: 4.0.2</text:p>
      <text:p text:style-name="P4">2018-09-29T21:57:07.151+0530 E QUERY <text:s text:c="3"/>[js] Error: Authentication failed. :</text:p>
      <text:p text:style-name="P4">DB.prototype._authOrThrow@src/mongo/shell/db.js:1685:20</text:p>
      <text:p text:style-name="P4">@(auth):6:1</text:p>
      <text:p text:style-name="P4">@(auth):1:2</text:p>
      <text:p text:style-name="P4">exception: login failed</text:p>
      <text:p text:style-name="P4">mariyam@mariyam:~$ mongo -u "mariyam" -p "mariyam@123" --authenticationDatabase "admin"</text:p>
      <text:p text:style-name="P4">MongoDB shell version v4.0.2</text:p>
      <text:p text:style-name="P4">connecting to: mongodb://127.0.0.1:27017</text:p>
      <text:p text:style-name="P4">MongoDB server version: 4.0.2</text:p>
      <text:p text:style-name="P4">2018-09-29T21:57:23.359+0530 E QUERY <text:s text:c="3"/>[js] Error: Authentication failed. :</text:p>
      <text:p text:style-name="P4">DB.prototype._authOrThrow@src/mongo/shell/db.js:1685:20</text:p>
      <text:p text:style-name="P4">@(auth):6:1</text:p>
      <text:p text:style-name="P4">@(auth):1:2</text:p>
      <text:p text:style-name="P4">exception: login failed</text:p>
      <text:p text:style-name="P4">mariyam@mariyam:~$ mongo</text:p>
      <text:p text:style-name="P4">MongoDB shell version v4.0.2</text:p>
      <text:p text:style-name="P4">connecting to: mongodb://127.0.0.1:27017</text:p>
      <text:p text:style-name="P4">MongoDB server version: 4.0.2</text:p>
      <text:p text:style-name="P4">Server has startup warnings: </text:p>
      <text:p text:style-name="P4">2018-09-29T09:02:50.814+0530 I STORAGE <text:s/>[initandlisten] </text:p>
      <text:p text:style-name="P4">2018-09-29T09:02:50.814+0530 I STORAGE <text:s/>[initandlisten] ** WARNING: Using the XFS filesystem is strongly recommended with the WiredTiger storage engine</text:p>
      <text:p text:style-name="P4">2018-09-29T09:02:50.814+0530 I STORAGE <text:s/>[initandlisten] ** <text:s text:c="9"/>See http://dochub.mongodb.org/core/prodnotes-filesystem</text:p>
      <text:p text:style-name="P4">2018-09-29T09:02:55.833+0530 I CONTROL <text:s/>[initandlisten] </text:p>
      <text:p text:style-name="P4">2018-09-29T09:02:55.833+0530 I CONTROL <text:s/>[initandlisten] ** WARNING: Access control is not enabled for the database.</text:p>
      <text:p text:style-name="P4"><text:soft-page-break/>2018-09-29T09:02:55.833+0530 I CONTROL <text:s/>[initandlisten] ** <text:s text:c="9"/>Read and write access to data and configuration is unrestricted.</text:p>
      <text:p text:style-name="P4">2018-09-29T09:02:55.833+0530 I CONTROL <text:s/>[initandlisten] </text:p>
      <text:p text:style-name="P4">---</text:p>
      <text:p text:style-name="P4">Enable MongoDB's free cloud-based monitoring service, which will then receive and display</text:p>
      <text:p text:style-name="P4">metrics about your deployment (disk utilization, CPU, operation statistics, etc).</text:p>
      <text:p text:style-name="P4"/>
      <text:p text:style-name="P4">The monitoring data will be available on a MongoDB website with a unique URL accessible to you</text:p>
      <text:p text:style-name="P4">and anyone you share the URL with. MongoDB may use this information to make product</text:p>
      <text:p text:style-name="P4">improvements and to suggest MongoDB products and deployment options to you.</text:p>
      <text:p text:style-name="P4"/>
      <text:p text:style-name="P4">To enable free monitoring, run the following command: db.enableFreeMonitoring()</text:p>
      <text:p text:style-name="P4">To permanently disable this reminder, run the following command: db.disableFreeMonitoring()</text:p>
      <text:p text:style-name="P4">---</text:p>
      <text:p text:style-name="P4"/>
      <text:p text:style-name="P4">&gt; show databases;</text:p>
      <text:p text:style-name="P4">admin <text:s text:c="3"/>0.000GB</text:p>
      <text:p text:style-name="P4">aiktc <text:s text:c="3"/>0.000GB</text:p>
      <text:p text:style-name="P4">config <text:s text:c="2"/>0.000GB</text:p>
      <text:p text:style-name="P4">example <text:s/>0.000GB</text:p>
      <text:p text:style-name="P4">local <text:s text:c="3"/>0.000GB</text:p>
      <text:p text:style-name="P4">mydb <text:s text:c="4"/>0.000GB</text:p>
      <text:p text:style-name="P4">test <text:s text:c="4"/>0.000GB</text:p>
      <text:p text:style-name="P4">&gt; </text:p>
      <text:p text:style-name="P4">[3]+ <text:s/>Stopped <text:s text:c="16"/>mongo</text:p>
      <text:p text:style-name="P4">mariyam@mariyam:~$ cd Desktop/</text:p>
      <text:p text:style-name="P4">mariyam@mariyam:~/Desktop$ mongoimport --db rest -c restaurant --file restaurants.json</text:p>
      <text:p text:style-name="P4">2018-09-30T00:10:13.912+0530<text:tab/>Failed: open restaurants.json: no such file or directory</text:p>
      <text:p text:style-name="P4">2018-09-30T00:10:13.912+0530<text:tab/>imported 0 documents</text:p>
      <text:p text:style-name="P4">mariyam@mariyam:~/Desktop$ mongoimport --db rest -c restaurant --file retaurants.json</text:p>
      <text:p text:style-name="P4">2018-09-30T00:10:36.235+0530<text:tab/>connected to: localhost</text:p>
      <text:p text:style-name="P4">2018-09-30T00:10:36.749+0530<text:tab/>imported 3772 documents</text:p>
      <text:p text:style-name="P4">mariyam@mariyam:~/Desktop$ mongo</text:p>
      <text:p text:style-name="P4">MongoDB shell version v4.0.2</text:p>
      <text:p text:style-name="P4">connecting to: mongodb://127.0.0.1:27017</text:p>
      <text:p text:style-name="P4">MongoDB server version: 4.0.2</text:p>
      <text:p text:style-name="P4">Server has startup warnings: </text:p>
      <text:p text:style-name="P4">2018-09-29T09:02:50.814+0530 I STORAGE <text:s/>[initandlisten] </text:p>
      <text:p text:style-name="P4">2018-09-29T09:02:50.814+0530 I STORAGE <text:s/>[initandlisten] ** WARNING: Using the XFS filesystem is strongly recommended with the WiredTiger storage engine</text:p>
      <text:p text:style-name="P4">2018-09-29T09:02:50.814+0530 I STORAGE <text:s/>[initandlisten] ** <text:s text:c="9"/>See http://dochub.mongodb.org/core/prodnotes-filesystem</text:p>
      <text:p text:style-name="P4">2018-09-29T09:02:55.833+0530 I CONTROL <text:s/>[initandlisten] </text:p>
      <text:p text:style-name="P4">2018-09-29T09:02:55.833+0530 I CONTROL <text:s/>[initandlisten] ** WARNING: Access control is not enabled for the database.</text:p>
      <text:p text:style-name="P4">2018-09-29T09:02:55.833+0530 I CONTROL <text:s/>[initandlisten] ** <text:s text:c="9"/>Read and write access to data and configuration is unrestricted.</text:p>
      <text:p text:style-name="P4">2018-09-29T09:02:55.833+0530 I CONTROL <text:s/>[initandlisten] </text:p>
      <text:p text:style-name="P4">---</text:p>
      <text:p text:style-name="P4">Enable MongoDB's free cloud-based monitoring service, which will then receive and display</text:p>
      <text:p text:style-name="P4">metrics about your deployment (disk utilization, CPU, operation statistics, etc).</text:p>
      <text:p text:style-name="P4"/>
      <text:p text:style-name="P4"><text:soft-page-break/>The monitoring data will be available on a MongoDB website with a unique URL accessible to you</text:p>
      <text:p text:style-name="P4">and anyone you share the URL with. MongoDB may use this information to make product</text:p>
      <text:p text:style-name="P4">improvements and to suggest MongoDB products and deployment options to you.</text:p>
      <text:p text:style-name="P4"/>
      <text:p text:style-name="P4">To enable free monitoring, run the following command: db.enableFreeMonitoring()</text:p>
      <text:p text:style-name="P4">To permanently disable this reminder, run the following command: db.disableFreeMonitoring()</text:p>
      <text:p text:style-name="P4">---</text:p>
      <text:p text:style-name="P4"/>
      <text:p text:style-name="P4">&gt; show dbs</text:p>
      <text:p text:style-name="P4">admin <text:s text:c="3"/>0.000GB</text:p>
      <text:p text:style-name="P4">aiktc <text:s text:c="3"/>0.000GB</text:p>
      <text:p text:style-name="P4">config <text:s text:c="2"/>0.000GB</text:p>
      <text:p text:style-name="P4">example <text:s/>0.000GB</text:p>
      <text:p text:style-name="P4">local <text:s text:c="3"/>0.000GB</text:p>
      <text:p text:style-name="P4">mydb <text:s text:c="4"/>0.000GB</text:p>
      <text:p text:style-name="P4">rest <text:s text:c="4"/>0.000GB</text:p>
      <text:p text:style-name="P4">test <text:s text:c="4"/>0.000GB</text:p>
      <text:p text:style-name="P4">&gt; use rest</text:p>
      <text:p text:style-name="P4">switched to db rest</text:p>
      <text:p text:style-name="P4">&gt; show collection</text:p>
      <text:p text:style-name="P4">2018-09-30T00:11:05.021+0530 E QUERY <text:s text:c="3"/>[js] Error: don't know how to show [collection] :</text:p>
      <text:p text:style-name="P4">shellHelper.show@src/mongo/shell/utils.js:1055:11</text:p>
      <text:p text:style-name="P4">shellHelper@src/mongo/shell/utils.js:766:15</text:p>
      <text:p text:style-name="P4">@(shellhelp2):1:1</text:p>
      <text:p text:style-name="P4">&gt; show collections;</text:p>
      <text:p text:style-name="P4">restaurant</text:p>
      <text:p text:style-name="P4">&gt; db.restaurant.find().pretty()</text:p>
      <text:p text:style-name="P4">{</text:p>
      <text:p text:style-name="P4"><text:tab/>"_id" : ObjectId("5bafc724d3adc8b6d76fc11a"),</text:p>
      <text:p text:style-name="P4"><text:tab/>"address" : {</text:p>
      <text:p text:style-name="P4"><text:tab/><text:tab/>"building" : "469",</text:p>
      <text:p text:style-name="P4"><text:tab/><text:tab/>"coord" : [</text:p>
      <text:p text:style-name="P4"><text:tab/><text:tab/><text:tab/>-73.961704,</text:p>
      <text:p text:style-name="P4"><text:tab/><text:tab/><text:tab/>40.662942</text:p>
      <text:p text:style-name="P4"><text:tab/><text:tab/>],</text:p>
      <text:p text:style-name="P4"><text:tab/><text:tab/>"street" : "Flatbush Avenue",</text:p>
      <text:p text:style-name="P4"><text:tab/><text:tab/>"zipcode" : "11225"</text:p>
      <text:p text:style-name="P4"><text:tab/>},</text:p>
      <text:p text:style-name="P4"><text:tab/>"borough" : "Brooklyn",</text:p>
      <text:p text:style-name="P4"><text:tab/>"cuisine" : "Hamburgers",</text:p>
      <text:p text:style-name="P4"><text:tab/>"grades" : [</text:p>
      <text:p text:style-name="P4"><text:tab/><text:tab/>{</text:p>
      <text:p text:style-name="P4"><text:tab/><text:tab/><text:tab/>"date" : ISODate("2014-12-30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4-07-01T00:00:00Z"),</text:p>
      <text:p text:style-name="P4"><text:tab/><text:tab/><text:tab/>"grade" : "B",</text:p>
      <text:p text:style-name="P4"><text:tab/><text:tab/><text:tab/>"score" : 23</text:p>
      <text:p text:style-name="P4"><text:tab/><text:tab/>},</text:p>
      <text:p text:style-name="P4"><text:tab/><text:tab/>{</text:p>
      <text:p text:style-name="P4"><text:soft-page-break/><text:tab/><text:tab/><text:tab/>"date" : ISODate("2013-04-30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5-08T00:00:00Z"),</text:p>
      <text:p text:style-name="P4"><text:tab/><text:tab/><text:tab/>"grade" : "A",</text:p>
      <text:p text:style-name="P4"><text:tab/><text:tab/><text:tab/>"score" : 12</text:p>
      <text:p text:style-name="P4"><text:tab/><text:tab/>}</text:p>
      <text:p text:style-name="P4"><text:tab/>],</text:p>
      <text:p text:style-name="P4"><text:tab/>"name" : "Wendy'S",</text:p>
      <text:p text:style-name="P4"><text:tab/>"restaurant_id" : "30112340"</text:p>
      <text:p text:style-name="P4">}</text:p>
      <text:p text:style-name="P4">{</text:p>
      <text:p text:style-name="P4"><text:tab/>"_id" : ObjectId("5bafc724d3adc8b6d76fc11b"),</text:p>
      <text:p text:style-name="P4"><text:tab/>"address" : {</text:p>
      <text:p text:style-name="P4"><text:tab/><text:tab/>"building" : "351",</text:p>
      <text:p text:style-name="P4"><text:tab/><text:tab/>"coord" : [</text:p>
      <text:p text:style-name="P4"><text:tab/><text:tab/><text:tab/>-73.98513559999999,</text:p>
      <text:p text:style-name="P4"><text:tab/><text:tab/><text:tab/>40.7676919</text:p>
      <text:p text:style-name="P4"><text:tab/><text:tab/>],</text:p>
      <text:p text:style-name="P4"><text:tab/><text:tab/>"street" : "West <text:s text:c="2"/>57 Street",</text:p>
      <text:p text:style-name="P4"><text:tab/><text:tab/>"zipcode" : "10019"</text:p>
      <text:p text:style-name="P4"><text:tab/>},</text:p>
      <text:p text:style-name="P4"><text:tab/>"borough" : "Manhattan",</text:p>
      <text:p text:style-name="P4"><text:tab/>"cuisine" : "Irish",</text:p>
      <text:p text:style-name="P4"><text:tab/>"grades" : [</text:p>
      <text:p text:style-name="P4"><text:tab/><text:tab/>{</text:p>
      <text:p text:style-name="P4"><text:tab/><text:tab/><text:tab/>"date" : ISODate("2014-09-06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3-07-22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2-07-31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1-12-29T00:00:00Z"),</text:p>
      <text:p text:style-name="P4"><text:tab/><text:tab/><text:tab/>"grade" : "A",</text:p>
      <text:p text:style-name="P4"><text:tab/><text:tab/><text:tab/>"score" : 12</text:p>
      <text:p text:style-name="P4"><text:tab/><text:tab/>}</text:p>
      <text:p text:style-name="P4"><text:tab/>],</text:p>
      <text:p text:style-name="P4"><text:tab/>"name" : "Dj Reynolds Pub And Restaurant",</text:p>
      <text:p text:style-name="P4"><text:tab/>"restaurant_id" : "30191841"</text:p>
      <text:p text:style-name="P4">}</text:p>
      <text:p text:style-name="P4">{</text:p>
      <text:p text:style-name="P4"><text:soft-page-break/><text:tab/>"_id" : ObjectId("5bafc724d3adc8b6d76fc11c"),</text:p>
      <text:p text:style-name="P4"><text:tab/>"address" : {</text:p>
      <text:p text:style-name="P4"><text:tab/><text:tab/>"building" : "2780",</text:p>
      <text:p text:style-name="P4"><text:tab/><text:tab/>"coord" : [</text:p>
      <text:p text:style-name="P4"><text:tab/><text:tab/><text:tab/>-73.98241999999999,</text:p>
      <text:p text:style-name="P4"><text:tab/><text:tab/><text:tab/>40.579505</text:p>
      <text:p text:style-name="P4"><text:tab/><text:tab/>],</text:p>
      <text:p text:style-name="P4"><text:tab/><text:tab/>"street" : "Stillwell Avenue",</text:p>
      <text:p text:style-name="P4"><text:tab/><text:tab/>"zipcode" : "11224"</text:p>
      <text:p text:style-name="P4"><text:tab/>},</text:p>
      <text:p text:style-name="P4"><text:tab/>"borough" : "Brookly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6-10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3-06-05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2-04-13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1-10-12T00:00:00Z"),</text:p>
      <text:p text:style-name="P4"><text:tab/><text:tab/><text:tab/>"grade" : "A",</text:p>
      <text:p text:style-name="P4"><text:tab/><text:tab/><text:tab/>"score" : 12</text:p>
      <text:p text:style-name="P4"><text:tab/><text:tab/>}</text:p>
      <text:p text:style-name="P4"><text:tab/>],</text:p>
      <text:p text:style-name="P4"><text:tab/>"name" : "Riviera Caterer",</text:p>
      <text:p text:style-name="P4"><text:tab/>"restaurant_id" : "40356018"</text:p>
      <text:p text:style-name="P4">}</text:p>
      <text:p text:style-name="P4">{</text:p>
      <text:p text:style-name="P4"><text:tab/>"_id" : ObjectId("5bafc724d3adc8b6d76fc11d"),</text:p>
      <text:p text:style-name="P4"><text:tab/>"address" : {</text:p>
      <text:p text:style-name="P4"><text:tab/><text:tab/>"building" : "97-22",</text:p>
      <text:p text:style-name="P4"><text:tab/><text:tab/>"coord" : [</text:p>
      <text:p text:style-name="P4"><text:tab/><text:tab/><text:tab/>-73.8601152,</text:p>
      <text:p text:style-name="P4"><text:tab/><text:tab/><text:tab/>40.7311739</text:p>
      <text:p text:style-name="P4"><text:tab/><text:tab/>],</text:p>
      <text:p text:style-name="P4"><text:tab/><text:tab/>"street" : "63 Road",</text:p>
      <text:p text:style-name="P4"><text:tab/><text:tab/>"zipcode" : "11374"</text:p>
      <text:p text:style-name="P4"><text:tab/>},</text:p>
      <text:p text:style-name="P4"><text:tab/>"borough" : "Queens",</text:p>
      <text:p text:style-name="P4"><text:tab/>"cuisine" : "Jewish/Kosher",</text:p>
      <text:p text:style-name="P4"><text:tab/>"grades" : [</text:p>
      <text:p text:style-name="P4"><text:tab/><text:tab/>{</text:p>
      <text:p text:style-name="P4"><text:soft-page-break/><text:tab/><text:tab/><text:tab/>"date" : ISODate("2014-11-24T00:00:00Z"),</text:p>
      <text:p text:style-name="P4"><text:tab/><text:tab/><text:tab/>"grade" : "Z",</text:p>
      <text:p text:style-name="P4"><text:tab/><text:tab/><text:tab/>"score" : 20</text:p>
      <text:p text:style-name="P4"><text:tab/><text:tab/>},</text:p>
      <text:p text:style-name="P4"><text:tab/><text:tab/>{</text:p>
      <text:p text:style-name="P4"><text:tab/><text:tab/><text:tab/>"date" : ISODate("2013-01-17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8-02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1-12-15T00:00:00Z"),</text:p>
      <text:p text:style-name="P4"><text:tab/><text:tab/><text:tab/>"grade" : "B",</text:p>
      <text:p text:style-name="P4"><text:tab/><text:tab/><text:tab/>"score" : 25</text:p>
      <text:p text:style-name="P4"><text:tab/><text:tab/>}</text:p>
      <text:p text:style-name="P4"><text:tab/>],</text:p>
      <text:p text:style-name="P4"><text:tab/>"name" : "Tov Kosher Kitchen",</text:p>
      <text:p text:style-name="P4"><text:tab/>"restaurant_id" : "40356068"</text:p>
      <text:p text:style-name="P4">}</text:p>
      <text:p text:style-name="P4">{</text:p>
      <text:p text:style-name="P4"><text:tab/>"_id" : ObjectId("5bafc724d3adc8b6d76fc11e"),</text:p>
      <text:p text:style-name="P4"><text:tab/>"address" : {</text:p>
      <text:p text:style-name="P4"><text:tab/><text:tab/>"building" : "8825",</text:p>
      <text:p text:style-name="P4"><text:tab/><text:tab/>"coord" : [</text:p>
      <text:p text:style-name="P4"><text:tab/><text:tab/><text:tab/>-73.8803827,</text:p>
      <text:p text:style-name="P4"><text:tab/><text:tab/><text:tab/>40.7643124</text:p>
      <text:p text:style-name="P4"><text:tab/><text:tab/>],</text:p>
      <text:p text:style-name="P4"><text:tab/><text:tab/>"street" : "Astoria Boulevard",</text:p>
      <text:p text:style-name="P4"><text:tab/><text:tab/>"zipcode" : "11369"</text:p>
      <text:p text:style-name="P4"><text:tab/>},</text:p>
      <text:p text:style-name="P4"><text:tab/>"borough" : "Queens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11-15T00:00:00Z"),</text:p>
      <text:p text:style-name="P4"><text:tab/><text:tab/><text:tab/>"grade" : "Z",</text:p>
      <text:p text:style-name="P4"><text:tab/><text:tab/><text:tab/>"score" : 38</text:p>
      <text:p text:style-name="P4"><text:tab/><text:tab/>},</text:p>
      <text:p text:style-name="P4"><text:tab/><text:tab/>{</text:p>
      <text:p text:style-name="P4"><text:tab/><text:tab/><text:tab/>"date" : ISODate("2014-05-02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3-02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soft-page-break/><text:tab/><text:tab/>{</text:p>
      <text:p text:style-name="P4"><text:tab/><text:tab/><text:tab/>"date" : ISODate("2012-02-10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Brunos On The Boulevard",</text:p>
      <text:p text:style-name="P4"><text:tab/>"restaurant_id" : "40356151"</text:p>
      <text:p text:style-name="P4">}</text:p>
      <text:p text:style-name="P4">{</text:p>
      <text:p text:style-name="P4"><text:tab/>"_id" : ObjectId("5bafc724d3adc8b6d76fc11f"),</text:p>
      <text:p text:style-name="P4"><text:tab/>"address" : {</text:p>
      <text:p text:style-name="P4"><text:tab/><text:tab/>"building" : "2206",</text:p>
      <text:p text:style-name="P4"><text:tab/><text:tab/>"coord" : [</text:p>
      <text:p text:style-name="P4"><text:tab/><text:tab/><text:tab/>-74.1377286,</text:p>
      <text:p text:style-name="P4"><text:tab/><text:tab/><text:tab/>40.6119572</text:p>
      <text:p text:style-name="P4"><text:tab/><text:tab/>],</text:p>
      <text:p text:style-name="P4"><text:tab/><text:tab/>"street" : "Victory Boulevard",</text:p>
      <text:p text:style-name="P4"><text:tab/><text:tab/>"zipcode" : "10314"</text:p>
      <text:p text:style-name="P4"><text:tab/>},</text:p>
      <text:p text:style-name="P4"><text:tab/>"borough" : "Staten Island",</text:p>
      <text:p text:style-name="P4"><text:tab/>"cuisine" : "Jewish/Kosher",</text:p>
      <text:p text:style-name="P4"><text:tab/>"grades" : [</text:p>
      <text:p text:style-name="P4"><text:tab/><text:tab/>{</text:p>
      <text:p text:style-name="P4"><text:tab/><text:tab/><text:tab/>"date" : ISODate("2014-10-06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4-05-20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4-04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1-24T00:00:00Z"),</text:p>
      <text:p text:style-name="P4"><text:tab/><text:tab/><text:tab/>"grade" : "A",</text:p>
      <text:p text:style-name="P4"><text:tab/><text:tab/><text:tab/>"score" : 9</text:p>
      <text:p text:style-name="P4"><text:tab/><text:tab/>}</text:p>
      <text:p text:style-name="P4"><text:tab/>],</text:p>
      <text:p text:style-name="P4"><text:tab/>"name" : "Kosher Island",</text:p>
      <text:p text:style-name="P4"><text:tab/>"restaurant_id" : "40356442"</text:p>
      <text:p text:style-name="P4">}</text:p>
      <text:p text:style-name="P4">{</text:p>
      <text:p text:style-name="P4"><text:tab/>"_id" : ObjectId("5bafc724d3adc8b6d76fc120"),</text:p>
      <text:p text:style-name="P4"><text:tab/>"address" : {</text:p>
      <text:p text:style-name="P4"><text:tab/><text:tab/>"building" : "7114",</text:p>
      <text:p text:style-name="P4"><text:tab/><text:tab/>"coord" : [</text:p>
      <text:p text:style-name="P4"><text:soft-page-break/><text:tab/><text:tab/><text:tab/>-73.9068506,</text:p>
      <text:p text:style-name="P4"><text:tab/><text:tab/><text:tab/>40.6199034</text:p>
      <text:p text:style-name="P4"><text:tab/><text:tab/>],</text:p>
      <text:p text:style-name="P4"><text:tab/><text:tab/>"street" : "Avenue U",</text:p>
      <text:p text:style-name="P4"><text:tab/><text:tab/>"zipcode" : "11234"</text:p>
      <text:p text:style-name="P4"><text:tab/>},</text:p>
      <text:p text:style-name="P4"><text:tab/>"borough" : "Brooklyn",</text:p>
      <text:p text:style-name="P4"><text:tab/>"cuisine" : "Delicatessen",</text:p>
      <text:p text:style-name="P4"><text:tab/>"grades" : [</text:p>
      <text:p text:style-name="P4"><text:tab/><text:tab/>{</text:p>
      <text:p text:style-name="P4"><text:tab/><text:tab/><text:tab/>"date" : ISODate("2014-05-2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4-01-14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8-03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2-07-18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3-09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1-10-14T00:00:00Z"),</text:p>
      <text:p text:style-name="P4"><text:tab/><text:tab/><text:tab/>"grade" : "A",</text:p>
      <text:p text:style-name="P4"><text:tab/><text:tab/><text:tab/>"score" : 9</text:p>
      <text:p text:style-name="P4"><text:tab/><text:tab/>}</text:p>
      <text:p text:style-name="P4"><text:tab/>],</text:p>
      <text:p text:style-name="P4"><text:tab/>"name" : "Wilken'S Fine Food",</text:p>
      <text:p text:style-name="P4"><text:tab/>"restaurant_id" : "40356483"</text:p>
      <text:p text:style-name="P4">}</text:p>
      <text:p text:style-name="P4">{</text:p>
      <text:p text:style-name="P4"><text:tab/>"_id" : ObjectId("5bafc724d3adc8b6d76fc121"),</text:p>
      <text:p text:style-name="P4"><text:tab/>"address" : {</text:p>
      <text:p text:style-name="P4"><text:tab/><text:tab/>"building" : "6409",</text:p>
      <text:p text:style-name="P4"><text:tab/><text:tab/>"coord" : [</text:p>
      <text:p text:style-name="P4"><text:tab/><text:tab/><text:tab/>-74.00528899999999,</text:p>
      <text:p text:style-name="P4"><text:tab/><text:tab/><text:tab/>40.628886</text:p>
      <text:p text:style-name="P4"><text:tab/><text:tab/>],</text:p>
      <text:p text:style-name="P4"><text:tab/><text:tab/>"street" : "11 Avenue",</text:p>
      <text:p text:style-name="P4"><text:soft-page-break/><text:tab/><text:tab/>"zipcode" : "11219"</text:p>
      <text:p text:style-name="P4"><text:tab/>},</text:p>
      <text:p text:style-name="P4"><text:tab/>"borough" : "Brookly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7-18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7-30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2-13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2-08-16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1-08-17T00:00:00Z"),</text:p>
      <text:p text:style-name="P4"><text:tab/><text:tab/><text:tab/>"grade" : "A",</text:p>
      <text:p text:style-name="P4"><text:tab/><text:tab/><text:tab/>"score" : 11</text:p>
      <text:p text:style-name="P4"><text:tab/><text:tab/>}</text:p>
      <text:p text:style-name="P4"><text:tab/>],</text:p>
      <text:p text:style-name="P4"><text:tab/>"name" : "Regina Caterers",</text:p>
      <text:p text:style-name="P4"><text:tab/>"restaurant_id" : "40356649"</text:p>
      <text:p text:style-name="P4">}</text:p>
      <text:p text:style-name="P4">{</text:p>
      <text:p text:style-name="P4"><text:tab/>"_id" : ObjectId("5bafc724d3adc8b6d76fc122"),</text:p>
      <text:p text:style-name="P4"><text:tab/>"address" : {</text:p>
      <text:p text:style-name="P4"><text:tab/><text:tab/>"building" : "1839",</text:p>
      <text:p text:style-name="P4"><text:tab/><text:tab/>"coord" : [</text:p>
      <text:p text:style-name="P4"><text:tab/><text:tab/><text:tab/>-73.9482609,</text:p>
      <text:p text:style-name="P4"><text:tab/><text:tab/><text:tab/>40.6408271</text:p>
      <text:p text:style-name="P4"><text:tab/><text:tab/>],</text:p>
      <text:p text:style-name="P4"><text:tab/><text:tab/>"street" : "Nostrand Avenue",</text:p>
      <text:p text:style-name="P4"><text:tab/><text:tab/>"zipcode" : "11226"</text:p>
      <text:p text:style-name="P4"><text:tab/>},</text:p>
      <text:p text:style-name="P4"><text:tab/>"borough" : "Brooklyn",</text:p>
      <text:p text:style-name="P4"><text:tab/>"cuisine" : "Ice Cream, Gelato, Yogurt, Ices",</text:p>
      <text:p text:style-name="P4"><text:tab/>"grades" : [</text:p>
      <text:p text:style-name="P4"><text:tab/><text:tab/>{</text:p>
      <text:p text:style-name="P4"><text:tab/><text:tab/><text:tab/>"date" : ISODate("2014-07-14T00:00:00Z"),</text:p>
      <text:p text:style-name="P4"><text:tab/><text:tab/><text:tab/>"grade" : "A",</text:p>
      <text:p text:style-name="P4"><text:tab/><text:tab/><text:tab/>"score" : 12</text:p>
      <text:p text:style-name="P4"><text:soft-page-break/><text:tab/><text:tab/>},</text:p>
      <text:p text:style-name="P4"><text:tab/><text:tab/>{</text:p>
      <text:p text:style-name="P4"><text:tab/><text:tab/><text:tab/>"date" : ISODate("2013-07-10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2-07-11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2-02-23T00:00:00Z"),</text:p>
      <text:p text:style-name="P4"><text:tab/><text:tab/><text:tab/>"grade" : "A",</text:p>
      <text:p text:style-name="P4"><text:tab/><text:tab/><text:tab/>"score" : 8</text:p>
      <text:p text:style-name="P4"><text:tab/><text:tab/>}</text:p>
      <text:p text:style-name="P4"><text:tab/>],</text:p>
      <text:p text:style-name="P4"><text:tab/>"name" : "Taste The Tropics Ice Cream",</text:p>
      <text:p text:style-name="P4"><text:tab/>"restaurant_id" : "40356731"</text:p>
      <text:p text:style-name="P4">}</text:p>
      <text:p text:style-name="P4">{</text:p>
      <text:p text:style-name="P4"><text:tab/>"_id" : ObjectId("5bafc724d3adc8b6d76fc123"),</text:p>
      <text:p text:style-name="P4"><text:tab/>"address" : {</text:p>
      <text:p text:style-name="P4"><text:tab/><text:tab/>"building" : "7715",</text:p>
      <text:p text:style-name="P4"><text:tab/><text:tab/>"coord" : [</text:p>
      <text:p text:style-name="P4"><text:tab/><text:tab/><text:tab/>-73.9973325,</text:p>
      <text:p text:style-name="P4"><text:tab/><text:tab/><text:tab/>40.61174889999999</text:p>
      <text:p text:style-name="P4"><text:tab/><text:tab/>],</text:p>
      <text:p text:style-name="P4"><text:tab/><text:tab/>"street" : "18 Avenue",</text:p>
      <text:p text:style-name="P4"><text:tab/><text:tab/>"zipcode" : "11214"</text:p>
      <text:p text:style-name="P4"><text:tab/>},</text:p>
      <text:p text:style-name="P4"><text:tab/>"borough" : "Brookly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4-16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3-04-23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2-04-24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1-12-16T00:00:00Z"),</text:p>
      <text:p text:style-name="P4"><text:tab/><text:tab/><text:tab/>"grade" : "A",</text:p>
      <text:p text:style-name="P4"><text:soft-page-break/><text:tab/><text:tab/><text:tab/>"score" : 2</text:p>
      <text:p text:style-name="P4"><text:tab/><text:tab/>}</text:p>
      <text:p text:style-name="P4"><text:tab/>],</text:p>
      <text:p text:style-name="P4"><text:tab/>"name" : "C &amp; C Catering Service",</text:p>
      <text:p text:style-name="P4"><text:tab/>"restaurant_id" : "40357437"</text:p>
      <text:p text:style-name="P4">}</text:p>
      <text:p text:style-name="P4">{</text:p>
      <text:p text:style-name="P4"><text:tab/>"_id" : ObjectId("5bafc724d3adc8b6d76fc124"),</text:p>
      <text:p text:style-name="P4"><text:tab/>"address" : {</text:p>
      <text:p text:style-name="P4"><text:tab/><text:tab/>"building" : "1269",</text:p>
      <text:p text:style-name="P4"><text:tab/><text:tab/>"coord" : [</text:p>
      <text:p text:style-name="P4"><text:tab/><text:tab/><text:tab/>-73.871194,</text:p>
      <text:p text:style-name="P4"><text:tab/><text:tab/><text:tab/>40.6730975</text:p>
      <text:p text:style-name="P4"><text:tab/><text:tab/>],</text:p>
      <text:p text:style-name="P4"><text:tab/><text:tab/>"street" : "Sutter Avenue",</text:p>
      <text:p text:style-name="P4"><text:tab/><text:tab/>"zipcode" : "11208"</text:p>
      <text:p text:style-name="P4"><text:tab/>},</text:p>
      <text:p text:style-name="P4"><text:tab/>"borough" : "Brooklyn",</text:p>
      <text:p text:style-name="P4"><text:tab/>"cuisine" : "Chinese",</text:p>
      <text:p text:style-name="P4"><text:tab/>"grades" : [</text:p>
      <text:p text:style-name="P4"><text:tab/><text:tab/>{</text:p>
      <text:p text:style-name="P4"><text:tab/><text:tab/><text:tab/>"date" : ISODate("2014-09-16T00:00:00Z"),</text:p>
      <text:p text:style-name="P4"><text:tab/><text:tab/><text:tab/>"grade" : "B",</text:p>
      <text:p text:style-name="P4"><text:tab/><text:tab/><text:tab/>"score" : 21</text:p>
      <text:p text:style-name="P4"><text:tab/><text:tab/>},</text:p>
      <text:p text:style-name="P4"><text:tab/><text:tab/>{</text:p>
      <text:p text:style-name="P4"><text:tab/><text:tab/><text:tab/>"date" : ISODate("2013-08-28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3-04-02T00:00:00Z"),</text:p>
      <text:p text:style-name="P4"><text:tab/><text:tab/><text:tab/>"grade" : "C",</text:p>
      <text:p text:style-name="P4"><text:tab/><text:tab/><text:tab/>"score" : 56</text:p>
      <text:p text:style-name="P4"><text:tab/><text:tab/>},</text:p>
      <text:p text:style-name="P4"><text:tab/><text:tab/>{</text:p>
      <text:p text:style-name="P4"><text:tab/><text:tab/><text:tab/>"date" : ISODate("2012-08-15T00:00:00Z"),</text:p>
      <text:p text:style-name="P4"><text:tab/><text:tab/><text:tab/>"grade" : "B",</text:p>
      <text:p text:style-name="P4"><text:tab/><text:tab/><text:tab/>"score" : 27</text:p>
      <text:p text:style-name="P4"><text:tab/><text:tab/>},</text:p>
      <text:p text:style-name="P4"><text:tab/><text:tab/>{</text:p>
      <text:p text:style-name="P4"><text:tab/><text:tab/><text:tab/>"date" : ISODate("2012-03-28T00:00:00Z"),</text:p>
      <text:p text:style-name="P4"><text:tab/><text:tab/><text:tab/>"grade" : "B",</text:p>
      <text:p text:style-name="P4"><text:tab/><text:tab/><text:tab/>"score" : 27</text:p>
      <text:p text:style-name="P4"><text:tab/><text:tab/>}</text:p>
      <text:p text:style-name="P4"><text:tab/>],</text:p>
      <text:p text:style-name="P4"><text:tab/>"name" : "May May Kitchen",</text:p>
      <text:p text:style-name="P4"><text:tab/>"restaurant_id" : "40358429"</text:p>
      <text:p text:style-name="P4">}</text:p>
      <text:p text:style-name="P4">{</text:p>
      <text:p text:style-name="P4"><text:tab/>"_id" : ObjectId("5bafc724d3adc8b6d76fc125"),</text:p>
      <text:p text:style-name="P4"><text:tab/>"address" : {</text:p>
      <text:p text:style-name="P4"><text:soft-page-break/><text:tab/><text:tab/>"building" : "1",</text:p>
      <text:p text:style-name="P4"><text:tab/><text:tab/>"coord" : [</text:p>
      <text:p text:style-name="P4"><text:tab/><text:tab/><text:tab/>-73.96926909999999,</text:p>
      <text:p text:style-name="P4"><text:tab/><text:tab/><text:tab/>40.7685235</text:p>
      <text:p text:style-name="P4"><text:tab/><text:tab/>],</text:p>
      <text:p text:style-name="P4"><text:tab/><text:tab/>"street" : "East <text:s text:c="2"/>66 Street",</text:p>
      <text:p text:style-name="P4"><text:tab/><text:tab/>"zipcode" : "10065"</text:p>
      <text:p text:style-name="P4"><text:tab/>},</text:p>
      <text:p text:style-name="P4"><text:tab/>"borough" : "Manhatta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5-07T00:00:00Z"),</text:p>
      <text:p text:style-name="P4"><text:tab/><text:tab/><text:tab/>"grade" : "A",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date" : ISODate("2013-05-03T00:00:00Z"),</text:p>
      <text:p text:style-name="P4"><text:tab/><text:tab/><text:tab/>"grade" : "A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2-04-30T00:00:00Z"),</text:p>
      <text:p text:style-name="P4"><text:tab/><text:tab/><text:tab/>"grade" : "A",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date" : ISODate("2011-12-27T00:00:00Z"),</text:p>
      <text:p text:style-name="P4"><text:tab/><text:tab/><text:tab/>"grade" : "A",</text:p>
      <text:p text:style-name="P4"><text:tab/><text:tab/><text:tab/>"score" : 0</text:p>
      <text:p text:style-name="P4"><text:tab/><text:tab/>}</text:p>
      <text:p text:style-name="P4"><text:tab/>],</text:p>
      <text:p text:style-name="P4"><text:tab/>"name" : "1 East 66Th Street Kitchen",</text:p>
      <text:p text:style-name="P4"><text:tab/>"restaurant_id" : "40359480"</text:p>
      <text:p text:style-name="P4">}</text:p>
      <text:p text:style-name="P4">{</text:p>
      <text:p text:style-name="P4"><text:tab/>"_id" : ObjectId("5bafc724d3adc8b6d76fc126"),</text:p>
      <text:p text:style-name="P4"><text:tab/>"address" : {</text:p>
      <text:p text:style-name="P4"><text:tab/><text:tab/>"building" : "2300",</text:p>
      <text:p text:style-name="P4"><text:tab/><text:tab/>"coord" : [</text:p>
      <text:p text:style-name="P4"><text:tab/><text:tab/><text:tab/>-73.8786113,</text:p>
      <text:p text:style-name="P4"><text:tab/><text:tab/><text:tab/>40.8502883</text:p>
      <text:p text:style-name="P4"><text:tab/><text:tab/>],</text:p>
      <text:p text:style-name="P4"><text:tab/><text:tab/>"street" : "Southern Boulevard",</text:p>
      <text:p text:style-name="P4"><text:tab/><text:tab/>"zipcode" : "10460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5-28T00:00:00Z"),</text:p>
      <text:p text:style-name="P4"><text:tab/><text:tab/><text:tab/>"grade" : "A",</text:p>
      <text:p text:style-name="P4"><text:soft-page-break/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06-19T00:00:00Z"),</text:p>
      <text:p text:style-name="P4"><text:tab/><text:tab/><text:tab/>"grade" : "A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2-06-15T00:00:00Z"),</text:p>
      <text:p text:style-name="P4"><text:tab/><text:tab/><text:tab/>"grade" : "A",</text:p>
      <text:p text:style-name="P4"><text:tab/><text:tab/><text:tab/>"score" : 3</text:p>
      <text:p text:style-name="P4"><text:tab/><text:tab/>}</text:p>
      <text:p text:style-name="P4"><text:tab/>],</text:p>
      <text:p text:style-name="P4"><text:tab/>"name" : "Wild Asia",</text:p>
      <text:p text:style-name="P4"><text:tab/>"restaurant_id" : "40357217"</text:p>
      <text:p text:style-name="P4">}</text:p>
      <text:p text:style-name="P4">{</text:p>
      <text:p text:style-name="P4"><text:tab/>"_id" : ObjectId("5bafc724d3adc8b6d76fc127"),</text:p>
      <text:p text:style-name="P4"><text:tab/>"address" : {</text:p>
      <text:p text:style-name="P4"><text:tab/><text:tab/>"building" : "705",</text:p>
      <text:p text:style-name="P4"><text:tab/><text:tab/>"coord" : [</text:p>
      <text:p text:style-name="P4"><text:tab/><text:tab/><text:tab/>-73.9653967,</text:p>
      <text:p text:style-name="P4"><text:tab/><text:tab/><text:tab/>40.6064339</text:p>
      <text:p text:style-name="P4"><text:tab/><text:tab/>],</text:p>
      <text:p text:style-name="P4"><text:tab/><text:tab/>"street" : "Kings Highway",</text:p>
      <text:p text:style-name="P4"><text:tab/><text:tab/>"zipcode" : "11223"</text:p>
      <text:p text:style-name="P4"><text:tab/>},</text:p>
      <text:p text:style-name="P4"><text:tab/>"borough" : "Brooklyn",</text:p>
      <text:p text:style-name="P4"><text:tab/>"cuisine" : "Jewish/Kosher",</text:p>
      <text:p text:style-name="P4"><text:tab/>"grades" : [</text:p>
      <text:p text:style-name="P4"><text:tab/><text:tab/>{</text:p>
      <text:p text:style-name="P4"><text:tab/><text:tab/><text:tab/>"date" : ISODate("2014-11-10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10-10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10-04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2-05-2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1-12-30T00:00:00Z"),</text:p>
      <text:p text:style-name="P4"><text:soft-page-break/><text:tab/><text:tab/><text:tab/>"grade" : "B",</text:p>
      <text:p text:style-name="P4"><text:tab/><text:tab/><text:tab/>"score" : 19</text:p>
      <text:p text:style-name="P4"><text:tab/><text:tab/>}</text:p>
      <text:p text:style-name="P4"><text:tab/>],</text:p>
      <text:p text:style-name="P4"><text:tab/>"name" : "Seuda Foods",</text:p>
      <text:p text:style-name="P4"><text:tab/>"restaurant_id" : "40360045"</text:p>
      <text:p text:style-name="P4">}</text:p>
      <text:p text:style-name="P4">{</text:p>
      <text:p text:style-name="P4"><text:tab/>"_id" : ObjectId("5bafc724d3adc8b6d76fc128"),</text:p>
      <text:p text:style-name="P4"><text:tab/>"address" : {</text:p>
      <text:p text:style-name="P4"><text:tab/><text:tab/>"building" : "6909",</text:p>
      <text:p text:style-name="P4"><text:tab/><text:tab/>"coord" : [</text:p>
      <text:p text:style-name="P4"><text:tab/><text:tab/><text:tab/>-74.0259567,</text:p>
      <text:p text:style-name="P4"><text:tab/><text:tab/><text:tab/>40.6353674</text:p>
      <text:p text:style-name="P4"><text:tab/><text:tab/>],</text:p>
      <text:p text:style-name="P4"><text:tab/><text:tab/>"street" : "3 Avenue",</text:p>
      <text:p text:style-name="P4"><text:tab/><text:tab/>"zipcode" : "11209"</text:p>
      <text:p text:style-name="P4"><text:tab/>},</text:p>
      <text:p text:style-name="P4"><text:tab/>"borough" : "Brooklyn",</text:p>
      <text:p text:style-name="P4"><text:tab/>"cuisine" : "Delicatessen",</text:p>
      <text:p text:style-name="P4"><text:tab/>"grades" : [</text:p>
      <text:p text:style-name="P4"><text:tab/><text:tab/>{</text:p>
      <text:p text:style-name="P4"><text:tab/><text:tab/><text:tab/>"date" : ISODate("2014-08-21T00:00:00Z"),</text:p>
      <text:p text:style-name="P4"><text:tab/><text:tab/><text:tab/>"grade" : "A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4-03-05T00:00:00Z"),</text:p>
      <text:p text:style-name="P4"><text:tab/><text:tab/><text:tab/>"grade" : "A",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date" : ISODate("2013-01-10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Nordic Delicacies",</text:p>
      <text:p text:style-name="P4"><text:tab/>"restaurant_id" : "40361390"</text:p>
      <text:p text:style-name="P4">}</text:p>
      <text:p text:style-name="P4">{</text:p>
      <text:p text:style-name="P4"><text:tab/>"_id" : ObjectId("5bafc724d3adc8b6d76fc129"),</text:p>
      <text:p text:style-name="P4"><text:tab/>"address" : {</text:p>
      <text:p text:style-name="P4"><text:tab/><text:tab/>"building" : "265-15",</text:p>
      <text:p text:style-name="P4"><text:tab/><text:tab/>"coord" : [</text:p>
      <text:p text:style-name="P4"><text:tab/><text:tab/><text:tab/>-73.7032601,</text:p>
      <text:p text:style-name="P4"><text:tab/><text:tab/><text:tab/>40.7386417</text:p>
      <text:p text:style-name="P4"><text:tab/><text:tab/>],</text:p>
      <text:p text:style-name="P4"><text:tab/><text:tab/>"street" : "Hillside Avenue",</text:p>
      <text:p text:style-name="P4"><text:tab/><text:tab/>"zipcode" : "11004"</text:p>
      <text:p text:style-name="P4"><text:tab/>},</text:p>
      <text:p text:style-name="P4"><text:tab/>"borough" : "Queens",</text:p>
      <text:p text:style-name="P4"><text:soft-page-break/><text:tab/>"cuisine" : "Ice Cream, Gelato, Yogurt, Ices",</text:p>
      <text:p text:style-name="P4"><text:tab/>"grades" : [</text:p>
      <text:p text:style-name="P4"><text:tab/><text:tab/>{</text:p>
      <text:p text:style-name="P4"><text:tab/><text:tab/><text:tab/>"date" : ISODate("2014-10-28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3-09-18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9-20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Carvel Ice Cream",</text:p>
      <text:p text:style-name="P4"><text:tab/>"restaurant_id" : "40361322"</text:p>
      <text:p text:style-name="P4">}</text:p>
      <text:p text:style-name="P4">{</text:p>
      <text:p text:style-name="P4"><text:tab/>"_id" : ObjectId("5bafc724d3adc8b6d76fc12a"),</text:p>
      <text:p text:style-name="P4"><text:tab/>"address" : {</text:p>
      <text:p text:style-name="P4"><text:tab/><text:tab/>"building" : "203",</text:p>
      <text:p text:style-name="P4"><text:tab/><text:tab/>"coord" : [</text:p>
      <text:p text:style-name="P4"><text:tab/><text:tab/><text:tab/>-73.97822040000001,</text:p>
      <text:p text:style-name="P4"><text:tab/><text:tab/><text:tab/>40.6435254</text:p>
      <text:p text:style-name="P4"><text:tab/><text:tab/>],</text:p>
      <text:p text:style-name="P4"><text:tab/><text:tab/>"street" : "Church Avenue",</text:p>
      <text:p text:style-name="P4"><text:tab/><text:tab/>"zipcode" : "11218"</text:p>
      <text:p text:style-name="P4"><text:tab/>},</text:p>
      <text:p text:style-name="P4"><text:tab/>"borough" : "Brooklyn",</text:p>
      <text:p text:style-name="P4"><text:tab/>"cuisine" : "Ice Cream, Gelato, Yogurt, Ices",</text:p>
      <text:p text:style-name="P4"><text:tab/>"grades" : [</text:p>
      <text:p text:style-name="P4"><text:tab/><text:tab/>{</text:p>
      <text:p text:style-name="P4"><text:tab/><text:tab/><text:tab/>"date" : ISODate("2014-02-10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3-01-02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1-09T00:00:00Z"),</text:p>
      <text:p text:style-name="P4"><text:tab/><text:tab/><text:tab/>"grade" : "A",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date" : ISODate("2011-11-07T00:00:00Z"),</text:p>
      <text:p text:style-name="P4"><text:soft-page-break/><text:tab/><text:tab/><text:tab/>"grade" : "P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1-07-21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Carvel Ice Cream",</text:p>
      <text:p text:style-name="P4"><text:tab/>"restaurant_id" : "40360076"</text:p>
      <text:p text:style-name="P4">}</text:p>
      <text:p text:style-name="P4">{</text:p>
      <text:p text:style-name="P4"><text:tab/>"_id" : ObjectId("5bafc724d3adc8b6d76fc12b"),</text:p>
      <text:p text:style-name="P4"><text:tab/>"address" : {</text:p>
      <text:p text:style-name="P4"><text:tab/><text:tab/>"building" : "522",</text:p>
      <text:p text:style-name="P4"><text:tab/><text:tab/>"coord" : [</text:p>
      <text:p text:style-name="P4"><text:tab/><text:tab/><text:tab/>-73.95171,</text:p>
      <text:p text:style-name="P4"><text:tab/><text:tab/><text:tab/>40.767461</text:p>
      <text:p text:style-name="P4"><text:tab/><text:tab/>],</text:p>
      <text:p text:style-name="P4"><text:tab/><text:tab/>"street" : "East <text:s text:c="2"/>74 Street",</text:p>
      <text:p text:style-name="P4"><text:tab/><text:tab/>"zipcode" : "10021"</text:p>
      <text:p text:style-name="P4"><text:tab/>},</text:p>
      <text:p text:style-name="P4"><text:tab/>"borough" : "Manhatta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9-02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12-19T00:00:00Z"),</text:p>
      <text:p text:style-name="P4"><text:tab/><text:tab/><text:tab/>"grade" : "B",</text:p>
      <text:p text:style-name="P4"><text:tab/><text:tab/><text:tab/>"score" : 16</text:p>
      <text:p text:style-name="P4"><text:tab/><text:tab/>},</text:p>
      <text:p text:style-name="P4"><text:tab/><text:tab/>{</text:p>
      <text:p text:style-name="P4"><text:tab/><text:tab/><text:tab/>"date" : ISODate("2013-05-28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12-07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3-29T00:00:00Z"),</text:p>
      <text:p text:style-name="P4"><text:tab/><text:tab/><text:tab/>"grade" : "A",</text:p>
      <text:p text:style-name="P4"><text:tab/><text:tab/><text:tab/>"score" : 11</text:p>
      <text:p text:style-name="P4"><text:tab/><text:tab/>}</text:p>
      <text:p text:style-name="P4"><text:tab/>],</text:p>
      <text:p text:style-name="P4"><text:soft-page-break/><text:tab/>"name" : "Glorious Food",</text:p>
      <text:p text:style-name="P4"><text:tab/>"restaurant_id" : "40361521"</text:p>
      <text:p text:style-name="P4">}</text:p>
      <text:p text:style-name="P4">{</text:p>
      <text:p text:style-name="P4"><text:tab/>"_id" : ObjectId("5bafc724d3adc8b6d76fc12c"),</text:p>
      <text:p text:style-name="P4"><text:tab/>"address" : {</text:p>
      <text:p text:style-name="P4"><text:tab/><text:tab/>"building" : "129-08",</text:p>
      <text:p text:style-name="P4"><text:tab/><text:tab/>"coord" : [</text:p>
      <text:p text:style-name="P4"><text:tab/><text:tab/><text:tab/>-73.839297,</text:p>
      <text:p text:style-name="P4"><text:tab/><text:tab/><text:tab/>40.78147</text:p>
      <text:p text:style-name="P4"><text:tab/><text:tab/>],</text:p>
      <text:p text:style-name="P4"><text:tab/><text:tab/>"street" : "20 Avenue",</text:p>
      <text:p text:style-name="P4"><text:tab/><text:tab/>"zipcode" : "11356"</text:p>
      <text:p text:style-name="P4"><text:tab/>},</text:p>
      <text:p text:style-name="P4"><text:tab/>"borough" : "Queens",</text:p>
      <text:p text:style-name="P4"><text:tab/>"cuisine" : "Delicatessen",</text:p>
      <text:p text:style-name="P4"><text:tab/>"grades" : [</text:p>
      <text:p text:style-name="P4"><text:tab/><text:tab/>{</text:p>
      <text:p text:style-name="P4"><text:tab/><text:tab/><text:tab/>"date" : ISODate("2014-08-16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8-27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9-20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1-09-29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Sal'S Deli",</text:p>
      <text:p text:style-name="P4"><text:tab/>"restaurant_id" : "40361618"</text:p>
      <text:p text:style-name="P4">}</text:p>
      <text:p text:style-name="P4">{</text:p>
      <text:p text:style-name="P4"><text:tab/>"_id" : ObjectId("5bafc724d3adc8b6d76fc12d"),</text:p>
      <text:p text:style-name="P4"><text:tab/>"address" : {</text:p>
      <text:p text:style-name="P4"><text:tab/><text:tab/>"building" : "284",</text:p>
      <text:p text:style-name="P4"><text:tab/><text:tab/>"coord" : [</text:p>
      <text:p text:style-name="P4"><text:tab/><text:tab/><text:tab/>-73.9829239,</text:p>
      <text:p text:style-name="P4"><text:tab/><text:tab/><text:tab/>40.6580753</text:p>
      <text:p text:style-name="P4"><text:tab/><text:tab/>],</text:p>
      <text:p text:style-name="P4"><text:tab/><text:tab/>"street" : "Prospect Park West",</text:p>
      <text:p text:style-name="P4"><text:tab/><text:tab/>"zipcode" : "11215"</text:p>
      <text:p text:style-name="P4"><text:tab/>},</text:p>
      <text:p text:style-name="P4"><text:soft-page-break/><text:tab/>"borough" : "Brookly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11-19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11-14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2-12-05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5-17T00:00:00Z"),</text:p>
      <text:p text:style-name="P4"><text:tab/><text:tab/><text:tab/>"grade" : "A",</text:p>
      <text:p text:style-name="P4"><text:tab/><text:tab/><text:tab/>"score" : 11</text:p>
      <text:p text:style-name="P4"><text:tab/><text:tab/>}</text:p>
      <text:p text:style-name="P4"><text:tab/>],</text:p>
      <text:p text:style-name="P4"><text:tab/>"name" : "The Movable Feast",</text:p>
      <text:p text:style-name="P4"><text:tab/>"restaurant_id" : "40361606"</text:p>
      <text:p text:style-name="P4">}</text:p>
      <text:p text:style-name="P4">Type "it" for more</text:p>
      <text:p text:style-name="P4">&gt; db.restaurants.find({},{"restaurant_id" : 1,"name":1,"borough":1,"cuisine" :1,"_id":0});</text:p>
      <text:p text:style-name="P4">&gt; db.retaurants.find({},{"restaurant_id" : 1,"name":1,"borough":1,"cuisine" :1,"_id":0});</text:p>
      <text:p text:style-name="P4">&gt; db.restaurant.find({},{"restaurant_id" : 1,"name":1,"borough":1,"cuisine" :1,"_id":0});</text:p>
      <text:p text:style-name="P4">{ "borough" : "Brooklyn", "cuisine" : "Hamburgers", "name" : "Wendy'S", "restaurant_id" : "30112340" }</text:p>
      <text:p text:style-name="P4">{ "borough" : "Manhattan", "cuisine" : "Irish", "name" : "Dj Reynolds Pub And Restaurant", "restaurant_id" : "30191841" }</text:p>
      <text:p text:style-name="P4">{ "borough" : "Brooklyn", "cuisine" : "American ", "name" : "Riviera Caterer", "restaurant_id" : "40356018" }</text:p>
      <text:p text:style-name="P4">{ "borough" : "Queens", "cuisine" : "Jewish/Kosher", "name" : "Tov Kosher Kitchen", "restaurant_id" : "40356068" }</text:p>
      <text:p text:style-name="P4">{ "borough" : "Queens", "cuisine" : "American ", "name" : "Brunos On The Boulevard", "restaurant_id" : "40356151" }</text:p>
      <text:p text:style-name="P4">{ "borough" : "Staten Island", "cuisine" : "Jewish/Kosher", "name" : "Kosher Island", "restaurant_id" : "40356442" }</text:p>
      <text:p text:style-name="P4">{ "borough" : "Brooklyn", "cuisine" : "Delicatessen", "name" : "Wilken'S Fine Food", "restaurant_id" : "40356483" }</text:p>
      <text:p text:style-name="P4">{ "borough" : "Brooklyn", "cuisine" : "American ", "name" : "Regina Caterers", "restaurant_id" : "40356649" }</text:p>
      <text:p text:style-name="P4">{ "borough" : "Brooklyn", "cuisine" : "Ice Cream, Gelato, Yogurt, Ices", "name" : "Taste The Tropics Ice Cream", "restaurant_id" : "40356731" }</text:p>
      <text:p text:style-name="P4">{ "borough" : "Brooklyn", "cuisine" : "American ", "name" : "C &amp; C Catering Service", "restaurant_id" : "40357437" }</text:p>
      <text:p text:style-name="P4"><text:soft-page-break/>{ "borough" : "Brooklyn", "cuisine" : "Chinese", "name" : "May May Kitchen", "restaurant_id" : "40358429" }</text:p>
      <text:p text:style-name="P4">{ "borough" : "Manhattan", "cuisine" : "American ", "name" : "1 East 66Th Street Kitchen", "restaurant_id" : "40359480" }</text:p>
      <text:p text:style-name="P4">{ "borough" : "Bronx", "cuisine" : "American ", "name" : "Wild Asia", "restaurant_id" : "40357217" }</text:p>
      <text:p text:style-name="P4">{ "borough" : "Brooklyn", "cuisine" : "Jewish/Kosher", "name" : "Seuda Foods", "restaurant_id" : "40360045" }</text:p>
      <text:p text:style-name="P4">{ "borough" : "Brooklyn", "cuisine" : "Delicatessen", "name" : "Nordic Delicacies", "restaurant_id" : "40361390" }</text:p>
      <text:p text:style-name="P4">{ "borough" : "Queens", "cuisine" : "Ice Cream, Gelato, Yogurt, Ices", "name" : "Carvel Ice Cream", "restaurant_id" : "40361322" }</text:p>
      <text:p text:style-name="P4">{ "borough" : "Brooklyn", "cuisine" : "Ice Cream, Gelato, Yogurt, Ices", "name" : "Carvel Ice Cream", "restaurant_id" : "40360076" }</text:p>
      <text:p text:style-name="P4">{ "borough" : "Manhattan", "cuisine" : "American ", "name" : "Glorious Food", "restaurant_id" : "40361521" }</text:p>
      <text:p text:style-name="P4">{ "borough" : "Queens", "cuisine" : "Delicatessen", "name" : "Sal'S Deli", "restaurant_id" : "40361618" }</text:p>
      <text:p text:style-name="P4">{ "borough" : "Brooklyn", "cuisine" : "American ", "name" : "The Movable Feast", "restaurant_id" : "40361606" }</text:p>
      <text:p text:style-name="P4">Type "it" for more</text:p>
      <text:p text:style-name="P4">&gt; db.restaurant.find({},{"restaurant_id" : 1,"name":1,"borough":1,"cuisine" :1,"_id":0}).pretty();</text:p>
      <text:p text:style-name="P4">{</text:p>
      <text:p text:style-name="P4"><text:tab/>"borough" : "Brooklyn",</text:p>
      <text:p text:style-name="P4"><text:tab/>"cuisine" : "Hamburgers",</text:p>
      <text:p text:style-name="P4"><text:tab/>"name" : "Wendy'S",</text:p>
      <text:p text:style-name="P4"><text:tab/>"restaurant_id" : "30112340"</text:p>
      <text:p text:style-name="P4">}</text:p>
      <text:p text:style-name="P4">{</text:p>
      <text:p text:style-name="P4"><text:tab/>"borough" : "Manhattan",</text:p>
      <text:p text:style-name="P4"><text:tab/>"cuisine" : "Irish",</text:p>
      <text:p text:style-name="P4"><text:tab/>"name" : "Dj Reynolds Pub And Restaurant",</text:p>
      <text:p text:style-name="P4"><text:tab/>"restaurant_id" : "30191841"</text:p>
      <text:p text:style-name="P4">}</text:p>
      <text:p text:style-name="P4">{</text:p>
      <text:p text:style-name="P4"><text:tab/>"borough" : "Brooklyn",</text:p>
      <text:p text:style-name="P4"><text:tab/>"cuisine" : "American ",</text:p>
      <text:p text:style-name="P4"><text:tab/>"name" : "Riviera Caterer",</text:p>
      <text:p text:style-name="P4"><text:tab/>"restaurant_id" : "40356018"</text:p>
      <text:p text:style-name="P4">}</text:p>
      <text:p text:style-name="P4">{</text:p>
      <text:p text:style-name="P4"><text:tab/>"borough" : "Queens",</text:p>
      <text:p text:style-name="P4"><text:tab/>"cuisine" : "Jewish/Kosher",</text:p>
      <text:p text:style-name="P4"><text:tab/>"name" : "Tov Kosher Kitchen",</text:p>
      <text:p text:style-name="P4"><text:tab/>"restaurant_id" : "40356068"</text:p>
      <text:p text:style-name="P4">}</text:p>
      <text:p text:style-name="P4">{</text:p>
      <text:p text:style-name="P4"><text:tab/>"borough" : "Queens",</text:p>
      <text:p text:style-name="P4"><text:tab/>"cuisine" : "American ",</text:p>
      <text:p text:style-name="P4"><text:tab/>"name" : "Brunos On The Boulevard",</text:p>
      <text:p text:style-name="P4"><text:tab/>"restaurant_id" : "40356151"</text:p>
      <text:p text:style-name="P4">}</text:p>
      <text:p text:style-name="P4"><text:soft-page-break/>{</text:p>
      <text:p text:style-name="P4"><text:tab/>"borough" : "Staten Island",</text:p>
      <text:p text:style-name="P4"><text:tab/>"cuisine" : "Jewish/Kosher",</text:p>
      <text:p text:style-name="P4"><text:tab/>"name" : "Kosher Island",</text:p>
      <text:p text:style-name="P4"><text:tab/>"restaurant_id" : "40356442"</text:p>
      <text:p text:style-name="P4">}</text:p>
      <text:p text:style-name="P4">{</text:p>
      <text:p text:style-name="P4"><text:tab/>"borough" : "Brooklyn",</text:p>
      <text:p text:style-name="P4"><text:tab/>"cuisine" : "Delicatessen",</text:p>
      <text:p text:style-name="P4"><text:tab/>"name" : "Wilken'S Fine Food",</text:p>
      <text:p text:style-name="P4"><text:tab/>"restaurant_id" : "40356483"</text:p>
      <text:p text:style-name="P4">}</text:p>
      <text:p text:style-name="P4">{</text:p>
      <text:p text:style-name="P4"><text:tab/>"borough" : "Brooklyn",</text:p>
      <text:p text:style-name="P4"><text:tab/>"cuisine" : "American ",</text:p>
      <text:p text:style-name="P4"><text:tab/>"name" : "Regina Caterers",</text:p>
      <text:p text:style-name="P4"><text:tab/>"restaurant_id" : "40356649"</text:p>
      <text:p text:style-name="P4">}</text:p>
      <text:p text:style-name="P4">{</text:p>
      <text:p text:style-name="P4"><text:tab/>"borough" : "Brooklyn",</text:p>
      <text:p text:style-name="P4"><text:tab/>"cuisine" : "Ice Cream, Gelato, Yogurt, Ices",</text:p>
      <text:p text:style-name="P4"><text:tab/>"name" : "Taste The Tropics Ice Cream",</text:p>
      <text:p text:style-name="P4"><text:tab/>"restaurant_id" : "40356731"</text:p>
      <text:p text:style-name="P4">}</text:p>
      <text:p text:style-name="P4">{</text:p>
      <text:p text:style-name="P4"><text:tab/>"borough" : "Brooklyn",</text:p>
      <text:p text:style-name="P4"><text:tab/>"cuisine" : "American ",</text:p>
      <text:p text:style-name="P4"><text:tab/>"name" : "C &amp; C Catering Service",</text:p>
      <text:p text:style-name="P4"><text:tab/>"restaurant_id" : "40357437"</text:p>
      <text:p text:style-name="P4">}</text:p>
      <text:p text:style-name="P4">{</text:p>
      <text:p text:style-name="P4"><text:tab/>"borough" : "Brooklyn",</text:p>
      <text:p text:style-name="P4"><text:tab/>"cuisine" : "Chinese",</text:p>
      <text:p text:style-name="P4"><text:tab/>"name" : "May May Kitchen",</text:p>
      <text:p text:style-name="P4"><text:tab/>"restaurant_id" : "40358429"</text:p>
      <text:p text:style-name="P4">}</text:p>
      <text:p text:style-name="P4">{</text:p>
      <text:p text:style-name="P4"><text:tab/>"borough" : "Manhattan",</text:p>
      <text:p text:style-name="P4"><text:tab/>"cuisine" : "American ",</text:p>
      <text:p text:style-name="P4"><text:tab/>"name" : "1 East 66Th Street Kitchen",</text:p>
      <text:p text:style-name="P4"><text:tab/>"restaurant_id" : "40359480"</text:p>
      <text:p text:style-name="P4">}</text:p>
      <text:p text:style-name="P4">{</text:p>
      <text:p text:style-name="P4"><text:tab/>"borough" : "Bronx",</text:p>
      <text:p text:style-name="P4"><text:tab/>"cuisine" : "American ",</text:p>
      <text:p text:style-name="P4"><text:tab/>"name" : "Wild Asia",</text:p>
      <text:p text:style-name="P4"><text:tab/>"restaurant_id" : "40357217"</text:p>
      <text:p text:style-name="P4">}</text:p>
      <text:p text:style-name="P4">{</text:p>
      <text:p text:style-name="P4"><text:tab/>"borough" : "Brooklyn",</text:p>
      <text:p text:style-name="P4"><text:tab/>"cuisine" : "Jewish/Kosher",</text:p>
      <text:p text:style-name="P4"><text:tab/>"name" : "Seuda Foods",</text:p>
      <text:p text:style-name="P4"><text:soft-page-break/><text:tab/>"restaurant_id" : "40360045"</text:p>
      <text:p text:style-name="P4">}</text:p>
      <text:p text:style-name="P4">{</text:p>
      <text:p text:style-name="P4"><text:tab/>"borough" : "Brooklyn",</text:p>
      <text:p text:style-name="P4"><text:tab/>"cuisine" : "Delicatessen",</text:p>
      <text:p text:style-name="P4"><text:tab/>"name" : "Nordic Delicacies",</text:p>
      <text:p text:style-name="P4"><text:tab/>"restaurant_id" : "40361390"</text:p>
      <text:p text:style-name="P4">}</text:p>
      <text:p text:style-name="P4">{</text:p>
      <text:p text:style-name="P4"><text:tab/>"borough" : "Queens",</text:p>
      <text:p text:style-name="P4"><text:tab/>"cuisine" : "Ice Cream, Gelato, Yogurt, Ices",</text:p>
      <text:p text:style-name="P4"><text:tab/>"name" : "Carvel Ice Cream",</text:p>
      <text:p text:style-name="P4"><text:tab/>"restaurant_id" : "40361322"</text:p>
      <text:p text:style-name="P4">}</text:p>
      <text:p text:style-name="P4">{</text:p>
      <text:p text:style-name="P4"><text:tab/>"borough" : "Brooklyn",</text:p>
      <text:p text:style-name="P4"><text:tab/>"cuisine" : "Ice Cream, Gelato, Yogurt, Ices",</text:p>
      <text:p text:style-name="P4"><text:tab/>"name" : "Carvel Ice Cream",</text:p>
      <text:p text:style-name="P4"><text:tab/>"restaurant_id" : "40360076"</text:p>
      <text:p text:style-name="P4">}</text:p>
      <text:p text:style-name="P4">{</text:p>
      <text:p text:style-name="P4"><text:tab/>"borough" : "Manhattan",</text:p>
      <text:p text:style-name="P4"><text:tab/>"cuisine" : "American ",</text:p>
      <text:p text:style-name="P4"><text:tab/>"name" : "Glorious Food",</text:p>
      <text:p text:style-name="P4"><text:tab/>"restaurant_id" : "40361521"</text:p>
      <text:p text:style-name="P4">}</text:p>
      <text:p text:style-name="P4">{</text:p>
      <text:p text:style-name="P4"><text:tab/>"borough" : "Queens",</text:p>
      <text:p text:style-name="P4"><text:tab/>"cuisine" : "Delicatessen",</text:p>
      <text:p text:style-name="P4"><text:tab/>"name" : "Sal'S Deli",</text:p>
      <text:p text:style-name="P4"><text:tab/>"restaurant_id" : "40361618"</text:p>
      <text:p text:style-name="P4">}</text:p>
      <text:p text:style-name="P4">{</text:p>
      <text:p text:style-name="P4"><text:tab/>"borough" : "Brooklyn",</text:p>
      <text:p text:style-name="P4"><text:tab/>"cuisine" : "American ",</text:p>
      <text:p text:style-name="P4"><text:tab/>"name" : "The Movable Feast",</text:p>
      <text:p text:style-name="P4"><text:tab/>"restaurant_id" : "40361606"</text:p>
      <text:p text:style-name="P4">}</text:p>
      <text:p text:style-name="P4">Type "it" for more</text:p>
      <text:p text:style-name="P4">&gt; db.restaurants.find({"borough": "Bronx"}).pretty();</text:p>
      <text:p text:style-name="P4">&gt; db.restaurant.find({"borough": "Bronx"}).pretty();</text:p>
      <text:p text:style-name="P4">{</text:p>
      <text:p text:style-name="P4"><text:tab/>"_id" : ObjectId("5bafc724d3adc8b6d76fc126"),</text:p>
      <text:p text:style-name="P4"><text:tab/>"address" : {</text:p>
      <text:p text:style-name="P4"><text:tab/><text:tab/>"building" : "2300",</text:p>
      <text:p text:style-name="P4"><text:tab/><text:tab/>"coord" : [</text:p>
      <text:p text:style-name="P4"><text:tab/><text:tab/><text:tab/>-73.8786113,</text:p>
      <text:p text:style-name="P4"><text:tab/><text:tab/><text:tab/>40.8502883</text:p>
      <text:p text:style-name="P4"><text:tab/><text:tab/>],</text:p>
      <text:p text:style-name="P4"><text:tab/><text:tab/>"street" : "Southern Boulevard",</text:p>
      <text:p text:style-name="P4"><text:tab/><text:tab/>"zipcode" : "10460"</text:p>
      <text:p text:style-name="P4"><text:tab/>},</text:p>
      <text:p text:style-name="P4"><text:soft-page-break/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5-28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06-19T00:00:00Z"),</text:p>
      <text:p text:style-name="P4"><text:tab/><text:tab/><text:tab/>"grade" : "A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2-06-15T00:00:00Z"),</text:p>
      <text:p text:style-name="P4"><text:tab/><text:tab/><text:tab/>"grade" : "A",</text:p>
      <text:p text:style-name="P4"><text:tab/><text:tab/><text:tab/>"score" : 3</text:p>
      <text:p text:style-name="P4"><text:tab/><text:tab/>}</text:p>
      <text:p text:style-name="P4"><text:tab/>],</text:p>
      <text:p text:style-name="P4"><text:tab/>"name" : "Wild Asia",</text:p>
      <text:p text:style-name="P4"><text:tab/>"restaurant_id" : "40357217"</text:p>
      <text:p text:style-name="P4">}</text:p>
      <text:p text:style-name="P4">{</text:p>
      <text:p text:style-name="P4"><text:tab/>"_id" : ObjectId("5bafc724d3adc8b6d76fc139"),</text:p>
      <text:p text:style-name="P4"><text:tab/>"address" : {</text:p>
      <text:p text:style-name="P4"><text:tab/><text:tab/>"building" : "1006",</text:p>
      <text:p text:style-name="P4"><text:tab/><text:tab/>"coord" : [</text:p>
      <text:p text:style-name="P4"><text:tab/><text:tab/><text:tab/>-73.84856870000002,</text:p>
      <text:p text:style-name="P4"><text:tab/><text:tab/><text:tab/>40.8903781</text:p>
      <text:p text:style-name="P4"><text:tab/><text:tab/>],</text:p>
      <text:p text:style-name="P4"><text:tab/><text:tab/>"street" : "East 233 Street",</text:p>
      <text:p text:style-name="P4"><text:tab/><text:tab/>"zipcode" : "10466"</text:p>
      <text:p text:style-name="P4"><text:tab/>},</text:p>
      <text:p text:style-name="P4"><text:tab/>"borough" : "Bronx",</text:p>
      <text:p text:style-name="P4"><text:tab/>"cuisine" : "Ice Cream, Gelato, Yogurt, Ices",</text:p>
      <text:p text:style-name="P4"><text:tab/>"grades" : [</text:p>
      <text:p text:style-name="P4"><text:tab/><text:tab/>{</text:p>
      <text:p text:style-name="P4"><text:tab/><text:tab/><text:tab/>"date" : ISODate("2014-04-24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9-05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2-2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soft-page-break/><text:tab/><text:tab/><text:tab/>"date" : ISODate("2012-07-03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1-07-11T00:00:00Z"),</text:p>
      <text:p text:style-name="P4"><text:tab/><text:tab/><text:tab/>"grade" : "A",</text:p>
      <text:p text:style-name="P4"><text:tab/><text:tab/><text:tab/>"score" : 5</text:p>
      <text:p text:style-name="P4"><text:tab/><text:tab/>}</text:p>
      <text:p text:style-name="P4"><text:tab/>],</text:p>
      <text:p text:style-name="P4"><text:tab/>"name" : "Carvel Ice Cream",</text:p>
      <text:p text:style-name="P4"><text:tab/>"restaurant_id" : "40363093"</text:p>
      <text:p text:style-name="P4">}</text:p>
      <text:p text:style-name="P4">{</text:p>
      <text:p text:style-name="P4"><text:tab/>"_id" : ObjectId("5bafc724d3adc8b6d76fc13b"),</text:p>
      <text:p text:style-name="P4"><text:tab/>"address" : {</text:p>
      <text:p text:style-name="P4"><text:tab/><text:tab/>"building" : "1007",</text:p>
      <text:p text:style-name="P4"><text:tab/><text:tab/>"coord" : [</text:p>
      <text:p text:style-name="P4"><text:tab/><text:tab/><text:tab/>-73.856077,</text:p>
      <text:p text:style-name="P4"><text:tab/><text:tab/><text:tab/>40.848447</text:p>
      <text:p text:style-name="P4"><text:tab/><text:tab/>],</text:p>
      <text:p text:style-name="P4"><text:tab/><text:tab/>"street" : "Morris Park Ave",</text:p>
      <text:p text:style-name="P4"><text:tab/><text:tab/>"zipcode" : "10462"</text:p>
      <text:p text:style-name="P4"><text:tab/>},</text:p>
      <text:p text:style-name="P4"><text:tab/>"borough" : "Bronx",</text:p>
      <text:p text:style-name="P4"><text:tab/>"cuisine" : "Bakery",</text:p>
      <text:p text:style-name="P4"><text:tab/>"grades" : [</text:p>
      <text:p text:style-name="P4"><text:tab/><text:tab/>{</text:p>
      <text:p text:style-name="P4"><text:tab/><text:tab/><text:tab/>"date" : ISODate("2014-03-03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3-09-11T00:00:00Z"),</text:p>
      <text:p text:style-name="P4"><text:tab/><text:tab/><text:tab/>"grade" : "A",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date" : ISODate("2013-01-24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1-11-23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1-03-10T00:00:00Z"),</text:p>
      <text:p text:style-name="P4"><text:tab/><text:tab/><text:tab/>"grade" : "B",</text:p>
      <text:p text:style-name="P4"><text:tab/><text:tab/><text:tab/>"score" : 14</text:p>
      <text:p text:style-name="P4"><text:tab/><text:tab/>}</text:p>
      <text:p text:style-name="P4"><text:soft-page-break/><text:tab/>],</text:p>
      <text:p text:style-name="P4"><text:tab/>"name" : "Morris Park Bake Shop",</text:p>
      <text:p text:style-name="P4"><text:tab/>"restaurant_id" : "30075445"</text:p>
      <text:p text:style-name="P4">}</text:p>
      <text:p text:style-name="P4">{</text:p>
      <text:p text:style-name="P4"><text:tab/>"_id" : ObjectId("5bafc724d3adc8b6d76fc13e"),</text:p>
      <text:p text:style-name="P4"><text:tab/>"address" : {</text:p>
      <text:p text:style-name="P4"><text:tab/><text:tab/>"building" : "1236",</text:p>
      <text:p text:style-name="P4"><text:tab/><text:tab/>"coord" : [</text:p>
      <text:p text:style-name="P4"><text:tab/><text:tab/><text:tab/>-73.8893654,</text:p>
      <text:p text:style-name="P4"><text:tab/><text:tab/><text:tab/>40.81376179999999</text:p>
      <text:p text:style-name="P4"><text:tab/><text:tab/>],</text:p>
      <text:p text:style-name="P4"><text:tab/><text:tab/>"street" : "238 Spofford Ave",</text:p>
      <text:p text:style-name="P4"><text:tab/><text:tab/>"zipcode" : "10474"</text:p>
      <text:p text:style-name="P4"><text:tab/>},</text:p>
      <text:p text:style-name="P4"><text:tab/>"borough" : "Bronx",</text:p>
      <text:p text:style-name="P4"><text:tab/>"cuisine" : "Chinese",</text:p>
      <text:p text:style-name="P4"><text:tab/>"grades" : [</text:p>
      <text:p text:style-name="P4"><text:tab/><text:tab/>{</text:p>
      <text:p text:style-name="P4"><text:tab/><text:tab/><text:tab/>"date" : ISODate("2013-12-30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01-08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6-12T00:00:00Z"),</text:p>
      <text:p text:style-name="P4"><text:tab/><text:tab/><text:tab/>"grade" : "B",</text:p>
      <text:p text:style-name="P4"><text:tab/><text:tab/><text:tab/>"score" : 15</text:p>
      <text:p text:style-name="P4"><text:tab/><text:tab/>}</text:p>
      <text:p text:style-name="P4"><text:tab/>],</text:p>
      <text:p text:style-name="P4"><text:tab/>"name" : "Happy Garden",</text:p>
      <text:p text:style-name="P4"><text:tab/>"restaurant_id" : "40363289"</text:p>
      <text:p text:style-name="P4">}</text:p>
      <text:p text:style-name="P4">{</text:p>
      <text:p text:style-name="P4"><text:tab/>"_id" : ObjectId("5bafc724d3adc8b6d76fc151"),</text:p>
      <text:p text:style-name="P4"><text:tab/>"address" : {</text:p>
      <text:p text:style-name="P4"><text:tab/><text:tab/>"building" : "277",</text:p>
      <text:p text:style-name="P4"><text:tab/><text:tab/>"coord" : [</text:p>
      <text:p text:style-name="P4"><text:tab/><text:tab/><text:tab/>-73.8941893,</text:p>
      <text:p text:style-name="P4"><text:tab/><text:tab/><text:tab/>40.8634684</text:p>
      <text:p text:style-name="P4"><text:tab/><text:tab/>],</text:p>
      <text:p text:style-name="P4"><text:tab/><text:tab/>"street" : "East Kingsbridge Road",</text:p>
      <text:p text:style-name="P4"><text:tab/><text:tab/>"zipcode" : "10458"</text:p>
      <text:p text:style-name="P4"><text:tab/>},</text:p>
      <text:p text:style-name="P4"><text:tab/>"borough" : "Bronx",</text:p>
      <text:p text:style-name="P4"><text:tab/>"cuisine" : "Chinese",</text:p>
      <text:p text:style-name="P4"><text:tab/>"grades" : [</text:p>
      <text:p text:style-name="P4"><text:tab/><text:tab/>{</text:p>
      <text:p text:style-name="P4"><text:soft-page-break/><text:tab/><text:tab/><text:tab/>"date" : ISODate("2014-03-03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9-26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3-1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8-29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1-08-17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Happy Garden",</text:p>
      <text:p text:style-name="P4"><text:tab/>"restaurant_id" : "40364296"</text:p>
      <text:p text:style-name="P4">}</text:p>
      <text:p text:style-name="P4">{</text:p>
      <text:p text:style-name="P4"><text:tab/>"_id" : ObjectId("5bafc724d3adc8b6d76fc15c"),</text:p>
      <text:p text:style-name="P4"><text:tab/>"address" : {</text:p>
      <text:p text:style-name="P4"><text:tab/><text:tab/>"building" : "658",</text:p>
      <text:p text:style-name="P4"><text:tab/><text:tab/>"coord" : [</text:p>
      <text:p text:style-name="P4"><text:tab/><text:tab/><text:tab/>-73.81363999999999,</text:p>
      <text:p text:style-name="P4"><text:tab/><text:tab/><text:tab/>40.82941100000001</text:p>
      <text:p text:style-name="P4"><text:tab/><text:tab/>],</text:p>
      <text:p text:style-name="P4"><text:tab/><text:tab/>"street" : "Clarence Ave",</text:p>
      <text:p text:style-name="P4"><text:tab/><text:tab/>"zipcode" : "10465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6-21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2-07-11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soft-page-break/><text:tab/>],</text:p>
      <text:p text:style-name="P4"><text:tab/>"name" : "Manhem Club",</text:p>
      <text:p text:style-name="P4"><text:tab/>"restaurant_id" : "40364363"</text:p>
      <text:p text:style-name="P4">}</text:p>
      <text:p text:style-name="P4">{</text:p>
      <text:p text:style-name="P4"><text:tab/>"_id" : ObjectId("5bafc724d3adc8b6d76fc16e"),</text:p>
      <text:p text:style-name="P4"><text:tab/>"address" : {</text:p>
      <text:p text:style-name="P4"><text:tab/><text:tab/>"building" : "2222",</text:p>
      <text:p text:style-name="P4"><text:tab/><text:tab/>"coord" : [</text:p>
      <text:p text:style-name="P4"><text:tab/><text:tab/><text:tab/>-73.84971759999999,</text:p>
      <text:p text:style-name="P4"><text:tab/><text:tab/><text:tab/>40.8304811</text:p>
      <text:p text:style-name="P4"><text:tab/><text:tab/>],</text:p>
      <text:p text:style-name="P4"><text:tab/><text:tab/>"street" : "Haviland Avenue",</text:p>
      <text:p text:style-name="P4"><text:tab/><text:tab/>"zipcode" : "10462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12-18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4-05-01T00:00:00Z"),</text:p>
      <text:p text:style-name="P4"><text:tab/><text:tab/><text:tab/>"grade" : "B",</text:p>
      <text:p text:style-name="P4"><text:tab/><text:tab/><text:tab/>"score" : 17</text:p>
      <text:p text:style-name="P4"><text:tab/><text:tab/>},</text:p>
      <text:p text:style-name="P4"><text:tab/><text:tab/>{</text:p>
      <text:p text:style-name="P4"><text:tab/><text:tab/><text:tab/>"date" : ISODate("2013-03-14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9-20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2-08T00:00:00Z"),</text:p>
      <text:p text:style-name="P4"><text:tab/><text:tab/><text:tab/>"grade" : "B",</text:p>
      <text:p text:style-name="P4"><text:tab/><text:tab/><text:tab/>"score" : 19</text:p>
      <text:p text:style-name="P4"><text:tab/><text:tab/>}</text:p>
      <text:p text:style-name="P4"><text:tab/>],</text:p>
      <text:p text:style-name="P4"><text:tab/>"name" : "The New Starling Athletic Club Of The Bronx",</text:p>
      <text:p text:style-name="P4"><text:tab/>"restaurant_id" : "40364956"</text:p>
      <text:p text:style-name="P4">}</text:p>
      <text:p text:style-name="P4">{</text:p>
      <text:p text:style-name="P4"><text:tab/>"_id" : ObjectId("5bafc724d3adc8b6d76fc186"),</text:p>
      <text:p text:style-name="P4"><text:tab/>"address" : {</text:p>
      <text:p text:style-name="P4"><text:tab/><text:tab/>"building" : "72",</text:p>
      <text:p text:style-name="P4"><text:tab/><text:tab/>"coord" : [</text:p>
      <text:p text:style-name="P4"><text:soft-page-break/><text:tab/><text:tab/><text:tab/>-73.92506,</text:p>
      <text:p text:style-name="P4"><text:tab/><text:tab/><text:tab/>40.8275556</text:p>
      <text:p text:style-name="P4"><text:tab/><text:tab/>],</text:p>
      <text:p text:style-name="P4"><text:tab/><text:tab/>"street" : "East <text:s/>161 Street",</text:p>
      <text:p text:style-name="P4"><text:tab/><text:tab/>"zipcode" : "10451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4-15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3-11-14T00:00:00Z"),</text:p>
      <text:p text:style-name="P4"><text:tab/><text:tab/><text:tab/>"grade" : "A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3-07-2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12-31T00:00:00Z"),</text:p>
      <text:p text:style-name="P4"><text:tab/><text:tab/><text:tab/>"grade" : "B",</text:p>
      <text:p text:style-name="P4"><text:tab/><text:tab/><text:tab/>"score" : 15</text:p>
      <text:p text:style-name="P4"><text:tab/><text:tab/>},</text:p>
      <text:p text:style-name="P4"><text:tab/><text:tab/>{</text:p>
      <text:p text:style-name="P4"><text:tab/><text:tab/><text:tab/>"date" : ISODate("2012-05-30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1-0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1-08-15T00:00:00Z"),</text:p>
      <text:p text:style-name="P4"><text:tab/><text:tab/><text:tab/>"grade" : "C",</text:p>
      <text:p text:style-name="P4"><text:tab/><text:tab/><text:tab/>"score" : 37</text:p>
      <text:p text:style-name="P4"><text:tab/><text:tab/>}</text:p>
      <text:p text:style-name="P4"><text:tab/>],</text:p>
      <text:p text:style-name="P4"><text:tab/>"name" : "Yankee Tavern",</text:p>
      <text:p text:style-name="P4"><text:tab/>"restaurant_id" : "40365499"</text:p>
      <text:p text:style-name="P4">}</text:p>
      <text:p text:style-name="P4">{</text:p>
      <text:p text:style-name="P4"><text:tab/>"_id" : ObjectId("5bafc724d3adc8b6d76fc19a"),</text:p>
      <text:p text:style-name="P4"><text:tab/>"address" : {</text:p>
      <text:p text:style-name="P4"><text:tab/><text:tab/>"building" : "331",</text:p>
      <text:p text:style-name="P4"><text:soft-page-break/><text:tab/><text:tab/>"coord" : [</text:p>
      <text:p text:style-name="P4"><text:tab/><text:tab/><text:tab/>-73.87786539999999,</text:p>
      <text:p text:style-name="P4"><text:tab/><text:tab/><text:tab/>40.8724377</text:p>
      <text:p text:style-name="P4"><text:tab/><text:tab/>],</text:p>
      <text:p text:style-name="P4"><text:tab/><text:tab/>"street" : "East <text:s/>204 Street",</text:p>
      <text:p text:style-name="P4"><text:tab/><text:tab/>"zipcode" : "10467"</text:p>
      <text:p text:style-name="P4"><text:tab/>},</text:p>
      <text:p text:style-name="P4"><text:tab/>"borough" : "Bronx",</text:p>
      <text:p text:style-name="P4"><text:tab/>"cuisine" : "Irish",</text:p>
      <text:p text:style-name="P4"><text:tab/>"grades" : [</text:p>
      <text:p text:style-name="P4"><text:tab/><text:tab/>{</text:p>
      <text:p text:style-name="P4"><text:tab/><text:tab/><text:tab/>"date" : ISODate("2014-08-26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4-03-26T00:00:00Z"),</text:p>
      <text:p text:style-name="P4"><text:tab/><text:tab/><text:tab/>"grade" : "B",</text:p>
      <text:p text:style-name="P4"><text:tab/><text:tab/><text:tab/>"score" : 23</text:p>
      <text:p text:style-name="P4"><text:tab/><text:tab/>},</text:p>
      <text:p text:style-name="P4"><text:tab/><text:tab/>{</text:p>
      <text:p text:style-name="P4"><text:tab/><text:tab/><text:tab/>"date" : ISODate("2013-09-11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12-18T00:00:00Z"),</text:p>
      <text:p text:style-name="P4"><text:tab/><text:tab/><text:tab/>"grade" : "B",</text:p>
      <text:p text:style-name="P4"><text:tab/><text:tab/><text:tab/>"score" : 27</text:p>
      <text:p text:style-name="P4"><text:tab/><text:tab/>},</text:p>
      <text:p text:style-name="P4"><text:tab/><text:tab/>{</text:p>
      <text:p text:style-name="P4"><text:tab/><text:tab/><text:tab/>"date" : ISODate("2011-10-20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Mcdwyers Pub",</text:p>
      <text:p text:style-name="P4"><text:tab/>"restaurant_id" : "40365893"</text:p>
      <text:p text:style-name="P4">}</text:p>
      <text:p text:style-name="P4">{</text:p>
      <text:p text:style-name="P4"><text:tab/>"_id" : ObjectId("5bafc724d3adc8b6d76fc1b2"),</text:p>
      <text:p text:style-name="P4"><text:tab/>"address" : {</text:p>
      <text:p text:style-name="P4"><text:tab/><text:tab/>"building" : "5820",</text:p>
      <text:p text:style-name="P4"><text:tab/><text:tab/>"coord" : [</text:p>
      <text:p text:style-name="P4"><text:tab/><text:tab/><text:tab/>-73.9002615,</text:p>
      <text:p text:style-name="P4"><text:tab/><text:tab/><text:tab/>40.885186</text:p>
      <text:p text:style-name="P4"><text:tab/><text:tab/>],</text:p>
      <text:p text:style-name="P4"><text:tab/><text:tab/>"street" : "Broadway",</text:p>
      <text:p text:style-name="P4"><text:tab/><text:tab/>"zipcode" : "10463"</text:p>
      <text:p text:style-name="P4"><text:tab/>},</text:p>
      <text:p text:style-name="P4"><text:tab/>"borough" : "Bronx",</text:p>
      <text:p text:style-name="P4"><text:tab/>"cuisine" : "American ",</text:p>
      <text:p text:style-name="P4"><text:soft-page-break/><text:tab/>"grades" : [</text:p>
      <text:p text:style-name="P4"><text:tab/><text:tab/>{</text:p>
      <text:p text:style-name="P4"><text:tab/><text:tab/><text:tab/>"date" : ISODate("2014-02-26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3-10-09T00:00:00Z"),</text:p>
      <text:p text:style-name="P4"><text:tab/><text:tab/><text:tab/>"grade" : "B",</text:p>
      <text:p text:style-name="P4"><text:tab/><text:tab/><text:tab/>"score" : 19</text:p>
      <text:p text:style-name="P4"><text:tab/><text:tab/>},</text:p>
      <text:p text:style-name="P4"><text:tab/><text:tab/>{</text:p>
      <text:p text:style-name="P4"><text:tab/><text:tab/><text:tab/>"date" : ISODate("2013-05-15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11-20T00:00:00Z"),</text:p>
      <text:p text:style-name="P4"><text:tab/><text:tab/><text:tab/>"grade" : "B",</text:p>
      <text:p text:style-name="P4"><text:tab/><text:tab/><text:tab/>"score" : 18</text:p>
      <text:p text:style-name="P4"><text:tab/><text:tab/>},</text:p>
      <text:p text:style-name="P4"><text:tab/><text:tab/>{</text:p>
      <text:p text:style-name="P4"><text:tab/><text:tab/><text:tab/>"date" : ISODate("2011-10-17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1-06-22T00:00:00Z"),</text:p>
      <text:p text:style-name="P4"><text:tab/><text:tab/><text:tab/>"grade" : "C",</text:p>
      <text:p text:style-name="P4"><text:tab/><text:tab/><text:tab/>"score" : 35</text:p>
      <text:p text:style-name="P4"><text:tab/><text:tab/>}</text:p>
      <text:p text:style-name="P4"><text:tab/>],</text:p>
      <text:p text:style-name="P4"><text:tab/>"name" : "The Punch Bowl",</text:p>
      <text:p text:style-name="P4"><text:tab/>"restaurant_id" : "40366497"</text:p>
      <text:p text:style-name="P4">}</text:p>
      <text:p text:style-name="P4">{</text:p>
      <text:p text:style-name="P4"><text:tab/>"_id" : ObjectId("5bafc724d3adc8b6d76fc1bd"),</text:p>
      <text:p text:style-name="P4"><text:tab/>"address" : {</text:p>
      <text:p text:style-name="P4"><text:tab/><text:tab/>"building" : "21",</text:p>
      <text:p text:style-name="P4"><text:tab/><text:tab/>"coord" : [</text:p>
      <text:p text:style-name="P4"><text:tab/><text:tab/><text:tab/>-73.9168424,</text:p>
      <text:p text:style-name="P4"><text:tab/><text:tab/><text:tab/>40.8401362</text:p>
      <text:p text:style-name="P4"><text:tab/><text:tab/>],</text:p>
      <text:p text:style-name="P4"><text:tab/><text:tab/>"street" : "East <text:s/>170 Street",</text:p>
      <text:p text:style-name="P4"><text:tab/><text:tab/>"zipcode" : "10452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12-16T00:00:00Z"),</text:p>
      <text:p text:style-name="P4"><text:tab/><text:tab/><text:tab/>"grade" : "B",</text:p>
      <text:p text:style-name="P4"><text:soft-page-break/><text:tab/><text:tab/><text:tab/>"score" : 22</text:p>
      <text:p text:style-name="P4"><text:tab/><text:tab/>},</text:p>
      <text:p text:style-name="P4"><text:tab/><text:tab/>{</text:p>
      <text:p text:style-name="P4"><text:tab/><text:tab/><text:tab/>"date" : ISODate("2014-08-12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4-03-03T00:00:00Z"),</text:p>
      <text:p text:style-name="P4"><text:tab/><text:tab/><text:tab/>"grade" : "B",</text:p>
      <text:p text:style-name="P4"><text:tab/><text:tab/><text:tab/>"score" : 22</text:p>
      <text:p text:style-name="P4"><text:tab/><text:tab/>},</text:p>
      <text:p text:style-name="P4"><text:tab/><text:tab/>{</text:p>
      <text:p text:style-name="P4"><text:tab/><text:tab/><text:tab/>"date" : ISODate("2013-08-29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8-2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2-13T00:00:00Z"),</text:p>
      <text:p text:style-name="P4"><text:tab/><text:tab/><text:tab/>"grade" : "B",</text:p>
      <text:p text:style-name="P4"><text:tab/><text:tab/><text:tab/>"score" : 16</text:p>
      <text:p text:style-name="P4"><text:tab/><text:tab/>}</text:p>
      <text:p text:style-name="P4"><text:tab/>],</text:p>
      <text:p text:style-name="P4"><text:tab/>"name" : "Munchtime",</text:p>
      <text:p text:style-name="P4"><text:tab/>"restaurant_id" : "40366748"</text:p>
      <text:p text:style-name="P4">}</text:p>
      <text:p text:style-name="P4">{</text:p>
      <text:p text:style-name="P4"><text:tab/>"_id" : ObjectId("5bafc724d3adc8b6d76fc1bf"),</text:p>
      <text:p text:style-name="P4"><text:tab/>"address" : {</text:p>
      <text:p text:style-name="P4"><text:tab/><text:tab/>"building" : "4340",</text:p>
      <text:p text:style-name="P4"><text:tab/><text:tab/>"coord" : [</text:p>
      <text:p text:style-name="P4"><text:tab/><text:tab/><text:tab/>-73.8194559,</text:p>
      <text:p text:style-name="P4"><text:tab/><text:tab/><text:tab/>40.8899176</text:p>
      <text:p text:style-name="P4"><text:tab/><text:tab/>],</text:p>
      <text:p text:style-name="P4"><text:tab/><text:tab/>"street" : "Boston Road",</text:p>
      <text:p text:style-name="P4"><text:tab/><text:tab/>"zipcode" : "10475"</text:p>
      <text:p text:style-name="P4"><text:tab/>},</text:p>
      <text:p text:style-name="P4"><text:tab/>"borough" : "Bronx",</text:p>
      <text:p text:style-name="P4"><text:tab/>"cuisine" : "Pancakes/Waffles",</text:p>
      <text:p text:style-name="P4"><text:tab/>"grades" : [</text:p>
      <text:p text:style-name="P4"><text:tab/><text:tab/>{</text:p>
      <text:p text:style-name="P4"><text:tab/><text:tab/><text:tab/>"date" : ISODate("2014-09-22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4-05-16T00:00:00Z"),</text:p>
      <text:p text:style-name="P4"><text:soft-page-break/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3-10-30T00:00:00Z"),</text:p>
      <text:p text:style-name="P4"><text:tab/><text:tab/><text:tab/>"grade" : "A",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date" : ISODate("2013-06-05T00:00:00Z"),</text:p>
      <text:p text:style-name="P4"><text:tab/><text:tab/><text:tab/>"grade" : "B",</text:p>
      <text:p text:style-name="P4"><text:tab/><text:tab/><text:tab/>"score" : 24</text:p>
      <text:p text:style-name="P4"><text:tab/><text:tab/>},</text:p>
      <text:p text:style-name="P4"><text:tab/><text:tab/>{</text:p>
      <text:p text:style-name="P4"><text:tab/><text:tab/><text:tab/>"date" : ISODate("2012-05-14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1-04T00:00:00Z"),</text:p>
      <text:p text:style-name="P4"><text:tab/><text:tab/><text:tab/>"grade" : "A",</text:p>
      <text:p text:style-name="P4"><text:tab/><text:tab/><text:tab/>"score" : 7</text:p>
      <text:p text:style-name="P4"><text:tab/><text:tab/>}</text:p>
      <text:p text:style-name="P4"><text:tab/>],</text:p>
      <text:p text:style-name="P4"><text:tab/>"name" : "Ihop",</text:p>
      <text:p text:style-name="P4"><text:tab/>"restaurant_id" : "40366833"</text:p>
      <text:p text:style-name="P4">}</text:p>
      <text:p text:style-name="P4">{</text:p>
      <text:p text:style-name="P4"><text:tab/>"_id" : ObjectId("5bafc724d3adc8b6d76fc1c4"),</text:p>
      <text:p text:style-name="P4"><text:tab/>"address" : {</text:p>
      <text:p text:style-name="P4"><text:tab/><text:tab/>"building" : "1191",</text:p>
      <text:p text:style-name="P4"><text:tab/><text:tab/>"coord" : [</text:p>
      <text:p text:style-name="P4"><text:tab/><text:tab/><text:tab/>-73.8513114,</text:p>
      <text:p text:style-name="P4"><text:tab/><text:tab/><text:tab/>40.8316981</text:p>
      <text:p text:style-name="P4"><text:tab/><text:tab/>],</text:p>
      <text:p text:style-name="P4"><text:tab/><text:tab/>"street" : "Castle Hill Avenue",</text:p>
      <text:p text:style-name="P4"><text:tab/><text:tab/>"zipcode" : "10462"</text:p>
      <text:p text:style-name="P4"><text:tab/>},</text:p>
      <text:p text:style-name="P4"><text:tab/>"borough" : "Bronx",</text:p>
      <text:p text:style-name="P4"><text:tab/>"cuisine" : "Café/Coffee/Tea",</text:p>
      <text:p text:style-name="P4"><text:tab/>"grades" : [</text:p>
      <text:p text:style-name="P4"><text:tab/><text:tab/>{</text:p>
      <text:p text:style-name="P4"><text:tab/><text:tab/><text:tab/>"date" : ISODate("2014-07-03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7-08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soft-page-break/><text:tab/><text:tab/><text:tab/>"date" : ISODate("2013-02-11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2-08-14T00:00:00Z"),</text:p>
      <text:p text:style-name="P4"><text:tab/><text:tab/><text:tab/>"grade" : "B",</text:p>
      <text:p text:style-name="P4"><text:tab/><text:tab/><text:tab/>"score" : 14</text:p>
      <text:p text:style-name="P4"><text:tab/><text:tab/>},</text:p>
      <text:p text:style-name="P4"><text:tab/><text:tab/>{</text:p>
      <text:p text:style-name="P4"><text:tab/><text:tab/><text:tab/>"date" : ISODate("2011-08-23T00:00:00Z"),</text:p>
      <text:p text:style-name="P4"><text:tab/><text:tab/><text:tab/>"grade" : "A",</text:p>
      <text:p text:style-name="P4"><text:tab/><text:tab/><text:tab/>"score" : 12</text:p>
      <text:p text:style-name="P4"><text:tab/><text:tab/>}</text:p>
      <text:p text:style-name="P4"><text:tab/>],</text:p>
      <text:p text:style-name="P4"><text:tab/>"name" : "Lulu'S Coffee Shop",</text:p>
      <text:p text:style-name="P4"><text:tab/>"restaurant_id" : "40366938"</text:p>
      <text:p text:style-name="P4">}</text:p>
      <text:p text:style-name="P4">{</text:p>
      <text:p text:style-name="P4"><text:tab/>"_id" : ObjectId("5bafc724d3adc8b6d76fc1cd"),</text:p>
      <text:p text:style-name="P4"><text:tab/>"address" : {</text:p>
      <text:p text:style-name="P4"><text:tab/><text:tab/>"building" : "2894",</text:p>
      <text:p text:style-name="P4"><text:tab/><text:tab/>"coord" : [</text:p>
      <text:p text:style-name="P4"><text:tab/><text:tab/><text:tab/>-73.815175,</text:p>
      <text:p text:style-name="P4"><text:tab/><text:tab/><text:tab/>40.8137649</text:p>
      <text:p text:style-name="P4"><text:tab/><text:tab/>],</text:p>
      <text:p text:style-name="P4"><text:tab/><text:tab/>"street" : "Schurz Ave",</text:p>
      <text:p text:style-name="P4"><text:tab/><text:tab/>"zipcode" : "10465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10-31T00:00:00Z"),</text:p>
      <text:p text:style-name="P4"><text:tab/><text:tab/><text:tab/>"grade" : "B",</text:p>
      <text:p text:style-name="P4"><text:tab/><text:tab/><text:tab/>"score" : 18</text:p>
      <text:p text:style-name="P4"><text:tab/><text:tab/>},</text:p>
      <text:p text:style-name="P4"><text:tab/><text:tab/>{</text:p>
      <text:p text:style-name="P4"><text:tab/><text:tab/><text:tab/>"date" : ISODate("2014-02-20T00:00:00Z"),</text:p>
      <text:p text:style-name="P4"><text:tab/><text:tab/><text:tab/>"grade" : "A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3-06-07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5-17T00:00:00Z"),</text:p>
      <text:p text:style-name="P4"><text:tab/><text:tab/><text:tab/>"grade" : "A",</text:p>
      <text:p text:style-name="P4"><text:tab/><text:tab/><text:tab/>"score" : 2</text:p>
      <text:p text:style-name="P4"><text:tab/><text:tab/>}</text:p>
      <text:p text:style-name="P4"><text:soft-page-break/><text:tab/>],</text:p>
      <text:p text:style-name="P4"><text:tab/>"name" : "Marina Delray",</text:p>
      <text:p text:style-name="P4"><text:tab/>"restaurant_id" : "40367161"</text:p>
      <text:p text:style-name="P4">}</text:p>
      <text:p text:style-name="P4">{</text:p>
      <text:p text:style-name="P4"><text:tab/>"_id" : ObjectId("5bafc724d3adc8b6d76fc1f0"),</text:p>
      <text:p text:style-name="P4"><text:tab/>"address" : {</text:p>
      <text:p text:style-name="P4"><text:tab/><text:tab/>"building" : "4280",</text:p>
      <text:p text:style-name="P4"><text:tab/><text:tab/>"coord" : [</text:p>
      <text:p text:style-name="P4"><text:tab/><text:tab/><text:tab/>-73.86697,</text:p>
      <text:p text:style-name="P4"><text:tab/><text:tab/><text:tab/>40.89794699999999</text:p>
      <text:p text:style-name="P4"><text:tab/><text:tab/>],</text:p>
      <text:p text:style-name="P4"><text:tab/><text:tab/>"street" : "Katonah Ave",</text:p>
      <text:p text:style-name="P4"><text:tab/><text:tab/>"zipcode" : "10470"</text:p>
      <text:p text:style-name="P4"><text:tab/>},</text:p>
      <text:p text:style-name="P4"><text:tab/>"borough" : "Bronx",</text:p>
      <text:p text:style-name="P4"><text:tab/>"cuisine" : "Not Listed/Not Applicable",</text:p>
      <text:p text:style-name="P4"><text:tab/>"grades" : [</text:p>
      <text:p text:style-name="P4"><text:tab/><text:tab/>{</text:p>
      <text:p text:style-name="P4"><text:tab/><text:tab/><text:tab/>"date" : ISODate("2014-06-04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3-06-07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2-06-27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1-07-13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The Lark'S Nest",</text:p>
      <text:p text:style-name="P4"><text:tab/>"restaurant_id" : "40367946"</text:p>
      <text:p text:style-name="P4">}</text:p>
      <text:p text:style-name="P4">{</text:p>
      <text:p text:style-name="P4"><text:tab/>"_id" : ObjectId("5bafc724d3adc8b6d76fc1f1"),</text:p>
      <text:p text:style-name="P4"><text:tab/>"address" : {</text:p>
      <text:p text:style-name="P4"><text:tab/><text:tab/>"building" : "2300",</text:p>
      <text:p text:style-name="P4"><text:tab/><text:tab/>"coord" : [</text:p>
      <text:p text:style-name="P4"><text:tab/><text:tab/><text:tab/>-73.8786113,</text:p>
      <text:p text:style-name="P4"><text:tab/><text:tab/><text:tab/>40.8502883</text:p>
      <text:p text:style-name="P4"><text:tab/><text:tab/>],</text:p>
      <text:p text:style-name="P4"><text:tab/><text:tab/>"street" : "Southern Boulevard",</text:p>
      <text:p text:style-name="P4"><text:tab/><text:tab/>"zipcode" : "10460"</text:p>
      <text:p text:style-name="P4"><text:soft-page-break/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5-21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05-2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6-15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1-06-08T00:00:00Z"),</text:p>
      <text:p text:style-name="P4"><text:tab/><text:tab/><text:tab/>"grade" : "A",</text:p>
      <text:p text:style-name="P4"><text:tab/><text:tab/><text:tab/>"score" : 0</text:p>
      <text:p text:style-name="P4"><text:tab/><text:tab/>}</text:p>
      <text:p text:style-name="P4"><text:tab/>],</text:p>
      <text:p text:style-name="P4"><text:tab/>"name" : "Beaver Pond",</text:p>
      <text:p text:style-name="P4"><text:tab/>"restaurant_id" : "40368025"</text:p>
      <text:p text:style-name="P4">}</text:p>
      <text:p text:style-name="P4">{</text:p>
      <text:p text:style-name="P4"><text:tab/>"_id" : ObjectId("5bafc724d3adc8b6d76fc1f2"),</text:p>
      <text:p text:style-name="P4"><text:tab/>"address" : {</text:p>
      <text:p text:style-name="P4"><text:tab/><text:tab/>"building" : "2300",</text:p>
      <text:p text:style-name="P4"><text:tab/><text:tab/>"coord" : [</text:p>
      <text:p text:style-name="P4"><text:tab/><text:tab/><text:tab/>-73.8786113,</text:p>
      <text:p text:style-name="P4"><text:tab/><text:tab/><text:tab/>40.8502883</text:p>
      <text:p text:style-name="P4"><text:tab/><text:tab/>],</text:p>
      <text:p text:style-name="P4"><text:tab/><text:tab/>"street" : "Southern Boulevard",</text:p>
      <text:p text:style-name="P4"><text:tab/><text:tab/>"zipcode" : "10460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5-21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3-05-22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soft-page-break/><text:tab/><text:tab/>{</text:p>
      <text:p text:style-name="P4"><text:tab/><text:tab/><text:tab/>"date" : ISODate("2012-05-17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1-06-08T00:00:00Z"),</text:p>
      <text:p text:style-name="P4"><text:tab/><text:tab/><text:tab/>"grade" : "A",</text:p>
      <text:p text:style-name="P4"><text:tab/><text:tab/><text:tab/>"score" : 5</text:p>
      <text:p text:style-name="P4"><text:tab/><text:tab/>}</text:p>
      <text:p text:style-name="P4"><text:tab/>],</text:p>
      <text:p text:style-name="P4"><text:tab/>"name" : "Cool Zone",</text:p>
      <text:p text:style-name="P4"><text:tab/>"restaurant_id" : "40368022"</text:p>
      <text:p text:style-name="P4">}</text:p>
      <text:p text:style-name="P4">{</text:p>
      <text:p text:style-name="P4"><text:tab/>"_id" : ObjectId("5bafc724d3adc8b6d76fc1f3"),</text:p>
      <text:p text:style-name="P4"><text:tab/>"address" : {</text:p>
      <text:p text:style-name="P4"><text:tab/><text:tab/>"building" : "2300",</text:p>
      <text:p text:style-name="P4"><text:tab/><text:tab/>"coord" : [</text:p>
      <text:p text:style-name="P4"><text:tab/><text:tab/><text:tab/>-73.8786113,</text:p>
      <text:p text:style-name="P4"><text:tab/><text:tab/><text:tab/>40.8502883</text:p>
      <text:p text:style-name="P4"><text:tab/><text:tab/>],</text:p>
      <text:p text:style-name="P4"><text:tab/><text:tab/>"street" : "Southern Boulevard",</text:p>
      <text:p text:style-name="P4"><text:tab/><text:tab/>"zipcode" : "10460"</text:p>
      <text:p text:style-name="P4"><text:tab/>},</text:p>
      <text:p text:style-name="P4"><text:tab/>"borough" : "Bronx",</text:p>
      <text:p text:style-name="P4"><text:tab/>"cuisine" : "African",</text:p>
      <text:p text:style-name="P4"><text:tab/>"grades" : [</text:p>
      <text:p text:style-name="P4"><text:tab/><text:tab/>{</text:p>
      <text:p text:style-name="P4"><text:tab/><text:tab/><text:tab/>"date" : ISODate("2014-05-21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06-01T00:00:00Z"),</text:p>
      <text:p text:style-name="P4"><text:tab/><text:tab/><text:tab/>"grade" : "A",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date" : ISODate("2012-06-12T00:00:00Z"),</text:p>
      <text:p text:style-name="P4"><text:tab/><text:tab/><text:tab/>"grade" : "A",</text:p>
      <text:p text:style-name="P4"><text:tab/><text:tab/><text:tab/>"score" : 0</text:p>
      <text:p text:style-name="P4"><text:tab/><text:tab/>},</text:p>
      <text:p text:style-name="P4"><text:tab/><text:tab/>{</text:p>
      <text:p text:style-name="P4"><text:tab/><text:tab/><text:tab/>"date" : ISODate("2011-06-08T00:00:00Z"),</text:p>
      <text:p text:style-name="P4"><text:tab/><text:tab/><text:tab/>"grade" : "A",</text:p>
      <text:p text:style-name="P4"><text:tab/><text:tab/><text:tab/>"score" : 0</text:p>
      <text:p text:style-name="P4"><text:tab/><text:tab/>}</text:p>
      <text:p text:style-name="P4"><text:tab/>],</text:p>
      <text:p text:style-name="P4"><text:tab/>"name" : "African Terrace",</text:p>
      <text:p text:style-name="P4"><text:tab/>"restaurant_id" : "40368021"</text:p>
      <text:p text:style-name="P4">}</text:p>
      <text:p text:style-name="P4"><text:soft-page-break/>{</text:p>
      <text:p text:style-name="P4"><text:tab/>"_id" : ObjectId("5bafc724d3adc8b6d76fc1f4"),</text:p>
      <text:p text:style-name="P4"><text:tab/>"address" : {</text:p>
      <text:p text:style-name="P4"><text:tab/><text:tab/>"building" : "2300",</text:p>
      <text:p text:style-name="P4"><text:tab/><text:tab/>"coord" : [</text:p>
      <text:p text:style-name="P4"><text:tab/><text:tab/><text:tab/>-73.8786113,</text:p>
      <text:p text:style-name="P4"><text:tab/><text:tab/><text:tab/>40.8502883</text:p>
      <text:p text:style-name="P4"><text:tab/><text:tab/>],</text:p>
      <text:p text:style-name="P4"><text:tab/><text:tab/>"street" : "Southern Boulevard",</text:p>
      <text:p text:style-name="P4"><text:tab/><text:tab/>"zipcode" : "10460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5-21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3-05-28T00:00:00Z"),</text:p>
      <text:p text:style-name="P4"><text:tab/><text:tab/><text:tab/>"grade" : "A",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date" : ISODate("2012-06-18T00:00:00Z"),</text:p>
      <text:p text:style-name="P4"><text:tab/><text:tab/><text:tab/>"grade" : "A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1-06-07T00:00:00Z"),</text:p>
      <text:p text:style-name="P4"><text:tab/><text:tab/><text:tab/>"grade" : "A",</text:p>
      <text:p text:style-name="P4"><text:tab/><text:tab/><text:tab/>"score" : 9</text:p>
      <text:p text:style-name="P4"><text:tab/><text:tab/>}</text:p>
      <text:p text:style-name="P4"><text:tab/>],</text:p>
      <text:p text:style-name="P4"><text:tab/>"name" : "African Market (Baboon Cafe)",</text:p>
      <text:p text:style-name="P4"><text:tab/>"restaurant_id" : "40368026"</text:p>
      <text:p text:style-name="P4">}</text:p>
      <text:p text:style-name="P4">{</text:p>
      <text:p text:style-name="P4"><text:tab/>"_id" : ObjectId("5bafc724d3adc8b6d76fc1ff"),</text:p>
      <text:p text:style-name="P4"><text:tab/>"address" : {</text:p>
      <text:p text:style-name="P4"><text:tab/><text:tab/>"building" : "2300",</text:p>
      <text:p text:style-name="P4"><text:tab/><text:tab/>"coord" : [</text:p>
      <text:p text:style-name="P4"><text:tab/><text:tab/><text:tab/>-73.8786113,</text:p>
      <text:p text:style-name="P4"><text:tab/><text:tab/><text:tab/>40.8502883</text:p>
      <text:p text:style-name="P4"><text:tab/><text:tab/>],</text:p>
      <text:p text:style-name="P4"><text:tab/><text:tab/>"street" : "Southern Boulevard",</text:p>
      <text:p text:style-name="P4"><text:tab/><text:tab/>"zipcode" : "10460"</text:p>
      <text:p text:style-name="P4"><text:tab/>},</text:p>
      <text:p text:style-name="P4"><text:tab/>"borough" : "Bronx",</text:p>
      <text:p text:style-name="P4"><text:tab/>"cuisine" : "Café/Coffee/Tea",</text:p>
      <text:p text:style-name="P4"><text:tab/>"grades" : [</text:p>
      <text:p text:style-name="P4"><text:soft-page-break/><text:tab/><text:tab/>{</text:p>
      <text:p text:style-name="P4"><text:tab/><text:tab/><text:tab/>"date" : ISODate("2014-05-21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05-29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6-18T00:00:00Z"),</text:p>
      <text:p text:style-name="P4"><text:tab/><text:tab/><text:tab/>"grade" : "A",</text:p>
      <text:p text:style-name="P4"><text:tab/><text:tab/><text:tab/>"score" : 8</text:p>
      <text:p text:style-name="P4"><text:tab/><text:tab/>}</text:p>
      <text:p text:style-name="P4"><text:tab/>],</text:p>
      <text:p text:style-name="P4"><text:tab/>"name" : "Terrace Cafe",</text:p>
      <text:p text:style-name="P4"><text:tab/>"restaurant_id" : "40368018"</text:p>
      <text:p text:style-name="P4">}</text:p>
      <text:p text:style-name="P4">Type "it" for more</text:p>
      <text:p text:style-name="P4">&gt; db.restaurants.find({"borough": "Bronx"}).limit(5).pretty();</text:p>
      <text:p text:style-name="P4">&gt; db.restaurant.find({"borough": "Bronx"}).limit(5).pretty();</text:p>
      <text:p text:style-name="P4">{</text:p>
      <text:p text:style-name="P4"><text:tab/>"_id" : ObjectId("5bafc724d3adc8b6d76fc126"),</text:p>
      <text:p text:style-name="P4"><text:tab/>"address" : {</text:p>
      <text:p text:style-name="P4"><text:tab/><text:tab/>"building" : "2300",</text:p>
      <text:p text:style-name="P4"><text:tab/><text:tab/>"coord" : [</text:p>
      <text:p text:style-name="P4"><text:tab/><text:tab/><text:tab/>-73.8786113,</text:p>
      <text:p text:style-name="P4"><text:tab/><text:tab/><text:tab/>40.8502883</text:p>
      <text:p text:style-name="P4"><text:tab/><text:tab/>],</text:p>
      <text:p text:style-name="P4"><text:tab/><text:tab/>"street" : "Southern Boulevard",</text:p>
      <text:p text:style-name="P4"><text:tab/><text:tab/>"zipcode" : "10460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5-28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06-19T00:00:00Z"),</text:p>
      <text:p text:style-name="P4"><text:tab/><text:tab/><text:tab/>"grade" : "A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2-06-15T00:00:00Z"),</text:p>
      <text:p text:style-name="P4"><text:tab/><text:tab/><text:tab/>"grade" : "A",</text:p>
      <text:p text:style-name="P4"><text:tab/><text:tab/><text:tab/>"score" : 3</text:p>
      <text:p text:style-name="P4"><text:tab/><text:tab/>}</text:p>
      <text:p text:style-name="P4"><text:tab/>],</text:p>
      <text:p text:style-name="P4"><text:soft-page-break/><text:tab/>"name" : "Wild Asia",</text:p>
      <text:p text:style-name="P4"><text:tab/>"restaurant_id" : "40357217"</text:p>
      <text:p text:style-name="P4">}</text:p>
      <text:p text:style-name="P4">{</text:p>
      <text:p text:style-name="P4"><text:tab/>"_id" : ObjectId("5bafc724d3adc8b6d76fc139"),</text:p>
      <text:p text:style-name="P4"><text:tab/>"address" : {</text:p>
      <text:p text:style-name="P4"><text:tab/><text:tab/>"building" : "1006",</text:p>
      <text:p text:style-name="P4"><text:tab/><text:tab/>"coord" : [</text:p>
      <text:p text:style-name="P4"><text:tab/><text:tab/><text:tab/>-73.84856870000002,</text:p>
      <text:p text:style-name="P4"><text:tab/><text:tab/><text:tab/>40.8903781</text:p>
      <text:p text:style-name="P4"><text:tab/><text:tab/>],</text:p>
      <text:p text:style-name="P4"><text:tab/><text:tab/>"street" : "East 233 Street",</text:p>
      <text:p text:style-name="P4"><text:tab/><text:tab/>"zipcode" : "10466"</text:p>
      <text:p text:style-name="P4"><text:tab/>},</text:p>
      <text:p text:style-name="P4"><text:tab/>"borough" : "Bronx",</text:p>
      <text:p text:style-name="P4"><text:tab/>"cuisine" : "Ice Cream, Gelato, Yogurt, Ices",</text:p>
      <text:p text:style-name="P4"><text:tab/>"grades" : [</text:p>
      <text:p text:style-name="P4"><text:tab/><text:tab/>{</text:p>
      <text:p text:style-name="P4"><text:tab/><text:tab/><text:tab/>"date" : ISODate("2014-04-24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9-05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2-2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7-03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1-07-11T00:00:00Z"),</text:p>
      <text:p text:style-name="P4"><text:tab/><text:tab/><text:tab/>"grade" : "A",</text:p>
      <text:p text:style-name="P4"><text:tab/><text:tab/><text:tab/>"score" : 5</text:p>
      <text:p text:style-name="P4"><text:tab/><text:tab/>}</text:p>
      <text:p text:style-name="P4"><text:tab/>],</text:p>
      <text:p text:style-name="P4"><text:tab/>"name" : "Carvel Ice Cream",</text:p>
      <text:p text:style-name="P4"><text:tab/>"restaurant_id" : "40363093"</text:p>
      <text:p text:style-name="P4">}</text:p>
      <text:p text:style-name="P4">{</text:p>
      <text:p text:style-name="P4"><text:tab/>"_id" : ObjectId("5bafc724d3adc8b6d76fc13b"),</text:p>
      <text:p text:style-name="P4"><text:tab/>"address" : {</text:p>
      <text:p text:style-name="P4"><text:tab/><text:tab/>"building" : "1007",</text:p>
      <text:p text:style-name="P4"><text:tab/><text:tab/>"coord" : [</text:p>
      <text:p text:style-name="P4"><text:tab/><text:tab/><text:tab/>-73.856077,</text:p>
      <text:p text:style-name="P4"><text:soft-page-break/><text:tab/><text:tab/><text:tab/>40.848447</text:p>
      <text:p text:style-name="P4"><text:tab/><text:tab/>],</text:p>
      <text:p text:style-name="P4"><text:tab/><text:tab/>"street" : "Morris Park Ave",</text:p>
      <text:p text:style-name="P4"><text:tab/><text:tab/>"zipcode" : "10462"</text:p>
      <text:p text:style-name="P4"><text:tab/>},</text:p>
      <text:p text:style-name="P4"><text:tab/>"borough" : "Bronx",</text:p>
      <text:p text:style-name="P4"><text:tab/>"cuisine" : "Bakery",</text:p>
      <text:p text:style-name="P4"><text:tab/>"grades" : [</text:p>
      <text:p text:style-name="P4"><text:tab/><text:tab/>{</text:p>
      <text:p text:style-name="P4"><text:tab/><text:tab/><text:tab/>"date" : ISODate("2014-03-03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3-09-11T00:00:00Z"),</text:p>
      <text:p text:style-name="P4"><text:tab/><text:tab/><text:tab/>"grade" : "A",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date" : ISODate("2013-01-24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1-11-23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1-03-10T00:00:00Z"),</text:p>
      <text:p text:style-name="P4"><text:tab/><text:tab/><text:tab/>"grade" : "B",</text:p>
      <text:p text:style-name="P4"><text:tab/><text:tab/><text:tab/>"score" : 14</text:p>
      <text:p text:style-name="P4"><text:tab/><text:tab/>}</text:p>
      <text:p text:style-name="P4"><text:tab/>],</text:p>
      <text:p text:style-name="P4"><text:tab/>"name" : "Morris Park Bake Shop",</text:p>
      <text:p text:style-name="P4"><text:tab/>"restaurant_id" : "30075445"</text:p>
      <text:p text:style-name="P4">}</text:p>
      <text:p text:style-name="P4">{</text:p>
      <text:p text:style-name="P4"><text:tab/>"_id" : ObjectId("5bafc724d3adc8b6d76fc13e"),</text:p>
      <text:p text:style-name="P4"><text:tab/>"address" : {</text:p>
      <text:p text:style-name="P4"><text:tab/><text:tab/>"building" : "1236",</text:p>
      <text:p text:style-name="P4"><text:tab/><text:tab/>"coord" : [</text:p>
      <text:p text:style-name="P4"><text:tab/><text:tab/><text:tab/>-73.8893654,</text:p>
      <text:p text:style-name="P4"><text:tab/><text:tab/><text:tab/>40.81376179999999</text:p>
      <text:p text:style-name="P4"><text:tab/><text:tab/>],</text:p>
      <text:p text:style-name="P4"><text:tab/><text:tab/>"street" : "238 Spofford Ave",</text:p>
      <text:p text:style-name="P4"><text:tab/><text:tab/>"zipcode" : "10474"</text:p>
      <text:p text:style-name="P4"><text:tab/>},</text:p>
      <text:p text:style-name="P4"><text:tab/>"borough" : "Bronx",</text:p>
      <text:p text:style-name="P4"><text:tab/>"cuisine" : "Chinese",</text:p>
      <text:p text:style-name="P4"><text:tab/>"grades" : [</text:p>
      <text:p text:style-name="P4"><text:tab/><text:tab/>{</text:p>
      <text:p text:style-name="P4"><text:soft-page-break/><text:tab/><text:tab/><text:tab/>"date" : ISODate("2013-12-30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01-08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6-12T00:00:00Z"),</text:p>
      <text:p text:style-name="P4"><text:tab/><text:tab/><text:tab/>"grade" : "B",</text:p>
      <text:p text:style-name="P4"><text:tab/><text:tab/><text:tab/>"score" : 15</text:p>
      <text:p text:style-name="P4"><text:tab/><text:tab/>}</text:p>
      <text:p text:style-name="P4"><text:tab/>],</text:p>
      <text:p text:style-name="P4"><text:tab/>"name" : "Happy Garden",</text:p>
      <text:p text:style-name="P4"><text:tab/>"restaurant_id" : "40363289"</text:p>
      <text:p text:style-name="P4">}</text:p>
      <text:p text:style-name="P4">{</text:p>
      <text:p text:style-name="P4"><text:tab/>"_id" : ObjectId("5bafc724d3adc8b6d76fc151"),</text:p>
      <text:p text:style-name="P4"><text:tab/>"address" : {</text:p>
      <text:p text:style-name="P4"><text:tab/><text:tab/>"building" : "277",</text:p>
      <text:p text:style-name="P4"><text:tab/><text:tab/>"coord" : [</text:p>
      <text:p text:style-name="P4"><text:tab/><text:tab/><text:tab/>-73.8941893,</text:p>
      <text:p text:style-name="P4"><text:tab/><text:tab/><text:tab/>40.8634684</text:p>
      <text:p text:style-name="P4"><text:tab/><text:tab/>],</text:p>
      <text:p text:style-name="P4"><text:tab/><text:tab/>"street" : "East Kingsbridge Road",</text:p>
      <text:p text:style-name="P4"><text:tab/><text:tab/>"zipcode" : "10458"</text:p>
      <text:p text:style-name="P4"><text:tab/>},</text:p>
      <text:p text:style-name="P4"><text:tab/>"borough" : "Bronx",</text:p>
      <text:p text:style-name="P4"><text:tab/>"cuisine" : "Chinese",</text:p>
      <text:p text:style-name="P4"><text:tab/>"grades" : [</text:p>
      <text:p text:style-name="P4"><text:tab/><text:tab/>{</text:p>
      <text:p text:style-name="P4"><text:tab/><text:tab/><text:tab/>"date" : ISODate("2014-03-03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9-26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3-1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8-29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soft-page-break/><text:tab/><text:tab/>{</text:p>
      <text:p text:style-name="P4"><text:tab/><text:tab/><text:tab/>"date" : ISODate("2011-08-17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Happy Garden",</text:p>
      <text:p text:style-name="P4"><text:tab/>"restaurant_id" : "40364296"</text:p>
      <text:p text:style-name="P4">}</text:p>
      <text:p text:style-name="P4">&gt; </text:p>
      <text:p text:style-name="P4">&gt; </text:p>
      <text:p text:style-name="P4">&gt; db.restaurants.find({"borough": "Bronx"}).skip(5).limit(5)pretty();</text:p>
      <text:p text:style-name="P4">2018-09-30T00:31:49.424+0530 E QUERY <text:s text:c="3"/>[js] SyntaxError: missing ; before statement @(shell):1:58</text:p>
      <text:p text:style-name="P4">&gt; db.restaurant.find({"borough": "Bronx"}).skip(5).limit(5).pretty();</text:p>
      <text:p text:style-name="P4">{</text:p>
      <text:p text:style-name="P4"><text:tab/>"_id" : ObjectId("5bafc724d3adc8b6d76fc15c"),</text:p>
      <text:p text:style-name="P4"><text:tab/>"address" : {</text:p>
      <text:p text:style-name="P4"><text:tab/><text:tab/>"building" : "658",</text:p>
      <text:p text:style-name="P4"><text:tab/><text:tab/>"coord" : [</text:p>
      <text:p text:style-name="P4"><text:tab/><text:tab/><text:tab/>-73.81363999999999,</text:p>
      <text:p text:style-name="P4"><text:tab/><text:tab/><text:tab/>40.82941100000001</text:p>
      <text:p text:style-name="P4"><text:tab/><text:tab/>],</text:p>
      <text:p text:style-name="P4"><text:tab/><text:tab/>"street" : "Clarence Ave",</text:p>
      <text:p text:style-name="P4"><text:tab/><text:tab/>"zipcode" : "10465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6-21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2-07-11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Manhem Club",</text:p>
      <text:p text:style-name="P4"><text:tab/>"restaurant_id" : "40364363"</text:p>
      <text:p text:style-name="P4">}</text:p>
      <text:p text:style-name="P4">{</text:p>
      <text:p text:style-name="P4"><text:tab/>"_id" : ObjectId("5bafc724d3adc8b6d76fc16e"),</text:p>
      <text:p text:style-name="P4"><text:tab/>"address" : {</text:p>
      <text:p text:style-name="P4"><text:tab/><text:tab/>"building" : "2222",</text:p>
      <text:p text:style-name="P4"><text:tab/><text:tab/>"coord" : [</text:p>
      <text:p text:style-name="P4"><text:tab/><text:tab/><text:tab/>-73.84971759999999,</text:p>
      <text:p text:style-name="P4"><text:tab/><text:tab/><text:tab/>40.8304811</text:p>
      <text:p text:style-name="P4"><text:tab/><text:tab/>],</text:p>
      <text:p text:style-name="P4"><text:tab/><text:tab/>"street" : "Haviland Avenue",</text:p>
      <text:p text:style-name="P4"><text:soft-page-break/><text:tab/><text:tab/>"zipcode" : "10462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12-18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4-05-01T00:00:00Z"),</text:p>
      <text:p text:style-name="P4"><text:tab/><text:tab/><text:tab/>"grade" : "B",</text:p>
      <text:p text:style-name="P4"><text:tab/><text:tab/><text:tab/>"score" : 17</text:p>
      <text:p text:style-name="P4"><text:tab/><text:tab/>},</text:p>
      <text:p text:style-name="P4"><text:tab/><text:tab/>{</text:p>
      <text:p text:style-name="P4"><text:tab/><text:tab/><text:tab/>"date" : ISODate("2013-03-14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9-20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2-08T00:00:00Z"),</text:p>
      <text:p text:style-name="P4"><text:tab/><text:tab/><text:tab/>"grade" : "B",</text:p>
      <text:p text:style-name="P4"><text:tab/><text:tab/><text:tab/>"score" : 19</text:p>
      <text:p text:style-name="P4"><text:tab/><text:tab/>}</text:p>
      <text:p text:style-name="P4"><text:tab/>],</text:p>
      <text:p text:style-name="P4"><text:tab/>"name" : "The New Starling Athletic Club Of The Bronx",</text:p>
      <text:p text:style-name="P4"><text:tab/>"restaurant_id" : "40364956"</text:p>
      <text:p text:style-name="P4">}</text:p>
      <text:p text:style-name="P4">{</text:p>
      <text:p text:style-name="P4"><text:tab/>"_id" : ObjectId("5bafc724d3adc8b6d76fc186"),</text:p>
      <text:p text:style-name="P4"><text:tab/>"address" : {</text:p>
      <text:p text:style-name="P4"><text:tab/><text:tab/>"building" : "72",</text:p>
      <text:p text:style-name="P4"><text:tab/><text:tab/>"coord" : [</text:p>
      <text:p text:style-name="P4"><text:tab/><text:tab/><text:tab/>-73.92506,</text:p>
      <text:p text:style-name="P4"><text:tab/><text:tab/><text:tab/>40.8275556</text:p>
      <text:p text:style-name="P4"><text:tab/><text:tab/>],</text:p>
      <text:p text:style-name="P4"><text:tab/><text:tab/>"street" : "East <text:s/>161 Street",</text:p>
      <text:p text:style-name="P4"><text:tab/><text:tab/>"zipcode" : "10451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4-15T00:00:00Z"),</text:p>
      <text:p text:style-name="P4"><text:tab/><text:tab/><text:tab/>"grade" : "A",</text:p>
      <text:p text:style-name="P4"><text:tab/><text:tab/><text:tab/>"score" : 9</text:p>
      <text:p text:style-name="P4"><text:soft-page-break/><text:tab/><text:tab/>},</text:p>
      <text:p text:style-name="P4"><text:tab/><text:tab/>{</text:p>
      <text:p text:style-name="P4"><text:tab/><text:tab/><text:tab/>"date" : ISODate("2013-11-14T00:00:00Z"),</text:p>
      <text:p text:style-name="P4"><text:tab/><text:tab/><text:tab/>"grade" : "A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3-07-2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12-31T00:00:00Z"),</text:p>
      <text:p text:style-name="P4"><text:tab/><text:tab/><text:tab/>"grade" : "B",</text:p>
      <text:p text:style-name="P4"><text:tab/><text:tab/><text:tab/>"score" : 15</text:p>
      <text:p text:style-name="P4"><text:tab/><text:tab/>},</text:p>
      <text:p text:style-name="P4"><text:tab/><text:tab/>{</text:p>
      <text:p text:style-name="P4"><text:tab/><text:tab/><text:tab/>"date" : ISODate("2012-05-30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1-0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1-08-15T00:00:00Z"),</text:p>
      <text:p text:style-name="P4"><text:tab/><text:tab/><text:tab/>"grade" : "C",</text:p>
      <text:p text:style-name="P4"><text:tab/><text:tab/><text:tab/>"score" : 37</text:p>
      <text:p text:style-name="P4"><text:tab/><text:tab/>}</text:p>
      <text:p text:style-name="P4"><text:tab/>],</text:p>
      <text:p text:style-name="P4"><text:tab/>"name" : "Yankee Tavern",</text:p>
      <text:p text:style-name="P4"><text:tab/>"restaurant_id" : "40365499"</text:p>
      <text:p text:style-name="P4">}</text:p>
      <text:p text:style-name="P4">{</text:p>
      <text:p text:style-name="P4"><text:tab/>"_id" : ObjectId("5bafc724d3adc8b6d76fc19a"),</text:p>
      <text:p text:style-name="P4"><text:tab/>"address" : {</text:p>
      <text:p text:style-name="P4"><text:tab/><text:tab/>"building" : "331",</text:p>
      <text:p text:style-name="P4"><text:tab/><text:tab/>"coord" : [</text:p>
      <text:p text:style-name="P4"><text:tab/><text:tab/><text:tab/>-73.87786539999999,</text:p>
      <text:p text:style-name="P4"><text:tab/><text:tab/><text:tab/>40.8724377</text:p>
      <text:p text:style-name="P4"><text:tab/><text:tab/>],</text:p>
      <text:p text:style-name="P4"><text:tab/><text:tab/>"street" : "East <text:s/>204 Street",</text:p>
      <text:p text:style-name="P4"><text:tab/><text:tab/>"zipcode" : "10467"</text:p>
      <text:p text:style-name="P4"><text:tab/>},</text:p>
      <text:p text:style-name="P4"><text:tab/>"borough" : "Bronx",</text:p>
      <text:p text:style-name="P4"><text:tab/>"cuisine" : "Irish",</text:p>
      <text:p text:style-name="P4"><text:tab/>"grades" : [</text:p>
      <text:p text:style-name="P4"><text:tab/><text:tab/>{</text:p>
      <text:p text:style-name="P4"><text:tab/><text:tab/><text:tab/>"date" : ISODate("2014-08-26T00:00:00Z"),</text:p>
      <text:p text:style-name="P4"><text:tab/><text:tab/><text:tab/>"grade" : "A",</text:p>
      <text:p text:style-name="P4"><text:soft-page-break/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4-03-26T00:00:00Z"),</text:p>
      <text:p text:style-name="P4"><text:tab/><text:tab/><text:tab/>"grade" : "B",</text:p>
      <text:p text:style-name="P4"><text:tab/><text:tab/><text:tab/>"score" : 23</text:p>
      <text:p text:style-name="P4"><text:tab/><text:tab/>},</text:p>
      <text:p text:style-name="P4"><text:tab/><text:tab/>{</text:p>
      <text:p text:style-name="P4"><text:tab/><text:tab/><text:tab/>"date" : ISODate("2013-09-11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12-18T00:00:00Z"),</text:p>
      <text:p text:style-name="P4"><text:tab/><text:tab/><text:tab/>"grade" : "B",</text:p>
      <text:p text:style-name="P4"><text:tab/><text:tab/><text:tab/>"score" : 27</text:p>
      <text:p text:style-name="P4"><text:tab/><text:tab/>},</text:p>
      <text:p text:style-name="P4"><text:tab/><text:tab/>{</text:p>
      <text:p text:style-name="P4"><text:tab/><text:tab/><text:tab/>"date" : ISODate("2011-10-20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Mcdwyers Pub",</text:p>
      <text:p text:style-name="P4"><text:tab/>"restaurant_id" : "40365893"</text:p>
      <text:p text:style-name="P4">}</text:p>
      <text:p text:style-name="P4">{</text:p>
      <text:p text:style-name="P4"><text:tab/>"_id" : ObjectId("5bafc724d3adc8b6d76fc1b2"),</text:p>
      <text:p text:style-name="P4"><text:tab/>"address" : {</text:p>
      <text:p text:style-name="P4"><text:tab/><text:tab/>"building" : "5820",</text:p>
      <text:p text:style-name="P4"><text:tab/><text:tab/>"coord" : [</text:p>
      <text:p text:style-name="P4"><text:tab/><text:tab/><text:tab/>-73.9002615,</text:p>
      <text:p text:style-name="P4"><text:tab/><text:tab/><text:tab/>40.885186</text:p>
      <text:p text:style-name="P4"><text:tab/><text:tab/>],</text:p>
      <text:p text:style-name="P4"><text:tab/><text:tab/>"street" : "Broadway",</text:p>
      <text:p text:style-name="P4"><text:tab/><text:tab/>"zipcode" : "10463"</text:p>
      <text:p text:style-name="P4"><text:tab/>}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2-26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3-10-09T00:00:00Z"),</text:p>
      <text:p text:style-name="P4"><text:tab/><text:tab/><text:tab/>"grade" : "B",</text:p>
      <text:p text:style-name="P4"><text:tab/><text:tab/><text:tab/>"score" : 19</text:p>
      <text:p text:style-name="P4"><text:tab/><text:tab/>},</text:p>
      <text:p text:style-name="P4"><text:tab/><text:tab/>{</text:p>
      <text:p text:style-name="P4"><text:tab/><text:tab/><text:tab/>"date" : ISODate("2013-05-15T00:00:00Z"),</text:p>
      <text:p text:style-name="P4"><text:soft-page-break/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11-20T00:00:00Z"),</text:p>
      <text:p text:style-name="P4"><text:tab/><text:tab/><text:tab/>"grade" : "B",</text:p>
      <text:p text:style-name="P4"><text:tab/><text:tab/><text:tab/>"score" : 18</text:p>
      <text:p text:style-name="P4"><text:tab/><text:tab/>},</text:p>
      <text:p text:style-name="P4"><text:tab/><text:tab/>{</text:p>
      <text:p text:style-name="P4"><text:tab/><text:tab/><text:tab/>"date" : ISODate("2011-10-17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1-06-22T00:00:00Z"),</text:p>
      <text:p text:style-name="P4"><text:tab/><text:tab/><text:tab/>"grade" : "C",</text:p>
      <text:p text:style-name="P4"><text:tab/><text:tab/><text:tab/>"score" : 35</text:p>
      <text:p text:style-name="P4"><text:tab/><text:tab/>}</text:p>
      <text:p text:style-name="P4"><text:tab/>],</text:p>
      <text:p text:style-name="P4"><text:tab/>"name" : "The Punch Bowl",</text:p>
      <text:p text:style-name="P4"><text:tab/>"restaurant_id" : "40366497"</text:p>
      <text:p text:style-name="P4">}</text:p>
      <text:p text:style-name="P4">&gt; db.restaurants.find({grades : { $elemMatch:{"score":{$gt : 90}}}}).pretty();</text:p>
      <text:p text:style-name="P4">&gt; db.restaurant.find({grades : { $elemMatch:{"score":{$gt : 90}}}}).pretty();</text:p>
      <text:p text:style-name="P4">{</text:p>
      <text:p text:style-name="P4"><text:tab/>"_id" : ObjectId("5bafc724d3adc8b6d76fc276"),</text:p>
      <text:p text:style-name="P4"><text:tab/>"address" : {</text:p>
      <text:p text:style-name="P4"><text:tab/><text:tab/>"building" : "65",</text:p>
      <text:p text:style-name="P4"><text:tab/><text:tab/>"coord" : [</text:p>
      <text:p text:style-name="P4"><text:tab/><text:tab/><text:tab/>-73.9782725,</text:p>
      <text:p text:style-name="P4"><text:tab/><text:tab/><text:tab/>40.7624022</text:p>
      <text:p text:style-name="P4"><text:tab/><text:tab/>],</text:p>
      <text:p text:style-name="P4"><text:tab/><text:tab/>"street" : "West <text:s text:c="2"/>54 Street",</text:p>
      <text:p text:style-name="P4"><text:tab/><text:tab/>"zipcode" : "10019"</text:p>
      <text:p text:style-name="P4"><text:tab/>},</text:p>
      <text:p text:style-name="P4"><text:tab/>"borough" : "Manhatta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8-22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4-03-28T00:00:00Z"),</text:p>
      <text:p text:style-name="P4"><text:tab/><text:tab/><text:tab/>"grade" : "C",</text:p>
      <text:p text:style-name="P4"><text:tab/><text:tab/><text:tab/>"score" : 131</text:p>
      <text:p text:style-name="P4"><text:tab/><text:tab/>},</text:p>
      <text:p text:style-name="P4"><text:tab/><text:tab/>{</text:p>
      <text:p text:style-name="P4"><text:tab/><text:tab/><text:tab/>"date" : ISODate("2013-09-25T00:00:00Z"),</text:p>
      <text:p text:style-name="P4"><text:tab/><text:tab/><text:tab/>"grade" : "A",</text:p>
      <text:p text:style-name="P4"><text:tab/><text:tab/><text:tab/>"score" : 11</text:p>
      <text:p text:style-name="P4"><text:soft-page-break/><text:tab/><text:tab/>},</text:p>
      <text:p text:style-name="P4"><text:tab/><text:tab/>{</text:p>
      <text:p text:style-name="P4"><text:tab/><text:tab/><text:tab/>"date" : ISODate("2013-04-08T00:00:00Z"),</text:p>
      <text:p text:style-name="P4"><text:tab/><text:tab/><text:tab/>"grade" : "B",</text:p>
      <text:p text:style-name="P4"><text:tab/><text:tab/><text:tab/>"score" : 25</text:p>
      <text:p text:style-name="P4"><text:tab/><text:tab/>},</text:p>
      <text:p text:style-name="P4"><text:tab/><text:tab/>{</text:p>
      <text:p text:style-name="P4"><text:tab/><text:tab/><text:tab/>"date" : ISODate("2012-10-15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1-10-19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Murals On 54/Randolphs'S",</text:p>
      <text:p text:style-name="P4"><text:tab/>"restaurant_id" : "40372466"</text:p>
      <text:p text:style-name="P4">}</text:p>
      <text:p text:style-name="P4">{</text:p>
      <text:p text:style-name="P4"><text:tab/>"_id" : ObjectId("5bafc724d3adc8b6d76fc31a"),</text:p>
      <text:p text:style-name="P4"><text:tab/>"address" : {</text:p>
      <text:p text:style-name="P4"><text:tab/><text:tab/>"building" : "345",</text:p>
      <text:p text:style-name="P4"><text:tab/><text:tab/>"coord" : [</text:p>
      <text:p text:style-name="P4"><text:tab/><text:tab/><text:tab/>-73.9864626,</text:p>
      <text:p text:style-name="P4"><text:tab/><text:tab/><text:tab/>40.7266739</text:p>
      <text:p text:style-name="P4"><text:tab/><text:tab/>],</text:p>
      <text:p text:style-name="P4"><text:tab/><text:tab/>"street" : "East 6 Street",</text:p>
      <text:p text:style-name="P4"><text:tab/><text:tab/>"zipcode" : "10003"</text:p>
      <text:p text:style-name="P4"><text:tab/>},</text:p>
      <text:p text:style-name="P4"><text:tab/>"borough" : "Manhattan",</text:p>
      <text:p text:style-name="P4"><text:tab/>"cuisine" : "Indian",</text:p>
      <text:p text:style-name="P4"><text:tab/>"grades" : [</text:p>
      <text:p text:style-name="P4"><text:tab/><text:tab/>{</text:p>
      <text:p text:style-name="P4"><text:tab/><text:tab/><text:tab/>"date" : ISODate("2014-09-15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4-01-14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05-30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4-24T00:00:00Z"),</text:p>
      <text:p text:style-name="P4"><text:tab/><text:tab/><text:tab/>"grade" : "P",</text:p>
      <text:p text:style-name="P4"><text:soft-page-break/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2-10-0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4-06T00:00:00Z"),</text:p>
      <text:p text:style-name="P4"><text:tab/><text:tab/><text:tab/>"grade" : "C",</text:p>
      <text:p text:style-name="P4"><text:tab/><text:tab/><text:tab/>"score" : 92</text:p>
      <text:p text:style-name="P4"><text:tab/><text:tab/>},</text:p>
      <text:p text:style-name="P4"><text:tab/><text:tab/>{</text:p>
      <text:p text:style-name="P4"><text:tab/><text:tab/><text:tab/>"date" : ISODate("2011-11-03T00:00:00Z"),</text:p>
      <text:p text:style-name="P4"><text:tab/><text:tab/><text:tab/>"grade" : "C",</text:p>
      <text:p text:style-name="P4"><text:tab/><text:tab/><text:tab/>"score" : 41</text:p>
      <text:p text:style-name="P4"><text:tab/><text:tab/>}</text:p>
      <text:p text:style-name="P4"><text:tab/>],</text:p>
      <text:p text:style-name="P4"><text:tab/>"name" : "Gandhi",</text:p>
      <text:p text:style-name="P4"><text:tab/>"restaurant_id" : "40381295"</text:p>
      <text:p text:style-name="P4">}</text:p>
      <text:p text:style-name="P4">{</text:p>
      <text:p text:style-name="P4"><text:tab/>"_id" : ObjectId("5bafc724d3adc8b6d76fc47c"),</text:p>
      <text:p text:style-name="P4"><text:tab/>"address" : {</text:p>
      <text:p text:style-name="P4"><text:tab/><text:tab/>"building" : "130",</text:p>
      <text:p text:style-name="P4"><text:tab/><text:tab/>"coord" : [</text:p>
      <text:p text:style-name="P4"><text:tab/><text:tab/><text:tab/>-73.984758,</text:p>
      <text:p text:style-name="P4"><text:tab/><text:tab/><text:tab/>40.7457939</text:p>
      <text:p text:style-name="P4"><text:tab/><text:tab/>],</text:p>
      <text:p text:style-name="P4"><text:tab/><text:tab/>"street" : "Madison Avenue",</text:p>
      <text:p text:style-name="P4"><text:tab/><text:tab/>"zipcode" : "10016"</text:p>
      <text:p text:style-name="P4"><text:tab/>},</text:p>
      <text:p text:style-name="P4"><text:tab/>"borough" : "Manhattan",</text:p>
      <text:p text:style-name="P4"><text:tab/>"cuisine" : "Pizza/Italian",</text:p>
      <text:p text:style-name="P4"><text:tab/>"grades" : [</text:p>
      <text:p text:style-name="P4"><text:tab/><text:tab/>{</text:p>
      <text:p text:style-name="P4"><text:tab/><text:tab/><text:tab/>"date" : ISODate("2014-12-24T00:00:00Z"),</text:p>
      <text:p text:style-name="P4"><text:tab/><text:tab/><text:tab/>"grade" : "Z",</text:p>
      <text:p text:style-name="P4"><text:tab/><text:tab/><text:tab/>"score" : 31</text:p>
      <text:p text:style-name="P4"><text:tab/><text:tab/>},</text:p>
      <text:p text:style-name="P4"><text:tab/><text:tab/>{</text:p>
      <text:p text:style-name="P4"><text:tab/><text:tab/><text:tab/>"date" : ISODate("2014-06-17T00:00:00Z"),</text:p>
      <text:p text:style-name="P4"><text:tab/><text:tab/><text:tab/>"grade" : "C",</text:p>
      <text:p text:style-name="P4"><text:tab/><text:tab/><text:tab/>"score" : 98</text:p>
      <text:p text:style-name="P4"><text:tab/><text:tab/>},</text:p>
      <text:p text:style-name="P4"><text:tab/><text:tab/>{</text:p>
      <text:p text:style-name="P4"><text:tab/><text:tab/><text:tab/>"date" : ISODate("2013-12-12T00:00:00Z"),</text:p>
      <text:p text:style-name="P4"><text:tab/><text:tab/><text:tab/>"grade" : "C",</text:p>
      <text:p text:style-name="P4"><text:tab/><text:tab/><text:tab/>"score" : 32</text:p>
      <text:p text:style-name="P4"><text:tab/><text:tab/>},</text:p>
      <text:p text:style-name="P4"><text:tab/><text:tab/>{</text:p>
      <text:p text:style-name="P4"><text:tab/><text:tab/><text:tab/>"date" : ISODate("2013-05-22T00:00:00Z"),</text:p>
      <text:p text:style-name="P4"><text:soft-page-break/><text:tab/><text:tab/><text:tab/>"grade" : "B",</text:p>
      <text:p text:style-name="P4"><text:tab/><text:tab/><text:tab/>"score" : 21</text:p>
      <text:p text:style-name="P4"><text:tab/><text:tab/>},</text:p>
      <text:p text:style-name="P4"><text:tab/><text:tab/>{</text:p>
      <text:p text:style-name="P4"><text:tab/><text:tab/><text:tab/>"date" : ISODate("2012-05-02T00:00:00Z"),</text:p>
      <text:p text:style-name="P4"><text:tab/><text:tab/><text:tab/>"grade" : "A",</text:p>
      <text:p text:style-name="P4"><text:tab/><text:tab/><text:tab/>"score" : 11</text:p>
      <text:p text:style-name="P4"><text:tab/><text:tab/>}</text:p>
      <text:p text:style-name="P4"><text:tab/>],</text:p>
      <text:p text:style-name="P4"><text:tab/>"name" : "Bella Napoli",</text:p>
      <text:p text:style-name="P4"><text:tab/>"restaurant_id" : "40393488"</text:p>
      <text:p text:style-name="P4">}</text:p>
      <text:p text:style-name="P4">&gt; db.restaurant.find({"grades.score" :{$gt : 90}}).pretty();</text:p>
      <text:p text:style-name="P4">{</text:p>
      <text:p text:style-name="P4"><text:tab/>"_id" : ObjectId("5bafc724d3adc8b6d76fc276"),</text:p>
      <text:p text:style-name="P4"><text:tab/>"address" : {</text:p>
      <text:p text:style-name="P4"><text:tab/><text:tab/>"building" : "65",</text:p>
      <text:p text:style-name="P4"><text:tab/><text:tab/>"coord" : [</text:p>
      <text:p text:style-name="P4"><text:tab/><text:tab/><text:tab/>-73.9782725,</text:p>
      <text:p text:style-name="P4"><text:tab/><text:tab/><text:tab/>40.7624022</text:p>
      <text:p text:style-name="P4"><text:tab/><text:tab/>],</text:p>
      <text:p text:style-name="P4"><text:tab/><text:tab/>"street" : "West <text:s text:c="2"/>54 Street",</text:p>
      <text:p text:style-name="P4"><text:tab/><text:tab/>"zipcode" : "10019"</text:p>
      <text:p text:style-name="P4"><text:tab/>},</text:p>
      <text:p text:style-name="P4"><text:tab/>"borough" : "Manhatta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8-22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4-03-28T00:00:00Z"),</text:p>
      <text:p text:style-name="P4"><text:tab/><text:tab/><text:tab/>"grade" : "C",</text:p>
      <text:p text:style-name="P4"><text:tab/><text:tab/><text:tab/>"score" : 131</text:p>
      <text:p text:style-name="P4"><text:tab/><text:tab/>},</text:p>
      <text:p text:style-name="P4"><text:tab/><text:tab/>{</text:p>
      <text:p text:style-name="P4"><text:tab/><text:tab/><text:tab/>"date" : ISODate("2013-09-25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04-08T00:00:00Z"),</text:p>
      <text:p text:style-name="P4"><text:tab/><text:tab/><text:tab/>"grade" : "B",</text:p>
      <text:p text:style-name="P4"><text:tab/><text:tab/><text:tab/>"score" : 25</text:p>
      <text:p text:style-name="P4"><text:tab/><text:tab/>},</text:p>
      <text:p text:style-name="P4"><text:tab/><text:tab/>{</text:p>
      <text:p text:style-name="P4"><text:tab/><text:tab/><text:tab/>"date" : ISODate("2012-10-15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soft-page-break/><text:tab/><text:tab/>{</text:p>
      <text:p text:style-name="P4"><text:tab/><text:tab/><text:tab/>"date" : ISODate("2011-10-19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Murals On 54/Randolphs'S",</text:p>
      <text:p text:style-name="P4"><text:tab/>"restaurant_id" : "40372466"</text:p>
      <text:p text:style-name="P4">}</text:p>
      <text:p text:style-name="P4">{</text:p>
      <text:p text:style-name="P4"><text:tab/>"_id" : ObjectId("5bafc724d3adc8b6d76fc31a"),</text:p>
      <text:p text:style-name="P4"><text:tab/>"address" : {</text:p>
      <text:p text:style-name="P4"><text:tab/><text:tab/>"building" : "345",</text:p>
      <text:p text:style-name="P4"><text:tab/><text:tab/>"coord" : [</text:p>
      <text:p text:style-name="P4"><text:tab/><text:tab/><text:tab/>-73.9864626,</text:p>
      <text:p text:style-name="P4"><text:tab/><text:tab/><text:tab/>40.7266739</text:p>
      <text:p text:style-name="P4"><text:tab/><text:tab/>],</text:p>
      <text:p text:style-name="P4"><text:tab/><text:tab/>"street" : "East 6 Street",</text:p>
      <text:p text:style-name="P4"><text:tab/><text:tab/>"zipcode" : "10003"</text:p>
      <text:p text:style-name="P4"><text:tab/>},</text:p>
      <text:p text:style-name="P4"><text:tab/>"borough" : "Manhattan",</text:p>
      <text:p text:style-name="P4"><text:tab/>"cuisine" : "Indian",</text:p>
      <text:p text:style-name="P4"><text:tab/>"grades" : [</text:p>
      <text:p text:style-name="P4"><text:tab/><text:tab/>{</text:p>
      <text:p text:style-name="P4"><text:tab/><text:tab/><text:tab/>"date" : ISODate("2014-09-15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4-01-14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05-30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4-24T00:00:00Z"),</text:p>
      <text:p text:style-name="P4"><text:tab/><text:tab/><text:tab/>"grade" : "P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2-10-0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4-06T00:00:00Z"),</text:p>
      <text:p text:style-name="P4"><text:tab/><text:tab/><text:tab/>"grade" : "C",</text:p>
      <text:p text:style-name="P4"><text:tab/><text:tab/><text:tab/>"score" : 92</text:p>
      <text:p text:style-name="P4"><text:soft-page-break/><text:tab/><text:tab/>},</text:p>
      <text:p text:style-name="P4"><text:tab/><text:tab/>{</text:p>
      <text:p text:style-name="P4"><text:tab/><text:tab/><text:tab/>"date" : ISODate("2011-11-03T00:00:00Z"),</text:p>
      <text:p text:style-name="P4"><text:tab/><text:tab/><text:tab/>"grade" : "C",</text:p>
      <text:p text:style-name="P4"><text:tab/><text:tab/><text:tab/>"score" : 41</text:p>
      <text:p text:style-name="P4"><text:tab/><text:tab/>}</text:p>
      <text:p text:style-name="P4"><text:tab/>],</text:p>
      <text:p text:style-name="P4"><text:tab/>"name" : "Gandhi",</text:p>
      <text:p text:style-name="P4"><text:tab/>"restaurant_id" : "40381295"</text:p>
      <text:p text:style-name="P4">}</text:p>
      <text:p text:style-name="P4">{</text:p>
      <text:p text:style-name="P4"><text:tab/>"_id" : ObjectId("5bafc724d3adc8b6d76fc47c"),</text:p>
      <text:p text:style-name="P4"><text:tab/>"address" : {</text:p>
      <text:p text:style-name="P4"><text:tab/><text:tab/>"building" : "130",</text:p>
      <text:p text:style-name="P4"><text:tab/><text:tab/>"coord" : [</text:p>
      <text:p text:style-name="P4"><text:tab/><text:tab/><text:tab/>-73.984758,</text:p>
      <text:p text:style-name="P4"><text:tab/><text:tab/><text:tab/>40.7457939</text:p>
      <text:p text:style-name="P4"><text:tab/><text:tab/>],</text:p>
      <text:p text:style-name="P4"><text:tab/><text:tab/>"street" : "Madison Avenue",</text:p>
      <text:p text:style-name="P4"><text:tab/><text:tab/>"zipcode" : "10016"</text:p>
      <text:p text:style-name="P4"><text:tab/>},</text:p>
      <text:p text:style-name="P4"><text:tab/>"borough" : "Manhattan",</text:p>
      <text:p text:style-name="P4"><text:tab/>"cuisine" : "Pizza/Italian",</text:p>
      <text:p text:style-name="P4"><text:tab/>"grades" : [</text:p>
      <text:p text:style-name="P4"><text:tab/><text:tab/>{</text:p>
      <text:p text:style-name="P4"><text:tab/><text:tab/><text:tab/>"date" : ISODate("2014-12-24T00:00:00Z"),</text:p>
      <text:p text:style-name="P4"><text:tab/><text:tab/><text:tab/>"grade" : "Z",</text:p>
      <text:p text:style-name="P4"><text:tab/><text:tab/><text:tab/>"score" : 31</text:p>
      <text:p text:style-name="P4"><text:tab/><text:tab/>},</text:p>
      <text:p text:style-name="P4"><text:tab/><text:tab/>{</text:p>
      <text:p text:style-name="P4"><text:tab/><text:tab/><text:tab/>"date" : ISODate("2014-06-17T00:00:00Z"),</text:p>
      <text:p text:style-name="P4"><text:tab/><text:tab/><text:tab/>"grade" : "C",</text:p>
      <text:p text:style-name="P4"><text:tab/><text:tab/><text:tab/>"score" : 98</text:p>
      <text:p text:style-name="P4"><text:tab/><text:tab/>},</text:p>
      <text:p text:style-name="P4"><text:tab/><text:tab/>{</text:p>
      <text:p text:style-name="P4"><text:tab/><text:tab/><text:tab/>"date" : ISODate("2013-12-12T00:00:00Z"),</text:p>
      <text:p text:style-name="P4"><text:tab/><text:tab/><text:tab/>"grade" : "C",</text:p>
      <text:p text:style-name="P4"><text:tab/><text:tab/><text:tab/>"score" : 32</text:p>
      <text:p text:style-name="P4"><text:tab/><text:tab/>},</text:p>
      <text:p text:style-name="P4"><text:tab/><text:tab/>{</text:p>
      <text:p text:style-name="P4"><text:tab/><text:tab/><text:tab/>"date" : ISODate("2013-05-22T00:00:00Z"),</text:p>
      <text:p text:style-name="P4"><text:tab/><text:tab/><text:tab/>"grade" : "B",</text:p>
      <text:p text:style-name="P4"><text:tab/><text:tab/><text:tab/>"score" : 21</text:p>
      <text:p text:style-name="P4"><text:tab/><text:tab/>},</text:p>
      <text:p text:style-name="P4"><text:tab/><text:tab/>{</text:p>
      <text:p text:style-name="P4"><text:tab/><text:tab/><text:tab/>"date" : ISODate("2012-05-02T00:00:00Z"),</text:p>
      <text:p text:style-name="P4"><text:tab/><text:tab/><text:tab/>"grade" : "A",</text:p>
      <text:p text:style-name="P4"><text:tab/><text:tab/><text:tab/>"score" : 11</text:p>
      <text:p text:style-name="P4"><text:tab/><text:tab/>}</text:p>
      <text:p text:style-name="P4"><text:tab/>],</text:p>
      <text:p text:style-name="P4"><text:tab/>"name" : "Bella Napoli",</text:p>
      <text:p text:style-name="P4"><text:tab/>"restaurant_id" : "40393488"</text:p>
      <text:p text:style-name="P4"><text:soft-page-break/>}</text:p>
      <text:p text:style-name="P4">&gt; </text:p>
      <text:p text:style-name="P4">&gt; </text:p>
      <text:p text:style-name="P4">&gt; db.restaurants.find({grades : { $elemMatch:{"score":{$gt : 80 , $lt :100}}}}).pretty();</text:p>
      <text:p text:style-name="P4">&gt; db.restaurant.find({grades : { $elemMatch:{"score":{$gt : 80 , $lt :100}}}}).pretty();</text:p>
      <text:p text:style-name="P4">{</text:p>
      <text:p text:style-name="P4"><text:tab/>"_id" : ObjectId("5bafc724d3adc8b6d76fc31a"),</text:p>
      <text:p text:style-name="P4"><text:tab/>"address" : {</text:p>
      <text:p text:style-name="P4"><text:tab/><text:tab/>"building" : "345",</text:p>
      <text:p text:style-name="P4"><text:tab/><text:tab/>"coord" : [</text:p>
      <text:p text:style-name="P4"><text:tab/><text:tab/><text:tab/>-73.9864626,</text:p>
      <text:p text:style-name="P4"><text:tab/><text:tab/><text:tab/>40.7266739</text:p>
      <text:p text:style-name="P4"><text:tab/><text:tab/>],</text:p>
      <text:p text:style-name="P4"><text:tab/><text:tab/>"street" : "East 6 Street",</text:p>
      <text:p text:style-name="P4"><text:tab/><text:tab/>"zipcode" : "10003"</text:p>
      <text:p text:style-name="P4"><text:tab/>},</text:p>
      <text:p text:style-name="P4"><text:tab/>"borough" : "Manhattan",</text:p>
      <text:p text:style-name="P4"><text:tab/>"cuisine" : "Indian",</text:p>
      <text:p text:style-name="P4"><text:tab/>"grades" : [</text:p>
      <text:p text:style-name="P4"><text:tab/><text:tab/>{</text:p>
      <text:p text:style-name="P4"><text:tab/><text:tab/><text:tab/>"date" : ISODate("2014-09-15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4-01-14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05-30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4-24T00:00:00Z"),</text:p>
      <text:p text:style-name="P4"><text:tab/><text:tab/><text:tab/>"grade" : "P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2-10-0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4-06T00:00:00Z"),</text:p>
      <text:p text:style-name="P4"><text:tab/><text:tab/><text:tab/>"grade" : "C",</text:p>
      <text:p text:style-name="P4"><text:tab/><text:tab/><text:tab/>"score" : 92</text:p>
      <text:p text:style-name="P4"><text:tab/><text:tab/>},</text:p>
      <text:p text:style-name="P4"><text:tab/><text:tab/>{</text:p>
      <text:p text:style-name="P4"><text:tab/><text:tab/><text:tab/>"date" : ISODate("2011-11-03T00:00:00Z"),</text:p>
      <text:p text:style-name="P4"><text:tab/><text:tab/><text:tab/>"grade" : "C",</text:p>
      <text:p text:style-name="P4"><text:soft-page-break/><text:tab/><text:tab/><text:tab/>"score" : 41</text:p>
      <text:p text:style-name="P4"><text:tab/><text:tab/>}</text:p>
      <text:p text:style-name="P4"><text:tab/>],</text:p>
      <text:p text:style-name="P4"><text:tab/>"name" : "Gandhi",</text:p>
      <text:p text:style-name="P4"><text:tab/>"restaurant_id" : "40381295"</text:p>
      <text:p text:style-name="P4">}</text:p>
      <text:p text:style-name="P4">{</text:p>
      <text:p text:style-name="P4"><text:tab/>"_id" : ObjectId("5bafc724d3adc8b6d76fc47c"),</text:p>
      <text:p text:style-name="P4"><text:tab/>"address" : {</text:p>
      <text:p text:style-name="P4"><text:tab/><text:tab/>"building" : "130",</text:p>
      <text:p text:style-name="P4"><text:tab/><text:tab/>"coord" : [</text:p>
      <text:p text:style-name="P4"><text:tab/><text:tab/><text:tab/>-73.984758,</text:p>
      <text:p text:style-name="P4"><text:tab/><text:tab/><text:tab/>40.7457939</text:p>
      <text:p text:style-name="P4"><text:tab/><text:tab/>],</text:p>
      <text:p text:style-name="P4"><text:tab/><text:tab/>"street" : "Madison Avenue",</text:p>
      <text:p text:style-name="P4"><text:tab/><text:tab/>"zipcode" : "10016"</text:p>
      <text:p text:style-name="P4"><text:tab/>},</text:p>
      <text:p text:style-name="P4"><text:tab/>"borough" : "Manhattan",</text:p>
      <text:p text:style-name="P4"><text:tab/>"cuisine" : "Pizza/Italian",</text:p>
      <text:p text:style-name="P4"><text:tab/>"grades" : [</text:p>
      <text:p text:style-name="P4"><text:tab/><text:tab/>{</text:p>
      <text:p text:style-name="P4"><text:tab/><text:tab/><text:tab/>"date" : ISODate("2014-12-24T00:00:00Z"),</text:p>
      <text:p text:style-name="P4"><text:tab/><text:tab/><text:tab/>"grade" : "Z",</text:p>
      <text:p text:style-name="P4"><text:tab/><text:tab/><text:tab/>"score" : 31</text:p>
      <text:p text:style-name="P4"><text:tab/><text:tab/>},</text:p>
      <text:p text:style-name="P4"><text:tab/><text:tab/>{</text:p>
      <text:p text:style-name="P4"><text:tab/><text:tab/><text:tab/>"date" : ISODate("2014-06-17T00:00:00Z"),</text:p>
      <text:p text:style-name="P4"><text:tab/><text:tab/><text:tab/>"grade" : "C",</text:p>
      <text:p text:style-name="P4"><text:tab/><text:tab/><text:tab/>"score" : 98</text:p>
      <text:p text:style-name="P4"><text:tab/><text:tab/>},</text:p>
      <text:p text:style-name="P4"><text:tab/><text:tab/>{</text:p>
      <text:p text:style-name="P4"><text:tab/><text:tab/><text:tab/>"date" : ISODate("2013-12-12T00:00:00Z"),</text:p>
      <text:p text:style-name="P4"><text:tab/><text:tab/><text:tab/>"grade" : "C",</text:p>
      <text:p text:style-name="P4"><text:tab/><text:tab/><text:tab/>"score" : 32</text:p>
      <text:p text:style-name="P4"><text:tab/><text:tab/>},</text:p>
      <text:p text:style-name="P4"><text:tab/><text:tab/>{</text:p>
      <text:p text:style-name="P4"><text:tab/><text:tab/><text:tab/>"date" : ISODate("2013-05-22T00:00:00Z"),</text:p>
      <text:p text:style-name="P4"><text:tab/><text:tab/><text:tab/>"grade" : "B",</text:p>
      <text:p text:style-name="P4"><text:tab/><text:tab/><text:tab/>"score" : 21</text:p>
      <text:p text:style-name="P4"><text:tab/><text:tab/>},</text:p>
      <text:p text:style-name="P4"><text:tab/><text:tab/>{</text:p>
      <text:p text:style-name="P4"><text:tab/><text:tab/><text:tab/>"date" : ISODate("2012-05-02T00:00:00Z"),</text:p>
      <text:p text:style-name="P4"><text:tab/><text:tab/><text:tab/>"grade" : "A",</text:p>
      <text:p text:style-name="P4"><text:tab/><text:tab/><text:tab/>"score" : 11</text:p>
      <text:p text:style-name="P4"><text:tab/><text:tab/>}</text:p>
      <text:p text:style-name="P4"><text:tab/>],</text:p>
      <text:p text:style-name="P4"><text:tab/>"name" : "Bella Napoli",</text:p>
      <text:p text:style-name="P4"><text:tab/>"restaurant_id" : "40393488"</text:p>
      <text:p text:style-name="P4">}</text:p>
      <text:p text:style-name="P4">{</text:p>
      <text:p text:style-name="P4"><text:tab/>"_id" : ObjectId("5bafc724d3adc8b6d76fccea"),</text:p>
      <text:p text:style-name="P4"><text:tab/>"address" : {</text:p>
      <text:p text:style-name="P4"><text:soft-page-break/><text:tab/><text:tab/>"building" : "",</text:p>
      <text:p text:style-name="P4"><text:tab/><text:tab/>"coord" : [</text:p>
      <text:p text:style-name="P4"><text:tab/><text:tab/><text:tab/>-74.0163793,</text:p>
      <text:p text:style-name="P4"><text:tab/><text:tab/><text:tab/>40.7167671</text:p>
      <text:p text:style-name="P4"><text:tab/><text:tab/>],</text:p>
      <text:p text:style-name="P4"><text:tab/><text:tab/>"street" : "Hudson River",</text:p>
      <text:p text:style-name="P4"><text:tab/><text:tab/>"zipcode" : "10282"</text:p>
      <text:p text:style-name="P4"><text:tab/>},</text:p>
      <text:p text:style-name="P4"><text:tab/>"borough" : "Manhatta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6-27T00:00:00Z"),</text:p>
      <text:p text:style-name="P4"><text:tab/><text:tab/><text:tab/>"grade" : "C",</text:p>
      <text:p text:style-name="P4"><text:tab/><text:tab/><text:tab/>"score" : 89</text:p>
      <text:p text:style-name="P4"><text:tab/><text:tab/>},</text:p>
      <text:p text:style-name="P4"><text:tab/><text:tab/>{</text:p>
      <text:p text:style-name="P4"><text:tab/><text:tab/><text:tab/>"date" : ISODate("2013-06-06T00:00:00Z"),</text:p>
      <text:p text:style-name="P4"><text:tab/><text:tab/><text:tab/>"grade" : "A",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date" : ISODate("2012-06-19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West 79Th Street Boat Basin Cafe",</text:p>
      <text:p text:style-name="P4"><text:tab/>"restaurant_id" : "40756344"</text:p>
      <text:p text:style-name="P4">}</text:p>
      <text:p text:style-name="P4">&gt; db.restaurant.find({"grades.score" :{$gt : 80 , $lt :100}}}}).pretty();</text:p>
      <text:p text:style-name="P4">2018-09-30T00:45:21.980+0530 E QUERY <text:s text:c="3"/>[js] SyntaxError: missing ) after argument list @(shell):1:58</text:p>
      <text:p text:style-name="P4">&gt; db.restaurant.find({"grades.score" :{$gt : 80 , $lt :100}}).pretty();</text:p>
      <text:p text:style-name="P4">{</text:p>
      <text:p text:style-name="P4"><text:tab/>"_id" : ObjectId("5bafc724d3adc8b6d76fc276"),</text:p>
      <text:p text:style-name="P4"><text:tab/>"address" : {</text:p>
      <text:p text:style-name="P4"><text:tab/><text:tab/>"building" : "65",</text:p>
      <text:p text:style-name="P4"><text:tab/><text:tab/>"coord" : [</text:p>
      <text:p text:style-name="P4"><text:tab/><text:tab/><text:tab/>-73.9782725,</text:p>
      <text:p text:style-name="P4"><text:tab/><text:tab/><text:tab/>40.7624022</text:p>
      <text:p text:style-name="P4"><text:tab/><text:tab/>],</text:p>
      <text:p text:style-name="P4"><text:tab/><text:tab/>"street" : "West <text:s text:c="2"/>54 Street",</text:p>
      <text:p text:style-name="P4"><text:tab/><text:tab/>"zipcode" : "10019"</text:p>
      <text:p text:style-name="P4"><text:tab/>},</text:p>
      <text:p text:style-name="P4"><text:tab/>"borough" : "Manhatta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8-22T00:00:00Z"),</text:p>
      <text:p text:style-name="P4"><text:tab/><text:tab/><text:tab/>"grade" : "A",</text:p>
      <text:p text:style-name="P4"><text:tab/><text:tab/><text:tab/>"score" : 11</text:p>
      <text:p text:style-name="P4"><text:soft-page-break/><text:tab/><text:tab/>},</text:p>
      <text:p text:style-name="P4"><text:tab/><text:tab/>{</text:p>
      <text:p text:style-name="P4"><text:tab/><text:tab/><text:tab/>"date" : ISODate("2014-03-28T00:00:00Z"),</text:p>
      <text:p text:style-name="P4"><text:tab/><text:tab/><text:tab/>"grade" : "C",</text:p>
      <text:p text:style-name="P4"><text:tab/><text:tab/><text:tab/>"score" : 131</text:p>
      <text:p text:style-name="P4"><text:tab/><text:tab/>},</text:p>
      <text:p text:style-name="P4"><text:tab/><text:tab/>{</text:p>
      <text:p text:style-name="P4"><text:tab/><text:tab/><text:tab/>"date" : ISODate("2013-09-25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04-08T00:00:00Z"),</text:p>
      <text:p text:style-name="P4"><text:tab/><text:tab/><text:tab/>"grade" : "B",</text:p>
      <text:p text:style-name="P4"><text:tab/><text:tab/><text:tab/>"score" : 25</text:p>
      <text:p text:style-name="P4"><text:tab/><text:tab/>},</text:p>
      <text:p text:style-name="P4"><text:tab/><text:tab/>{</text:p>
      <text:p text:style-name="P4"><text:tab/><text:tab/><text:tab/>"date" : ISODate("2012-10-15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1-10-19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Murals On 54/Randolphs'S",</text:p>
      <text:p text:style-name="P4"><text:tab/>"restaurant_id" : "40372466"</text:p>
      <text:p text:style-name="P4">}</text:p>
      <text:p text:style-name="P4">{</text:p>
      <text:p text:style-name="P4"><text:tab/>"_id" : ObjectId("5bafc724d3adc8b6d76fc31a"),</text:p>
      <text:p text:style-name="P4"><text:tab/>"address" : {</text:p>
      <text:p text:style-name="P4"><text:tab/><text:tab/>"building" : "345",</text:p>
      <text:p text:style-name="P4"><text:tab/><text:tab/>"coord" : [</text:p>
      <text:p text:style-name="P4"><text:tab/><text:tab/><text:tab/>-73.9864626,</text:p>
      <text:p text:style-name="P4"><text:tab/><text:tab/><text:tab/>40.7266739</text:p>
      <text:p text:style-name="P4"><text:tab/><text:tab/>],</text:p>
      <text:p text:style-name="P4"><text:tab/><text:tab/>"street" : "East 6 Street",</text:p>
      <text:p text:style-name="P4"><text:tab/><text:tab/>"zipcode" : "10003"</text:p>
      <text:p text:style-name="P4"><text:tab/>},</text:p>
      <text:p text:style-name="P4"><text:tab/>"borough" : "Manhattan",</text:p>
      <text:p text:style-name="P4"><text:tab/>"cuisine" : "Indian",</text:p>
      <text:p text:style-name="P4"><text:tab/>"grades" : [</text:p>
      <text:p text:style-name="P4"><text:tab/><text:tab/>{</text:p>
      <text:p text:style-name="P4"><text:tab/><text:tab/><text:tab/>"date" : ISODate("2014-09-15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4-01-14T00:00:00Z"),</text:p>
      <text:p text:style-name="P4"><text:tab/><text:tab/><text:tab/>"grade" : "A",</text:p>
      <text:p text:style-name="P4"><text:soft-page-break/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05-30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4-24T00:00:00Z"),</text:p>
      <text:p text:style-name="P4"><text:tab/><text:tab/><text:tab/>"grade" : "P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2-10-0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4-06T00:00:00Z"),</text:p>
      <text:p text:style-name="P4"><text:tab/><text:tab/><text:tab/>"grade" : "C",</text:p>
      <text:p text:style-name="P4"><text:tab/><text:tab/><text:tab/>"score" : 92</text:p>
      <text:p text:style-name="P4"><text:tab/><text:tab/>},</text:p>
      <text:p text:style-name="P4"><text:tab/><text:tab/>{</text:p>
      <text:p text:style-name="P4"><text:tab/><text:tab/><text:tab/>"date" : ISODate("2011-11-03T00:00:00Z"),</text:p>
      <text:p text:style-name="P4"><text:tab/><text:tab/><text:tab/>"grade" : "C",</text:p>
      <text:p text:style-name="P4"><text:tab/><text:tab/><text:tab/>"score" : 41</text:p>
      <text:p text:style-name="P4"><text:tab/><text:tab/>}</text:p>
      <text:p text:style-name="P4"><text:tab/>],</text:p>
      <text:p text:style-name="P4"><text:tab/>"name" : "Gandhi",</text:p>
      <text:p text:style-name="P4"><text:tab/>"restaurant_id" : "40381295"</text:p>
      <text:p text:style-name="P4">}</text:p>
      <text:p text:style-name="P4">{</text:p>
      <text:p text:style-name="P4"><text:tab/>"_id" : ObjectId("5bafc724d3adc8b6d76fc47c"),</text:p>
      <text:p text:style-name="P4"><text:tab/>"address" : {</text:p>
      <text:p text:style-name="P4"><text:tab/><text:tab/>"building" : "130",</text:p>
      <text:p text:style-name="P4"><text:tab/><text:tab/>"coord" : [</text:p>
      <text:p text:style-name="P4"><text:tab/><text:tab/><text:tab/>-73.984758,</text:p>
      <text:p text:style-name="P4"><text:tab/><text:tab/><text:tab/>40.7457939</text:p>
      <text:p text:style-name="P4"><text:tab/><text:tab/>],</text:p>
      <text:p text:style-name="P4"><text:tab/><text:tab/>"street" : "Madison Avenue",</text:p>
      <text:p text:style-name="P4"><text:tab/><text:tab/>"zipcode" : "10016"</text:p>
      <text:p text:style-name="P4"><text:tab/>},</text:p>
      <text:p text:style-name="P4"><text:tab/>"borough" : "Manhattan",</text:p>
      <text:p text:style-name="P4"><text:tab/>"cuisine" : "Pizza/Italian",</text:p>
      <text:p text:style-name="P4"><text:tab/>"grades" : [</text:p>
      <text:p text:style-name="P4"><text:tab/><text:tab/>{</text:p>
      <text:p text:style-name="P4"><text:tab/><text:tab/><text:tab/>"date" : ISODate("2014-12-24T00:00:00Z"),</text:p>
      <text:p text:style-name="P4"><text:tab/><text:tab/><text:tab/>"grade" : "Z",</text:p>
      <text:p text:style-name="P4"><text:tab/><text:tab/><text:tab/>"score" : 31</text:p>
      <text:p text:style-name="P4"><text:tab/><text:tab/>},</text:p>
      <text:p text:style-name="P4"><text:tab/><text:tab/>{</text:p>
      <text:p text:style-name="P4"><text:tab/><text:tab/><text:tab/>"date" : ISODate("2014-06-17T00:00:00Z"),</text:p>
      <text:p text:style-name="P4"><text:soft-page-break/><text:tab/><text:tab/><text:tab/>"grade" : "C",</text:p>
      <text:p text:style-name="P4"><text:tab/><text:tab/><text:tab/>"score" : 98</text:p>
      <text:p text:style-name="P4"><text:tab/><text:tab/>},</text:p>
      <text:p text:style-name="P4"><text:tab/><text:tab/>{</text:p>
      <text:p text:style-name="P4"><text:tab/><text:tab/><text:tab/>"date" : ISODate("2013-12-12T00:00:00Z"),</text:p>
      <text:p text:style-name="P4"><text:tab/><text:tab/><text:tab/>"grade" : "C",</text:p>
      <text:p text:style-name="P4"><text:tab/><text:tab/><text:tab/>"score" : 32</text:p>
      <text:p text:style-name="P4"><text:tab/><text:tab/>},</text:p>
      <text:p text:style-name="P4"><text:tab/><text:tab/>{</text:p>
      <text:p text:style-name="P4"><text:tab/><text:tab/><text:tab/>"date" : ISODate("2013-05-22T00:00:00Z"),</text:p>
      <text:p text:style-name="P4"><text:tab/><text:tab/><text:tab/>"grade" : "B",</text:p>
      <text:p text:style-name="P4"><text:tab/><text:tab/><text:tab/>"score" : 21</text:p>
      <text:p text:style-name="P4"><text:tab/><text:tab/>},</text:p>
      <text:p text:style-name="P4"><text:tab/><text:tab/>{</text:p>
      <text:p text:style-name="P4"><text:tab/><text:tab/><text:tab/>"date" : ISODate("2012-05-02T00:00:00Z"),</text:p>
      <text:p text:style-name="P4"><text:tab/><text:tab/><text:tab/>"grade" : "A",</text:p>
      <text:p text:style-name="P4"><text:tab/><text:tab/><text:tab/>"score" : 11</text:p>
      <text:p text:style-name="P4"><text:tab/><text:tab/>}</text:p>
      <text:p text:style-name="P4"><text:tab/>],</text:p>
      <text:p text:style-name="P4"><text:tab/>"name" : "Bella Napoli",</text:p>
      <text:p text:style-name="P4"><text:tab/>"restaurant_id" : "40393488"</text:p>
      <text:p text:style-name="P4">}</text:p>
      <text:p text:style-name="P4">{</text:p>
      <text:p text:style-name="P4"><text:tab/>"_id" : ObjectId("5bafc724d3adc8b6d76fccea"),</text:p>
      <text:p text:style-name="P4"><text:tab/>"address" : {</text:p>
      <text:p text:style-name="P4"><text:tab/><text:tab/>"building" : "",</text:p>
      <text:p text:style-name="P4"><text:tab/><text:tab/>"coord" : [</text:p>
      <text:p text:style-name="P4"><text:tab/><text:tab/><text:tab/>-74.0163793,</text:p>
      <text:p text:style-name="P4"><text:tab/><text:tab/><text:tab/>40.7167671</text:p>
      <text:p text:style-name="P4"><text:tab/><text:tab/>],</text:p>
      <text:p text:style-name="P4"><text:tab/><text:tab/>"street" : "Hudson River",</text:p>
      <text:p text:style-name="P4"><text:tab/><text:tab/>"zipcode" : "10282"</text:p>
      <text:p text:style-name="P4"><text:tab/>},</text:p>
      <text:p text:style-name="P4"><text:tab/>"borough" : "Manhatta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date" : ISODate("2014-06-27T00:00:00Z"),</text:p>
      <text:p text:style-name="P4"><text:tab/><text:tab/><text:tab/>"grade" : "C",</text:p>
      <text:p text:style-name="P4"><text:tab/><text:tab/><text:tab/>"score" : 89</text:p>
      <text:p text:style-name="P4"><text:tab/><text:tab/>},</text:p>
      <text:p text:style-name="P4"><text:tab/><text:tab/>{</text:p>
      <text:p text:style-name="P4"><text:tab/><text:tab/><text:tab/>"date" : ISODate("2013-06-06T00:00:00Z"),</text:p>
      <text:p text:style-name="P4"><text:tab/><text:tab/><text:tab/>"grade" : "A",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date" : ISODate("2012-06-19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soft-page-break/><text:tab/>"name" : "West 79Th Street Boat Basin Cafe",</text:p>
      <text:p text:style-name="P4"><text:tab/>"restaurant_id" : "40756344"</text:p>
      <text:p text:style-name="P4">}</text:p>
      <text:p text:style-name="P4">&gt; db.restaurant.find({"grades.score" :{$and:[{$gt : 80 , $lt :100}]}}).pretty();</text:p>
      <text:p text:style-name="P4"/>
      <text:p text:style-name="P4">Error: error: {</text:p>
      <text:p text:style-name="P4"><text:tab/>"ok" : 0,</text:p>
      <text:p text:style-name="P4"><text:tab/>"errmsg" : "unknown operator: $and",</text:p>
      <text:p text:style-name="P4"><text:tab/>"code" : 2,</text:p>
      <text:p text:style-name="P4"><text:tab/>"codeName" : "BadValue"</text:p>
      <text:p text:style-name="P4">}</text:p>
      <text:p text:style-name="P4">&gt; db.restaurants.find(</text:p>
      <text:p text:style-name="P4">... <text:s text:c="15"/>{$and:</text:p>
      <text:p text:style-name="P4">... <text:s text:c="20"/>[</text:p>
      <text:p text:style-name="P4">... <text:s text:c="23"/>{"cuisine" : {$ne :"American "}},</text:p>
      <text:p text:style-name="P4">... <text:s text:c="23"/>{"grades.score" : {$gt : 70}},</text:p>
      <text:p text:style-name="P4">... <text:s text:c="23"/>{"address.coord" : {$lt : -65.754168}}</text:p>
      <text:p text:style-name="P4">... <text:s text:c="20"/>]</text:p>
      <text:p text:style-name="P4">... <text:s text:c="16"/>}</text:p>
      <text:p text:style-name="P4">... <text:s text:c="20"/>).pretty();</text:p>
      <text:p text:style-name="P4">&gt; db.restaurant.find( <text:s text:c="15"/>{$and: <text:s text:c="20"/>[ <text:s text:c="23"/>{"cuisine" : {$ne :"American "}}, <text:s text:c="23"/>{"grades.score" : {$gt : 70}}, <text:s text:c="23"/>{"address.coord" : {$lt : -65.754168}} <text:s text:c="20"/>] <text:s text:c="16"/>} <text:s text:c="20"/>).pretty();</text:p>
      <text:p text:style-name="P4">{</text:p>
      <text:p text:style-name="P4"><text:tab/>"_id" : ObjectId("5bafc724d3adc8b6d76fc31a"),</text:p>
      <text:p text:style-name="P4"><text:tab/>"address" : {</text:p>
      <text:p text:style-name="P4"><text:tab/><text:tab/>"building" : "345",</text:p>
      <text:p text:style-name="P4"><text:tab/><text:tab/>"coord" : [</text:p>
      <text:p text:style-name="P4"><text:tab/><text:tab/><text:tab/>-73.9864626,</text:p>
      <text:p text:style-name="P4"><text:tab/><text:tab/><text:tab/>40.7266739</text:p>
      <text:p text:style-name="P4"><text:tab/><text:tab/>],</text:p>
      <text:p text:style-name="P4"><text:tab/><text:tab/>"street" : "East 6 Street",</text:p>
      <text:p text:style-name="P4"><text:tab/><text:tab/>"zipcode" : "10003"</text:p>
      <text:p text:style-name="P4"><text:tab/>},</text:p>
      <text:p text:style-name="P4"><text:tab/>"borough" : "Manhattan",</text:p>
      <text:p text:style-name="P4"><text:tab/>"cuisine" : "Indian",</text:p>
      <text:p text:style-name="P4"><text:tab/>"grades" : [</text:p>
      <text:p text:style-name="P4"><text:tab/><text:tab/>{</text:p>
      <text:p text:style-name="P4"><text:tab/><text:tab/><text:tab/>"date" : ISODate("2014-09-15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4-01-14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05-30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soft-page-break/><text:tab/><text:tab/>{</text:p>
      <text:p text:style-name="P4"><text:tab/><text:tab/><text:tab/>"date" : ISODate("2013-04-24T00:00:00Z"),</text:p>
      <text:p text:style-name="P4"><text:tab/><text:tab/><text:tab/>"grade" : "P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2-10-0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4-06T00:00:00Z"),</text:p>
      <text:p text:style-name="P4"><text:tab/><text:tab/><text:tab/>"grade" : "C",</text:p>
      <text:p text:style-name="P4"><text:tab/><text:tab/><text:tab/>"score" : 92</text:p>
      <text:p text:style-name="P4"><text:tab/><text:tab/>},</text:p>
      <text:p text:style-name="P4"><text:tab/><text:tab/>{</text:p>
      <text:p text:style-name="P4"><text:tab/><text:tab/><text:tab/>"date" : ISODate("2011-11-03T00:00:00Z"),</text:p>
      <text:p text:style-name="P4"><text:tab/><text:tab/><text:tab/>"grade" : "C",</text:p>
      <text:p text:style-name="P4"><text:tab/><text:tab/><text:tab/>"score" : 41</text:p>
      <text:p text:style-name="P4"><text:tab/><text:tab/>}</text:p>
      <text:p text:style-name="P4"><text:tab/>],</text:p>
      <text:p text:style-name="P4"><text:tab/>"name" : "Gandhi",</text:p>
      <text:p text:style-name="P4"><text:tab/>"restaurant_id" : "40381295"</text:p>
      <text:p text:style-name="P4">}</text:p>
      <text:p text:style-name="P4">{</text:p>
      <text:p text:style-name="P4"><text:tab/>"_id" : ObjectId("5bafc724d3adc8b6d76fc47c"),</text:p>
      <text:p text:style-name="P4"><text:tab/>"address" : {</text:p>
      <text:p text:style-name="P4"><text:tab/><text:tab/>"building" : "130",</text:p>
      <text:p text:style-name="P4"><text:tab/><text:tab/>"coord" : [</text:p>
      <text:p text:style-name="P4"><text:tab/><text:tab/><text:tab/>-73.984758,</text:p>
      <text:p text:style-name="P4"><text:tab/><text:tab/><text:tab/>40.7457939</text:p>
      <text:p text:style-name="P4"><text:tab/><text:tab/>],</text:p>
      <text:p text:style-name="P4"><text:tab/><text:tab/>"street" : "Madison Avenue",</text:p>
      <text:p text:style-name="P4"><text:tab/><text:tab/>"zipcode" : "10016"</text:p>
      <text:p text:style-name="P4"><text:tab/>},</text:p>
      <text:p text:style-name="P4"><text:tab/>"borough" : "Manhattan",</text:p>
      <text:p text:style-name="P4"><text:tab/>"cuisine" : "Pizza/Italian",</text:p>
      <text:p text:style-name="P4"><text:tab/>"grades" : [</text:p>
      <text:p text:style-name="P4"><text:tab/><text:tab/>{</text:p>
      <text:p text:style-name="P4"><text:tab/><text:tab/><text:tab/>"date" : ISODate("2014-12-24T00:00:00Z"),</text:p>
      <text:p text:style-name="P4"><text:tab/><text:tab/><text:tab/>"grade" : "Z",</text:p>
      <text:p text:style-name="P4"><text:tab/><text:tab/><text:tab/>"score" : 31</text:p>
      <text:p text:style-name="P4"><text:tab/><text:tab/>},</text:p>
      <text:p text:style-name="P4"><text:tab/><text:tab/>{</text:p>
      <text:p text:style-name="P4"><text:tab/><text:tab/><text:tab/>"date" : ISODate("2014-06-17T00:00:00Z"),</text:p>
      <text:p text:style-name="P4"><text:tab/><text:tab/><text:tab/>"grade" : "C",</text:p>
      <text:p text:style-name="P4"><text:tab/><text:tab/><text:tab/>"score" : 98</text:p>
      <text:p text:style-name="P4"><text:tab/><text:tab/>},</text:p>
      <text:p text:style-name="P4"><text:tab/><text:tab/>{</text:p>
      <text:p text:style-name="P4"><text:tab/><text:tab/><text:tab/>"date" : ISODate("2013-12-12T00:00:00Z"),</text:p>
      <text:p text:style-name="P4"><text:tab/><text:tab/><text:tab/>"grade" : "C",</text:p>
      <text:p text:style-name="P4"><text:tab/><text:tab/><text:tab/>"score" : 32</text:p>
      <text:p text:style-name="P4"><text:soft-page-break/><text:tab/><text:tab/>},</text:p>
      <text:p text:style-name="P4"><text:tab/><text:tab/>{</text:p>
      <text:p text:style-name="P4"><text:tab/><text:tab/><text:tab/>"date" : ISODate("2013-05-22T00:00:00Z"),</text:p>
      <text:p text:style-name="P4"><text:tab/><text:tab/><text:tab/>"grade" : "B",</text:p>
      <text:p text:style-name="P4"><text:tab/><text:tab/><text:tab/>"score" : 21</text:p>
      <text:p text:style-name="P4"><text:tab/><text:tab/>},</text:p>
      <text:p text:style-name="P4"><text:tab/><text:tab/>{</text:p>
      <text:p text:style-name="P4"><text:tab/><text:tab/><text:tab/>"date" : ISODate("2012-05-02T00:00:00Z"),</text:p>
      <text:p text:style-name="P4"><text:tab/><text:tab/><text:tab/>"grade" : "A",</text:p>
      <text:p text:style-name="P4"><text:tab/><text:tab/><text:tab/>"score" : 11</text:p>
      <text:p text:style-name="P4"><text:tab/><text:tab/>}</text:p>
      <text:p text:style-name="P4"><text:tab/>],</text:p>
      <text:p text:style-name="P4"><text:tab/>"name" : "Bella Napoli",</text:p>
      <text:p text:style-name="P4"><text:tab/>"restaurant_id" : "40393488"</text:p>
      <text:p text:style-name="P4">}</text:p>
      <text:p text:style-name="P4">{</text:p>
      <text:p text:style-name="P4"><text:tab/>"_id" : ObjectId("5bafc724d3adc8b6d76fc48e"),</text:p>
      <text:p text:style-name="P4"><text:tab/>"address" : {</text:p>
      <text:p text:style-name="P4"><text:tab/><text:tab/>"building" : "101",</text:p>
      <text:p text:style-name="P4"><text:tab/><text:tab/>"coord" : [</text:p>
      <text:p text:style-name="P4"><text:tab/><text:tab/><text:tab/>-73.9243061,</text:p>
      <text:p text:style-name="P4"><text:tab/><text:tab/><text:tab/>40.8276297</text:p>
      <text:p text:style-name="P4"><text:tab/><text:tab/>],</text:p>
      <text:p text:style-name="P4"><text:tab/><text:tab/>"street" : "East 161 Street",</text:p>
      <text:p text:style-name="P4"><text:tab/><text:tab/>"zipcode" : "10451"</text:p>
      <text:p text:style-name="P4"><text:tab/>},</text:p>
      <text:p text:style-name="P4"><text:tab/>"borough" : "Bronx",</text:p>
      <text:p text:style-name="P4"><text:tab/>"cuisine" : "Latin (Cuban, Dominican, Puerto Rican, South &amp; Central American)",</text:p>
      <text:p text:style-name="P4"><text:tab/>"grades" : [</text:p>
      <text:p text:style-name="P4"><text:tab/><text:tab/>{</text:p>
      <text:p text:style-name="P4"><text:tab/><text:tab/><text:tab/>"date" : ISODate("2014-04-10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10-01T00:00:00Z"),</text:p>
      <text:p text:style-name="P4"><text:tab/><text:tab/><text:tab/>"grade" : "A",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date" : ISODate("2013-04-11T00:00:00Z"),</text:p>
      <text:p text:style-name="P4"><text:tab/><text:tab/><text:tab/>"grade" : "B",</text:p>
      <text:p text:style-name="P4"><text:tab/><text:tab/><text:tab/>"score" : 25</text:p>
      <text:p text:style-name="P4"><text:tab/><text:tab/>},</text:p>
      <text:p text:style-name="P4"><text:tab/><text:tab/>{</text:p>
      <text:p text:style-name="P4"><text:tab/><text:tab/><text:tab/>"date" : ISODate("2012-10-25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10-10T00:00:00Z"),</text:p>
      <text:p text:style-name="P4"><text:tab/><text:tab/><text:tab/>"grade" : "P",</text:p>
      <text:p text:style-name="P4"><text:soft-page-break/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5-25T00:00:00Z"),</text:p>
      <text:p text:style-name="P4"><text:tab/><text:tab/><text:tab/>"grade" : "B",</text:p>
      <text:p text:style-name="P4"><text:tab/><text:tab/><text:tab/>"score" : 14</text:p>
      <text:p text:style-name="P4"><text:tab/><text:tab/>},</text:p>
      <text:p text:style-name="P4"><text:tab/><text:tab/>{</text:p>
      <text:p text:style-name="P4"><text:tab/><text:tab/><text:tab/>"date" : ISODate("2011-09-14T00:00:00Z"),</text:p>
      <text:p text:style-name="P4"><text:tab/><text:tab/><text:tab/>"grade" : "B",</text:p>
      <text:p text:style-name="P4"><text:tab/><text:tab/><text:tab/>"score" : 26</text:p>
      <text:p text:style-name="P4"><text:tab/><text:tab/>},</text:p>
      <text:p text:style-name="P4"><text:tab/><text:tab/>{</text:p>
      <text:p text:style-name="P4"><text:tab/><text:tab/><text:tab/>"date" : ISODate("2011-04-25T00:00:00Z"),</text:p>
      <text:p text:style-name="P4"><text:tab/><text:tab/><text:tab/>"grade" : "C",</text:p>
      <text:p text:style-name="P4"><text:tab/><text:tab/><text:tab/>"score" : 76</text:p>
      <text:p text:style-name="P4"><text:tab/><text:tab/>}</text:p>
      <text:p text:style-name="P4"><text:tab/>],</text:p>
      <text:p text:style-name="P4"><text:tab/>"name" : "El Molino Rojo Restaurant",</text:p>
      <text:p text:style-name="P4"><text:tab/>"restaurant_id" : "40393688"</text:p>
      <text:p text:style-name="P4">}</text:p>
      <text:p text:style-name="P4">{</text:p>
      <text:p text:style-name="P4"><text:tab/>"_id" : ObjectId("5bafc724d3adc8b6d76fc5d8"),</text:p>
      <text:p text:style-name="P4"><text:tab/>"address" : {</text:p>
      <text:p text:style-name="P4"><text:tab/><text:tab/>"building" : "289",</text:p>
      <text:p text:style-name="P4"><text:tab/><text:tab/>"coord" : [</text:p>
      <text:p text:style-name="P4"><text:tab/><text:tab/><text:tab/>-73.94610279999999,</text:p>
      <text:p text:style-name="P4"><text:tab/><text:tab/><text:tab/>40.7137587</text:p>
      <text:p text:style-name="P4"><text:tab/><text:tab/>],</text:p>
      <text:p text:style-name="P4"><text:tab/><text:tab/>"street" : "Manhattan Avenue",</text:p>
      <text:p text:style-name="P4"><text:tab/><text:tab/>"zipcode" : "11211"</text:p>
      <text:p text:style-name="P4"><text:tab/>},</text:p>
      <text:p text:style-name="P4"><text:tab/>"borough" : "Brooklyn",</text:p>
      <text:p text:style-name="P4"><text:tab/>"cuisine" : "Bakery",</text:p>
      <text:p text:style-name="P4"><text:tab/>"grades" : [</text:p>
      <text:p text:style-name="P4"><text:tab/><text:tab/>{</text:p>
      <text:p text:style-name="P4"><text:tab/><text:tab/><text:tab/>"date" : ISODate("2014-03-1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10-10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5-07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9-11T00:00:00Z"),</text:p>
      <text:p text:style-name="P4"><text:soft-page-break/><text:tab/><text:tab/><text:tab/>"grade" : "B",</text:p>
      <text:p text:style-name="P4"><text:tab/><text:tab/><text:tab/>"score" : 18</text:p>
      <text:p text:style-name="P4"><text:tab/><text:tab/>},</text:p>
      <text:p text:style-name="P4"><text:tab/><text:tab/>{</text:p>
      <text:p text:style-name="P4"><text:tab/><text:tab/><text:tab/>"date" : ISODate("2012-04-18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1-09-27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1-05-03T00:00:00Z"),</text:p>
      <text:p text:style-name="P4"><text:tab/><text:tab/><text:tab/>"grade" : "C",</text:p>
      <text:p text:style-name="P4"><text:tab/><text:tab/><text:tab/>"score" : 77</text:p>
      <text:p text:style-name="P4"><text:tab/><text:tab/>}</text:p>
      <text:p text:style-name="P4"><text:tab/>],</text:p>
      <text:p text:style-name="P4"><text:tab/>"name" : "Fortunato Bros Cafe &amp; Bakery",</text:p>
      <text:p text:style-name="P4"><text:tab/>"restaurant_id" : "40400561"</text:p>
      <text:p text:style-name="P4">}</text:p>
      <text:p text:style-name="P4">{</text:p>
      <text:p text:style-name="P4"><text:tab/>"_id" : ObjectId("5bafc724d3adc8b6d76fcc04"),</text:p>
      <text:p text:style-name="P4"><text:tab/>"address" : {</text:p>
      <text:p text:style-name="P4"><text:tab/><text:tab/>"building" : "231",</text:p>
      <text:p text:style-name="P4"><text:tab/><text:tab/>"coord" : [</text:p>
      <text:p text:style-name="P4"><text:tab/><text:tab/><text:tab/>-73.9772294,</text:p>
      <text:p text:style-name="P4"><text:tab/><text:tab/><text:tab/>40.7527262</text:p>
      <text:p text:style-name="P4"><text:tab/><text:tab/>],</text:p>
      <text:p text:style-name="P4"><text:tab/><text:tab/>"street" : "Grand Central Station",</text:p>
      <text:p text:style-name="P4"><text:tab/><text:tab/>"zipcode" : "10017"</text:p>
      <text:p text:style-name="P4"><text:tab/>},</text:p>
      <text:p text:style-name="P4"><text:tab/>"borough" : "Manhattan",</text:p>
      <text:p text:style-name="P4"><text:tab/>"cuisine" : "Italian",</text:p>
      <text:p text:style-name="P4"><text:tab/>"grades" : [</text:p>
      <text:p text:style-name="P4"><text:tab/><text:tab/>{</text:p>
      <text:p text:style-name="P4"><text:tab/><text:tab/><text:tab/>"date" : ISODate("2015-01-07T00:00:00Z"),</text:p>
      <text:p text:style-name="P4"><text:tab/><text:tab/><text:tab/>"grade" : "Z",</text:p>
      <text:p text:style-name="P4"><text:tab/><text:tab/><text:tab/>"score" : 20</text:p>
      <text:p text:style-name="P4"><text:tab/><text:tab/>},</text:p>
      <text:p text:style-name="P4"><text:tab/><text:tab/>{</text:p>
      <text:p text:style-name="P4"><text:tab/><text:tab/><text:tab/>"date" : ISODate("2014-07-03T00:00:00Z"),</text:p>
      <text:p text:style-name="P4"><text:tab/><text:tab/><text:tab/>"grade" : "B",</text:p>
      <text:p text:style-name="P4"><text:tab/><text:tab/><text:tab/>"score" : 14</text:p>
      <text:p text:style-name="P4"><text:tab/><text:tab/>},</text:p>
      <text:p text:style-name="P4"><text:tab/><text:tab/>{</text:p>
      <text:p text:style-name="P4"><text:tab/><text:tab/><text:tab/>"date" : ISODate("2013-12-21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soft-page-break/><text:tab/><text:tab/><text:tab/>"date" : ISODate("2013-05-17T00:00:00Z"),</text:p>
      <text:p text:style-name="P4"><text:tab/><text:tab/><text:tab/>"grade" : "C",</text:p>
      <text:p text:style-name="P4"><text:tab/><text:tab/><text:tab/>"score" : 76</text:p>
      <text:p text:style-name="P4"><text:tab/><text:tab/>},</text:p>
      <text:p text:style-name="P4"><text:tab/><text:tab/>{</text:p>
      <text:p text:style-name="P4"><text:tab/><text:tab/><text:tab/>"date" : ISODate("2012-04-20T00:00:00Z"),</text:p>
      <text:p text:style-name="P4"><text:tab/><text:tab/><text:tab/>"grade" : "A",</text:p>
      <text:p text:style-name="P4"><text:tab/><text:tab/><text:tab/>"score" : 12</text:p>
      <text:p text:style-name="P4"><text:tab/><text:tab/>}</text:p>
      <text:p text:style-name="P4"><text:tab/>],</text:p>
      <text:p text:style-name="P4"><text:tab/>"name" : "Two Boots Grand Central",</text:p>
      <text:p text:style-name="P4"><text:tab/>"restaurant_id" : "40725591"</text:p>
      <text:p text:style-name="P4">}</text:p>
      <text:p text:style-name="P4">&gt; db.restaurant.find( <text:s text:c="15"/>{$and: <text:s text:c="20"/>[ <text:s text:c="23"/>{"cuisine" : {$ne :"American "}}, <text:s text:c="23"/>{"grades.score" : {$gt : 70}}, <text:s text:c="23"/>{"address.coord[1]" : {$lt : -65.754168}} <text:s text:c="20"/>] <text:s text:c="16"/>} <text:s text:c="20"/>).pretty();</text:p>
      <text:p text:style-name="P4">&gt; db.restaurants.find( <text:s text:c="15"/>{$and: <text:s text:c="20"/>[ <text:s text:c="23"/>{"cuisine" : {$ne :"American "}}, <text:s text:c="23"/>{"grades.score" : {$gt : 70}}, <text:s text:c="23"/>{"address.coord[1]" : {$lt : -65.754168}} <text:s text:c="20"/>] <text:s text:c="16"/>} <text:s text:c="20"/>).pretty();</text:p>
      <text:p text:style-name="P4">&gt; db.restaurants.find( <text:s text:c="15"/>{$and: <text:s text:c="20"/>[ <text:s text:c="23"/>{"cuisine" : {$ne :"American "}}, <text:s text:c="23"/>{"grades.score" : {$gt : 70}}, <text:s text:c="23"/>{"address.coord[2]" : {$lt : -65.754168}} <text:s text:c="20"/>] <text:s text:c="16"/>} <text:s text:c="20"/>).pretty();</text:p>
      <text:p text:style-name="P4">&gt; db.restaurants.find( {</text:p>
      <text:p text:style-name="P4">... <text:s text:c="29"/>"cuisine" : {$ne : "American "},</text:p>
      <text:p text:style-name="P4">... <text:s text:c="29"/>"grades.grade" :"A",</text:p>
      <text:p text:style-name="P4">... <text:s text:c="29"/>"borough": "Brooklyn"</text:p>
      <text:p text:style-name="P4">... <text:s text:c="23"/>} </text:p>
      <text:p text:style-name="P4">... <text:s text:c="20"/>).sort({"cuisine":-1}).pretty();</text:p>
      <text:p text:style-name="P4">&gt; db.restaurant.find( { <text:s text:c="29"/>"cuisine" : {$ne : "American "}, <text:s text:c="29"/>"grades.grade" :"A", <text:s text:c="29"/>"borough": "Brooklyn" <text:s text:c="23"/>} <text:s text:c="21"/>).sort({"cuisine":-1}).pretty();</text:p>
      <text:p text:style-name="P4">{</text:p>
      <text:p text:style-name="P4"><text:tab/>"_id" : ObjectId("5bafc724d3adc8b6d76fc921"),</text:p>
      <text:p text:style-name="P4"><text:tab/>"address" : {</text:p>
      <text:p text:style-name="P4"><text:tab/><text:tab/>"building" : "2268",</text:p>
      <text:p text:style-name="P4"><text:tab/><text:tab/>"coord" : [</text:p>
      <text:p text:style-name="P4"><text:tab/><text:tab/><text:tab/>-73.9564939,</text:p>
      <text:p text:style-name="P4"><text:tab/><text:tab/><text:tab/>40.650368</text:p>
      <text:p text:style-name="P4"><text:tab/><text:tab/>],</text:p>
      <text:p text:style-name="P4"><text:tab/><text:tab/>"street" : "Church Avenue",</text:p>
      <text:p text:style-name="P4"><text:tab/><text:tab/>"zipcode" : "11226"</text:p>
      <text:p text:style-name="P4"><text:tab/>},</text:p>
      <text:p text:style-name="P4"><text:tab/>"borough" : "Brooklyn",</text:p>
      <text:p text:style-name="P4"><text:tab/>"cuisine" : "Vegetarian",</text:p>
      <text:p text:style-name="P4"><text:tab/>"grades" : [</text:p>
      <text:p text:style-name="P4"><text:tab/><text:tab/>{</text:p>
      <text:p text:style-name="P4"><text:tab/><text:tab/><text:tab/>"date" : ISODate("2014-07-28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4-02-25T00:00:00Z"),</text:p>
      <text:p text:style-name="P4"><text:soft-page-break/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3-06-01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2-10-16T00:00:00Z"),</text:p>
      <text:p text:style-name="P4"><text:tab/><text:tab/><text:tab/>"grade" : "C",</text:p>
      <text:p text:style-name="P4"><text:tab/><text:tab/><text:tab/>"score" : 28</text:p>
      <text:p text:style-name="P4"><text:tab/><text:tab/>},</text:p>
      <text:p text:style-name="P4"><text:tab/><text:tab/>{</text:p>
      <text:p text:style-name="P4"><text:tab/><text:tab/><text:tab/>"date" : ISODate("2011-10-06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Strictly Vegetarian",</text:p>
      <text:p text:style-name="P4"><text:tab/>"restaurant_id" : "40587626"</text:p>
      <text:p text:style-name="P4">}</text:p>
      <text:p text:style-name="P4">{</text:p>
      <text:p text:style-name="P4"><text:tab/>"_id" : ObjectId("5bafc724d3adc8b6d76fcca3"),</text:p>
      <text:p text:style-name="P4"><text:tab/>"address" : {</text:p>
      <text:p text:style-name="P4"><text:tab/><text:tab/>"building" : "752",</text:p>
      <text:p text:style-name="P4"><text:tab/><text:tab/>"coord" : [</text:p>
      <text:p text:style-name="P4"><text:tab/><text:tab/><text:tab/>-73.950456,</text:p>
      <text:p text:style-name="P4"><text:tab/><text:tab/><text:tab/>40.672989</text:p>
      <text:p text:style-name="P4"><text:tab/><text:tab/>],</text:p>
      <text:p text:style-name="P4"><text:tab/><text:tab/>"street" : "Nostrand Avenue",</text:p>
      <text:p text:style-name="P4"><text:tab/><text:tab/>"zipcode" : "11216"</text:p>
      <text:p text:style-name="P4"><text:tab/>},</text:p>
      <text:p text:style-name="P4"><text:tab/>"borough" : "Brooklyn",</text:p>
      <text:p text:style-name="P4"><text:tab/>"cuisine" : "Vegetarian",</text:p>
      <text:p text:style-name="P4"><text:tab/>"grades" : [</text:p>
      <text:p text:style-name="P4"><text:tab/><text:tab/>{</text:p>
      <text:p text:style-name="P4"><text:tab/><text:tab/><text:tab/>"date" : ISODate("2014-12-03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4-06-04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12-03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soft-page-break/><text:tab/><text:tab/><text:tab/>"date" : ISODate("2013-05-31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10-15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2-05-09T00:00:00Z"),</text:p>
      <text:p text:style-name="P4"><text:tab/><text:tab/><text:tab/>"grade" : "C",</text:p>
      <text:p text:style-name="P4"><text:tab/><text:tab/><text:tab/>"score" : 33</text:p>
      <text:p text:style-name="P4"><text:tab/><text:tab/>}</text:p>
      <text:p text:style-name="P4"><text:tab/>],</text:p>
      <text:p text:style-name="P4"><text:tab/>"name" : "Original Vegetarian Restaurant",</text:p>
      <text:p text:style-name="P4"><text:tab/>"restaurant_id" : "40746628"</text:p>
      <text:p text:style-name="P4">}</text:p>
      <text:p text:style-name="P4">{</text:p>
      <text:p text:style-name="P4"><text:tab/>"_id" : ObjectId("5bafc724d3adc8b6d76fcd17"),</text:p>
      <text:p text:style-name="P4"><text:tab/>"address" : {</text:p>
      <text:p text:style-name="P4"><text:tab/><text:tab/>"building" : "191",</text:p>
      <text:p text:style-name="P4"><text:tab/><text:tab/>"coord" : [</text:p>
      <text:p text:style-name="P4"><text:tab/><text:tab/><text:tab/>-73.95785099999999,</text:p>
      <text:p text:style-name="P4"><text:tab/><text:tab/><text:tab/>40.7174769</text:p>
      <text:p text:style-name="P4"><text:tab/><text:tab/>],</text:p>
      <text:p text:style-name="P4"><text:tab/><text:tab/>"street" : "Bedford Avenue",</text:p>
      <text:p text:style-name="P4"><text:tab/><text:tab/>"zipcode" : "11211"</text:p>
      <text:p text:style-name="P4"><text:tab/>},</text:p>
      <text:p text:style-name="P4"><text:tab/>"borough" : "Brooklyn",</text:p>
      <text:p text:style-name="P4"><text:tab/>"cuisine" : "Vegetarian",</text:p>
      <text:p text:style-name="P4"><text:tab/>"grades" : [</text:p>
      <text:p text:style-name="P4"><text:tab/><text:tab/>{</text:p>
      <text:p text:style-name="P4"><text:tab/><text:tab/><text:tab/>"date" : ISODate("2014-02-05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3-02-01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2-01T00:00:00Z"),</text:p>
      <text:p text:style-name="P4"><text:tab/><text:tab/><text:tab/>"grade" : "A",</text:p>
      <text:p text:style-name="P4"><text:tab/><text:tab/><text:tab/>"score" : 5</text:p>
      <text:p text:style-name="P4"><text:tab/><text:tab/>}</text:p>
      <text:p text:style-name="P4"><text:tab/>],</text:p>
      <text:p text:style-name="P4"><text:tab/>"name" : "Bliss Bakery &amp; Cafe",</text:p>
      <text:p text:style-name="P4"><text:tab/>"restaurant_id" : "40763388"</text:p>
      <text:p text:style-name="P4">}</text:p>
      <text:p text:style-name="P4">{</text:p>
      <text:p text:style-name="P4"><text:soft-page-break/><text:tab/>"_id" : ObjectId("5bafc724d3adc8b6d76fc858"),</text:p>
      <text:p text:style-name="P4"><text:tab/>"address" : {</text:p>
      <text:p text:style-name="P4"><text:tab/><text:tab/>"building" : "2337",</text:p>
      <text:p text:style-name="P4"><text:tab/><text:tab/>"coord" : [</text:p>
      <text:p text:style-name="P4"><text:tab/><text:tab/><text:tab/>-73.9610505,</text:p>
      <text:p text:style-name="P4"><text:tab/><text:tab/><text:tab/>40.5999343</text:p>
      <text:p text:style-name="P4"><text:tab/><text:tab/>],</text:p>
      <text:p text:style-name="P4"><text:tab/><text:tab/>"street" : "Coney Island Avenue",</text:p>
      <text:p text:style-name="P4"><text:tab/><text:tab/>"zipcode" : "11223"</text:p>
      <text:p text:style-name="P4"><text:tab/>},</text:p>
      <text:p text:style-name="P4"><text:tab/>"borough" : "Brooklyn",</text:p>
      <text:p text:style-name="P4"><text:tab/>"cuisine" : "Turkish",</text:p>
      <text:p text:style-name="P4"><text:tab/>"grades" : [</text:p>
      <text:p text:style-name="P4"><text:tab/><text:tab/>{</text:p>
      <text:p text:style-name="P4"><text:tab/><text:tab/><text:tab/>"date" : ISODate("2014-07-16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4-02-10T00:00:00Z"),</text:p>
      <text:p text:style-name="P4"><text:tab/><text:tab/><text:tab/>"grade" : "B",</text:p>
      <text:p text:style-name="P4"><text:tab/><text:tab/><text:tab/>"score" : 24</text:p>
      <text:p text:style-name="P4"><text:tab/><text:tab/>},</text:p>
      <text:p text:style-name="P4"><text:tab/><text:tab/>{</text:p>
      <text:p text:style-name="P4"><text:tab/><text:tab/><text:tab/>"date" : ISODate("2013-08-08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3-01-23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2-07-13T00:00:00Z"),</text:p>
      <text:p text:style-name="P4"><text:tab/><text:tab/><text:tab/>"grade" : "C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2-01-19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1-09-22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Sahara Restaurant",</text:p>
      <text:p text:style-name="P4"><text:tab/>"restaurant_id" : "40563596"</text:p>
      <text:p text:style-name="P4">}</text:p>
      <text:p text:style-name="P4"><text:soft-page-break/>{</text:p>
      <text:p text:style-name="P4"><text:tab/>"_id" : ObjectId("5bafc724d3adc8b6d76fccdd"),</text:p>
      <text:p text:style-name="P4"><text:tab/>"address" : {</text:p>
      <text:p text:style-name="P4"><text:tab/><text:tab/>"building" : "1715",</text:p>
      <text:p text:style-name="P4"><text:tab/><text:tab/>"coord" : [</text:p>
      <text:p text:style-name="P4"><text:tab/><text:tab/><text:tab/>-73.9510916,</text:p>
      <text:p text:style-name="P4"><text:tab/><text:tab/><text:tab/>40.5836346</text:p>
      <text:p text:style-name="P4"><text:tab/><text:tab/>],</text:p>
      <text:p text:style-name="P4"><text:tab/><text:tab/>"street" : "Emmons Avenue",</text:p>
      <text:p text:style-name="P4"><text:tab/><text:tab/>"zipcode" : "11235"</text:p>
      <text:p text:style-name="P4"><text:tab/>},</text:p>
      <text:p text:style-name="P4"><text:tab/>"borough" : "Brooklyn",</text:p>
      <text:p text:style-name="P4"><text:tab/>"cuisine" : "Turkish",</text:p>
      <text:p text:style-name="P4"><text:tab/>"grades" : [</text:p>
      <text:p text:style-name="P4"><text:tab/><text:tab/>{</text:p>
      <text:p text:style-name="P4"><text:tab/><text:tab/><text:tab/>"date" : ISODate("2014-06-02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3-06-08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1-11-29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1-08-04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Istanbul Restaurant",</text:p>
      <text:p text:style-name="P4"><text:tab/>"restaurant_id" : "40754877"</text:p>
      <text:p text:style-name="P4">}</text:p>
      <text:p text:style-name="P4">{</text:p>
      <text:p text:style-name="P4"><text:tab/>"_id" : ObjectId("5bafc724d3adc8b6d76fcd0f"),</text:p>
      <text:p text:style-name="P4"><text:tab/>"address" : {</text:p>
      <text:p text:style-name="P4"><text:tab/><text:tab/>"building" : "1821",</text:p>
      <text:p text:style-name="P4"><text:tab/><text:tab/>"coord" : [</text:p>
      <text:p text:style-name="P4"><text:tab/><text:tab/><text:tab/>-73.9550178,</text:p>
      <text:p text:style-name="P4"><text:tab/><text:tab/><text:tab/>40.6103442</text:p>
      <text:p text:style-name="P4"><text:tab/><text:tab/>],</text:p>
      <text:p text:style-name="P4"><text:tab/><text:tab/>"street" : "Kings Highway",</text:p>
      <text:p text:style-name="P4"><text:tab/><text:tab/>"zipcode" : "11229"</text:p>
      <text:p text:style-name="P4"><text:tab/>},</text:p>
      <text:p text:style-name="P4"><text:tab/>"borough" : "Brooklyn",</text:p>
      <text:p text:style-name="P4"><text:tab/>"cuisine" : "Turkish",</text:p>
      <text:p text:style-name="P4"><text:tab/>"grades" : [</text:p>
      <text:p text:style-name="P4"><text:soft-page-break/><text:tab/><text:tab/>{</text:p>
      <text:p text:style-name="P4"><text:tab/><text:tab/><text:tab/>"date" : ISODate("2014-05-08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11-29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03-27T00:00:00Z"),</text:p>
      <text:p text:style-name="P4"><text:tab/><text:tab/><text:tab/>"grade" : "B",</text:p>
      <text:p text:style-name="P4"><text:tab/><text:tab/><text:tab/>"score" : 20</text:p>
      <text:p text:style-name="P4"><text:tab/><text:tab/>},</text:p>
      <text:p text:style-name="P4"><text:tab/><text:tab/>{</text:p>
      <text:p text:style-name="P4"><text:tab/><text:tab/><text:tab/>"date" : ISODate("2012-02-22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1-10-19T00:00:00Z"),</text:p>
      <text:p text:style-name="P4"><text:tab/><text:tab/><text:tab/>"grade" : "B",</text:p>
      <text:p text:style-name="P4"><text:tab/><text:tab/><text:tab/>"score" : 15</text:p>
      <text:p text:style-name="P4"><text:tab/><text:tab/>},</text:p>
      <text:p text:style-name="P4"><text:tab/><text:tab/>{</text:p>
      <text:p text:style-name="P4"><text:tab/><text:tab/><text:tab/>"date" : ISODate("2011-06-02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Memo Shish Kebab",</text:p>
      <text:p text:style-name="P4"><text:tab/>"restaurant_id" : "40762828"</text:p>
      <text:p text:style-name="P4">}</text:p>
      <text:p text:style-name="P4">{</text:p>
      <text:p text:style-name="P4"><text:tab/>"_id" : ObjectId("5bafc724d3adc8b6d76fc5c5"),</text:p>
      <text:p text:style-name="P4"><text:tab/>"address" : {</text:p>
      <text:p text:style-name="P4"><text:tab/><text:tab/>"building" : "6735",</text:p>
      <text:p text:style-name="P4"><text:tab/><text:tab/>"coord" : [</text:p>
      <text:p text:style-name="P4"><text:tab/><text:tab/><text:tab/>-74.025231,</text:p>
      <text:p text:style-name="P4"><text:tab/><text:tab/><text:tab/>40.636865</text:p>
      <text:p text:style-name="P4"><text:tab/><text:tab/>],</text:p>
      <text:p text:style-name="P4"><text:tab/><text:tab/>"street" : "3 Avenue",</text:p>
      <text:p text:style-name="P4"><text:tab/><text:tab/>"zipcode" : "11220"</text:p>
      <text:p text:style-name="P4"><text:tab/>},</text:p>
      <text:p text:style-name="P4"><text:tab/>"borough" : "Brooklyn",</text:p>
      <text:p text:style-name="P4"><text:tab/>"cuisine" : "Thai",</text:p>
      <text:p text:style-name="P4"><text:tab/>"grades" : [</text:p>
      <text:p text:style-name="P4"><text:tab/><text:tab/>{</text:p>
      <text:p text:style-name="P4"><text:tab/><text:tab/><text:tab/>"date" : ISODate("2014-05-29T00:00:00Z"),</text:p>
      <text:p text:style-name="P4"><text:tab/><text:tab/><text:tab/>"grade" : "A",</text:p>
      <text:p text:style-name="P4"><text:tab/><text:tab/><text:tab/>"score" : 4</text:p>
      <text:p text:style-name="P4"><text:soft-page-break/><text:tab/><text:tab/>},</text:p>
      <text:p text:style-name="P4"><text:tab/><text:tab/>{</text:p>
      <text:p text:style-name="P4"><text:tab/><text:tab/><text:tab/>"date" : ISODate("2013-06-04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6-28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1-12-17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1-08-16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Bangkok Thai House",</text:p>
      <text:p text:style-name="P4"><text:tab/>"restaurant_id" : "40400324"</text:p>
      <text:p text:style-name="P4">}</text:p>
      <text:p text:style-name="P4">{</text:p>
      <text:p text:style-name="P4"><text:tab/>"_id" : ObjectId("5bafc724d3adc8b6d76fcd91"),</text:p>
      <text:p text:style-name="P4"><text:tab/>"address" : {</text:p>
      <text:p text:style-name="P4"><text:tab/><text:tab/>"building" : "215",</text:p>
      <text:p text:style-name="P4"><text:tab/><text:tab/>"coord" : [</text:p>
      <text:p text:style-name="P4"><text:tab/><text:tab/><text:tab/>-73.9935596,</text:p>
      <text:p text:style-name="P4"><text:tab/><text:tab/><text:tab/>40.6866665</text:p>
      <text:p text:style-name="P4"><text:tab/><text:tab/>],</text:p>
      <text:p text:style-name="P4"><text:tab/><text:tab/>"street" : "Court Street",</text:p>
      <text:p text:style-name="P4"><text:tab/><text:tab/>"zipcode" : "11201"</text:p>
      <text:p text:style-name="P4"><text:tab/>},</text:p>
      <text:p text:style-name="P4"><text:tab/>"borough" : "Brooklyn",</text:p>
      <text:p text:style-name="P4"><text:tab/>"cuisine" : "Thai",</text:p>
      <text:p text:style-name="P4"><text:tab/>"grades" : [</text:p>
      <text:p text:style-name="P4"><text:tab/><text:tab/>{</text:p>
      <text:p text:style-name="P4"><text:tab/><text:tab/><text:tab/>"date" : ISODate("2014-09-26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4-04-16T00:00:00Z"),</text:p>
      <text:p text:style-name="P4"><text:tab/><text:tab/><text:tab/>"grade" : "B",</text:p>
      <text:p text:style-name="P4"><text:tab/><text:tab/><text:tab/>"score" : 23</text:p>
      <text:p text:style-name="P4"><text:tab/><text:tab/>},</text:p>
      <text:p text:style-name="P4"><text:tab/><text:tab/>{</text:p>
      <text:p text:style-name="P4"><text:tab/><text:tab/><text:tab/>"date" : ISODate("2013-03-02T00:00:00Z"),</text:p>
      <text:p text:style-name="P4"><text:tab/><text:tab/><text:tab/>"grade" : "A",</text:p>
      <text:p text:style-name="P4"><text:soft-page-break/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8-22T00:00:00Z"),</text:p>
      <text:p text:style-name="P4"><text:tab/><text:tab/><text:tab/>"grade" : "A",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date" : ISODate("2012-01-25T00:00:00Z"),</text:p>
      <text:p text:style-name="P4"><text:tab/><text:tab/><text:tab/>"grade" : "A",</text:p>
      <text:p text:style-name="P4"><text:tab/><text:tab/><text:tab/>"score" : 6</text:p>
      <text:p text:style-name="P4"><text:tab/><text:tab/>}</text:p>
      <text:p text:style-name="P4"><text:tab/>],</text:p>
      <text:p text:style-name="P4"><text:tab/>"name" : "Joya",</text:p>
      <text:p text:style-name="P4"><text:tab/>"restaurant_id" : "40799210"</text:p>
      <text:p text:style-name="P4">}</text:p>
      <text:p text:style-name="P4">{</text:p>
      <text:p text:style-name="P4"><text:tab/>"_id" : ObjectId("5bafc724d3adc8b6d76fcf6d"),</text:p>
      <text:p text:style-name="P4"><text:tab/>"address" : {</text:p>
      <text:p text:style-name="P4"><text:tab/><text:tab/>"building" : "970",</text:p>
      <text:p text:style-name="P4"><text:tab/><text:tab/>"coord" : [</text:p>
      <text:p text:style-name="P4"><text:tab/><text:tab/><text:tab/>-73.9542902,</text:p>
      <text:p text:style-name="P4"><text:tab/><text:tab/><text:tab/>40.7322304</text:p>
      <text:p text:style-name="P4"><text:tab/><text:tab/>],</text:p>
      <text:p text:style-name="P4"><text:tab/><text:tab/>"street" : "Manhattan Avenue",</text:p>
      <text:p text:style-name="P4"><text:tab/><text:tab/>"zipcode" : "11222"</text:p>
      <text:p text:style-name="P4"><text:tab/>},</text:p>
      <text:p text:style-name="P4"><text:tab/>"borough" : "Brooklyn",</text:p>
      <text:p text:style-name="P4"><text:tab/>"cuisine" : "Thai",</text:p>
      <text:p text:style-name="P4"><text:tab/>"grades" : [</text:p>
      <text:p text:style-name="P4"><text:tab/><text:tab/>{</text:p>
      <text:p text:style-name="P4"><text:tab/><text:tab/><text:tab/>"date" : ISODate("2014-01-23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8-29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8-21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2-03-30T00:00:00Z"),</text:p>
      <text:p text:style-name="P4"><text:tab/><text:tab/><text:tab/>"grade" : "C",</text:p>
      <text:p text:style-name="P4"><text:tab/><text:tab/><text:tab/>"score" : 35</text:p>
      <text:p text:style-name="P4"><text:tab/><text:tab/>},</text:p>
      <text:p text:style-name="P4"><text:tab/><text:tab/>{</text:p>
      <text:p text:style-name="P4"><text:tab/><text:tab/><text:tab/>"date" : ISODate("2011-04-07T00:00:00Z"),</text:p>
      <text:p text:style-name="P4"><text:soft-page-break/><text:tab/><text:tab/><text:tab/>"grade" : "A",</text:p>
      <text:p text:style-name="P4"><text:tab/><text:tab/><text:tab/>"score" : 9</text:p>
      <text:p text:style-name="P4"><text:tab/><text:tab/>}</text:p>
      <text:p text:style-name="P4"><text:tab/>],</text:p>
      <text:p text:style-name="P4"><text:tab/>"name" : "Ott Thai Cuisine",</text:p>
      <text:p text:style-name="P4"><text:tab/>"restaurant_id" : "40880867"</text:p>
      <text:p text:style-name="P4">}</text:p>
      <text:p text:style-name="P4">{</text:p>
      <text:p text:style-name="P4"><text:tab/>"_id" : ObjectId("5bafc724d3adc8b6d76fc326"),</text:p>
      <text:p text:style-name="P4"><text:tab/>"address" : {</text:p>
      <text:p text:style-name="P4"><text:tab/><text:tab/>"building" : "62",</text:p>
      <text:p text:style-name="P4"><text:tab/><text:tab/>"coord" : [</text:p>
      <text:p text:style-name="P4"><text:tab/><text:tab/><text:tab/>-73.974896,</text:p>
      <text:p text:style-name="P4"><text:tab/><text:tab/><text:tab/>40.675678</text:p>
      <text:p text:style-name="P4"><text:tab/><text:tab/>],</text:p>
      <text:p text:style-name="P4"><text:tab/><text:tab/>"street" : "7 Avenue",</text:p>
      <text:p text:style-name="P4"><text:tab/><text:tab/>"zipcode" : "11217"</text:p>
      <text:p text:style-name="P4"><text:tab/>},</text:p>
      <text:p text:style-name="P4"><text:tab/>"borough" : "Brooklyn",</text:p>
      <text:p text:style-name="P4"><text:tab/>"cuisine" : "Tex-Mex",</text:p>
      <text:p text:style-name="P4"><text:tab/>"grades" : [</text:p>
      <text:p text:style-name="P4"><text:tab/><text:tab/>{</text:p>
      <text:p text:style-name="P4"><text:tab/><text:tab/><text:tab/>"date" : ISODate("2014-09-26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4-03-13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06-12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12-03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2-13T00:00:00Z"),</text:p>
      <text:p text:style-name="P4"><text:tab/><text:tab/><text:tab/>"grade" : "B",</text:p>
      <text:p text:style-name="P4"><text:tab/><text:tab/><text:tab/>"score" : 21</text:p>
      <text:p text:style-name="P4"><text:tab/><text:tab/>}</text:p>
      <text:p text:style-name="P4"><text:tab/>],</text:p>
      <text:p text:style-name="P4"><text:tab/>"name" : "Santa Fe Grill &amp; Bar",</text:p>
      <text:p text:style-name="P4"><text:tab/>"restaurant_id" : "40382302"</text:p>
      <text:p text:style-name="P4">}</text:p>
      <text:p text:style-name="P4">{</text:p>
      <text:p text:style-name="P4"><text:tab/>"_id" : ObjectId("5bafc724d3adc8b6d76fc472"),</text:p>
      <text:p text:style-name="P4"><text:soft-page-break/><text:tab/>"address" : {</text:p>
      <text:p text:style-name="P4"><text:tab/><text:tab/>"building" : "260",</text:p>
      <text:p text:style-name="P4"><text:tab/><text:tab/>"coord" : [</text:p>
      <text:p text:style-name="P4"><text:tab/><text:tab/><text:tab/>-73.9947256,</text:p>
      <text:p text:style-name="P4"><text:tab/><text:tab/><text:tab/>40.6852794</text:p>
      <text:p text:style-name="P4"><text:tab/><text:tab/>],</text:p>
      <text:p text:style-name="P4"><text:tab/><text:tab/>"street" : "Court Street",</text:p>
      <text:p text:style-name="P4"><text:tab/><text:tab/>"zipcode" : "11231"</text:p>
      <text:p text:style-name="P4"><text:tab/>},</text:p>
      <text:p text:style-name="P4"><text:tab/>"borough" : "Brooklyn",</text:p>
      <text:p text:style-name="P4"><text:tab/>"cuisine" : "Tex-Mex",</text:p>
      <text:p text:style-name="P4"><text:tab/>"grades" : [</text:p>
      <text:p text:style-name="P4"><text:tab/><text:tab/>{</text:p>
      <text:p text:style-name="P4"><text:tab/><text:tab/><text:tab/>"date" : ISODate("2014-07-16T00:00:00Z"),</text:p>
      <text:p text:style-name="P4"><text:tab/><text:tab/><text:tab/>"grade" : "B",</text:p>
      <text:p text:style-name="P4"><text:tab/><text:tab/><text:tab/>"score" : 19</text:p>
      <text:p text:style-name="P4"><text:tab/><text:tab/>},</text:p>
      <text:p text:style-name="P4"><text:tab/><text:tab/>{</text:p>
      <text:p text:style-name="P4"><text:tab/><text:tab/><text:tab/>"date" : ISODate("2014-01-27T00:00:00Z"),</text:p>
      <text:p text:style-name="P4"><text:tab/><text:tab/><text:tab/>"grade" : "A",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date" : ISODate("2013-07-23T00:00:00Z"),</text:p>
      <text:p text:style-name="P4"><text:tab/><text:tab/><text:tab/>"grade" : "B",</text:p>
      <text:p text:style-name="P4"><text:tab/><text:tab/><text:tab/>"score" : 15</text:p>
      <text:p text:style-name="P4"><text:tab/><text:tab/>},</text:p>
      <text:p text:style-name="P4"><text:tab/><text:tab/>{</text:p>
      <text:p text:style-name="P4"><text:tab/><text:tab/><text:tab/>"date" : ISODate("2013-02-20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7-27T00:00:00Z"),</text:p>
      <text:p text:style-name="P4"><text:tab/><text:tab/><text:tab/>"grade" : "B",</text:p>
      <text:p text:style-name="P4"><text:tab/><text:tab/><text:tab/>"score" : 21</text:p>
      <text:p text:style-name="P4"><text:tab/><text:tab/>},</text:p>
      <text:p text:style-name="P4"><text:tab/><text:tab/>{</text:p>
      <text:p text:style-name="P4"><text:tab/><text:tab/><text:tab/>"date" : ISODate("2012-02-27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Buddy'S Burrito &amp; Taco Bar",</text:p>
      <text:p text:style-name="P4"><text:tab/>"restaurant_id" : "40393243"</text:p>
      <text:p text:style-name="P4">}</text:p>
      <text:p text:style-name="P4">{</text:p>
      <text:p text:style-name="P4"><text:tab/>"_id" : ObjectId("5bafc724d3adc8b6d76fc152"),</text:p>
      <text:p text:style-name="P4"><text:tab/>"address" : {</text:p>
      <text:p text:style-name="P4"><text:tab/><text:tab/>"building" : "178",</text:p>
      <text:p text:style-name="P4"><text:tab/><text:tab/>"coord" : [</text:p>
      <text:p text:style-name="P4"><text:tab/><text:tab/><text:tab/>-73.96252129999999,</text:p>
      <text:p text:style-name="P4"><text:soft-page-break/><text:tab/><text:tab/><text:tab/>40.7098035</text:p>
      <text:p text:style-name="P4"><text:tab/><text:tab/>],</text:p>
      <text:p text:style-name="P4"><text:tab/><text:tab/>"street" : "Broadway",</text:p>
      <text:p text:style-name="P4"><text:tab/><text:tab/>"zipcode" : "11211"</text:p>
      <text:p text:style-name="P4"><text:tab/>},</text:p>
      <text:p text:style-name="P4"><text:tab/>"borough" : "Brooklyn",</text:p>
      <text:p text:style-name="P4"><text:tab/>"cuisine" : "Steak",</text:p>
      <text:p text:style-name="P4"><text:tab/>"grades" : [</text:p>
      <text:p text:style-name="P4"><text:tab/><text:tab/>{</text:p>
      <text:p text:style-name="P4"><text:tab/><text:tab/><text:tab/>"date" : ISODate("2014-03-08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9-28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3-26T00:00:00Z"),</text:p>
      <text:p text:style-name="P4"><text:tab/><text:tab/><text:tab/>"grade" : "A",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date" : ISODate("2012-09-10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1-08-15T00:00:00Z"),</text:p>
      <text:p text:style-name="P4"><text:tab/><text:tab/><text:tab/>"grade" : "A",</text:p>
      <text:p text:style-name="P4"><text:tab/><text:tab/><text:tab/>"score" : 13</text:p>
      <text:p text:style-name="P4"><text:tab/><text:tab/>}</text:p>
      <text:p text:style-name="P4"><text:tab/>],</text:p>
      <text:p text:style-name="P4"><text:tab/>"name" : "Peter Luger Steakhouse",</text:p>
      <text:p text:style-name="P4"><text:tab/>"restaurant_id" : "40364335"</text:p>
      <text:p text:style-name="P4">}</text:p>
      <text:p text:style-name="P4">{</text:p>
      <text:p text:style-name="P4"><text:tab/>"_id" : ObjectId("5bafc724d3adc8b6d76fc37d"),</text:p>
      <text:p text:style-name="P4"><text:tab/>"address" : {</text:p>
      <text:p text:style-name="P4"><text:tab/><text:tab/>"building" : "9404",</text:p>
      <text:p text:style-name="P4"><text:tab/><text:tab/>"coord" : [</text:p>
      <text:p text:style-name="P4"><text:tab/><text:tab/><text:tab/>-74.031194,</text:p>
      <text:p text:style-name="P4"><text:tab/><text:tab/><text:tab/>40.616655</text:p>
      <text:p text:style-name="P4"><text:tab/><text:tab/>],</text:p>
      <text:p text:style-name="P4"><text:tab/><text:tab/>"street" : "Fourth Avenue",</text:p>
      <text:p text:style-name="P4"><text:tab/><text:tab/>"zipcode" : "11209"</text:p>
      <text:p text:style-name="P4"><text:tab/>},</text:p>
      <text:p text:style-name="P4"><text:tab/>"borough" : "Brooklyn",</text:p>
      <text:p text:style-name="P4"><text:tab/>"cuisine" : "Steak",</text:p>
      <text:p text:style-name="P4"><text:tab/>"grades" : [</text:p>
      <text:p text:style-name="P4"><text:tab/><text:tab/>{</text:p>
      <text:p text:style-name="P4"><text:soft-page-break/><text:tab/><text:tab/><text:tab/>"date" : ISODate("2014-11-06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4-04-16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3-08-22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3-02-12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6-29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1-10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Hunter'S Steak &amp; Ale House",</text:p>
      <text:p text:style-name="P4"><text:tab/>"restaurant_id" : "40385885"</text:p>
      <text:p text:style-name="P4">}</text:p>
      <text:p text:style-name="P4">{</text:p>
      <text:p text:style-name="P4"><text:tab/>"_id" : ObjectId("5bafc724d3adc8b6d76fc534"),</text:p>
      <text:p text:style-name="P4"><text:tab/>"address" : {</text:p>
      <text:p text:style-name="P4"><text:tab/><text:tab/>"building" : "8812",</text:p>
      <text:p text:style-name="P4"><text:tab/><text:tab/>"coord" : [</text:p>
      <text:p text:style-name="P4"><text:tab/><text:tab/><text:tab/>-74.029381,</text:p>
      <text:p text:style-name="P4"><text:tab/><text:tab/><text:tab/>40.621086</text:p>
      <text:p text:style-name="P4"><text:tab/><text:tab/>],</text:p>
      <text:p text:style-name="P4"><text:tab/><text:tab/>"street" : "4 Avenue",</text:p>
      <text:p text:style-name="P4"><text:tab/><text:tab/>"zipcode" : "11209"</text:p>
      <text:p text:style-name="P4"><text:tab/>},</text:p>
      <text:p text:style-name="P4"><text:tab/>"borough" : "Brooklyn",</text:p>
      <text:p text:style-name="P4"><text:tab/>"cuisine" : "Steak",</text:p>
      <text:p text:style-name="P4"><text:tab/>"grades" : [</text:p>
      <text:p text:style-name="P4"><text:tab/><text:tab/>{</text:p>
      <text:p text:style-name="P4"><text:tab/><text:tab/><text:tab/>"date" : ISODate("2014-04-23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soft-page-break/><text:tab/><text:tab/>{</text:p>
      <text:p text:style-name="P4"><text:tab/><text:tab/><text:tab/>"date" : ISODate("2013-09-06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4-11T00:00:00Z"),</text:p>
      <text:p text:style-name="P4"><text:tab/><text:tab/><text:tab/>"grade" : "C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1-10-27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1-05-06T00:00:00Z"),</text:p>
      <text:p text:style-name="P4"><text:tab/><text:tab/><text:tab/>"grade" : "A",</text:p>
      <text:p text:style-name="P4"><text:tab/><text:tab/><text:tab/>"score" : 7</text:p>
      <text:p text:style-name="P4"><text:tab/><text:tab/>}</text:p>
      <text:p text:style-name="P4"><text:tab/>],</text:p>
      <text:p text:style-name="P4"><text:tab/>"name" : "Arirang Hibachi Steakhouse",</text:p>
      <text:p text:style-name="P4"><text:tab/>"restaurant_id" : "40397335"</text:p>
      <text:p text:style-name="P4">}</text:p>
      <text:p text:style-name="P4">{</text:p>
      <text:p text:style-name="P4"><text:tab/>"_id" : ObjectId("5bafc724d3adc8b6d76fc35c"),</text:p>
      <text:p text:style-name="P4"><text:tab/>"address" : {</text:p>
      <text:p text:style-name="P4"><text:tab/><text:tab/>"building" : "7410",</text:p>
      <text:p text:style-name="P4"><text:tab/><text:tab/>"coord" : [</text:p>
      <text:p text:style-name="P4"><text:tab/><text:tab/><text:tab/>-74.02778909999999,</text:p>
      <text:p text:style-name="P4"><text:tab/><text:tab/><text:tab/>40.6318755</text:p>
      <text:p text:style-name="P4"><text:tab/><text:tab/>],</text:p>
      <text:p text:style-name="P4"><text:tab/><text:tab/>"street" : "3 Avenue",</text:p>
      <text:p text:style-name="P4"><text:tab/><text:tab/>"zipcode" : "11209"</text:p>
      <text:p text:style-name="P4"><text:tab/>},</text:p>
      <text:p text:style-name="P4"><text:tab/>"borough" : "Brooklyn",</text:p>
      <text:p text:style-name="P4"><text:tab/>"cuisine" : "Spanish",</text:p>
      <text:p text:style-name="P4"><text:tab/>"grades" : [</text:p>
      <text:p text:style-name="P4"><text:tab/><text:tab/>{</text:p>
      <text:p text:style-name="P4"><text:tab/><text:tab/><text:tab/>"date" : ISODate("2014-04-23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3-02-1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2-23T00:00:00Z"),</text:p>
      <text:p text:style-name="P4"><text:tab/><text:tab/><text:tab/>"grade" : "A",</text:p>
      <text:p text:style-name="P4"><text:tab/><text:tab/><text:tab/>"score" : 10</text:p>
      <text:p text:style-name="P4"><text:soft-page-break/><text:tab/><text:tab/>}</text:p>
      <text:p text:style-name="P4"><text:tab/>],</text:p>
      <text:p text:style-name="P4"><text:tab/>"name" : "Sancho'S Restaurant",</text:p>
      <text:p text:style-name="P4"><text:tab/>"restaurant_id" : "40384441"</text:p>
      <text:p text:style-name="P4">}</text:p>
      <text:p text:style-name="P4">{</text:p>
      <text:p text:style-name="P4"><text:tab/>"_id" : ObjectId("5bafc724d3adc8b6d76fc454"),</text:p>
      <text:p text:style-name="P4"><text:tab/>"address" : {</text:p>
      <text:p text:style-name="P4"><text:tab/><text:tab/>"building" : "537",</text:p>
      <text:p text:style-name="P4"><text:tab/><text:tab/>"coord" : [</text:p>
      <text:p text:style-name="P4"><text:tab/><text:tab/><text:tab/>-73.9549067,</text:p>
      <text:p text:style-name="P4"><text:tab/><text:tab/><text:tab/>40.6971322</text:p>
      <text:p text:style-name="P4"><text:tab/><text:tab/>],</text:p>
      <text:p text:style-name="P4"><text:tab/><text:tab/>"street" : "Park Avenue",</text:p>
      <text:p text:style-name="P4"><text:tab/><text:tab/>"zipcode" : "11205"</text:p>
      <text:p text:style-name="P4"><text:tab/>},</text:p>
      <text:p text:style-name="P4"><text:tab/>"borough" : "Brooklyn",</text:p>
      <text:p text:style-name="P4"><text:tab/>"cuisine" : "Spanish",</text:p>
      <text:p text:style-name="P4"><text:tab/>"grades" : [</text:p>
      <text:p text:style-name="P4"><text:tab/><text:tab/>{</text:p>
      <text:p text:style-name="P4"><text:tab/><text:tab/><text:tab/>"date" : ISODate("2014-08-18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4-03-24T00:00:00Z"),</text:p>
      <text:p text:style-name="P4"><text:tab/><text:tab/><text:tab/>"grade" : "A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3-10-02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2-09-24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1-10-06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Charle'S Corner Restaurant &amp; Deli",</text:p>
      <text:p text:style-name="P4"><text:tab/>"restaurant_id" : "40392285"</text:p>
      <text:p text:style-name="P4">}</text:p>
      <text:p text:style-name="P4">{</text:p>
      <text:p text:style-name="P4"><text:tab/>"_id" : ObjectId("5bafc724d3adc8b6d76fc76f"),</text:p>
      <text:p text:style-name="P4"><text:tab/>"address" : {</text:p>
      <text:p text:style-name="P4"><text:tab/><text:tab/>"building" : "470305",</text:p>
      <text:p text:style-name="P4"><text:soft-page-break/><text:tab/><text:tab/>"coord" : [</text:p>
      <text:p text:style-name="P4"><text:tab/><text:tab/><text:tab/>-74.0085647,</text:p>
      <text:p text:style-name="P4"><text:tab/><text:tab/><text:tab/>40.6504224</text:p>
      <text:p text:style-name="P4"><text:tab/><text:tab/>],</text:p>
      <text:p text:style-name="P4"><text:tab/><text:tab/>"street" : "4 Avenue",</text:p>
      <text:p text:style-name="P4"><text:tab/><text:tab/>"zipcode" : "11220"</text:p>
      <text:p text:style-name="P4"><text:tab/>},</text:p>
      <text:p text:style-name="P4"><text:tab/>"borough" : "Brooklyn",</text:p>
      <text:p text:style-name="P4"><text:tab/>"cuisine" : "Spanish",</text:p>
      <text:p text:style-name="P4"><text:tab/>"grades" : [</text:p>
      <text:p text:style-name="P4"><text:tab/><text:tab/>{</text:p>
      <text:p text:style-name="P4"><text:tab/><text:tab/><text:tab/>"date" : ISODate("2014-10-28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10-30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6-07T00:00:00Z"),</text:p>
      <text:p text:style-name="P4"><text:tab/><text:tab/><text:tab/>"grade" : "C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12-26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1-11-04T00:00:00Z"),</text:p>
      <text:p text:style-name="P4"><text:tab/><text:tab/><text:tab/>"grade" : "A",</text:p>
      <text:p text:style-name="P4"><text:tab/><text:tab/><text:tab/>"score" : 9</text:p>
      <text:p text:style-name="P4"><text:tab/><text:tab/>}</text:p>
      <text:p text:style-name="P4"><text:tab/>],</text:p>
      <text:p text:style-name="P4"><text:tab/>"name" : "Don Paco <text:s/>Lopez Panderia",</text:p>
      <text:p text:style-name="P4"><text:tab/>"restaurant_id" : "40535136"</text:p>
      <text:p text:style-name="P4">}</text:p>
      <text:p text:style-name="P4">{</text:p>
      <text:p text:style-name="P4"><text:tab/>"_id" : ObjectId("5bafc724d3adc8b6d76fc783"),</text:p>
      <text:p text:style-name="P4"><text:tab/>"address" : {</text:p>
      <text:p text:style-name="P4"><text:tab/><text:tab/>"building" : "106264",</text:p>
      <text:p text:style-name="P4"><text:tab/><text:tab/>"coord" : [</text:p>
      <text:p text:style-name="P4"><text:tab/><text:tab/><text:tab/>-73.958012,</text:p>
      <text:p text:style-name="P4"><text:tab/><text:tab/><text:tab/>40.65065500000001</text:p>
      <text:p text:style-name="P4"><text:tab/><text:tab/>],</text:p>
      <text:p text:style-name="P4"><text:tab/><text:tab/>"street" : "Flatbush Avenue",</text:p>
      <text:p text:style-name="P4"><text:tab/><text:tab/>"zipcode" : "11226"</text:p>
      <text:p text:style-name="P4"><text:tab/>},</text:p>
      <text:p text:style-name="P4"><text:tab/>"borough" : "Brooklyn",</text:p>
      <text:p text:style-name="P4"><text:tab/>"cuisine" : "Spanish",</text:p>
      <text:p text:style-name="P4"><text:soft-page-break/><text:tab/>"grades" : [</text:p>
      <text:p text:style-name="P4"><text:tab/><text:tab/>{</text:p>
      <text:p text:style-name="P4"><text:tab/><text:tab/><text:tab/>"date" : ISODate("2014-10-15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10-30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3-06-05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2-08-16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3-03T00:00:00Z"),</text:p>
      <text:p text:style-name="P4"><text:tab/><text:tab/><text:tab/>"grade" : "B",</text:p>
      <text:p text:style-name="P4"><text:tab/><text:tab/><text:tab/>"score" : 16</text:p>
      <text:p text:style-name="P4"><text:tab/><text:tab/>}</text:p>
      <text:p text:style-name="P4"><text:tab/>],</text:p>
      <text:p text:style-name="P4"><text:tab/>"name" : "La Cabana Restaurant",</text:p>
      <text:p text:style-name="P4"><text:tab/>"restaurant_id" : "40536414"</text:p>
      <text:p text:style-name="P4">}</text:p>
      <text:p text:style-name="P4">{</text:p>
      <text:p text:style-name="P4"><text:tab/>"_id" : ObjectId("5bafc724d3adc8b6d76fc9a4"),</text:p>
      <text:p text:style-name="P4"><text:tab/>"address" : {</text:p>
      <text:p text:style-name="P4"><text:tab/><text:tab/>"building" : "747",</text:p>
      <text:p text:style-name="P4"><text:tab/><text:tab/>"coord" : [</text:p>
      <text:p text:style-name="P4"><text:tab/><text:tab/><text:tab/>-73.8835549,</text:p>
      <text:p text:style-name="P4"><text:tab/><text:tab/><text:tab/>40.6661864</text:p>
      <text:p text:style-name="P4"><text:tab/><text:tab/>],</text:p>
      <text:p text:style-name="P4"><text:tab/><text:tab/>"street" : "New Lots Avenue",</text:p>
      <text:p text:style-name="P4"><text:tab/><text:tab/>"zipcode" : "11207"</text:p>
      <text:p text:style-name="P4"><text:tab/>},</text:p>
      <text:p text:style-name="P4"><text:tab/>"borough" : "Brooklyn",</text:p>
      <text:p text:style-name="P4"><text:tab/>"cuisine" : "Spanish",</text:p>
      <text:p text:style-name="P4"><text:tab/>"grades" : [</text:p>
      <text:p text:style-name="P4"><text:tab/><text:tab/>{</text:p>
      <text:p text:style-name="P4"><text:tab/><text:tab/><text:tab/>"date" : ISODate("2014-06-18T00:00:00Z"),</text:p>
      <text:p text:style-name="P4"><text:tab/><text:tab/><text:tab/>"grade" : "A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3-07-05T00:00:00Z"),</text:p>
      <text:p text:style-name="P4"><text:tab/><text:tab/><text:tab/>"grade" : "A",</text:p>
      <text:p text:style-name="P4"><text:soft-page-break/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3-01-23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1-12-14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1-09-10T00:00:00Z"),</text:p>
      <text:p text:style-name="P4"><text:tab/><text:tab/><text:tab/>"grade" : "A",</text:p>
      <text:p text:style-name="P4"><text:tab/><text:tab/><text:tab/>"score" : 7</text:p>
      <text:p text:style-name="P4"><text:tab/><text:tab/>}</text:p>
      <text:p text:style-name="P4"><text:tab/>],</text:p>
      <text:p text:style-name="P4"><text:tab/>"name" : "La Lechonera Restaurant",</text:p>
      <text:p text:style-name="P4"><text:tab/>"restaurant_id" : "40604442"</text:p>
      <text:p text:style-name="P4">}</text:p>
      <text:p text:style-name="P4">{</text:p>
      <text:p text:style-name="P4"><text:tab/>"_id" : ObjectId("5bafc724d3adc8b6d76fcb99"),</text:p>
      <text:p text:style-name="P4"><text:tab/>"address" : {</text:p>
      <text:p text:style-name="P4"><text:tab/><text:tab/>"building" : "195",</text:p>
      <text:p text:style-name="P4"><text:tab/><text:tab/>"coord" : [</text:p>
      <text:p text:style-name="P4"><text:tab/><text:tab/><text:tab/>-73.8889124,</text:p>
      <text:p text:style-name="P4"><text:tab/><text:tab/><text:tab/>40.678254</text:p>
      <text:p text:style-name="P4"><text:tab/><text:tab/>],</text:p>
      <text:p text:style-name="P4"><text:tab/><text:tab/>"street" : "Barbey Street",</text:p>
      <text:p text:style-name="P4"><text:tab/><text:tab/>"zipcode" : "11207"</text:p>
      <text:p text:style-name="P4"><text:tab/>},</text:p>
      <text:p text:style-name="P4"><text:tab/>"borough" : "Brooklyn",</text:p>
      <text:p text:style-name="P4"><text:tab/>"cuisine" : "Spanish",</text:p>
      <text:p text:style-name="P4"><text:tab/>"grades" : [</text:p>
      <text:p text:style-name="P4"><text:tab/><text:tab/>{</text:p>
      <text:p text:style-name="P4"><text:tab/><text:tab/><text:tab/>"date" : ISODate("2014-11-24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4-07-15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3-07-09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8-02T00:00:00Z"),</text:p>
      <text:p text:style-name="P4"><text:soft-page-break/><text:tab/><text:tab/><text:tab/>"grade" : "A",</text:p>
      <text:p text:style-name="P4"><text:tab/><text:tab/><text:tab/>"score" : 12</text:p>
      <text:p text:style-name="P4"><text:tab/><text:tab/>}</text:p>
      <text:p text:style-name="P4"><text:tab/>],</text:p>
      <text:p text:style-name="P4"><text:tab/>"name" : "M. Restaurant",</text:p>
      <text:p text:style-name="P4"><text:tab/>"restaurant_id" : "40712081"</text:p>
      <text:p text:style-name="P4">}</text:p>
      <text:p text:style-name="P4">Type "it" for more</text:p>
      <text:p text:style-name="P4">&gt; db.restaurant.find( { <text:s text:c="29"/>"cuisine" : {$ne : "American "}, <text:s text:c="29"/>"grades.grade" :"A", <text:s text:c="29"/>"borough":{$ne: "Brooklyn"} <text:s text:c="23"/>} <text:s text:c="21"/>).sort({"cuisine":-1}).pretty();</text:p>
      <text:p text:style-name="P4">{</text:p>
      <text:p text:style-name="P4"><text:tab/>"_id" : ObjectId("5bafc724d3adc8b6d76fc825"),</text:p>
      <text:p text:style-name="P4"><text:tab/>"address" : {</text:p>
      <text:p text:style-name="P4"><text:tab/><text:tab/>"building" : "89",</text:p>
      <text:p text:style-name="P4"><text:tab/><text:tab/>"coord" : [</text:p>
      <text:p text:style-name="P4"><text:tab/><text:tab/><text:tab/>-73.9995899,</text:p>
      <text:p text:style-name="P4"><text:tab/><text:tab/><text:tab/>40.7168015</text:p>
      <text:p text:style-name="P4"><text:tab/><text:tab/>],</text:p>
      <text:p text:style-name="P4"><text:tab/><text:tab/>"street" : "Baxter Street",</text:p>
      <text:p text:style-name="P4"><text:tab/><text:tab/>"zipcode" : "10013"</text:p>
      <text:p text:style-name="P4"><text:tab/>},</text:p>
      <text:p text:style-name="P4"><text:tab/>"borough" : "Manhattan",</text:p>
      <text:p text:style-name="P4"><text:tab/>"cuisine" : "Vietnamese/Cambodian/Malaysia",</text:p>
      <text:p text:style-name="P4"><text:tab/>"grades" : [</text:p>
      <text:p text:style-name="P4"><text:tab/><text:tab/>{</text:p>
      <text:p text:style-name="P4"><text:tab/><text:tab/><text:tab/>"date" : ISODate("2014-08-21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3-08-31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3-04-11T00:00:00Z"),</text:p>
      <text:p text:style-name="P4"><text:tab/><text:tab/><text:tab/>"grade" : "C",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date" : ISODate("2012-10-17T00:00:00Z"),</text:p>
      <text:p text:style-name="P4"><text:tab/><text:tab/><text:tab/>"grade" : "A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2-05-15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Thai Son",</text:p>
      <text:p text:style-name="P4"><text:soft-page-break/><text:tab/>"restaurant_id" : "40559606"</text:p>
      <text:p text:style-name="P4">}</text:p>
      <text:p text:style-name="P4">{</text:p>
      <text:p text:style-name="P4"><text:tab/>"_id" : ObjectId("5bafc724d3adc8b6d76fc8e0"),</text:p>
      <text:p text:style-name="P4"><text:tab/>"address" : {</text:p>
      <text:p text:style-name="P4"><text:tab/><text:tab/>"building" : "8278",</text:p>
      <text:p text:style-name="P4"><text:tab/><text:tab/>"coord" : [</text:p>
      <text:p text:style-name="P4"><text:tab/><text:tab/><text:tab/>-73.88143509999999,</text:p>
      <text:p text:style-name="P4"><text:tab/><text:tab/><text:tab/>40.7412552</text:p>
      <text:p text:style-name="P4"><text:tab/><text:tab/>],</text:p>
      <text:p text:style-name="P4"><text:tab/><text:tab/>"street" : "Broadway",</text:p>
      <text:p text:style-name="P4"><text:tab/><text:tab/>"zipcode" : "11373"</text:p>
      <text:p text:style-name="P4"><text:tab/>},</text:p>
      <text:p text:style-name="P4"><text:tab/>"borough" : "Queens",</text:p>
      <text:p text:style-name="P4"><text:tab/>"cuisine" : "Vietnamese/Cambodian/Malaysia",</text:p>
      <text:p text:style-name="P4"><text:tab/>"grades" : [</text:p>
      <text:p text:style-name="P4"><text:tab/><text:tab/>{</text:p>
      <text:p text:style-name="P4"><text:tab/><text:tab/><text:tab/>"date" : ISODate("2014-06-12T00:00:00Z"),</text:p>
      <text:p text:style-name="P4"><text:tab/><text:tab/><text:tab/>"grade" : "B",</text:p>
      <text:p text:style-name="P4"><text:tab/><text:tab/><text:tab/>"score" : 21</text:p>
      <text:p text:style-name="P4"><text:tab/><text:tab/>},</text:p>
      <text:p text:style-name="P4"><text:tab/><text:tab/>{</text:p>
      <text:p text:style-name="P4"><text:tab/><text:tab/><text:tab/>"date" : ISODate("2013-05-20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12-26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12-03T00:00:00Z"),</text:p>
      <text:p text:style-name="P4"><text:tab/><text:tab/><text:tab/>"grade" : "P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2-05-04T00:00:00Z"),</text:p>
      <text:p text:style-name="P4"><text:tab/><text:tab/><text:tab/>"grade" : "B",</text:p>
      <text:p text:style-name="P4"><text:tab/><text:tab/><text:tab/>"score" : 27</text:p>
      <text:p text:style-name="P4"><text:tab/><text:tab/>}</text:p>
      <text:p text:style-name="P4"><text:tab/>],</text:p>
      <text:p text:style-name="P4"><text:tab/>"name" : "Pho Bac Vietnamese Seafood Cuisine",</text:p>
      <text:p text:style-name="P4"><text:tab/>"restaurant_id" : "40578058"</text:p>
      <text:p text:style-name="P4">}</text:p>
      <text:p text:style-name="P4">{</text:p>
      <text:p text:style-name="P4"><text:tab/>"_id" : ObjectId("5bafc724d3adc8b6d76fccce"),</text:p>
      <text:p text:style-name="P4"><text:tab/>"address" : {</text:p>
      <text:p text:style-name="P4"><text:tab/><text:tab/>"building" : "148",</text:p>
      <text:p text:style-name="P4"><text:tab/><text:tab/>"coord" : [</text:p>
      <text:p text:style-name="P4"><text:tab/><text:tab/><text:tab/>-74.000254,</text:p>
      <text:p text:style-name="P4"><text:tab/><text:tab/><text:tab/>40.7172727</text:p>
      <text:p text:style-name="P4"><text:soft-page-break/><text:tab/><text:tab/>],</text:p>
      <text:p text:style-name="P4"><text:tab/><text:tab/>"street" : "Centre Street",</text:p>
      <text:p text:style-name="P4"><text:tab/><text:tab/>"zipcode" : "10013"</text:p>
      <text:p text:style-name="P4"><text:tab/>},</text:p>
      <text:p text:style-name="P4"><text:tab/>"borough" : "Manhattan",</text:p>
      <text:p text:style-name="P4"><text:tab/>"cuisine" : "Vietnamese/Cambodian/Malaysia",</text:p>
      <text:p text:style-name="P4"><text:tab/>"grades" : [</text:p>
      <text:p text:style-name="P4"><text:tab/><text:tab/>{</text:p>
      <text:p text:style-name="P4"><text:tab/><text:tab/><text:tab/>"date" : ISODate("2014-10-01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4-05-19T00:00:00Z"),</text:p>
      <text:p text:style-name="P4"><text:tab/><text:tab/><text:tab/>"grade" : "C",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date" : ISODate("2013-11-15T00:00:00Z"),</text:p>
      <text:p text:style-name="P4"><text:tab/><text:tab/><text:tab/>"grade" : "B",</text:p>
      <text:p text:style-name="P4"><text:tab/><text:tab/><text:tab/>"score" : 14</text:p>
      <text:p text:style-name="P4"><text:tab/><text:tab/>},</text:p>
      <text:p text:style-name="P4"><text:tab/><text:tab/>{</text:p>
      <text:p text:style-name="P4"><text:tab/><text:tab/><text:tab/>"date" : ISODate("2013-03-08T00:00:00Z"),</text:p>
      <text:p text:style-name="P4"><text:tab/><text:tab/><text:tab/>"grade" : "B",</text:p>
      <text:p text:style-name="P4"><text:tab/><text:tab/><text:tab/>"score" : 25</text:p>
      <text:p text:style-name="P4"><text:tab/><text:tab/>},</text:p>
      <text:p text:style-name="P4"><text:tab/><text:tab/>{</text:p>
      <text:p text:style-name="P4"><text:tab/><text:tab/><text:tab/>"date" : ISODate("2012-05-22T00:00:00Z"),</text:p>
      <text:p text:style-name="P4"><text:tab/><text:tab/><text:tab/>"grade" : "B",</text:p>
      <text:p text:style-name="P4"><text:tab/><text:tab/><text:tab/>"score" : 23</text:p>
      <text:p text:style-name="P4"><text:tab/><text:tab/>},</text:p>
      <text:p text:style-name="P4"><text:tab/><text:tab/>{</text:p>
      <text:p text:style-name="P4"><text:tab/><text:tab/><text:tab/>"date" : ISODate("2011-10-27T00:00:00Z"),</text:p>
      <text:p text:style-name="P4"><text:tab/><text:tab/><text:tab/>"grade" : "A",</text:p>
      <text:p text:style-name="P4"><text:tab/><text:tab/><text:tab/>"score" : 9</text:p>
      <text:p text:style-name="P4"><text:tab/><text:tab/>}</text:p>
      <text:p text:style-name="P4"><text:tab/>],</text:p>
      <text:p text:style-name="P4"><text:tab/>"name" : "Nha-Trang Centre Vietnam Restaurant",</text:p>
      <text:p text:style-name="P4"><text:tab/>"restaurant_id" : "40751226"</text:p>
      <text:p text:style-name="P4">}</text:p>
      <text:p text:style-name="P4">{</text:p>
      <text:p text:style-name="P4"><text:tab/>"_id" : ObjectId("5bafc724d3adc8b6d76fc3ca"),</text:p>
      <text:p text:style-name="P4"><text:tab/>"address" : {</text:p>
      <text:p text:style-name="P4"><text:tab/><text:tab/>"building" : "300",</text:p>
      <text:p text:style-name="P4"><text:tab/><text:tab/>"coord" : [</text:p>
      <text:p text:style-name="P4"><text:tab/><text:tab/><text:tab/>-73.985568,</text:p>
      <text:p text:style-name="P4"><text:tab/><text:tab/><text:tab/>40.7307496</text:p>
      <text:p text:style-name="P4"><text:tab/><text:tab/>],</text:p>
      <text:p text:style-name="P4"><text:tab/><text:tab/>"street" : "East 12 Street",</text:p>
      <text:p text:style-name="P4"><text:tab/><text:tab/>"zipcode" : "10003"</text:p>
      <text:p text:style-name="P4"><text:tab/>},</text:p>
      <text:p text:style-name="P4"><text:soft-page-break/><text:tab/>"borough" : "Manhattan",</text:p>
      <text:p text:style-name="P4"><text:tab/>"cuisine" : "Vegetarian",</text:p>
      <text:p text:style-name="P4"><text:tab/>"grades" : [</text:p>
      <text:p text:style-name="P4"><text:tab/><text:tab/>{</text:p>
      <text:p text:style-name="P4"><text:tab/><text:tab/><text:tab/>"date" : ISODate("2014-02-05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3-04-24T00:00:00Z"),</text:p>
      <text:p text:style-name="P4"><text:tab/><text:tab/><text:tab/>"grade" : "B",</text:p>
      <text:p text:style-name="P4"><text:tab/><text:tab/><text:tab/>"score" : 19</text:p>
      <text:p text:style-name="P4"><text:tab/><text:tab/>},</text:p>
      <text:p text:style-name="P4"><text:tab/><text:tab/>{</text:p>
      <text:p text:style-name="P4"><text:tab/><text:tab/><text:tab/>"date" : ISODate("2012-01-17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1-07-25T00:00:00Z"),</text:p>
      <text:p text:style-name="P4"><text:tab/><text:tab/><text:tab/>"grade" : "A",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Angelica Kitchen",</text:p>
      <text:p text:style-name="P4"><text:tab/>"restaurant_id" : "40388281"</text:p>
      <text:p text:style-name="P4">}</text:p>
      <text:p text:style-name="P4">{</text:p>
      <text:p text:style-name="P4"><text:tab/>"_id" : ObjectId("5bafc724d3adc8b6d76fc57f"),</text:p>
      <text:p text:style-name="P4"><text:tab/>"address" : {</text:p>
      <text:p text:style-name="P4"><text:tab/><text:tab/>"building" : "1307",</text:p>
      <text:p text:style-name="P4"><text:tab/><text:tab/>"coord" : [</text:p>
      <text:p text:style-name="P4"><text:tab/><text:tab/><text:tab/>-73.9589834,</text:p>
      <text:p text:style-name="P4"><text:tab/><text:tab/><text:tab/>40.77141839999999</text:p>
      <text:p text:style-name="P4"><text:tab/><text:tab/>],</text:p>
      <text:p text:style-name="P4"><text:tab/><text:tab/>"street" : "3 Avenue",</text:p>
      <text:p text:style-name="P4"><text:tab/><text:tab/>"zipcode" : "10021"</text:p>
      <text:p text:style-name="P4"><text:tab/>},</text:p>
      <text:p text:style-name="P4"><text:tab/>"borough" : "Manhattan",</text:p>
      <text:p text:style-name="P4"><text:tab/>"cuisine" : "Vegetarian",</text:p>
      <text:p text:style-name="P4"><text:tab/>"grades" : [</text:p>
      <text:p text:style-name="P4"><text:tab/><text:tab/>{</text:p>
      <text:p text:style-name="P4"><text:tab/><text:tab/><text:tab/>"date" : ISODate("2014-12-03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4-02-18T00:00:00Z"),</text:p>
      <text:p text:style-name="P4"><text:tab/><text:tab/><text:tab/>"grade" : "B",</text:p>
      <text:p text:style-name="P4"><text:tab/><text:tab/><text:tab/>"score" : 22</text:p>
      <text:p text:style-name="P4"><text:tab/><text:tab/>},</text:p>
      <text:p text:style-name="P4"><text:tab/><text:tab/>{</text:p>
      <text:p text:style-name="P4"><text:soft-page-break/><text:tab/><text:tab/><text:tab/>"date" : ISODate("2013-06-25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6-28T00:00:00Z"),</text:p>
      <text:p text:style-name="P4"><text:tab/><text:tab/><text:tab/>"grade" : "A",</text:p>
      <text:p text:style-name="P4"><text:tab/><text:tab/><text:tab/>"score" : 12</text:p>
      <text:p text:style-name="P4"><text:tab/><text:tab/>}</text:p>
      <text:p text:style-name="P4"><text:tab/>],</text:p>
      <text:p text:style-name="P4"><text:tab/>"name" : "Candle Cafe",</text:p>
      <text:p text:style-name="P4"><text:tab/>"restaurant_id" : "40399007"</text:p>
      <text:p text:style-name="P4">}</text:p>
      <text:p text:style-name="P4">{</text:p>
      <text:p text:style-name="P4"><text:tab/>"_id" : ObjectId("5bafc724d3adc8b6d76fc6e8"),</text:p>
      <text:p text:style-name="P4"><text:tab/>"address" : {</text:p>
      <text:p text:style-name="P4"><text:tab/><text:tab/>"building" : "547",</text:p>
      <text:p text:style-name="P4"><text:tab/><text:tab/>"coord" : [</text:p>
      <text:p text:style-name="P4"><text:tab/><text:tab/><text:tab/>-92.7292446,</text:p>
      <text:p text:style-name="P4"><text:tab/><text:tab/><text:tab/>41.7461746</text:p>
      <text:p text:style-name="P4"><text:tab/><text:tab/>],</text:p>
      <text:p text:style-name="P4"><text:tab/><text:tab/>"street" : "6 Avenue",</text:p>
      <text:p text:style-name="P4"><text:tab/><text:tab/>"zipcode" : "10011"</text:p>
      <text:p text:style-name="P4"><text:tab/>},</text:p>
      <text:p text:style-name="P4"><text:tab/>"borough" : "Manhattan",</text:p>
      <text:p text:style-name="P4"><text:tab/>"cuisine" : "Vegetarian",</text:p>
      <text:p text:style-name="P4"><text:tab/>"grades" : [</text:p>
      <text:p text:style-name="P4"><text:tab/><text:tab/>{</text:p>
      <text:p text:style-name="P4"><text:tab/><text:tab/><text:tab/>"date" : ISODate("2014-09-26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4-04-07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10-03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9-10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2-04-30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soft-page-break/><text:tab/><text:tab/>{</text:p>
      <text:p text:style-name="P4"><text:tab/><text:tab/><text:tab/>"date" : ISODate("2011-11-30T00:00:00Z"),</text:p>
      <text:p text:style-name="P4"><text:tab/><text:tab/><text:tab/>"grade" : "A",</text:p>
      <text:p text:style-name="P4"><text:tab/><text:tab/><text:tab/>"score" : 11</text:p>
      <text:p text:style-name="P4"><text:tab/><text:tab/>}</text:p>
      <text:p text:style-name="P4"><text:tab/>],</text:p>
      <text:p text:style-name="P4"><text:tab/>"name" : "Village Yogurt",</text:p>
      <text:p text:style-name="P4"><text:tab/>"restaurant_id" : "40512123"</text:p>
      <text:p text:style-name="P4">}</text:p>
      <text:p text:style-name="P4">{</text:p>
      <text:p text:style-name="P4"><text:tab/>"_id" : ObjectId("5bafc724d3adc8b6d76fc788"),</text:p>
      <text:p text:style-name="P4"><text:tab/>"address" : {</text:p>
      <text:p text:style-name="P4"><text:tab/><text:tab/>"building" : "46",</text:p>
      <text:p text:style-name="P4"><text:tab/><text:tab/>"coord" : [</text:p>
      <text:p text:style-name="P4"><text:tab/><text:tab/><text:tab/>-74.000252,</text:p>
      <text:p text:style-name="P4"><text:tab/><text:tab/><text:tab/>40.7356228</text:p>
      <text:p text:style-name="P4"><text:tab/><text:tab/>],</text:p>
      <text:p text:style-name="P4"><text:tab/><text:tab/>"street" : "Greenwich Avenue",</text:p>
      <text:p text:style-name="P4"><text:tab/><text:tab/>"zipcode" : "10011"</text:p>
      <text:p text:style-name="P4"><text:tab/>},</text:p>
      <text:p text:style-name="P4"><text:tab/>"borough" : "Manhattan",</text:p>
      <text:p text:style-name="P4"><text:tab/>"cuisine" : "Vegetarian",</text:p>
      <text:p text:style-name="P4"><text:tab/>"grades" : [</text:p>
      <text:p text:style-name="P4"><text:tab/><text:tab/>{</text:p>
      <text:p text:style-name="P4"><text:tab/><text:tab/><text:tab/>"date" : ISODate("2014-07-0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3-12-31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05-24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2-10-11T00:00:00Z"),</text:p>
      <text:p text:style-name="P4"><text:tab/><text:tab/><text:tab/>"grade" : "A",</text:p>
      <text:p text:style-name="P4"><text:tab/><text:tab/><text:tab/>"score" : 6</text:p>
      <text:p text:style-name="P4"><text:tab/><text:tab/>}</text:p>
      <text:p text:style-name="P4"><text:tab/>],</text:p>
      <text:p text:style-name="P4"><text:tab/>"name" : "Village Natural",</text:p>
      <text:p text:style-name="P4"><text:tab/>"restaurant_id" : "40536786"</text:p>
      <text:p text:style-name="P4">}</text:p>
      <text:p text:style-name="P4">{</text:p>
      <text:p text:style-name="P4"><text:tab/>"_id" : ObjectId("5bafc724d3adc8b6d76fca2a"),</text:p>
      <text:p text:style-name="P4"><text:tab/>"address" : {</text:p>
      <text:p text:style-name="P4"><text:tab/><text:tab/>"building" : "405",</text:p>
      <text:p text:style-name="P4"><text:tab/><text:tab/>"coord" : [</text:p>
      <text:p text:style-name="P4"><text:soft-page-break/><text:tab/><text:tab/><text:tab/>-73.98565239999999,</text:p>
      <text:p text:style-name="P4"><text:tab/><text:tab/><text:tab/>40.7263767</text:p>
      <text:p text:style-name="P4"><text:tab/><text:tab/>],</text:p>
      <text:p text:style-name="P4"><text:tab/><text:tab/>"street" : "East <text:s text:c="3"/>6 Street",</text:p>
      <text:p text:style-name="P4"><text:tab/><text:tab/>"zipcode" : "10009"</text:p>
      <text:p text:style-name="P4"><text:tab/>},</text:p>
      <text:p text:style-name="P4"><text:tab/>"borough" : "Manhattan",</text:p>
      <text:p text:style-name="P4"><text:tab/>"cuisine" : "Vegetarian",</text:p>
      <text:p text:style-name="P4"><text:tab/>"grades" : [</text:p>
      <text:p text:style-name="P4"><text:tab/><text:tab/>{</text:p>
      <text:p text:style-name="P4"><text:tab/><text:tab/><text:tab/>"date" : ISODate("2014-09-29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4-01-27T00:00:00Z"),</text:p>
      <text:p text:style-name="P4"><text:tab/><text:tab/><text:tab/>"grade" : "B",</text:p>
      <text:p text:style-name="P4"><text:tab/><text:tab/><text:tab/>"score" : 18</text:p>
      <text:p text:style-name="P4"><text:tab/><text:tab/>},</text:p>
      <text:p text:style-name="P4"><text:tab/><text:tab/>{</text:p>
      <text:p text:style-name="P4"><text:tab/><text:tab/><text:tab/>"date" : ISODate("2013-07-31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02-26T00:00:00Z"),</text:p>
      <text:p text:style-name="P4"><text:tab/><text:tab/><text:tab/>"grade" : "B",</text:p>
      <text:p text:style-name="P4"><text:tab/><text:tab/><text:tab/>"score" : 18</text:p>
      <text:p text:style-name="P4"><text:tab/><text:tab/>},</text:p>
      <text:p text:style-name="P4"><text:tab/><text:tab/>{</text:p>
      <text:p text:style-name="P4"><text:tab/><text:tab/><text:tab/>"date" : ISODate("2012-08-06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1-19T00:00:00Z"),</text:p>
      <text:p text:style-name="P4"><text:tab/><text:tab/><text:tab/>"grade" : "B",</text:p>
      <text:p text:style-name="P4"><text:tab/><text:tab/><text:tab/>"score" : 22</text:p>
      <text:p text:style-name="P4"><text:tab/><text:tab/>}</text:p>
      <text:p text:style-name="P4"><text:tab/>],</text:p>
      <text:p text:style-name="P4"><text:tab/>"name" : "Caravan Of Dreams",</text:p>
      <text:p text:style-name="P4"><text:tab/>"restaurant_id" : "40635781"</text:p>
      <text:p text:style-name="P4">}</text:p>
      <text:p text:style-name="P4">{</text:p>
      <text:p text:style-name="P4"><text:tab/>"_id" : ObjectId("5bafc724d3adc8b6d76fca50"),</text:p>
      <text:p text:style-name="P4"><text:tab/>"address" : {</text:p>
      <text:p text:style-name="P4"><text:tab/><text:tab/>"building" : "646",</text:p>
      <text:p text:style-name="P4"><text:tab/><text:tab/>"coord" : [</text:p>
      <text:p text:style-name="P4"><text:tab/><text:tab/><text:tab/>-73.97279,</text:p>
      <text:p text:style-name="P4"><text:tab/><text:tab/><text:tab/>40.791289</text:p>
      <text:p text:style-name="P4"><text:tab/><text:tab/>],</text:p>
      <text:p text:style-name="P4"><text:tab/><text:tab/>"street" : "Amsterdam Avenue",</text:p>
      <text:p text:style-name="P4"><text:soft-page-break/><text:tab/><text:tab/>"zipcode" : "10025"</text:p>
      <text:p text:style-name="P4"><text:tab/>},</text:p>
      <text:p text:style-name="P4"><text:tab/>"borough" : "Manhattan",</text:p>
      <text:p text:style-name="P4"><text:tab/>"cuisine" : "Vegetarian",</text:p>
      <text:p text:style-name="P4"><text:tab/>"grades" : [</text:p>
      <text:p text:style-name="P4"><text:tab/><text:tab/>{</text:p>
      <text:p text:style-name="P4"><text:tab/><text:tab/><text:tab/>"date" : ISODate("2014-02-19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11-29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1-10-03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1-04-11T00:00:00Z"),</text:p>
      <text:p text:style-name="P4"><text:tab/><text:tab/><text:tab/>"grade" : "A",</text:p>
      <text:p text:style-name="P4"><text:tab/><text:tab/><text:tab/>"score" : 7</text:p>
      <text:p text:style-name="P4"><text:tab/><text:tab/>}</text:p>
      <text:p text:style-name="P4"><text:tab/>],</text:p>
      <text:p text:style-name="P4"><text:tab/>"name" : "Mana",</text:p>
      <text:p text:style-name="P4"><text:tab/>"restaurant_id" : "40644922"</text:p>
      <text:p text:style-name="P4">}</text:p>
      <text:p text:style-name="P4">{</text:p>
      <text:p text:style-name="P4"><text:tab/>"_id" : ObjectId("5bafc724d3adc8b6d76fced9"),</text:p>
      <text:p text:style-name="P4"><text:tab/>"address" : {</text:p>
      <text:p text:style-name="P4"><text:tab/><text:tab/>"building" : "140",</text:p>
      <text:p text:style-name="P4"><text:tab/><text:tab/>"coord" : [</text:p>
      <text:p text:style-name="P4"><text:tab/><text:tab/><text:tab/>-74.0004534,</text:p>
      <text:p text:style-name="P4"><text:tab/><text:tab/><text:tab/>40.7311503</text:p>
      <text:p text:style-name="P4"><text:tab/><text:tab/>],</text:p>
      <text:p text:style-name="P4"><text:tab/><text:tab/>"street" : "West <text:s text:c="3"/>4 Street",</text:p>
      <text:p text:style-name="P4"><text:tab/><text:tab/>"zipcode" : "10012"</text:p>
      <text:p text:style-name="P4"><text:tab/>},</text:p>
      <text:p text:style-name="P4"><text:tab/>"borough" : "Manhattan",</text:p>
      <text:p text:style-name="P4"><text:tab/>"cuisine" : "Vegetarian",</text:p>
      <text:p text:style-name="P4"><text:tab/>"grades" : [</text:p>
      <text:p text:style-name="P4"><text:tab/><text:tab/>{</text:p>
      <text:p text:style-name="P4"><text:tab/><text:tab/><text:tab/>"date" : ISODate("2014-06-30T00:00:00Z"),</text:p>
      <text:p text:style-name="P4"><text:tab/><text:tab/><text:tab/>"grade" : "A",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date" : ISODate("2013-06-13T00:00:00Z"),</text:p>
      <text:p text:style-name="P4"><text:tab/><text:tab/><text:tab/>"grade" : "A",</text:p>
      <text:p text:style-name="P4"><text:tab/><text:tab/><text:tab/>"score" : 7</text:p>
      <text:p text:style-name="P4"><text:soft-page-break/><text:tab/><text:tab/>},</text:p>
      <text:p text:style-name="P4"><text:tab/><text:tab/>{</text:p>
      <text:p text:style-name="P4"><text:tab/><text:tab/><text:tab/>"date" : ISODate("2013-01-28T00:00:00Z"),</text:p>
      <text:p text:style-name="P4"><text:tab/><text:tab/><text:tab/>"grade" : "C",</text:p>
      <text:p text:style-name="P4"><text:tab/><text:tab/><text:tab/>"score" : 54</text:p>
      <text:p text:style-name="P4"><text:tab/><text:tab/>},</text:p>
      <text:p text:style-name="P4"><text:tab/><text:tab/>{</text:p>
      <text:p text:style-name="P4"><text:tab/><text:tab/><text:tab/>"date" : ISODate("2012-06-21T00:00:00Z"),</text:p>
      <text:p text:style-name="P4"><text:tab/><text:tab/><text:tab/>"grade" : "A",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date" : ISODate("2012-01-25T00:00:00Z"),</text:p>
      <text:p text:style-name="P4"><text:tab/><text:tab/><text:tab/>"grade" : "A",</text:p>
      <text:p text:style-name="P4"><text:tab/><text:tab/><text:tab/>"score" : 9</text:p>
      <text:p text:style-name="P4"><text:tab/><text:tab/>}</text:p>
      <text:p text:style-name="P4"><text:tab/>],</text:p>
      <text:p text:style-name="P4"><text:tab/>"name" : "Red Bamboo",</text:p>
      <text:p text:style-name="P4"><text:tab/>"restaurant_id" : "40861201"</text:p>
      <text:p text:style-name="P4">}</text:p>
      <text:p text:style-name="P4">{</text:p>
      <text:p text:style-name="P4"><text:tab/>"_id" : ObjectId("5bafc724d3adc8b6d76fc134"),</text:p>
      <text:p text:style-name="P4"><text:tab/>"address" : {</text:p>
      <text:p text:style-name="P4"><text:tab/><text:tab/>"building" : "60",</text:p>
      <text:p text:style-name="P4"><text:tab/><text:tab/>"coord" : [</text:p>
      <text:p text:style-name="P4"><text:tab/><text:tab/><text:tab/>-74.0085357,</text:p>
      <text:p text:style-name="P4"><text:tab/><text:tab/><text:tab/>40.70620539999999</text:p>
      <text:p text:style-name="P4"><text:tab/><text:tab/>],</text:p>
      <text:p text:style-name="P4"><text:tab/><text:tab/>"street" : "Wall Street",</text:p>
      <text:p text:style-name="P4"><text:tab/><text:tab/>"zipcode" : "10005"</text:p>
      <text:p text:style-name="P4"><text:tab/>},</text:p>
      <text:p text:style-name="P4"><text:tab/>"borough" : "Manhattan",</text:p>
      <text:p text:style-name="P4"><text:tab/>"cuisine" : "Turkish",</text:p>
      <text:p text:style-name="P4"><text:tab/>"grades" : [</text:p>
      <text:p text:style-name="P4"><text:tab/><text:tab/>{</text:p>
      <text:p text:style-name="P4"><text:tab/><text:tab/><text:tab/>"date" : ISODate("2014-09-26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3-09-18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9-2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5-09T00:00:00Z"),</text:p>
      <text:p text:style-name="P4"><text:tab/><text:tab/><text:tab/>"grade" : "A",</text:p>
      <text:p text:style-name="P4"><text:soft-page-break/><text:tab/><text:tab/><text:tab/>"score" : 11</text:p>
      <text:p text:style-name="P4"><text:tab/><text:tab/>}</text:p>
      <text:p text:style-name="P4"><text:tab/>],</text:p>
      <text:p text:style-name="P4"><text:tab/>"name" : "The Country Cafe",</text:p>
      <text:p text:style-name="P4"><text:tab/>"restaurant_id" : "40362715"</text:p>
      <text:p text:style-name="P4">}</text:p>
      <text:p text:style-name="P4">{</text:p>
      <text:p text:style-name="P4"><text:tab/>"_id" : ObjectId("5bafc724d3adc8b6d76fc591"),</text:p>
      <text:p text:style-name="P4"><text:tab/>"address" : {</text:p>
      <text:p text:style-name="P4"><text:tab/><text:tab/>"building" : "386",</text:p>
      <text:p text:style-name="P4"><text:tab/><text:tab/>"coord" : [</text:p>
      <text:p text:style-name="P4"><text:tab/><text:tab/><text:tab/>-73.981366,</text:p>
      <text:p text:style-name="P4"><text:tab/><text:tab/><text:tab/>40.741888</text:p>
      <text:p text:style-name="P4"><text:tab/><text:tab/>],</text:p>
      <text:p text:style-name="P4"><text:tab/><text:tab/>"street" : "3 Avenue",</text:p>
      <text:p text:style-name="P4"><text:tab/><text:tab/>"zipcode" : "10016"</text:p>
      <text:p text:style-name="P4"><text:tab/>},</text:p>
      <text:p text:style-name="P4"><text:tab/>"borough" : "Manhattan",</text:p>
      <text:p text:style-name="P4"><text:tab/>"cuisine" : "Turkish",</text:p>
      <text:p text:style-name="P4"><text:tab/>"grades" : [</text:p>
      <text:p text:style-name="P4"><text:tab/><text:tab/>{</text:p>
      <text:p text:style-name="P4"><text:tab/><text:tab/><text:tab/>"date" : ISODate("2014-09-23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3-10-0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2-09-10T00:00:00Z"),</text:p>
      <text:p text:style-name="P4"><text:tab/><text:tab/><text:tab/>"grade" : "A",</text:p>
      <text:p text:style-name="P4"><text:tab/><text:tab/><text:tab/>"score" : 5</text:p>
      <text:p text:style-name="P4"><text:tab/><text:tab/>}</text:p>
      <text:p text:style-name="P4"><text:tab/>],</text:p>
      <text:p text:style-name="P4"><text:tab/>"name" : "Turkish Kitchen",</text:p>
      <text:p text:style-name="P4"><text:tab/>"restaurant_id" : "40399372"</text:p>
      <text:p text:style-name="P4">}</text:p>
      <text:p text:style-name="P4">{</text:p>
      <text:p text:style-name="P4"><text:tab/>"_id" : ObjectId("5bafc724d3adc8b6d76fc821"),</text:p>
      <text:p text:style-name="P4"><text:tab/>"address" : {</text:p>
      <text:p text:style-name="P4"><text:tab/><text:tab/>"building" : "1405",</text:p>
      <text:p text:style-name="P4"><text:tab/><text:tab/>"coord" : [</text:p>
      <text:p text:style-name="P4"><text:tab/><text:tab/><text:tab/>-73.95796530000001,</text:p>
      <text:p text:style-name="P4"><text:tab/><text:tab/><text:tab/>40.7697258</text:p>
      <text:p text:style-name="P4"><text:tab/><text:tab/>],</text:p>
      <text:p text:style-name="P4"><text:tab/><text:tab/>"street" : "Second Avenue",</text:p>
      <text:p text:style-name="P4"><text:tab/><text:tab/>"zipcode" : "10021"</text:p>
      <text:p text:style-name="P4"><text:tab/>},</text:p>
      <text:p text:style-name="P4"><text:tab/>"borough" : "Manhattan",</text:p>
      <text:p text:style-name="P4"><text:tab/>"cuisine" : "Turkish",</text:p>
      <text:p text:style-name="P4"><text:soft-page-break/><text:tab/>"grades" : [</text:p>
      <text:p text:style-name="P4"><text:tab/><text:tab/>{</text:p>
      <text:p text:style-name="P4"><text:tab/><text:tab/><text:tab/>"date" : ISODate("2014-10-23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4-03-20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3-08-28T00:00:00Z"),</text:p>
      <text:p text:style-name="P4"><text:tab/><text:tab/><text:tab/>"grade" : "B",</text:p>
      <text:p text:style-name="P4"><text:tab/><text:tab/><text:tab/>"score" : 21</text:p>
      <text:p text:style-name="P4"><text:tab/><text:tab/>},</text:p>
      <text:p text:style-name="P4"><text:tab/><text:tab/>{</text:p>
      <text:p text:style-name="P4"><text:tab/><text:tab/><text:tab/>"date" : ISODate("2012-12-05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1-10-27T00:00:00Z"),</text:p>
      <text:p text:style-name="P4"><text:tab/><text:tab/><text:tab/>"grade" : "A",</text:p>
      <text:p text:style-name="P4"><text:tab/><text:tab/><text:tab/>"score" : 7</text:p>
      <text:p text:style-name="P4"><text:tab/><text:tab/>}</text:p>
      <text:p text:style-name="P4"><text:tab/>],</text:p>
      <text:p text:style-name="P4"><text:tab/>"name" : "Uskudar Restaurant",</text:p>
      <text:p text:style-name="P4"><text:tab/>"restaurant_id" : "40559172"</text:p>
      <text:p text:style-name="P4">}</text:p>
      <text:p text:style-name="P4">{</text:p>
      <text:p text:style-name="P4"><text:tab/>"_id" : ObjectId("5bafc724d3adc8b6d76fc823"),</text:p>
      <text:p text:style-name="P4"><text:tab/>"address" : {</text:p>
      <text:p text:style-name="P4"><text:tab/><text:tab/>"building" : "64",</text:p>
      <text:p text:style-name="P4"><text:tab/><text:tab/>"coord" : [</text:p>
      <text:p text:style-name="P4"><text:tab/><text:tab/><text:tab/>-73.9788293,</text:p>
      <text:p text:style-name="P4"><text:tab/><text:tab/><text:tab/>40.7765158</text:p>
      <text:p text:style-name="P4"><text:tab/><text:tab/>],</text:p>
      <text:p text:style-name="P4"><text:tab/><text:tab/>"street" : "West <text:s text:c="2"/>71 Street",</text:p>
      <text:p text:style-name="P4"><text:tab/><text:tab/>"zipcode" : "10023"</text:p>
      <text:p text:style-name="P4"><text:tab/>},</text:p>
      <text:p text:style-name="P4"><text:tab/>"borough" : "Manhattan",</text:p>
      <text:p text:style-name="P4"><text:tab/>"cuisine" : "Turkish",</text:p>
      <text:p text:style-name="P4"><text:tab/>"grades" : [</text:p>
      <text:p text:style-name="P4"><text:tab/><text:tab/>{</text:p>
      <text:p text:style-name="P4"><text:tab/><text:tab/><text:tab/>"date" : ISODate("2014-09-04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4-02-07T00:00:00Z"),</text:p>
      <text:p text:style-name="P4"><text:tab/><text:tab/><text:tab/>"grade" : "A",</text:p>
      <text:p text:style-name="P4"><text:soft-page-break/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3-04-18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7-25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2-02-01T00:00:00Z"),</text:p>
      <text:p text:style-name="P4"><text:tab/><text:tab/><text:tab/>"grade" : "A",</text:p>
      <text:p text:style-name="P4"><text:tab/><text:tab/><text:tab/>"score" : 7</text:p>
      <text:p text:style-name="P4"><text:tab/><text:tab/>}</text:p>
      <text:p text:style-name="P4"><text:tab/>],</text:p>
      <text:p text:style-name="P4"><text:tab/>"name" : "Pasha Turkish Restaurant",</text:p>
      <text:p text:style-name="P4"><text:tab/>"restaurant_id" : "40559546"</text:p>
      <text:p text:style-name="P4">}</text:p>
      <text:p text:style-name="P4">{</text:p>
      <text:p text:style-name="P4"><text:tab/>"_id" : ObjectId("5bafc724d3adc8b6d76fc9bc"),</text:p>
      <text:p text:style-name="P4"><text:tab/>"address" : {</text:p>
      <text:p text:style-name="P4"><text:tab/><text:tab/>"building" : "25505",</text:p>
      <text:p text:style-name="P4"><text:tab/><text:tab/>"coord" : [</text:p>
      <text:p text:style-name="P4"><text:tab/><text:tab/><text:tab/>-73.734503,</text:p>
      <text:p text:style-name="P4"><text:tab/><text:tab/><text:tab/>40.772264</text:p>
      <text:p text:style-name="P4"><text:tab/><text:tab/>],</text:p>
      <text:p text:style-name="P4"><text:tab/><text:tab/>"street" : "Northern Boulevard",</text:p>
      <text:p text:style-name="P4"><text:tab/><text:tab/>"zipcode" : "11362"</text:p>
      <text:p text:style-name="P4"><text:tab/>},</text:p>
      <text:p text:style-name="P4"><text:tab/>"borough" : "Queens",</text:p>
      <text:p text:style-name="P4"><text:tab/>"cuisine" : "Turkish",</text:p>
      <text:p text:style-name="P4"><text:tab/>"grades" : [</text:p>
      <text:p text:style-name="P4"><text:tab/><text:tab/>{</text:p>
      <text:p text:style-name="P4"><text:tab/><text:tab/><text:tab/>"date" : ISODate("2014-12-29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4-04-24T00:00:00Z"),</text:p>
      <text:p text:style-name="P4"><text:tab/><text:tab/><text:tab/>"grade" : "A",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date" : ISODate("2013-09-25T00:00:00Z"),</text:p>
      <text:p text:style-name="P4"><text:tab/><text:tab/><text:tab/>"grade" : "B",</text:p>
      <text:p text:style-name="P4"><text:tab/><text:tab/><text:tab/>"score" : 17</text:p>
      <text:p text:style-name="P4"><text:tab/><text:tab/>},</text:p>
      <text:p text:style-name="P4"><text:tab/><text:tab/>{</text:p>
      <text:p text:style-name="P4"><text:tab/><text:tab/><text:tab/>"date" : ISODate("2013-02-20T00:00:00Z"),</text:p>
      <text:p text:style-name="P4"><text:soft-page-break/><text:tab/><text:tab/><text:tab/>"grade" : "A",</text:p>
      <text:p text:style-name="P4"><text:tab/><text:tab/><text:tab/>"score" : 11</text:p>
      <text:p text:style-name="P4"><text:tab/><text:tab/>}</text:p>
      <text:p text:style-name="P4"><text:tab/>],</text:p>
      <text:p text:style-name="P4"><text:tab/>"name" : "Kebab House",</text:p>
      <text:p text:style-name="P4"><text:tab/>"restaurant_id" : "40608102"</text:p>
      <text:p text:style-name="P4">}</text:p>
      <text:p text:style-name="P4">{</text:p>
      <text:p text:style-name="P4"><text:tab/>"_id" : ObjectId("5bafc724d3adc8b6d76fcacc"),</text:p>
      <text:p text:style-name="P4"><text:tab/>"address" : {</text:p>
      <text:p text:style-name="P4"><text:tab/><text:tab/>"building" : "631",</text:p>
      <text:p text:style-name="P4"><text:tab/><text:tab/>"coord" : [</text:p>
      <text:p text:style-name="P4"><text:tab/><text:tab/><text:tab/>-73.991755,</text:p>
      <text:p text:style-name="P4"><text:tab/><text:tab/><text:tab/>40.760138</text:p>
      <text:p text:style-name="P4"><text:tab/><text:tab/>],</text:p>
      <text:p text:style-name="P4"><text:tab/><text:tab/>"street" : "9 Avenue",</text:p>
      <text:p text:style-name="P4"><text:tab/><text:tab/>"zipcode" : "10036"</text:p>
      <text:p text:style-name="P4"><text:tab/>},</text:p>
      <text:p text:style-name="P4"><text:tab/>"borough" : "Manhattan",</text:p>
      <text:p text:style-name="P4"><text:tab/>"cuisine" : "Turkish",</text:p>
      <text:p text:style-name="P4"><text:tab/>"grades" : [</text:p>
      <text:p text:style-name="P4"><text:tab/><text:tab/>{</text:p>
      <text:p text:style-name="P4"><text:tab/><text:tab/><text:tab/>"date" : ISODate("2014-06-10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12-30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4-24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2-09-18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2-02-22T00:00:00Z"),</text:p>
      <text:p text:style-name="P4"><text:tab/><text:tab/><text:tab/>"grade" : "B",</text:p>
      <text:p text:style-name="P4"><text:tab/><text:tab/><text:tab/>"score" : 20</text:p>
      <text:p text:style-name="P4"><text:tab/><text:tab/>}</text:p>
      <text:p text:style-name="P4"><text:tab/>],</text:p>
      <text:p text:style-name="P4"><text:tab/>"name" : "Turkish Cuisine",</text:p>
      <text:p text:style-name="P4"><text:tab/>"restaurant_id" : "40668464"</text:p>
      <text:p text:style-name="P4">}</text:p>
      <text:p text:style-name="P4">{</text:p>
      <text:p text:style-name="P4"><text:tab/>"_id" : ObjectId("5bafc724d3adc8b6d76fccb6"),</text:p>
      <text:p text:style-name="P4"><text:soft-page-break/><text:tab/>"address" : {</text:p>
      <text:p text:style-name="P4"><text:tab/><text:tab/>"building" : "2637",</text:p>
      <text:p text:style-name="P4"><text:tab/><text:tab/>"coord" : [</text:p>
      <text:p text:style-name="P4"><text:tab/><text:tab/><text:tab/>-73.970573,</text:p>
      <text:p text:style-name="P4"><text:tab/><text:tab/><text:tab/>40.797339</text:p>
      <text:p text:style-name="P4"><text:tab/><text:tab/>],</text:p>
      <text:p text:style-name="P4"><text:tab/><text:tab/>"street" : "Broadway",</text:p>
      <text:p text:style-name="P4"><text:tab/><text:tab/>"zipcode" : "10025"</text:p>
      <text:p text:style-name="P4"><text:tab/>},</text:p>
      <text:p text:style-name="P4"><text:tab/>"borough" : "Manhattan",</text:p>
      <text:p text:style-name="P4"><text:tab/>"cuisine" : "Turkish",</text:p>
      <text:p text:style-name="P4"><text:tab/>"grades" : [</text:p>
      <text:p text:style-name="P4"><text:tab/><text:tab/>{</text:p>
      <text:p text:style-name="P4"><text:tab/><text:tab/><text:tab/>"date" : ISODate("2014-06-27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4-29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2-04-19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1-10-05T00:00:00Z"),</text:p>
      <text:p text:style-name="P4"><text:tab/><text:tab/><text:tab/>"grade" : "B",</text:p>
      <text:p text:style-name="P4"><text:tab/><text:tab/><text:tab/>"score" : 15</text:p>
      <text:p text:style-name="P4"><text:tab/><text:tab/>}</text:p>
      <text:p text:style-name="P4"><text:tab/>],</text:p>
      <text:p text:style-name="P4"><text:tab/>"name" : "Turkuaz Turkish Cuisine",</text:p>
      <text:p text:style-name="P4"><text:tab/>"restaurant_id" : "40749081"</text:p>
      <text:p text:style-name="P4">}</text:p>
      <text:p text:style-name="P4">{</text:p>
      <text:p text:style-name="P4"><text:tab/>"_id" : ObjectId("5bafc724d3adc8b6d76fcde4"),</text:p>
      <text:p text:style-name="P4"><text:tab/>"address" : {</text:p>
      <text:p text:style-name="P4"><text:tab/><text:tab/>"building" : "513",</text:p>
      <text:p text:style-name="P4"><text:tab/><text:tab/>"coord" : [</text:p>
      <text:p text:style-name="P4"><text:tab/><text:tab/><text:tab/>-73.978636,</text:p>
      <text:p text:style-name="P4"><text:tab/><text:tab/><text:tab/>40.74148</text:p>
      <text:p text:style-name="P4"><text:tab/><text:tab/>],</text:p>
      <text:p text:style-name="P4"><text:tab/><text:tab/>"street" : "2 Avenue",</text:p>
      <text:p text:style-name="P4"><text:tab/><text:tab/>"zipcode" : "10016"</text:p>
      <text:p text:style-name="P4"><text:tab/>},</text:p>
      <text:p text:style-name="P4"><text:tab/>"borough" : "Manhattan",</text:p>
      <text:p text:style-name="P4"><text:tab/>"cuisine" : "Turkish",</text:p>
      <text:p text:style-name="P4"><text:tab/>"grades" : [</text:p>
      <text:p text:style-name="P4"><text:tab/><text:tab/>{</text:p>
      <text:p text:style-name="P4"><text:tab/><text:tab/><text:tab/>"date" : ISODate("2014-10-22T00:00:00Z"),</text:p>
      <text:p text:style-name="P4"><text:soft-page-break/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4-05-08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3-11-19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3-04-03T00:00:00Z"),</text:p>
      <text:p text:style-name="P4"><text:tab/><text:tab/><text:tab/>"grade" : "B",</text:p>
      <text:p text:style-name="P4"><text:tab/><text:tab/><text:tab/>"score" : 26</text:p>
      <text:p text:style-name="P4"><text:tab/><text:tab/>},</text:p>
      <text:p text:style-name="P4"><text:tab/><text:tab/>{</text:p>
      <text:p text:style-name="P4"><text:tab/><text:tab/><text:tab/>"date" : ISODate("2012-02-21T00:00:00Z"),</text:p>
      <text:p text:style-name="P4"><text:tab/><text:tab/><text:tab/>"grade" : "A",</text:p>
      <text:p text:style-name="P4"><text:tab/><text:tab/><text:tab/>"score" : 4</text:p>
      <text:p text:style-name="P4"><text:tab/><text:tab/>}</text:p>
      <text:p text:style-name="P4"><text:tab/>],</text:p>
      <text:p text:style-name="P4"><text:tab/>"name" : "Saharas Turkish Cuisine",</text:p>
      <text:p text:style-name="P4"><text:tab/>"restaurant_id" : "40815015"</text:p>
      <text:p text:style-name="P4">}</text:p>
      <text:p text:style-name="P4">{</text:p>
      <text:p text:style-name="P4"><text:tab/>"_id" : ObjectId("5bafc724d3adc8b6d76fc298"),</text:p>
      <text:p text:style-name="P4"><text:tab/>"address" : {</text:p>
      <text:p text:style-name="P4"><text:tab/><text:tab/>"building" : "244",</text:p>
      <text:p text:style-name="P4"><text:tab/><text:tab/>"coord" : [</text:p>
      <text:p text:style-name="P4"><text:tab/><text:tab/><text:tab/>-73.9865289,</text:p>
      <text:p text:style-name="P4"><text:tab/><text:tab/><text:tab/>40.7606981</text:p>
      <text:p text:style-name="P4"><text:tab/><text:tab/>],</text:p>
      <text:p text:style-name="P4"><text:tab/><text:tab/>"street" : "West <text:s text:c="2"/>48 Street",</text:p>
      <text:p text:style-name="P4"><text:tab/><text:tab/>"zipcode" : "10036"</text:p>
      <text:p text:style-name="P4"><text:tab/>},</text:p>
      <text:p text:style-name="P4"><text:tab/>"borough" : "Manhattan",</text:p>
      <text:p text:style-name="P4"><text:tab/>"cuisine" : "Thai",</text:p>
      <text:p text:style-name="P4"><text:tab/>"grades" : [</text:p>
      <text:p text:style-name="P4"><text:tab/><text:tab/>{</text:p>
      <text:p text:style-name="P4"><text:tab/><text:tab/><text:tab/>"date" : ISODate("2014-08-13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4-01-14T00:00:00Z"),</text:p>
      <text:p text:style-name="P4"><text:tab/><text:tab/><text:tab/>"grade" : "B",</text:p>
      <text:p text:style-name="P4"><text:tab/><text:tab/><text:tab/>"score" : 24</text:p>
      <text:p text:style-name="P4"><text:tab/><text:tab/>},</text:p>
      <text:p text:style-name="P4"><text:tab/><text:tab/>{</text:p>
      <text:p text:style-name="P4"><text:soft-page-break/><text:tab/><text:tab/><text:tab/>"date" : ISODate("2013-07-25T00:00:00Z"),</text:p>
      <text:p text:style-name="P4"><text:tab/><text:tab/><text:tab/>"grade" : "A",</text:p>
      <text:p text:style-name="P4"><text:tab/><text:tab/><text:tab/>"score" : 12</text:p>
      <text:p text:style-name="P4"><text:tab/><text:tab/>},</text:p>
      <text:p text:style-name="P4"><text:tab/><text:tab/>{</text:p>
      <text:p text:style-name="P4"><text:tab/><text:tab/><text:tab/>"date" : ISODate("2013-01-10T00:00:00Z"),</text:p>
      <text:p text:style-name="P4"><text:tab/><text:tab/><text:tab/>"grade" : "C",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date" : ISODate("2012-06-18T00:00:00Z"),</text:p>
      <text:p text:style-name="P4"><text:tab/><text:tab/><text:tab/>"grade" : "A",</text:p>
      <text:p text:style-name="P4"><text:tab/><text:tab/><text:tab/>"score" : 11</text:p>
      <text:p text:style-name="P4"><text:tab/><text:tab/>},</text:p>
      <text:p text:style-name="P4"><text:tab/><text:tab/>{</text:p>
      <text:p text:style-name="P4"><text:tab/><text:tab/><text:tab/>"date" : ISODate("2012-02-17T00:00:00Z"),</text:p>
      <text:p text:style-name="P4"><text:tab/><text:tab/><text:tab/>"grade" : "P",</text:p>
      <text:p text:style-name="P4"><text:tab/><text:tab/><text:tab/>"score" : 6</text:p>
      <text:p text:style-name="P4"><text:tab/><text:tab/>}</text:p>
      <text:p text:style-name="P4"><text:tab/>],</text:p>
      <text:p text:style-name="P4"><text:tab/>"name" : "Pongsri Thai Restaurant",</text:p>
      <text:p text:style-name="P4"><text:tab/>"restaurant_id" : "40374088"</text:p>
      <text:p text:style-name="P4">}</text:p>
      <text:p text:style-name="P4">{</text:p>
      <text:p text:style-name="P4"><text:tab/>"_id" : ObjectId("5bafc724d3adc8b6d76fc461"),</text:p>
      <text:p text:style-name="P4"><text:tab/>"address" : {</text:p>
      <text:p text:style-name="P4"><text:tab/><text:tab/>"building" : "396",</text:p>
      <text:p text:style-name="P4"><text:tab/><text:tab/>"coord" : [</text:p>
      <text:p text:style-name="P4"><text:tab/><text:tab/><text:tab/>-73.9809909,</text:p>
      <text:p text:style-name="P4"><text:tab/><text:tab/><text:tab/>40.7422324</text:p>
      <text:p text:style-name="P4"><text:tab/><text:tab/>],</text:p>
      <text:p text:style-name="P4"><text:tab/><text:tab/>"street" : "Third Avenue",</text:p>
      <text:p text:style-name="P4"><text:tab/><text:tab/>"zipcode" : "10016"</text:p>
      <text:p text:style-name="P4"><text:tab/>},</text:p>
      <text:p text:style-name="P4"><text:tab/>"borough" : "Manhattan",</text:p>
      <text:p text:style-name="P4"><text:tab/>"cuisine" : "Thai",</text:p>
      <text:p text:style-name="P4"><text:tab/>"grades" : [</text:p>
      <text:p text:style-name="P4"><text:tab/><text:tab/>{</text:p>
      <text:p text:style-name="P4"><text:tab/><text:tab/><text:tab/>"date" : ISODate("2014-10-30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4-06-04T00:00:00Z"),</text:p>
      <text:p text:style-name="P4"><text:tab/><text:tab/><text:tab/>"grade" : "A",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date" : ISODate("2013-03-08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soft-page-break/><text:tab/><text:tab/>{</text:p>
      <text:p text:style-name="P4"><text:tab/><text:tab/><text:tab/>"date" : ISODate("2012-10-01T00:00:00Z"),</text:p>
      <text:p text:style-name="P4"><text:tab/><text:tab/><text:tab/>"grade" : "A",</text:p>
      <text:p text:style-name="P4"><text:tab/><text:tab/><text:tab/>"score" : 9</text:p>
      <text:p text:style-name="P4"><text:tab/><text:tab/>}</text:p>
      <text:p text:style-name="P4"><text:tab/>],</text:p>
      <text:p text:style-name="P4"><text:tab/>"name" : "Jaiya Thai Oriental Restaurant",</text:p>
      <text:p text:style-name="P4"><text:tab/>"restaurant_id" : "40392724"</text:p>
      <text:p text:style-name="P4">}</text:p>
      <text:p text:style-name="P4">Type "it" for more</text:p>
      <text:p text:style-name="P4">&gt; db.restaurants.find(</text:p>
      <text:p text:style-name="P4">... {name: /^Wil/},</text:p>
      <text:p text:style-name="P4">... {</text:p>
      <text:p text:style-name="P4">... "restaurant_id" : 1,</text:p>
      <text:p text:style-name="P4">... "name":1,"borough":1,</text:p>
      <text:p text:style-name="P4">... "cuisine" :1</text:p>
      <text:p text:style-name="P4">... }</text:p>
      <text:p text:style-name="P4">... );</text:p>
      <text:p text:style-name="P4">&gt; db.restaurant.find( {name: /^Wil/}, { "restaurant_id" : 1, "name":1,"borough":1, "cuisine" :1 } );</text:p>
      <text:p text:style-name="P4">{ "_id" : ObjectId("5bafc724d3adc8b6d76fc120"), "borough" : "Brooklyn", "cuisine" : "Delicatessen", "name" : "Wilken'S Fine Food", "restaurant_id" : "40356483" }</text:p>
      <text:p text:style-name="P4">{ "_id" : ObjectId("5bafc724d3adc8b6d76fc126"), "borough" : "Bronx", "cuisine" : "American ", "name" : "Wild Asia", "restaurant_id" : "40357217" }</text:p>
      <text:p text:style-name="P4">{ "_id" : ObjectId("5bafc724d3adc8b6d76fcf2d"), "borough" : "Bronx", "cuisine" : "Pizza", "name" : "Wilbel Pizza", "restaurant_id" : "40871979" }</text:p>
      <text:p text:style-name="P4">&gt; db.restaurant.find( {name: /*.l.*/}, { "restaurant_id" : 1, "name":1,"borough":1, "cuisine" :1 } );</text:p>
      <text:p text:style-name="P4">2018-09-30T01:20:05.408+0530 E QUERY <text:s text:c="3"/>[js] SyntaxError: expected expression, got '}' @(shell):1:34</text:p>
      <text:p text:style-name="P4">&gt; db.restaurant.find( {name: /.*l.*/}, { "restaurant_id" : 1, "name":1,"borough":1, "cuisine" :1 } );</text:p>
      <text:p text:style-name="P4">{ "_id" : ObjectId("5bafc724d3adc8b6d76fc11b"), "borough" : "Manhattan", "cuisine" : "Irish", "name" : "Dj Reynolds Pub And Restaurant", "restaurant_id" : "30191841" }</text:p>
      <text:p text:style-name="P4">{ "_id" : ObjectId("5bafc724d3adc8b6d76fc11e"), "borough" : "Queens", "cuisine" : "American ", "name" : "Brunos On The Boulevard", "restaurant_id" : "40356151" }</text:p>
      <text:p text:style-name="P4">{ "_id" : ObjectId("5bafc724d3adc8b6d76fc11f"), "borough" : "Staten Island", "cuisine" : "Jewish/Kosher", "name" : "Kosher Island", "restaurant_id" : "40356442" }</text:p>
      <text:p text:style-name="P4">{ "_id" : ObjectId("5bafc724d3adc8b6d76fc120"), "borough" : "Brooklyn", "cuisine" : "Delicatessen", "name" : "Wilken'S Fine Food", "restaurant_id" : "40356483" }</text:p>
      <text:p text:style-name="P4">{ "_id" : ObjectId("5bafc724d3adc8b6d76fc126"), "borough" : "Bronx", "cuisine" : "American ", "name" : "Wild Asia", "restaurant_id" : "40357217" }</text:p>
      <text:p text:style-name="P4">{ "_id" : ObjectId("5bafc724d3adc8b6d76fc128"), "borough" : "Brooklyn", "cuisine" : "Delicatessen", "name" : "Nordic Delicacies", "restaurant_id" : "40361390" }</text:p>
      <text:p text:style-name="P4">{ "_id" : ObjectId("5bafc724d3adc8b6d76fc129"), "borough" : "Queens", "cuisine" : "Ice Cream, Gelato, Yogurt, Ices", "name" : "Carvel Ice Cream", "restaurant_id" : "40361322" }</text:p>
      <text:p text:style-name="P4">{ "_id" : ObjectId("5bafc724d3adc8b6d76fc12a"), "borough" : "Brooklyn", "cuisine" : "Ice Cream, Gelato, Yogurt, Ices", "name" : "Carvel Ice Cream", "restaurant_id" : "40360076" }</text:p>
      <text:p text:style-name="P4">{ "_id" : ObjectId("5bafc724d3adc8b6d76fc12b"), "borough" : "Manhattan", "cuisine" : "American ", "name" : "Glorious Food", "restaurant_id" : "40361521" }</text:p>
      <text:p text:style-name="P4">{ "_id" : ObjectId("5bafc724d3adc8b6d76fc12c"), "borough" : "Queens", "cuisine" : "Delicatessen", "name" : "Sal'S Deli", "restaurant_id" : "40361618" }</text:p>
      <text:p text:style-name="P4">{ "_id" : ObjectId("5bafc724d3adc8b6d76fc12d"), "borough" : "Brooklyn", "cuisine" : "American ", "name" : "The Movable Feast", "restaurant_id" : "40361606" }</text:p>
      <text:p text:style-name="P4"><text:soft-page-break/>{ "_id" : ObjectId("5bafc724d3adc8b6d76fc12e"), "borough" : "Manhattan", "cuisine" : "Delicatessen", "name" : "Bully'S Deli", "restaurant_id" : "40361708" }</text:p>
      <text:p text:style-name="P4">{ "_id" : ObjectId("5bafc724d3adc8b6d76fc12f"), "borough" : "Queens", "cuisine" : "Delicatessen", "name" : "Steve Chu'S Deli &amp; Grocery", "restaurant_id" : "40361998" }</text:p>
      <text:p text:style-name="P4">{ "_id" : ObjectId("5bafc724d3adc8b6d76fc130"), "borough" : "Manhattan", "cuisine" : "American ", "name" : "P &amp; S Deli Grocery", "restaurant_id" : "40362264" }</text:p>
      <text:p text:style-name="P4">{ "_id" : ObjectId("5bafc724d3adc8b6d76fc132"), "borough" : "Manhattan", "cuisine" : "American ", "name" : "Angelika Film Center", "restaurant_id" : "40362274" }</text:p>
      <text:p text:style-name="P4">{ "_id" : ObjectId("5bafc724d3adc8b6d76fc133"), "borough" : "Brooklyn", "cuisine" : "Hamburgers", "name" : "White Castle", "restaurant_id" : "40362344" }</text:p>
      <text:p text:style-name="P4">{ "_id" : ObjectId("5bafc724d3adc8b6d76fc136"), "borough" : "Manhattan", "cuisine" : "American ", "name" : "Downtown Deli", "restaurant_id" : "40363021" }</text:p>
      <text:p text:style-name="P4">{ "_id" : ObjectId("5bafc724d3adc8b6d76fc139"), "borough" : "Bronx", "cuisine" : "Ice Cream, Gelato, Yogurt, Ices", "name" : "Carvel Ice Cream", "restaurant_id" : "40363093" }</text:p>
      <text:p text:style-name="P4">{ "_id" : ObjectId("5bafc724d3adc8b6d76fc13a"), "borough" : "Brooklyn", "cuisine" : "American ", "name" : "Mejlander &amp; Mulgannon", "restaurant_id" : "40363117" }</text:p>
      <text:p text:style-name="P4">{ "_id" : ObjectId("5bafc724d3adc8b6d76fc13d"), "borough" : "Queens", "cuisine" : "Delicatessen", "name" : "Tony'S Deli", "restaurant_id" : "40363333" }</text:p>
      <text:p text:style-name="P4">Type "it" for more</text:p>
      <text:p text:style-name="P4">&gt; db.restaurants.find(</text:p>
      <text:p text:style-name="P4">... {"grades.score" : </text:p>
      <text:p text:style-name="P4">... { $not: </text:p>
      <text:p text:style-name="P4">... {$gt : 10}</text:p>
      <text:p text:style-name="P4">... }</text:p>
      <text:p text:style-name="P4">... },</text:p>
      <text:p text:style-name="P4">... {</text:p>
      <text:p text:style-name="P4">... "restaurant_id" : 1,</text:p>
      <text:p text:style-name="P4">... "name":1,"borough":1,</text:p>
      <text:p text:style-name="P4">... "cuisine" :1</text:p>
      <text:p text:style-name="P4">... }</text:p>
      <text:p text:style-name="P4">... );</text:p>
      <text:p text:style-name="P4">&gt; db.restaurant.find( {"grades.score" : <text:s/>{ $not: <text:s/>{$gt : 10} } }, { "restaurant_id" : 1, "name":1,"borough":1, "cuisine" :1 } );</text:p>
      <text:p text:style-name="P4">{ "_id" : ObjectId("5bafc724d3adc8b6d76fc123"), "borough" : "Brooklyn", "cuisine" : "American ", "name" : "C &amp; C Catering Service", "restaurant_id" : "40357437" }</text:p>
      <text:p text:style-name="P4">{ "_id" : ObjectId("5bafc724d3adc8b6d76fc125"), "borough" : "Manhattan", "cuisine" : "American ", "name" : "1 East 66Th Street Kitchen", "restaurant_id" : "40359480" }</text:p>
      <text:p text:style-name="P4">{ "_id" : ObjectId("5bafc724d3adc8b6d76fc128"), "borough" : "Brooklyn", "cuisine" : "Delicatessen", "name" : "Nordic Delicacies", "restaurant_id" : "40361390" }</text:p>
      <text:p text:style-name="P4">{ "_id" : ObjectId("5bafc724d3adc8b6d76fc133"), "borough" : "Brooklyn", "cuisine" : "Hamburgers", "name" : "White Castle", "restaurant_id" : "40362344" }</text:p>
      <text:p text:style-name="P4">{ "_id" : ObjectId("5bafc724d3adc8b6d76fc14d"), "borough" : "Brooklyn", "cuisine" : "American ", "name" : "Sonny'S Heros", "restaurant_id" : "40363744" }</text:p>
      <text:p text:style-name="P4">{ "_id" : ObjectId("5bafc724d3adc8b6d76fc15c"), "borough" : "Bronx", "cuisine" : "American ", "name" : "Manhem Club", "restaurant_id" : "40364363" }</text:p>
      <text:p text:style-name="P4">{ "_id" : ObjectId("5bafc724d3adc8b6d76fc165"), "borough" : "Staten Island", "cuisine" : "American ", "name" : "Great Kills Yacht Club", "restaurant_id" : "40364610" }</text:p>
      <text:p text:style-name="P4">{ "_id" : ObjectId("5bafc724d3adc8b6d76fc169"), "borough" : "Manhattan", "cuisine" : "American ", "name" : "Serendipity 3", "restaurant_id" : "40364863" }</text:p>
      <text:p text:style-name="P4">{ "_id" : ObjectId("5bafc724d3adc8b6d76fc16f"), "borough" : "Manhattan", "cuisine" : "American ", "name" : "White Horse Tavern", "restaurant_id" : "40364958" }</text:p>
      <text:p text:style-name="P4"><text:soft-page-break/>{ "_id" : ObjectId("5bafc724d3adc8b6d76fc179"), "borough" : "Manhattan", "cuisine" : "Irish", "name" : "Dorrian'S Red Hand Restaurant", "restaurant_id" : "40365239" }</text:p>
      <text:p text:style-name="P4">{ "_id" : ObjectId("5bafc724d3adc8b6d76fc1c9"), "borough" : "Manhattan", "cuisine" : "Mexican", "name" : "Mexico Lindo Restaurant", "restaurant_id" : "40367038" }</text:p>
      <text:p text:style-name="P4">{ "_id" : ObjectId("5bafc724d3adc8b6d76fc1e8"), "borough" : "Brooklyn", "cuisine" : "Greek", "name" : "El Greco Diner", "restaurant_id" : "40367795" }</text:p>
      <text:p text:style-name="P4">{ "_id" : ObjectId("5bafc724d3adc8b6d76fc1f0"), "borough" : "Bronx", "cuisine" : "Not Listed/Not Applicable", "name" : "The Lark'S Nest", "restaurant_id" : "40367946" }</text:p>
      <text:p text:style-name="P4">{ "_id" : ObjectId("5bafc724d3adc8b6d76fc1f3"), "borough" : "Bronx", "cuisine" : "African", "name" : "African Terrace", "restaurant_id" : "40368021" }</text:p>
      <text:p text:style-name="P4">{ "_id" : ObjectId("5bafc724d3adc8b6d76fc1f4"), "borough" : "Bronx", "cuisine" : "American ", "name" : "African Market (Baboon Cafe)", "restaurant_id" : "40368026" }</text:p>
      <text:p text:style-name="P4">{ "_id" : ObjectId("5bafc724d3adc8b6d76fc1f5"), "borough" : "Staten Island", "cuisine" : "Italian", "name" : "Roadhouse Restaurant", "restaurant_id" : "40368034" }</text:p>
      <text:p text:style-name="P4">{ "_id" : ObjectId("5bafc724d3adc8b6d76fc1ff"), "borough" : "Bronx", "cuisine" : "Café/Coffee/Tea", "name" : "Terrace Cafe", "restaurant_id" : "40368018" }</text:p>
      <text:p text:style-name="P4">{ "_id" : ObjectId("5bafc724d3adc8b6d76fc216"), "borough" : "Manhattan", "cuisine" : "French", "name" : "Pergola Des Artistes", "restaurant_id" : "40369139" }</text:p>
      <text:p text:style-name="P4">{ "_id" : ObjectId("5bafc724d3adc8b6d76fc222"), "borough" : "Brooklyn", "cuisine" : "Hamburgers", "name" : "Mcdonald'S", "restaurant_id" : "40369535" }</text:p>
      <text:p text:style-name="P4">{ "_id" : ObjectId("5bafc724d3adc8b6d76fc226"), "borough" : "Brooklyn", "cuisine" : "American ", "name" : "The River Cafe", "restaurant_id" : "40369608" }</text:p>
      <text:p text:style-name="P4">Type "it" for more</text:p>
      <text:p text:style-name="P4">&gt; db.restaurant.find( {"grades.score" : <text:s/>{ $not: <text:s/>{$gt : 10} } }, { "restaurant_id" : 1, "name":1,"borough":1, "cuisine" :1 ,"grades.score":1} ).pretty();</text:p>
      <text:p text:style-name="P4">{</text:p>
      <text:p text:style-name="P4"><text:tab/>"_id" : ObjectId("5bafc724d3adc8b6d76fc123"),</text:p>
      <text:p text:style-name="P4"><text:tab/>"borough" : "Brookly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score" : 2</text:p>
      <text:p text:style-name="P4"><text:tab/><text:tab/>}</text:p>
      <text:p text:style-name="P4"><text:tab/>],</text:p>
      <text:p text:style-name="P4"><text:tab/>"name" : "C &amp; C Catering Service",</text:p>
      <text:p text:style-name="P4"><text:tab/>"restaurant_id" : "40357437"</text:p>
      <text:p text:style-name="P4">}</text:p>
      <text:p text:style-name="P4">{</text:p>
      <text:p text:style-name="P4"><text:tab/>"_id" : ObjectId("5bafc724d3adc8b6d76fc125"),</text:p>
      <text:p text:style-name="P4"><text:tab/>"borough" : "Manhattan",</text:p>
      <text:p text:style-name="P4"><text:tab/>"cuisine" : "American ",</text:p>
      <text:p text:style-name="P4"><text:tab/>"grades" : [</text:p>
      <text:p text:style-name="P4"><text:tab/><text:tab/>{</text:p>
      <text:p text:style-name="P4"><text:soft-page-break/><text:tab/><text:tab/><text:tab/>"score" : 3</text:p>
      <text:p text:style-name="P4"><text:tab/><text:tab/>},</text:p>
      <text:p text:style-name="P4"><text:tab/><text:tab/>{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score" : 0</text:p>
      <text:p text:style-name="P4"><text:tab/><text:tab/>}</text:p>
      <text:p text:style-name="P4"><text:tab/>],</text:p>
      <text:p text:style-name="P4"><text:tab/>"name" : "1 East 66Th Street Kitchen",</text:p>
      <text:p text:style-name="P4"><text:tab/>"restaurant_id" : "40359480"</text:p>
      <text:p text:style-name="P4">}</text:p>
      <text:p text:style-name="P4">{</text:p>
      <text:p text:style-name="P4"><text:tab/>"_id" : ObjectId("5bafc724d3adc8b6d76fc128"),</text:p>
      <text:p text:style-name="P4"><text:tab/>"borough" : "Brooklyn",</text:p>
      <text:p text:style-name="P4"><text:tab/>"cuisine" : "Delicatessen",</text:p>
      <text:p text:style-name="P4"><text:tab/>"grades" : [</text:p>
      <text:p text:style-name="P4"><text:tab/><text:tab/>{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Nordic Delicacies",</text:p>
      <text:p text:style-name="P4"><text:tab/>"restaurant_id" : "40361390"</text:p>
      <text:p text:style-name="P4">}</text:p>
      <text:p text:style-name="P4">{</text:p>
      <text:p text:style-name="P4"><text:tab/>"_id" : ObjectId("5bafc724d3adc8b6d76fc133"),</text:p>
      <text:p text:style-name="P4"><text:tab/>"borough" : "Brooklyn",</text:p>
      <text:p text:style-name="P4"><text:tab/>"cuisine" : "Hamburgers",</text:p>
      <text:p text:style-name="P4"><text:tab/>"grades" : [</text:p>
      <text:p text:style-name="P4"><text:tab/><text:tab/>{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score" : 2</text:p>
      <text:p text:style-name="P4"><text:tab/><text:tab/>}</text:p>
      <text:p text:style-name="P4"><text:tab/>],</text:p>
      <text:p text:style-name="P4"><text:tab/>"name" : "White Castle",</text:p>
      <text:p text:style-name="P4"><text:soft-page-break/><text:tab/>"restaurant_id" : "40362344"</text:p>
      <text:p text:style-name="P4">}</text:p>
      <text:p text:style-name="P4">{</text:p>
      <text:p text:style-name="P4"><text:tab/>"_id" : ObjectId("5bafc724d3adc8b6d76fc14d"),</text:p>
      <text:p text:style-name="P4"><text:tab/>"borough" : "Brookly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score" : 0</text:p>
      <text:p text:style-name="P4"><text:tab/><text:tab/>},</text:p>
      <text:p text:style-name="P4"><text:tab/><text:tab/>{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Sonny'S Heros",</text:p>
      <text:p text:style-name="P4"><text:tab/>"restaurant_id" : "40363744"</text:p>
      <text:p text:style-name="P4">}</text:p>
      <text:p text:style-name="P4">{</text:p>
      <text:p text:style-name="P4"><text:tab/>"_id" : ObjectId("5bafc724d3adc8b6d76fc15c"),</text:p>
      <text:p text:style-name="P4"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Manhem Club",</text:p>
      <text:p text:style-name="P4"><text:tab/>"restaurant_id" : "40364363"</text:p>
      <text:p text:style-name="P4">}</text:p>
      <text:p text:style-name="P4">{</text:p>
      <text:p text:style-name="P4"><text:tab/>"_id" : ObjectId("5bafc724d3adc8b6d76fc165"),</text:p>
      <text:p text:style-name="P4"><text:tab/>"borough" : "Staten Island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score" : 8</text:p>
      <text:p text:style-name="P4"><text:tab/><text:tab/>}</text:p>
      <text:p text:style-name="P4"><text:tab/>],</text:p>
      <text:p text:style-name="P4"><text:tab/>"name" : "Great Kills Yacht Club",</text:p>
      <text:p text:style-name="P4"><text:tab/>"restaurant_id" : "40364610"</text:p>
      <text:p text:style-name="P4"><text:soft-page-break/>}</text:p>
      <text:p text:style-name="P4">{</text:p>
      <text:p text:style-name="P4"><text:tab/>"_id" : ObjectId("5bafc724d3adc8b6d76fc169"),</text:p>
      <text:p text:style-name="P4"><text:tab/>"borough" : "Manhatta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score" : 9</text:p>
      <text:p text:style-name="P4"><text:tab/><text:tab/>}</text:p>
      <text:p text:style-name="P4"><text:tab/>],</text:p>
      <text:p text:style-name="P4"><text:tab/>"name" : "Serendipity 3",</text:p>
      <text:p text:style-name="P4"><text:tab/>"restaurant_id" : "40364863"</text:p>
      <text:p text:style-name="P4">}</text:p>
      <text:p text:style-name="P4">{</text:p>
      <text:p text:style-name="P4"><text:tab/>"_id" : ObjectId("5bafc724d3adc8b6d76fc16f"),</text:p>
      <text:p text:style-name="P4"><text:tab/>"borough" : "Manhatta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score" : 5</text:p>
      <text:p text:style-name="P4"><text:tab/><text:tab/>}</text:p>
      <text:p text:style-name="P4"><text:tab/>],</text:p>
      <text:p text:style-name="P4"><text:tab/>"name" : "White Horse Tavern",</text:p>
      <text:p text:style-name="P4"><text:tab/>"restaurant_id" : "40364958"</text:p>
      <text:p text:style-name="P4">}</text:p>
      <text:p text:style-name="P4">{</text:p>
      <text:p text:style-name="P4"><text:tab/>"_id" : ObjectId("5bafc724d3adc8b6d76fc179"),</text:p>
      <text:p text:style-name="P4"><text:tab/>"borough" : "Manhattan",</text:p>
      <text:p text:style-name="P4"><text:tab/>"cuisine" : "Irish",</text:p>
      <text:p text:style-name="P4"><text:tab/>"grades" : [</text:p>
      <text:p text:style-name="P4"><text:tab/><text:tab/>{</text:p>
      <text:p text:style-name="P4"><text:soft-page-break/><text:tab/><text:tab/><text:tab/>"score" : 2</text:p>
      <text:p text:style-name="P4"><text:tab/><text:tab/>},</text:p>
      <text:p text:style-name="P4"><text:tab/><text:tab/>{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score" : 9</text:p>
      <text:p text:style-name="P4"><text:tab/><text:tab/>}</text:p>
      <text:p text:style-name="P4"><text:tab/>],</text:p>
      <text:p text:style-name="P4"><text:tab/>"name" : "Dorrian'S Red Hand Restaurant",</text:p>
      <text:p text:style-name="P4"><text:tab/>"restaurant_id" : "40365239"</text:p>
      <text:p text:style-name="P4">}</text:p>
      <text:p text:style-name="P4">{</text:p>
      <text:p text:style-name="P4"><text:tab/>"_id" : ObjectId("5bafc724d3adc8b6d76fc1c9"),</text:p>
      <text:p text:style-name="P4"><text:tab/>"borough" : "Manhattan",</text:p>
      <text:p text:style-name="P4"><text:tab/>"cuisine" : "Mexican",</text:p>
      <text:p text:style-name="P4"><text:tab/>"grades" : [</text:p>
      <text:p text:style-name="P4"><text:tab/><text:tab/>{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Mexico Lindo Restaurant",</text:p>
      <text:p text:style-name="P4"><text:tab/>"restaurant_id" : "40367038"</text:p>
      <text:p text:style-name="P4">}</text:p>
      <text:p text:style-name="P4">{</text:p>
      <text:p text:style-name="P4"><text:tab/>"_id" : ObjectId("5bafc724d3adc8b6d76fc1e8"),</text:p>
      <text:p text:style-name="P4"><text:tab/>"borough" : "Brooklyn",</text:p>
      <text:p text:style-name="P4"><text:tab/>"cuisine" : "Greek",</text:p>
      <text:p text:style-name="P4"><text:tab/>"grades" : [</text:p>
      <text:p text:style-name="P4"><text:tab/><text:tab/>{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score" : 2</text:p>
      <text:p text:style-name="P4"><text:soft-page-break/><text:tab/><text:tab/>},</text:p>
      <text:p text:style-name="P4"><text:tab/><text:tab/>{</text:p>
      <text:p text:style-name="P4"><text:tab/><text:tab/><text:tab/>"score" : 7</text:p>
      <text:p text:style-name="P4"><text:tab/><text:tab/>}</text:p>
      <text:p text:style-name="P4"><text:tab/>],</text:p>
      <text:p text:style-name="P4"><text:tab/>"name" : "El Greco Diner",</text:p>
      <text:p text:style-name="P4"><text:tab/>"restaurant_id" : "40367795"</text:p>
      <text:p text:style-name="P4">}</text:p>
      <text:p text:style-name="P4">{</text:p>
      <text:p text:style-name="P4"><text:tab/>"_id" : ObjectId("5bafc724d3adc8b6d76fc1f0"),</text:p>
      <text:p text:style-name="P4"><text:tab/>"borough" : "Bronx",</text:p>
      <text:p text:style-name="P4"><text:tab/>"cuisine" : "Not Listed/Not Applicable",</text:p>
      <text:p text:style-name="P4"><text:tab/>"grades" : [</text:p>
      <text:p text:style-name="P4"><text:tab/><text:tab/>{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The Lark'S Nest",</text:p>
      <text:p text:style-name="P4"><text:tab/>"restaurant_id" : "40367946"</text:p>
      <text:p text:style-name="P4">}</text:p>
      <text:p text:style-name="P4">{</text:p>
      <text:p text:style-name="P4"><text:tab/>"_id" : ObjectId("5bafc724d3adc8b6d76fc1f3"),</text:p>
      <text:p text:style-name="P4"><text:tab/>"borough" : "Bronx",</text:p>
      <text:p text:style-name="P4"><text:tab/>"cuisine" : "African",</text:p>
      <text:p text:style-name="P4"><text:tab/>"grades" : [</text:p>
      <text:p text:style-name="P4"><text:tab/><text:tab/>{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score" : 0</text:p>
      <text:p text:style-name="P4"><text:tab/><text:tab/>},</text:p>
      <text:p text:style-name="P4"><text:tab/><text:tab/>{</text:p>
      <text:p text:style-name="P4"><text:tab/><text:tab/><text:tab/>"score" : 0</text:p>
      <text:p text:style-name="P4"><text:tab/><text:tab/>}</text:p>
      <text:p text:style-name="P4"><text:tab/>],</text:p>
      <text:p text:style-name="P4"><text:tab/>"name" : "African Terrace",</text:p>
      <text:p text:style-name="P4"><text:tab/>"restaurant_id" : "40368021"</text:p>
      <text:p text:style-name="P4">}</text:p>
      <text:p text:style-name="P4">{</text:p>
      <text:p text:style-name="P4"><text:tab/>"_id" : ObjectId("5bafc724d3adc8b6d76fc1f4"),</text:p>
      <text:p text:style-name="P4"><text:soft-page-break/><text:tab/>"borough" : "Bronx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score" : 4</text:p>
      <text:p text:style-name="P4"><text:tab/><text:tab/>},</text:p>
      <text:p text:style-name="P4"><text:tab/><text:tab/>{</text:p>
      <text:p text:style-name="P4"><text:tab/><text:tab/><text:tab/>"score" : 9</text:p>
      <text:p text:style-name="P4"><text:tab/><text:tab/>}</text:p>
      <text:p text:style-name="P4"><text:tab/>],</text:p>
      <text:p text:style-name="P4"><text:tab/>"name" : "African Market (Baboon Cafe)",</text:p>
      <text:p text:style-name="P4"><text:tab/>"restaurant_id" : "40368026"</text:p>
      <text:p text:style-name="P4">}</text:p>
      <text:p text:style-name="P4">{</text:p>
      <text:p text:style-name="P4"><text:tab/>"_id" : ObjectId("5bafc724d3adc8b6d76fc1f5"),</text:p>
      <text:p text:style-name="P4"><text:tab/>"borough" : "Staten Island",</text:p>
      <text:p text:style-name="P4"><text:tab/>"cuisine" : "Italian",</text:p>
      <text:p text:style-name="P4"><text:tab/>"grades" : [</text:p>
      <text:p text:style-name="P4"><text:tab/><text:tab/>{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score" : 3</text:p>
      <text:p text:style-name="P4"><text:tab/><text:tab/>},</text:p>
      <text:p text:style-name="P4"><text:tab/><text:tab/>{</text:p>
      <text:p text:style-name="P4"><text:tab/><text:tab/><text:tab/>"score" : 6</text:p>
      <text:p text:style-name="P4"><text:tab/><text:tab/>},</text:p>
      <text:p text:style-name="P4"><text:tab/><text:tab/>{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Roadhouse Restaurant",</text:p>
      <text:p text:style-name="P4"><text:tab/>"restaurant_id" : "40368034"</text:p>
      <text:p text:style-name="P4">}</text:p>
      <text:p text:style-name="P4">{</text:p>
      <text:p text:style-name="P4"><text:tab/>"_id" : ObjectId("5bafc724d3adc8b6d76fc1ff"),</text:p>
      <text:p text:style-name="P4"><text:tab/>"borough" : "Bronx",</text:p>
      <text:p text:style-name="P4"><text:tab/>"cuisine" : "Café/Coffee/Tea",</text:p>
      <text:p text:style-name="P4"><text:tab/>"grades" : [</text:p>
      <text:p text:style-name="P4"><text:tab/><text:tab/>{</text:p>
      <text:p text:style-name="P4"><text:tab/><text:tab/><text:tab/>"score" : 8</text:p>
      <text:p text:style-name="P4"><text:tab/><text:tab/>},</text:p>
      <text:p text:style-name="P4"><text:tab/><text:tab/>{</text:p>
      <text:p text:style-name="P4"><text:tab/><text:tab/><text:tab/>"score" : 9</text:p>
      <text:p text:style-name="P4"><text:tab/><text:tab/>},</text:p>
      <text:p text:style-name="P4"><text:tab/><text:tab/>{</text:p>
      <text:p text:style-name="P4"><text:soft-page-break/><text:tab/><text:tab/><text:tab/>"score" : 8</text:p>
      <text:p text:style-name="P4"><text:tab/><text:tab/>}</text:p>
      <text:p text:style-name="P4"><text:tab/>],</text:p>
      <text:p text:style-name="P4"><text:tab/>"name" : "Terrace Cafe",</text:p>
      <text:p text:style-name="P4"><text:tab/>"restaurant_id" : "40368018"</text:p>
      <text:p text:style-name="P4">}</text:p>
      <text:p text:style-name="P4">{</text:p>
      <text:p text:style-name="P4"><text:tab/>"_id" : ObjectId("5bafc724d3adc8b6d76fc216"),</text:p>
      <text:p text:style-name="P4"><text:tab/>"borough" : "Manhattan",</text:p>
      <text:p text:style-name="P4"><text:tab/>"cuisine" : "French",</text:p>
      <text:p text:style-name="P4"><text:tab/>"grades" : [</text:p>
      <text:p text:style-name="P4"><text:tab/><text:tab/>{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score" : 2</text:p>
      <text:p text:style-name="P4"><text:tab/><text:tab/>},</text:p>
      <text:p text:style-name="P4"><text:tab/><text:tab/>{</text:p>
      <text:p text:style-name="P4"><text:tab/><text:tab/><text:tab/>"score" : 8</text:p>
      <text:p text:style-name="P4"><text:tab/><text:tab/>}</text:p>
      <text:p text:style-name="P4"><text:tab/>],</text:p>
      <text:p text:style-name="P4"><text:tab/>"name" : "Pergola Des Artistes",</text:p>
      <text:p text:style-name="P4"><text:tab/>"restaurant_id" : "40369139"</text:p>
      <text:p text:style-name="P4">}</text:p>
      <text:p text:style-name="P4">{</text:p>
      <text:p text:style-name="P4"><text:tab/>"_id" : ObjectId("5bafc724d3adc8b6d76fc222"),</text:p>
      <text:p text:style-name="P4"><text:tab/>"borough" : "Brooklyn",</text:p>
      <text:p text:style-name="P4"><text:tab/>"cuisine" : "Hamburgers",</text:p>
      <text:p text:style-name="P4"><text:tab/>"grades" : [</text:p>
      <text:p text:style-name="P4"><text:tab/><text:tab/>{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score" : 7</text:p>
      <text:p text:style-name="P4"><text:tab/><text:tab/>},</text:p>
      <text:p text:style-name="P4"><text:tab/><text:tab/>{</text:p>
      <text:p text:style-name="P4"><text:tab/><text:tab/><text:tab/>"score" : 5</text:p>
      <text:p text:style-name="P4"><text:tab/><text:tab/>},</text:p>
      <text:p text:style-name="P4"><text:tab/><text:tab/>{</text:p>
      <text:p text:style-name="P4"><text:tab/><text:tab/><text:tab/>"score" : 10</text:p>
      <text:p text:style-name="P4"><text:tab/><text:tab/>}</text:p>
      <text:p text:style-name="P4"><text:tab/>],</text:p>
      <text:p text:style-name="P4"><text:tab/>"name" : "Mcdonald'S",</text:p>
      <text:p text:style-name="P4"><text:tab/>"restaurant_id" : "40369535"</text:p>
      <text:p text:style-name="P4">}</text:p>
      <text:p text:style-name="P4">{</text:p>
      <text:p text:style-name="P4"><text:tab/>"_id" : ObjectId("5bafc724d3adc8b6d76fc226"),</text:p>
      <text:p text:style-name="P4"><text:tab/>"borough" : "Brooklyn",</text:p>
      <text:p text:style-name="P4"><text:tab/>"cuisine" : "American ",</text:p>
      <text:p text:style-name="P4"><text:tab/>"grades" : [</text:p>
      <text:p text:style-name="P4"><text:tab/><text:tab/>{</text:p>
      <text:p text:style-name="P4"><text:tab/><text:tab/><text:tab/>"score" : 10</text:p>
      <text:p text:style-name="P4"><text:soft-page-break/><text:tab/><text:tab/>},</text:p>
      <text:p text:style-name="P4"><text:tab/><text:tab/>{</text:p>
      <text:p text:style-name="P4"><text:tab/><text:tab/><text:tab/>"score" : 8</text:p>
      <text:p text:style-name="P4"><text:tab/><text:tab/>}</text:p>
      <text:p text:style-name="P4"><text:tab/>],</text:p>
      <text:p text:style-name="P4"><text:tab/>"name" : "The River Cafe",</text:p>
      <text:p text:style-name="P4"><text:tab/>"restaurant_id" : "40369608"</text:p>
      <text:p text:style-name="P4">}</text:p>
      <text:p text:style-name="P4">Type "it" for more</text:p>
      <text:p text:style-name="P4">&gt; db.restaurants.find( </text:p>
      <text:p text:style-name="P4">... <text:s text:c="22"/>{ "grades.1.date": ISODate("2014-08-11T00:00:00Z"), </text:p>
      <text:p text:style-name="P4">... <text:s text:c="24"/>"grades.1.grade":"A" , </text:p>
      <text:p text:style-name="P4">... <text:s text:c="24"/>"grades.1.score" : 9</text:p>
      <text:p text:style-name="P4">... <text:s text:c="22"/>}, </text:p>
      <text:p text:style-name="P4">... <text:s text:c="23"/>{"restaurant_id" : 1,"name":1,"grades":1}</text:p>
      <text:p text:style-name="P4">... <text:s text:c="19"/>).pretty();</text:p>
      <text:p text:style-name="P4">&gt; db.restaurant.find( <text:s text:c="22"/>{ "grades.1.date": ISODate("2014-08-11T00:00:00Z"), <text:s text:c="25"/>"grades.1.grade":"A" , <text:s text:c="25"/>"grades.1.score" : 9 <text:s text:c="22"/>}, <text:s text:c="24"/>{"restaurant_id" : 1,"name":1,"grades":1} <text:s text:c="19"/>).pretty();</text:p>
      <text:p text:style-name="P4">{</text:p>
      <text:p text:style-name="P4"><text:tab/>"_id" : ObjectId("5bafc724d3adc8b6d76fc746"),</text:p>
      <text:p text:style-name="P4"><text:tab/>"grades" : [</text:p>
      <text:p text:style-name="P4"><text:tab/><text:tab/>{</text:p>
      <text:p text:style-name="P4"><text:tab/><text:tab/><text:tab/>"date" : ISODate("2015-01-12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4-08-11T00:00:00Z"),</text:p>
      <text:p text:style-name="P4"><text:tab/><text:tab/><text:tab/>"grade" : "A",</text:p>
      <text:p text:style-name="P4"><text:tab/><text:tab/><text:tab/>"score" : 9</text:p>
      <text:p text:style-name="P4"><text:tab/><text:tab/>},</text:p>
      <text:p text:style-name="P4"><text:tab/><text:tab/>{</text:p>
      <text:p text:style-name="P4"><text:tab/><text:tab/><text:tab/>"date" : ISODate("2014-01-14T00:00:00Z"),</text:p>
      <text:p text:style-name="P4"><text:tab/><text:tab/><text:tab/>"grade" : "A",</text:p>
      <text:p text:style-name="P4"><text:tab/><text:tab/><text:tab/>"score" : 13</text:p>
      <text:p text:style-name="P4"><text:tab/><text:tab/>},</text:p>
      <text:p text:style-name="P4"><text:tab/><text:tab/>{</text:p>
      <text:p text:style-name="P4"><text:tab/><text:tab/><text:tab/>"date" : ISODate("2013-02-07T00:00:00Z"),</text:p>
      <text:p text:style-name="P4"><text:tab/><text:tab/><text:tab/>"grade" : "A",</text:p>
      <text:p text:style-name="P4"><text:tab/><text:tab/><text:tab/>"score" : 10</text:p>
      <text:p text:style-name="P4"><text:tab/><text:tab/>},</text:p>
      <text:p text:style-name="P4"><text:tab/><text:tab/>{</text:p>
      <text:p text:style-name="P4"><text:tab/><text:tab/><text:tab/>"date" : ISODate("2012-04-30T00:00:00Z"),</text:p>
      <text:p text:style-name="P4"><text:tab/><text:tab/><text:tab/>"grade" : "A",</text:p>
      <text:p text:style-name="P4"><text:tab/><text:tab/><text:tab/>"score" : 11</text:p>
      <text:p text:style-name="P4"><text:tab/><text:tab/>}</text:p>
      <text:p text:style-name="P4"><text:tab/>],</text:p>
      <text:p text:style-name="P4"><text:tab/>"name" : "Club Macanudo (Cigar Bar)",</text:p>
      <text:p text:style-name="P4"><text:tab/>"restaurant_id" : "40526406"</text:p>
      <text:p text:style-name="P4">}</text:p>
      <text:p text:style-name="P4">&gt; db.getUsers();</text:p>
      <text:p text:style-name="P4"><text:soft-page-break/>[ ]</text:p>
      <text:p text:style-name="P4">&gt; db.createUser({"user":"root",pwd:"root",roles:[{role:"userAdmin",db:"example"}]})</text:p>
      <text:p text:style-name="P4">Successfully added user: {</text:p>
      <text:p text:style-name="P4"><text:tab/>"user" : "root",</text:p>
      <text:p text:style-name="P4"><text:tab/>"roles" : [</text:p>
      <text:p text:style-name="P4"><text:tab/><text:tab/>{</text:p>
      <text:p text:style-name="P4"><text:tab/><text:tab/><text:tab/>"role" : "userAdmin",</text:p>
      <text:p text:style-name="P4"><text:tab/><text:tab/><text:tab/>"db" : "example"</text:p>
      <text:p text:style-name="P4"><text:tab/><text:tab/>}</text:p>
      <text:p text:style-name="P4"><text:tab/>]</text:p>
      <text:p text:style-name="P4">}</text:p>
      <text:p text:style-name="P4">&gt; db.getUsers();</text:p>
      <text:p text:style-name="P4">[</text:p>
      <text:p text:style-name="P4"><text:tab/>{</text:p>
      <text:p text:style-name="P4"><text:tab/><text:tab/>"_id" : "rest.root",</text:p>
      <text:p text:style-name="P4"><text:tab/><text:tab/>"user" : "root",</text:p>
      <text:p text:style-name="P4"><text:tab/><text:tab/>"db" : "rest",</text:p>
      <text:p text:style-name="P4"><text:tab/><text:tab/>"roles" : [</text:p>
      <text:p text:style-name="P4"><text:tab/><text:tab/><text:tab/>{</text:p>
      <text:p text:style-name="P4"><text:tab/><text:tab/><text:tab/><text:tab/>"role" : "userAdmin",</text:p>
      <text:p text:style-name="P4"><text:tab/><text:tab/><text:tab/><text:tab/>"db" : "example"</text:p>
      <text:p text:style-name="P4"><text:tab/><text:tab/><text:tab/>}</text:p>
      <text:p text:style-name="P4"><text:tab/><text:tab/>],</text:p>
      <text:p text:style-name="P4"><text:tab/><text:tab/>"mechanisms" : [</text:p>
      <text:p text:style-name="P4"><text:tab/><text:tab/><text:tab/>"SCRAM-SHA-1",</text:p>
      <text:p text:style-name="P4"><text:tab/><text:tab/><text:tab/>"SCRAM-SHA-256"</text:p>
      <text:p text:style-name="P4"><text:tab/><text:tab/>]</text:p>
      <text:p text:style-name="P4"><text:tab/>}</text:p>
      <text:p text:style-name="P4">]</text:p>
      <text:p text:style-name="P4">&gt; mongo -u "root" -p "root" --authenticationDatabase "admin"</text:p>
      <text:p text:style-name="P4">2018-09-30T02:37:53.974+0530 E QUERY <text:s text:c="3"/>[js] SyntaxError: missing ; before statement @(shell):1:9</text:p>
      <text:p text:style-name="P4">&gt; mongo -u "root" -p "root" --authenticationDatabase "admin";</text:p>
      <text:p text:style-name="P4">2018-09-30T02:38:15.079+0530 E QUERY <text:s text:c="3"/>[js] SyntaxError: missing ; before statement @(shell):1:9</text:p>
      <text:p text:style-name="P4">&gt; </text:p>
      <text:p text:style-name="P4">[4]+ <text:s/>Stopped <text:s text:c="16"/>mongo</text:p>
      <text:p text:style-name="P4">mariyam@mariyam:~/Desktop$ mongo -u "root" -p "root" --authenticationDatabase "admin"</text:p>
      <text:p text:style-name="P4">MongoDB shell version v4.0.2</text:p>
      <text:p text:style-name="P4">connecting to: mongodb://127.0.0.1:27017</text:p>
      <text:p text:style-name="P4">MongoDB server version: 4.0.2</text:p>
      <text:p text:style-name="P4">2018-09-30T02:39:04.671+0530 E QUERY <text:s text:c="3"/>[js] Error: Authentication failed. :</text:p>
      <text:p text:style-name="P4">DB.prototype._authOrThrow@src/mongo/shell/db.js:1685:20</text:p>
      <text:p text:style-name="P4">@(auth):6:1</text:p>
      <text:p text:style-name="P4">@(auth):1:2</text:p>
      <text:p text:style-name="P4">exception: login failed</text:p>
      <text:p text:style-name="P4">mariyam@mariyam:~/Desktop$ mongo</text:p>
      <text:p text:style-name="P4">MongoDB shell version v4.0.2</text:p>
      <text:p text:style-name="P4">connecting to: mongodb://127.0.0.1:27017</text:p>
      <text:p text:style-name="P4">MongoDB server version: 4.0.2</text:p>
      <text:p text:style-name="P4">Server has startup warnings: </text:p>
      <text:p text:style-name="P4">2018-09-29T09:02:50.814+0530 I STORAGE <text:s/>[initandlisten] </text:p>
      <text:p text:style-name="P4"><text:soft-page-break/>2018-09-29T09:02:50.814+0530 I STORAGE <text:s/>[initandlisten] ** WARNING: Using the XFS filesystem is strongly recommended with the WiredTiger storage engine</text:p>
      <text:p text:style-name="P4">2018-09-29T09:02:50.814+0530 I STORAGE <text:s/>[initandlisten] ** <text:s text:c="9"/>See http://dochub.mongodb.org/core/prodnotes-filesystem</text:p>
      <text:p text:style-name="P4">2018-09-29T09:02:55.833+0530 I CONTROL <text:s/>[initandlisten] </text:p>
      <text:p text:style-name="P4">2018-09-29T09:02:55.833+0530 I CONTROL <text:s/>[initandlisten] ** WARNING: Access control is not enabled for the database.</text:p>
      <text:p text:style-name="P4">2018-09-29T09:02:55.833+0530 I CONTROL <text:s/>[initandlisten] ** <text:s text:c="9"/>Read and write access to data and configuration is unrestricted.</text:p>
      <text:p text:style-name="P4">2018-09-29T09:02:55.833+0530 I CONTROL <text:s/>[initandlisten] </text:p>
      <text:p text:style-name="P4">---</text:p>
      <text:p text:style-name="P4">Enable MongoDB's free cloud-based monitoring service, which will then receive and display</text:p>
      <text:p text:style-name="P4">metrics about your deployment (disk utilization, CPU, operation statistics, etc).</text:p>
      <text:p text:style-name="P4"/>
      <text:p text:style-name="P4">The monitoring data will be available on a MongoDB website with a unique URL accessible to you</text:p>
      <text:p text:style-name="P4">and anyone you share the URL with. MongoDB may use this information to make product</text:p>
      <text:p text:style-name="P4">improvements and to suggest MongoDB products and deployment options to you.</text:p>
      <text:p text:style-name="P4"/>
      <text:p text:style-name="P4">To enable free monitoring, run the following command: db.enableFreeMonitoring()</text:p>
      <text:p text:style-name="P4">To permanently disable this reminder, run the following command: db.disableFreeMonitoring()</text:p>
      <text:p text:style-name="P4">---</text:p>
      <text:p text:style-name="P4"/>
      <text:p text:style-name="P4">&gt; use admin </text:p>
      <text:p text:style-name="P4">switched to db admin</text:p>
      <text:p text:style-name="P4">&gt; <text:s/>db.createUser({"user":"root",pwd:"root",roles:[{role:"userAdmin",db:"example"}]})</text:p>
      <text:p text:style-name="P4">Successfully added user: {</text:p>
      <text:p text:style-name="P4"><text:tab/>"user" : "root",</text:p>
      <text:p text:style-name="P4"><text:tab/>"roles" : [</text:p>
      <text:p text:style-name="P4"><text:tab/><text:tab/>{</text:p>
      <text:p text:style-name="P4"><text:tab/><text:tab/><text:tab/>"role" : "userAdmin",</text:p>
      <text:p text:style-name="P4"><text:tab/><text:tab/><text:tab/>"db" : "example"</text:p>
      <text:p text:style-name="P4"><text:tab/><text:tab/>}</text:p>
      <text:p text:style-name="P4"><text:tab/>]</text:p>
      <text:p text:style-name="P4">}</text:p>
      <text:p text:style-name="P4">&gt; exit</text:p>
      <text:p text:style-name="P4">bye</text:p>
      <text:p text:style-name="P4">mariyam@mariyam:~/Desktop$ cd..</text:p>
      <text:p text:style-name="P4">cd..: command not found</text:p>
      <text:p text:style-name="P4">mariyam@mariyam:~/Desktop$ .. cd</text:p>
      <text:p text:style-name="P4">..: command not found</text:p>
      <text:p text:style-name="P4">mariyam@mariyam:~/Desktop$ </text:p>
      <text:p text:style-name="P4">mariyam@mariyam:~/Desktop$ </text:p>
      <text:p text:style-name="P4">mariyam@mariyam:~/Desktop$ <text:s text:c="4"/>mongod --auth --port 27017</text:p>
      <text:p text:style-name="P4">2018-09-30T02:45:59.332+0530 I CONTROL <text:s/>[main] Automatically disabling TLS 1.0, to force-enable TLS 1.0 specify --sslDisabledProtocols 'none'</text:p>
      <text:p text:style-name="P4">2018-09-30T02:45:59.418+0530 I CONTROL <text:s/>[initandlisten] MongoDB starting : pid=20546 port=27017 dbpath=/data/db 64-bit host=mariyam</text:p>
      <text:p text:style-name="P4">2018-09-30T02:45:59.418+0530 I CONTROL <text:s/>[initandlisten] db version v4.0.2</text:p>
      <text:p text:style-name="P4">2018-09-30T02:45:59.418+0530 I CONTROL <text:s/>[initandlisten] git version: fc1573ba18aee42f97a3bb13b67af7d837826b47</text:p>
      <text:p text:style-name="P4">2018-09-30T02:45:59.418+0530 I CONTROL <text:s/>[initandlisten] OpenSSL version: OpenSSL 1.0.2g <text:s/>1 Mar 2016</text:p>
      <text:p text:style-name="P4"><text:soft-page-break/>2018-09-30T02:45:59.418+0530 I CONTROL <text:s/>[initandlisten] allocator: tcmalloc</text:p>
      <text:p text:style-name="P4">2018-09-30T02:45:59.419+0530 I CONTROL <text:s/>[initandlisten] modules: none</text:p>
      <text:p text:style-name="P4">2018-09-30T02:45:59.419+0530 I CONTROL <text:s/>[initandlisten] build environment:</text:p>
      <text:p text:style-name="P4">2018-09-30T02:45:59.419+0530 I CONTROL <text:s/>[initandlisten] <text:s text:c="4"/>distmod: ubuntu1604</text:p>
      <text:p text:style-name="P4">2018-09-30T02:45:59.419+0530 I CONTROL <text:s/>[initandlisten] <text:s text:c="4"/>distarch: x86_64</text:p>
      <text:p text:style-name="P4">2018-09-30T02:45:59.419+0530 I CONTROL <text:s/>[initandlisten] <text:s text:c="4"/>target_arch: x86_64</text:p>
      <text:p text:style-name="P4">2018-09-30T02:45:59.419+0530 I CONTROL <text:s/>[initandlisten] options: { net: { port: 27017 }, security: { authorization: "enabled" } }</text:p>
      <text:p text:style-name="P4">2018-09-30T02:45:59.444+0530 I STORAGE <text:s/>[initandlisten] exception in initAndListen: NonExistentPath: Data directory /data/db not found., terminating</text:p>
      <text:p text:style-name="P4">2018-09-30T02:45:59.444+0530 I CONTROL <text:s/>[initandlisten] now exiting</text:p>
      <text:p text:style-name="P4">2018-09-30T02:45:59.444+0530 I CONTROL <text:s/>[initandlisten] shutting down with code:100</text:p>
      <text:p text:style-name="P4">mariyam@mariyam:~/Desktop$ mongo --port 27017 -u "root" -p "root" --authenticationDatabase "admin"</text:p>
      <text:p text:style-name="P4">MongoDB shell version v4.0.2</text:p>
      <text:p text:style-name="P4">connecting to: mongodb://127.0.0.1:27017/</text:p>
      <text:p text:style-name="P4">MongoDB server version: 4.0.2</text:p>
      <text:p text:style-name="P4">Server has startup warnings: </text:p>
      <text:p text:style-name="P4">2018-09-29T09:02:50.814+0530 I STORAGE <text:s/>[initandlisten] </text:p>
      <text:p text:style-name="P4">2018-09-29T09:02:50.814+0530 I STORAGE <text:s/>[initandlisten] ** WARNING: Using the XFS filesystem is strongly recommended with the WiredTiger storage engine</text:p>
      <text:p text:style-name="P4">2018-09-29T09:02:50.814+0530 I STORAGE <text:s/>[initandlisten] ** <text:s text:c="9"/>See http://dochub.mongodb.org/core/prodnotes-filesystem</text:p>
      <text:p text:style-name="P4">2018-09-29T09:02:55.833+0530 I CONTROL <text:s/>[initandlisten] </text:p>
      <text:p text:style-name="P4">2018-09-29T09:02:55.833+0530 I CONTROL <text:s/>[initandlisten] ** WARNING: Access control is not enabled for the database.</text:p>
      <text:p text:style-name="P4">2018-09-29T09:02:55.833+0530 I CONTROL <text:s/>[initandlisten] ** <text:s text:c="9"/>Read and write access to data and configuration is unrestricted.</text:p>
      <text:p text:style-name="P4">2018-09-29T09:02:55.833+0530 I CONTROL <text:s/>[initandlisten] </text:p>
      <text:p text:style-name="P4">---</text:p>
      <text:p text:style-name="P4">Enable MongoDB's free cloud-based monitoring service, which will then receive and display</text:p>
      <text:p text:style-name="P4">metrics about your deployment (disk utilization, CPU, operation statistics, etc).</text:p>
      <text:p text:style-name="P4"/>
      <text:p text:style-name="P4">The monitoring data will be available on a MongoDB website with a unique URL accessible to you</text:p>
      <text:p text:style-name="P4">and anyone you share the URL with. MongoDB may use this information to make product</text:p>
      <text:p text:style-name="P4">improvements and to suggest MongoDB products and deployment options to you.</text:p>
      <text:p text:style-name="P4"/>
      <text:p text:style-name="P4">To enable free monitoring, run the following command: db.enableFreeMonitoring()</text:p>
      <text:p text:style-name="P4">To permanently disable this reminder, run the following command: db.disableFreeMonitoring()</text:p>
      <text:p text:style-name="P4">---</text:p>
      <text:p text:style-name="P4"/>
      <text:p text:style-name="P4">&gt; show dbs</text:p>
      <text:p text:style-name="P4">admin <text:s text:c="3"/>0.000GB</text:p>
      <text:p text:style-name="P4">aiktc <text:s text:c="3"/>0.000GB</text:p>
      <text:p text:style-name="P4">config <text:s text:c="2"/>0.000GB</text:p>
      <text:p text:style-name="P4">example <text:s/>0.000GB</text:p>
      <text:p text:style-name="P4">local <text:s text:c="3"/>0.000GB</text:p>
      <text:p text:style-name="P4">mydb <text:s text:c="4"/>0.000GB</text:p>
      <text:p text:style-name="P4">rest <text:s text:c="4"/>0.001GB</text:p>
      <text:p text:style-name="P4">test <text:s text:c="4"/>0.000GB</text:p>
      <text:p text:style-name="P4">&gt; use test;</text:p>
      <text:p text:style-name="P4">switched to db test</text:p>
      <text:p text:style-name="P4"><text:soft-page-break/>&gt; show collections</text:p>
      <text:p text:style-name="P4">contact</text:p>
      <text:p text:style-name="P4">customer</text:p>
      <text:p text:style-name="P4">festudent</text:p>
      <text:p text:style-name="P4">imported</text:p>
      <text:p text:style-name="P4">inventory</text:p>
      <text:p text:style-name="P4">student</text:p>
      <text:p text:style-name="P4">thing</text:p>
      <text:p text:style-name="P4">&gt; </text:p>
      <text:p text:style-name="P4">[5]+ <text:s/>Stopped <text:s text:c="16"/>mongo --port 27017 -u "root" -p "root" --authenticationDatabase "admin"</text:p>
      <text:p text:style-name="P4">mariyam@mariyam:~/Desktop$ mongo</text:p>
      <text:p text:style-name="P4">MongoDB shell version v4.0.2</text:p>
      <text:p text:style-name="P4">connecting to: mongodb://127.0.0.1:27017</text:p>
      <text:p text:style-name="P4">MongoDB server version: 4.0.2</text:p>
      <text:p text:style-name="P4">Server has startup warnings: </text:p>
      <text:p text:style-name="P4">2018-09-29T09:02:50.814+0530 I STORAGE <text:s/>[initandlisten] </text:p>
      <text:p text:style-name="P4">2018-09-29T09:02:50.814+0530 I STORAGE <text:s/>[initandlisten] ** WARNING: Using the XFS filesystem is strongly recommended with the WiredTiger storage engine</text:p>
      <text:p text:style-name="P4">2018-09-29T09:02:50.814+0530 I STORAGE <text:s/>[initandlisten] ** <text:s text:c="9"/>See http://dochub.mongodb.org/core/prodnotes-filesystem</text:p>
      <text:p text:style-name="P4">2018-09-29T09:02:55.833+0530 I CONTROL <text:s/>[initandlisten] </text:p>
      <text:p text:style-name="P4">2018-09-29T09:02:55.833+0530 I CONTROL <text:s/>[initandlisten] ** WARNING: Access control is not enabled for the database.</text:p>
      <text:p text:style-name="P4">2018-09-29T09:02:55.833+0530 I CONTROL <text:s/>[initandlisten] ** <text:s text:c="9"/>Read and write access to data and configuration is unrestricted.</text:p>
      <text:p text:style-name="P4">2018-09-29T09:02:55.833+0530 I CONTROL <text:s/>[initandlisten] </text:p>
      <text:p text:style-name="P4">---</text:p>
      <text:p text:style-name="P4">Enable MongoDB's free cloud-based monitoring service, which will then receive and display</text:p>
      <text:p text:style-name="P4">metrics about your deployment (disk utilization, CPU, operation statistics, etc).</text:p>
      <text:p text:style-name="P4"/>
      <text:p text:style-name="P4">The monitoring data will be available on a MongoDB website with a unique URL accessible to you</text:p>
      <text:p text:style-name="P4">and anyone you share the URL with. MongoDB may use this information to make product</text:p>
      <text:p text:style-name="P4">improvements and to suggest MongoDB products and deployment options to you.</text:p>
      <text:p text:style-name="P4"/>
      <text:p text:style-name="P4">To enable free monitoring, run the following command: db.enableFreeMonitoring()</text:p>
      <text:p text:style-name="P4">To permanently disable this reminder, run the following command: db.disableFreeMonitoring()</text:p>
      <text:p text:style-name="P4">---</text:p>
      <text:p text:style-name="P4"/>
      <text:p text:style-name="P4">&gt; show dbs</text:p>
      <text:p text:style-name="P4">admin <text:s text:c="3"/>0.000GB</text:p>
      <text:p text:style-name="P4">aiktc <text:s text:c="3"/>0.000GB</text:p>
      <text:p text:style-name="P4">config <text:s text:c="2"/>0.000GB</text:p>
      <text:p text:style-name="P4">example <text:s/>0.000GB</text:p>
      <text:p text:style-name="P4">local <text:s text:c="3"/>0.000GB</text:p>
      <text:p text:style-name="P4">mydb <text:s text:c="4"/>0.000GB</text:p>
      <text:p text:style-name="P4">rest <text:s text:c="4"/>0.001GB</text:p>
      <text:p text:style-name="P4">test <text:s text:c="4"/>0.000GB</text:p>
      <text:p text:style-name="P4">&gt; use test</text:p>
      <text:p text:style-name="P4">switched to db test</text:p>
      <text:p text:style-name="P4">&gt; show collections;</text:p>
      <text:p text:style-name="P4">contact</text:p>
      <text:p text:style-name="P4">customer</text:p>
      <text:p text:style-name="P4"><text:soft-page-break/>festudent</text:p>
      <text:p text:style-name="P4">imported</text:p>
      <text:p text:style-name="P4">inventory</text:p>
      <text:p text:style-name="P4">student</text:p>
      <text:p text:style-name="P4">thing</text:p>
      <text:p text:style-name="P4">&gt; db.thing.find();</text:p>
      <text:p text:style-name="P4">{ "_id" : ObjectId("5baca60cfec83478e4034f3a"), "0" : { "item" : "journal", "qty" : 25, "size" : { "h" : 14, "w" : 21, "uom" : "cm" }, "status" : "A" }, "1" : { "item" : "notebook", "qty" : 50, "size" : { "h" : 8.5, "w" : 11, "uom" : "in" }, "status" : "A" }, "2" : { "item" : "paper", "qty" : 100, "size" : { "h" : 8.5, "w" : 11, "uom" : "in" }, "status" : "D" }, "3" : { "item" : "planner", "qty" : 75, "size" : { "h" : 22.85, "w" : 30, "uom" : "cm" }, "status" : "D" }, "4" : { "item" : "postcard", "qty" : 45, "size" : { "h" : 10, "w" : 15.25, "uom" : "cm" }, "status" : "A" } }</text:p>
      <text:p text:style-name="P4">&gt; </text:p>
      <text:p text:style-name="P4">[6]+ <text:s/>Stopped <text:s text:c="16"/>mongo</text:p>
      <text:p text:style-name="P4">mariyam@mariyam:~/Desktop$ mong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0:45:33.948855483</meta:creation-date>
    <dc:date>2018-09-30T06:41:13.279899070</dc:date>
    <meta:editing-duration>PT1M4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46" meta:paragraph-count="7220" meta:word-count="23594" meta:character-count="173300" meta:non-whitespace-character-count="142191"/>
  </office:meta>
</office:document-meta>
</file>